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ro11" style:family="table-row">
      <style:table-row-properties style:row-height="1.8862in" fo:break-before="auto" style:use-optimal-row-height="true"/>
    </style:style>
    <style:style style:name="ro12" style:family="table-row">
      <style:table-row-properties style:row-height="1.5752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2.3528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1972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4.3736in" fo:break-before="auto" style:use-optimal-row-height="true"/>
    </style:style>
    <style:style style:name="ro20" style:family="table-row">
      <style:table-row-properties style:row-height="3.9071in" fo:break-before="auto" style:use-optimal-row-height="true"/>
    </style:style>
    <style:style style:name="ro21" style:family="table-row">
      <style:table-row-properties style:row-height="4.5291in" fo:break-before="auto" style:use-optimal-row-height="true"/>
    </style:style>
    <style:style style:name="ro22" style:family="table-row">
      <style:table-row-properties style:row-height="4.6846in" fo:break-before="auto" style:use-optimal-row-height="true"/>
    </style:style>
    <style:style style:name="ro23" style:family="table-row">
      <style:table-row-properties style:row-height="14.6346in" fo:break-before="auto" style:use-optimal-row-height="true"/>
    </style:style>
    <style:style style:name="ro24" style:family="table-row">
      <style:table-row-properties style:row-height="5.3063in" fo:break-before="auto" style:use-optimal-row-height="true"/>
    </style:style>
    <style:style style:name="ro25" style:family="table-row">
      <style:table-row-properties style:row-height="3.5965in" fo:break-before="auto" style:use-optimal-row-height="true"/>
    </style:style>
    <style:style style:name="ro26" style:family="table-row">
      <style:table-row-properties style:row-height="3.4409in" fo:break-before="auto" style:use-optimal-row-height="true"/>
    </style:style>
    <style:style style:name="ro27" style:family="table-row">
      <style:table-row-properties style:row-height="3.2854in" fo:break-before="auto" style:use-optimal-row-height="true"/>
    </style:style>
    <style:style style:name="ro28" style:family="table-row">
      <style:table-row-properties style:row-height="8.7272in" fo:break-before="auto" style:use-optimal-row-height="true"/>
    </style:style>
    <style:style style:name="ro29" style:family="table-row">
      <style:table-row-properties style:row-height="6.3945in" fo:break-before="auto" style:use-optimal-row-height="true"/>
    </style:style>
    <style:style style:name="ro30" style:family="table-row">
      <style:table-row-properties style:row-height="5.4618in" fo:break-before="auto" style:use-optimal-row-height="true"/>
    </style:style>
    <style:style style:name="ro31" style:family="table-row">
      <style:table-row-properties style:row-height="5.7728in" fo:break-before="auto" style:use-optimal-row-height="true"/>
    </style:style>
    <style:style style:name="ro32" style:family="table-row">
      <style:table-row-properties style:row-height="5.15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lassI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3"/>
          <table:table-cell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GANISM</text:p>
          </table:table-cell>
          <table:table-cell office:value-type="string">
            <text:p>Modsystem</text:p>
          </table:table-cell>
          <table:table-cell office:value-type="string">
            <text:p>LiteratureRef</text:p>
          </table:table-cell>
          <table:table-cell table:style-name="ce2" office:value-type="string">
            <text:p>NCBI</text:p>
          </table:table-cell>
          <table:table-cell office:value-type="string">
            <text:p>Uniprot</text:p>
          </table:table-cell>
          <table:table-cell office:value-type="string">
            <text:p>Sequence</text:p>
          </table:table-cell>
          <table:table-cell office:value-type="string">
            <text:p>Subclass</text:p>
          </table:table-cell>
          <table:table-cell table:style-name="ce2" office:value-type="string">
            <text:p>Leaderlength</text:p>
          </table:table-cell>
          <table:table-cell table:style-name="ce2" office:value-type="string" table:number-columns-spanned="2" table:number-rows-spanned="1">
            <text:p>DOI</text:p>
          </table:table-cell>
          <table:covered-table-cell table:style-name="Default"/>
          <table:table-cell table:style-name="ce2" office:value-type="string" table:number-columns-spanned="2" table:number-rows-spanned="1">
            <text:p><text:a xlink:href="http://dx.doi.org/">http://dx.doi.org/</text:a></text:p>
          </table:table-cell>
          <table:covered-table-cell table:style-name="Default"/>
          <table:table-cell table:style-name="ce2" office:value-type="string" table:number-columns-spanned="2" table:number-rows-spanned="1">
            <text:p>Uniprot</text:p>
          </table:table-cell>
          <table:covered-table-cell table:style-name="Default"/>
          <table:table-cell table:style-name="ce2" office:value-type="string" table:number-columns-spanned="2" table:number-rows-spanned="1">
            <text:p>NCBI</text:p>
          </table:table-cell>
          <table:covered-table-cell table:style-name="Default"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 table:style-name="Default"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 table:style-name="Default"/>
          <table:table-cell table:style-name="ce2" office:value-type="string" table:number-columns-spanned="2" table:number-rows-spanned="1">
            <text:p>Comment</text:p>
          </table:table-cell>
          <table:covered-table-cell table:style-name="Default"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3"/>
          <table:table-cell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3"/>
          <table:table-cell table:number-columns-repeated="2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.1">
            <text:p>1.1</text:p>
          </table:table-cell>
          <table:table-cell office:value-type="string">
            <text:p>Anacyclamide_(AcyE)</text:p>
          </table:table-cell>
          <table:table-cell office:value-type="string">
            <text:p>Anabaena sp. SYKE763A</text:p>
          </table:table-cell>
          <table:table-cell office:value-type="string">
            <text:p>CyaG</text:p>
          </table:table-cell>
          <table:table-cell office:value-type="string">
            <text:p><text:a xlink:href="http://dx.doi.org/10.1128/AEM.01061-09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D2K7B5_9NOST">D2K7B5_9NOST</text:a></text:p>
          </table:table-cell>
          <table:table-cell office:value-type="string">
            <text:p>MTKKNIRPQQVAPVERETISTAKDQSGQVQAQSSVIWGSPVPFAGDDAE</text:p>
          </table:table-cell>
          <table:table-cell office:value-type="string">
            <text:p>Cyanobact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128/AEM.01061-09</text:p>
          </table:table-cell>
          <table:covered-table-cell/>
          <table:table-cell office:value-type="string" table:number-columns-spanned="2" table:number-rows-spanned="1">
            <text:p><text:a xlink:href="http://dx.doi.org/10.1128/AEM.01061-09">http://dx.doi.org/10.1128/AEM.01061-09</text:a></text:p>
          </table:table-cell>
          <table:covered-table-cell/>
          <table:table-cell office:value-type="string" table:number-columns-spanned="2" table:number-rows-spanned="1">
            <text:p>D2K7B5_9NOST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D2K7B5_9NOST">http://www.uniprot.org/uniprot/D2K7B5_9NOST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/>
          <table:table-cell office:value-type="float" office:value="2.1">
            <text:p>2.1</text:p>
          </table:table-cell>
          <table:table-cell office:value-type="string">
            <text:p>Ancovenin</text:p>
          </table:table-cell>
          <table:table-cell office:value-type="string">
            <text:p>Streptomyces sp (strainA647P-2)</text:p>
          </table:table-cell>
          <table:table-cell office:value-type="string">
            <text:p>LanM</text:p>
          </table:table-cell>
          <table:table-cell office:value-type="string">
            <text:p><text:a xlink:href="http://dx.doi.org/10.1016/S0040-4039(00)89174-1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LANC_STRS6">LANC_STRS6</text:a></text:p>
          </table:table-cell>
          <table:table-cell office:value-type="string">
            <text:p>CVQSCSFGPLTWSCDGNTK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16/S0040-4039(00)89174-1</text:p>
          </table:table-cell>
          <table:covered-table-cell/>
          <table:table-cell office:value-type="string" table:number-columns-spanned="2" table:number-rows-spanned="1">
            <text:p><text:a xlink:href="http://dx.doi.org/10.1016/S0040-4039(00)89174-1">http://dx.doi.org/10.1016/S0040-4039(00)89174-1</text:a></text:p>
          </table:table-cell>
          <table:covered-table-cell/>
          <table:table-cell office:value-type="string" table:number-columns-spanned="2" table:number-rows-spanned="1">
            <text:p>LANC_STRS6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C_STRS6">http://www.uniprot.org/uniprot/LANC_STRS6</text:a></text:p>
          </table:table-cell>
          <table:covered-table-cell/>
          <table:table-cell table:style-name="ce2" office:value-type="string" table:number-columns-spanned="2" table:number-rows-spanned="1">
            <text:p>P38655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3.1">
            <text:p>3.1</text:p>
          </table:table-cell>
          <table:table-cell office:value-type="string">
            <text:p>Astexin</text:p>
          </table:table-cell>
          <table:table-cell office:value-type="string">
            <text:p>Asticcacaulis excentricus</text:p>
          </table:table-cell>
          <table:table-cell office:value-type="string">
            <text:p>LasB</text:p>
          </table:table-cell>
          <table:table-cell office:value-type="string">
            <text:p><text:a xlink:href="http://dx.doi.org/10.1073/pnas.1208978109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E8RMD3">E8RMD3</text:a></text:p>
          </table:table-cell>
          <table:table-cell office:value-type="string">
            <text:p>MHTPIISETVQPKTAGLIVLGKASAETRGLSQGVEPDIGQTYFEESRINQD</text:p>
          </table:table-cell>
          <table:table-cell office:value-type="string">
            <text:p>Lasso peptide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208978109</text:p>
          </table:table-cell>
          <table:covered-table-cell/>
          <table:table-cell office:value-type="string" table:number-columns-spanned="2" table:number-rows-spanned="1">
            <text:p><text:a xlink:href="http://dx.doi.org/10.1073/pnas.1208978109">http://dx.doi.org/10.1073/pnas.1208978109</text:a></text:p>
          </table:table-cell>
          <table:covered-table-cell/>
          <table:table-cell office:value-type="string" table:number-columns-spanned="2" table:number-rows-spanned="1">
            <text:p>E8RMD3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E8RMD3">http://www.uniprot.org/uniprot/E8RMD3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4.1">
            <text:p>4.1</text:p>
          </table:table-cell>
          <table:table-cell office:value-type="string">
            <text:p>Avermipeptin</text:p>
          </table:table-cell>
          <table:table-cell office:value-type="string">
            <text:p>Streptomyces avermitilis</text:p>
          </table:table-cell>
          <table:table-cell office:value-type="string">
            <text:p>LanKC</text:p>
          </table:table-cell>
          <table:table-cell office:value-type="string">
            <text:p><text:a xlink:href="http://dx.doi.org/10.1002/cbic.201200118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Q825F5">Q825F5</text:a></text:p>
          </table:table-cell>
          <table:table-cell office:value-type="string">
            <text:p>MALLDLQTMESDEHTGGGGASTVSLLSCVSAASVLLCL</text:p>
          </table:table-cell>
          <table:table-cell office:value-type="string">
            <text:p>lanthipeptide C</text:p>
          </table:table-cell>
          <table:table-cell table:style-name="ce2" office:value-type="float" office:value="20" table:number-columns-spanned="2" table:number-rows-spanned="1">
            <text:p>20</text:p>
          </table:table-cell>
          <table:covered-table-cell/>
          <table:table-cell office:value-type="string" table:number-columns-spanned="2" table:number-rows-spanned="1">
            <text:p>10.1002/cbic.201200118</text:p>
          </table:table-cell>
          <table:covered-table-cell/>
          <table:table-cell office:value-type="string" table:number-columns-spanned="2" table:number-rows-spanned="1">
            <text:p><text:a xlink:href="http://dx.doi.org/10.1002/cbic.201200118">http://dx.doi.org/10.1002/cbic.201200118</text:a></text:p>
          </table:table-cell>
          <table:covered-table-cell/>
          <table:table-cell office:value-type="string" table:number-columns-spanned="2" table:number-rows-spanned="1">
            <text:p>Q825F5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Q825F5">http://www.uniprot.org/uniprot/Q825F5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5.1">
            <text:p>5.1</text:p>
          </table:table-cell>
          <table:table-cell office:value-type="string">
            <text:p>BhtA1</text:p>
          </table:table-cell>
          <table:table-cell office:value-type="string">
            <text:p>Streptococcus ratti</text:p>
          </table:table-cell>
          <table:table-cell office:value-type="string">
            <text:p>LanM</text:p>
          </table:table-cell>
          <table:table-cell office:value-type="string">
            <text:p><text:a xlink:href="http://dx.doi.org/10.1016/j.femsle.2005.09.003">REF</text:a></text:p>
          </table:table-cell>
          <table:table-cell table:style-name="ce2" office:value-type="string">
            <text:p><text:a xlink:href="http://www.ncbi.nlm.nih.gov/protein/AAZ76603.1">73486983</text:a></text:p>
          </table:table-cell>
          <table:table-cell table:style-name="ce1"/>
          <table:table-cell office:value-type="string">
            <text:p>MKEIQKAGLQEELSILMDDANNLEQLTAGIGTTVVNSTFSIVLGNKGYICTVTVECMRNCQ</text:p>
          </table:table-cell>
          <table:table-cell office:value-type="string">
            <text:p>lanthipeptide B</text:p>
          </table:table-cell>
          <table:table-cell table:style-name="ce2" office:value-type="float" office:value="29" table:number-columns-spanned="2" table:number-rows-spanned="1">
            <text:p>29</text:p>
          </table:table-cell>
          <table:covered-table-cell/>
          <table:table-cell office:value-type="string" table:number-columns-spanned="2" table:number-rows-spanned="1">
            <text:p>10.1016/j.femsle.2005.09.003</text:p>
          </table:table-cell>
          <table:covered-table-cell/>
          <table:table-cell office:value-type="string" table:number-columns-spanned="2" table:number-rows-spanned="1">
            <text:p><text:a xlink:href="http://dx.doi.org/10.1016/j.femsle.2005.09.003">http://dx.doi.org/10.1016/j.femsle.2005.09.003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73486983" table:number-columns-spanned="2" table:number-rows-spanned="1">
            <text:p>73486983</text:p>
          </table:table-cell>
          <table:covered-table-cell/>
          <table:table-cell office:value-type="string" table:number-columns-spanned="2" table:number-rows-spanned="1">
            <text:p><text:a xlink:href="http://www.ncbi.nlm.nih.gov/protein/AAZ76603.1">http://www.ncbi.nlm.nih.gov/protein/AAZ76603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AAZ76603.1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6.1">
            <text:p>6.1</text:p>
          </table:table-cell>
          <table:table-cell office:value-type="string">
            <text:p>BhtA2</text:p>
          </table:table-cell>
          <table:table-cell office:value-type="string">
            <text:p>Streptococcus ratti</text:p>
          </table:table-cell>
          <table:table-cell office:value-type="string">
            <text:p>LanM</text:p>
          </table:table-cell>
          <table:table-cell office:value-type="string">
            <text:p><text:a xlink:href="http://dx.doi.org/10.1016/j.femsle.2005.09.003">REF</text:a></text:p>
          </table:table-cell>
          <table:table-cell table:style-name="ce2" office:value-type="string">
            <text:p><text:a xlink:href="http://www.ncbi.nlm.nih.gov/protein/AAZ76602.1">73486982</text:a></text:p>
          </table:table-cell>
          <table:table-cell table:style-name="ce1"/>
          <table:table-cell office:value-type="string">
            <text:p>MKSNLLKINNVTEVEKDMVTLIKDEDMELAGGSTPACAIGVVGITVAVTGISTACTSRCINK</text:p>
          </table:table-cell>
          <table:table-cell office:value-type="string">
            <text:p>lanthipeptide B</text:p>
          </table:table-cell>
          <table:table-cell table:style-name="ce2" office:value-type="float" office:value="32" table:number-columns-spanned="2" table:number-rows-spanned="1">
            <text:p>32</text:p>
          </table:table-cell>
          <table:covered-table-cell/>
          <table:table-cell office:value-type="string" table:number-columns-spanned="2" table:number-rows-spanned="1">
            <text:p>10.1016/j.femsle.2005.09.003</text:p>
          </table:table-cell>
          <table:covered-table-cell/>
          <table:table-cell office:value-type="string" table:number-columns-spanned="2" table:number-rows-spanned="1">
            <text:p><text:a xlink:href="http://dx.doi.org/10.1016/j.femsle.2005.09.003">http://dx.doi.org/10.1016/j.femsle.2005.09.003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73486982" table:number-columns-spanned="2" table:number-rows-spanned="1">
            <text:p>73486982</text:p>
          </table:table-cell>
          <table:covered-table-cell/>
          <table:table-cell office:value-type="string" table:number-columns-spanned="2" table:number-rows-spanned="1">
            <text:p><text:a xlink:href="http://www.ncbi.nlm.nih.gov/protein/AAZ76602.1">http://www.ncbi.nlm.nih.gov/protein/AAZ76602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AAZ76602.1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7.1">
            <text:p>7.1</text:p>
          </table:table-cell>
          <table:table-cell office:value-type="string">
            <text:p>BLD_1648</text:p>
          </table:table-cell>
          <table:table-cell office:value-type="string">
            <text:p>Bifidobacterium longum(strainDJO10A)</text:p>
          </table:table-cell>
          <table:table-cell office:value-type="string">
            <text:p>LanM</text:p>
          </table:table-cell>
          <table:table-cell office:value-type="string">
            <text:p><text:a xlink:href="http://dx.doi.org/10.1128/AEM.00571-11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B3DPV4_BIFLD">B3DPV4_BIFLD</text:a></text:p>
          </table:table-cell>
          <table:table-cell office:value-type="string">
            <text:p>MSINEKSIVGESFEDLSAADMAMLTGRNDDGVAPASLSFAVSVLSVSFSACSVTVVTRLASCGNCK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128/AEM.00571-11</text:p>
          </table:table-cell>
          <table:covered-table-cell/>
          <table:table-cell office:value-type="string" table:number-columns-spanned="2" table:number-rows-spanned="1">
            <text:p><text:a xlink:href="http://dx.doi.org/10.1128/AEM.00571-11">http://dx.doi.org/10.1128/AEM.00571-11</text:a></text:p>
          </table:table-cell>
          <table:covered-table-cell/>
          <table:table-cell office:value-type="string" table:number-columns-spanned="2" table:number-rows-spanned="1">
            <text:p>B3DPV4_BIFLD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B3DPV4_BIFLD">http://www.uniprot.org/uniprot/B3DPV4_BIFLD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8.1">
            <text:p>8.1</text:p>
          </table:table-cell>
          <table:table-cell office:value-type="string">
            <text:p>Bottromycin_A2</text:p>
          </table:table-cell>
          <table:table-cell table:style-name="ce1" table:number-columns-repeated="3"/>
          <table:table-cell/>
          <table:table-cell table:style-name="ce1"/>
          <table:table-cell office:value-type="string">
            <text:p>MGPAVVFDCMTADFLNDDPNNAELSSLEMEELESWGAWSDDTDQSV</text:p>
          </table:table-cell>
          <table:table-cell office:value-type="string">
            <text:p>Bottromycin</text:p>
          </table:table-cell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9.1">
            <text:p>9.1</text:p>
          </table:table-cell>
          <table:table-cell office:value-type="string">
            <text:p>Bottromycin_D</text:p>
          </table:table-cell>
          <table:table-cell office:value-type="string">
            <text:p>Streptomyces scabiei 87.22</text:p>
          </table:table-cell>
          <table:table-cell table:style-name="ce1" office:value-type="string">
            <text:p/>
          </table:table-cell>
          <table:table-cell office:value-type="string">
            <text:p><text:a xlink:href="http://dx.doi.org/10.1021/ol3022758">REF</text:a></text:p>
          </table:table-cell>
          <table:table-cell table:style-name="ce2" office:value-type="string">
            <text:p><text:a xlink:href="http://www.ncbi.nlm.nih.gov/protein/YP_003491235.1">YP_003491235.1</text:a></text:p>
          </table:table-cell>
          <table:table-cell table:style-name="ce1"/>
          <table:table-cell office:value-type="string">
            <text:p>MGPVVVFDCMTADFLNDDPNNAELSALEMEELESWGAWDGEATS</text:p>
          </table:table-cell>
          <table:table-cell office:value-type="string">
            <text:p>Bottromyc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21/ol3022758</text:p>
          </table:table-cell>
          <table:covered-table-cell/>
          <table:table-cell office:value-type="string" table:number-columns-spanned="2" table:number-rows-spanned="1">
            <text:p><text:a xlink:href="http://dx.doi.org/10.1021/ol3022758">http://dx.doi.org/10.1021/ol3022758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string" table:number-columns-spanned="2" table:number-rows-spanned="1">
            <text:p>YP_003491235.1</text:p>
          </table:table-cell>
          <table:covered-table-cell/>
          <table:table-cell office:value-type="string" table:number-columns-spanned="2" table:number-rows-spanned="1">
            <text:p><text:a xlink:href="http://www.ncbi.nlm.nih.gov/protein/YP_003491235.1">http://www.ncbi.nlm.nih.gov/protein/YP_003491235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0.1">
            <text:p>10.1</text:p>
          </table:table-cell>
          <table:table-cell office:value-type="string">
            <text:p>Bovicin_HJ50</text:p>
          </table:table-cell>
          <table:table-cell office:value-type="string">
            <text:p>Streptococcus bovis</text:p>
          </table:table-cell>
          <table:table-cell office:value-type="string">
            <text:p>LanM</text:p>
          </table:table-cell>
          <table:table-cell office:value-type="string">
            <text:p><text:a xlink:href="http://dx.doi.org/10.1016/j.micres.2010.05.001">REF</text:a></text:p>
          </table:table-cell>
          <table:table-cell table:style-name="ce2" office:value-type="string">
            <text:p><text:a xlink:href="http://www.ncbi.nlm.nih.gov/protein/AAP23217.1">30385692</text:a></text:p>
          </table:table-cell>
          <table:table-cell table:style-name="ce1"/>
          <table:table-cell office:value-type="string">
            <text:p>MMNATENQIFVETVSDQELEMLIGGADRGWIKTLTKDCPNVISSICAGTIITACKNCA</text:p>
          </table:table-cell>
          <table:table-cell office:value-type="string">
            <text:p>lanthipeptide B</text:p>
          </table:table-cell>
          <table:table-cell table:style-name="ce2" office:value-type="float" office:value="25" table:number-columns-spanned="2" table:number-rows-spanned="1">
            <text:p>25</text:p>
          </table:table-cell>
          <table:covered-table-cell/>
          <table:table-cell office:value-type="string" table:number-columns-spanned="2" table:number-rows-spanned="1">
            <text:p>10.1016/j.micres.2010.05.001</text:p>
          </table:table-cell>
          <table:covered-table-cell/>
          <table:table-cell office:value-type="string" table:number-columns-spanned="2" table:number-rows-spanned="1">
            <text:p><text:a xlink:href="http://dx.doi.org/10.1016/j.micres.2010.05.001">http://dx.doi.org/10.1016/j.micres.2010.05.001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30385692" table:number-columns-spanned="2" table:number-rows-spanned="1">
            <text:p>30385692</text:p>
          </table:table-cell>
          <table:covered-table-cell/>
          <table:table-cell office:value-type="string" table:number-columns-spanned="2" table:number-rows-spanned="1">
            <text:p><text:a xlink:href="http://www.ncbi.nlm.nih.gov/protein/AAP23217.1">http://www.ncbi.nlm.nih.gov/protein/AAP23217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AAP23217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11.1">
            <text:p>11.1</text:p>
          </table:table-cell>
          <table:table-cell office:value-type="string">
            <text:p>BsaA2</text:p>
          </table:table-cell>
          <table:table-cell office:value-type="string">
            <text:p>Staphylococcus aureus (strainMW2)</text:p>
          </table:table-cell>
          <table:table-cell office:value-type="string">
            <text:p>LanBC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uniprot.org/uniprot/Q8NVW5">Q8NVW5</text:a></text:p>
          </table:table-cell>
          <table:table-cell office:value-type="string">
            <text:p>MEKVLDLDVQVKANNNSNDSAGDERITSHSLCTPGCAKTGSFNSFCC</text:p>
          </table:table-cell>
          <table:table-cell office:value-type="string">
            <text:p>lanthipeptide A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Q8NVW5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Q8NVW5">http://www.uniprot.org/uniprot/Q8NVW5</text:a></text:p>
          </table:table-cell>
          <table:covered-table-cell/>
          <table:table-cell table:style-name="ce2" office:value-type="string" table:number-columns-spanned="2" table:number-rows-spanned="1">
            <text:p>Q8NVW5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12.1">
            <text:p>12.1</text:p>
          </table:table-cell>
          <table:table-cell office:value-type="string">
            <text:p>Butyrivibriocin</text:p>
          </table:table-cell>
          <table:table-cell office:value-type="string">
            <text:p>Butyrivibriofibri solvens</text:p>
          </table:table-cell>
          <table:table-cell office:value-type="string">
            <text:p>LanM</text:p>
          </table:table-cell>
          <table:table-cell office:value-type="string">
            <text:p><text:a xlink:href="http://dx.doi.org/Appl.Environ.Microbiol.May1999vol.65no.52128-2135">REF</text:a></text:p>
          </table:table-cell>
          <table:table-cell table:style-name="ce2" office:value-type="string">
            <text:p><text:a xlink:href="http://www.ncbi.nlm.nih.gov/protein/AAK32692.1">13605380</text:a></text:p>
          </table:table-cell>
          <table:table-cell table:style-name="ce1"/>
          <table:table-cell office:value-type="string">
            <text:p>MNKDLNALTNPIDEKELEQILGGGDGVFRTISHECAMNTWMFIFTCCS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Appl.Environ.Microbiol.May1999vol.65no.52128-2135</text:p>
          </table:table-cell>
          <table:covered-table-cell/>
          <table:table-cell office:value-type="string" table:number-columns-spanned="2" table:number-rows-spanned="1">
            <text:p><text:a xlink:href="http://dx.doi.org/Appl.Environ.Microbiol.May1999vol.65no.52128-2135">http://dx.doi.org/Appl.Environ.Microbiol.May1999vol.65no.52128-2135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13605380" table:number-columns-spanned="2" table:number-rows-spanned="1">
            <text:p>13605380</text:p>
          </table:table-cell>
          <table:covered-table-cell/>
          <table:table-cell office:value-type="string" table:number-columns-spanned="2" table:number-rows-spanned="1">
            <text:p><text:a xlink:href="http://www.ncbi.nlm.nih.gov/protein/AAK32692.1">http://www.ncbi.nlm.nih.gov/protein/AAK32692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AAK32692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13.1">
            <text:p>13.1</text:p>
          </table:table-cell>
          <table:table-cell office:value-type="string">
            <text:p>Butyrivibriocin</text:p>
          </table:table-cell>
          <table:table-cell office:value-type="string">
            <text:p>Butyrivibriofibri solvens</text:p>
          </table:table-cell>
          <table:table-cell office:value-type="string">
            <text:p>LanM</text:p>
          </table:table-cell>
          <table:table-cell office:value-type="string">
            <text:p><text:a xlink:href="http://dx.doi.org/Appl.Environ.Microbiol.May1999vol.65no.52128-2135">REF</text:a></text:p>
          </table:table-cell>
          <table:table-cell table:style-name="ce2" office:value-type="string">
            <text:p><text:a xlink:href="http://www.ncbi.nlm.nih.gov/protein/AAK32693.1">13605376</text:a></text:p>
          </table:table-cell>
          <table:table-cell table:style-name="ce1"/>
          <table:table-cell office:value-type="string">
            <text:p>MNKDLNALTNPIDEKELEQILGGGDGVFRTISHECHMNTWMFIFTCCS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Appl.Environ.Microbiol.May1999vol.65no.52128-2135</text:p>
          </table:table-cell>
          <table:covered-table-cell/>
          <table:table-cell office:value-type="string" table:number-columns-spanned="2" table:number-rows-spanned="1">
            <text:p><text:a xlink:href="http://dx.doi.org/Appl.Environ.Microbiol.May1999vol.65no.52128-2135">http://dx.doi.org/Appl.Environ.Microbiol.May1999vol.65no.52128-2135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13605376" table:number-columns-spanned="2" table:number-rows-spanned="1">
            <text:p>13605376</text:p>
          </table:table-cell>
          <table:covered-table-cell/>
          <table:table-cell office:value-type="string" table:number-columns-spanned="2" table:number-rows-spanned="1">
            <text:p><text:a xlink:href="http://www.ncbi.nlm.nih.gov/protein/AAK32693.1">http://www.ncbi.nlm.nih.gov/protein/AAK32693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AAK32693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14.1">
            <text:p>14.1</text:p>
          </table:table-cell>
          <table:table-cell office:value-type="string">
            <text:p>Butyrivibriocin_OR79</text:p>
          </table:table-cell>
          <table:table-cell office:value-type="string">
            <text:p>Butyrivibriofibri solvens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AAK32694.1">AAK32694.1</text:a></text:p>
          </table:table-cell>
          <table:table-cell office:value-type="string">
            <text:p><text:a xlink:href="http://www.uniprot.org/uniprot/O85355_BUTFI">O85355_BUTFI</text:a></text:p>
          </table:table-cell>
          <table:table-cell office:value-type="string">
            <text:p>MNKELNALTNPIDEKELEQILGGGNGVIKTISHECHMNTWQFIFTCCS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O85355_BUTFI</text:p>
          </table:table-cell>
          <table:covered-table-cell/>
          <table:table-cell table:style-name="ce2" office:value-type="string" table:number-columns-spanned="2" table:number-rows-spanned="1">
            <text:p>AAK32694.1</text:p>
          </table:table-cell>
          <table:covered-table-cell/>
          <table:table-cell office:value-type="string" table:number-columns-spanned="2" table:number-rows-spanned="1">
            <text:p><text:a xlink:href="http://www.ncbi.nlm.nih.gov/protein/AAK32694.1">http://www.ncbi.nlm.nih.gov/protein/AAK32694.1</text:a></text:p>
          </table:table-cell>
          <table:covered-table-cell/>
          <table:table-cell office:value-type="string" table:number-columns-spanned="2" table:number-rows-spanned="1">
            <text:p><text:a xlink:href="http://www.uniprot.org/uniprot/O85355_BUTFI">http://www.uniprot.org/uniprot/O85355_BUTFI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5.1">
            <text:p>15.1</text:p>
          </table:table-cell>
          <table:table-cell office:value-type="string">
            <text:p>Catenulipeptin</text:p>
          </table:table-cell>
          <table:table-cell office:value-type="string">
            <text:p>Catenulispora acidiphila DSM44928</text:p>
          </table:table-cell>
          <table:table-cell office:value-type="string">
            <text:p>LanKC</text:p>
          </table:table-cell>
          <table:table-cell office:value-type="string">
            <text:p><text:a xlink:href="http://dx.doi.org/10.1021/cb3002446">REF</text:a></text:p>
          </table:table-cell>
          <table:table-cell table:style-name="ce2" office:value-type="string">
            <text:p><text:a xlink:href="http://www.ncbi.nlm.nih.gov/protein/">YP_003114945.1</text:a></text:p>
          </table:table-cell>
          <table:table-cell table:style-name="ce1"/>
          <table:table-cell office:value-type="string">
            <text:p>MTEEMTLLDLQGMEQTETDSWGGSGHGGGGDSGLSVTGCNGHSGISLLCDL</text:p>
          </table:table-cell>
          <table:table-cell office:value-type="string">
            <text:p>lanthipeptide C</text:p>
          </table:table-cell>
          <table:table-cell table:style-name="ce2" office:value-type="float" office:value="24" table:number-columns-spanned="2" table:number-rows-spanned="1">
            <text:p>24</text:p>
          </table:table-cell>
          <table:covered-table-cell/>
          <table:table-cell office:value-type="string" table:number-columns-spanned="2" table:number-rows-spanned="1">
            <text:p>10.1021/cb3002446</text:p>
          </table:table-cell>
          <table:covered-table-cell/>
          <table:table-cell office:value-type="string" table:number-columns-spanned="2" table:number-rows-spanned="1">
            <text:p><text:a xlink:href="http://dx.doi.org/10.1021/cb3002446">http://dx.doi.org/10.1021/cb3002446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string" table:number-columns-spanned="2" table:number-rows-spanned="1">
            <text:p>YP_003114945.1</text:p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1"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6.1">
            <text:p>16.1</text:p>
          </table:table-cell>
          <table:table-cell office:value-type="string">
            <text:p>Cinnamycin_(Ro09-0198)</text:p>
          </table:table-cell>
          <table:table-cell office:value-type="string">
            <text:p>Streptoverticillium griseoverticillatum</text:p>
          </table:table-cell>
          <table:table-cell office:value-type="string">
            <text:p>LanM</text:p>
          </table:table-cell>
          <table:table-cell office:value-type="string">
            <text:p><text:a xlink:href="http://dx.doi.org/10.1111/j.1432-1033.1991.tb16138.x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CINA_STRGV">CINA_STRGV</text:a></text:p>
          </table:table-cell>
          <table:table-cell office:value-type="string">
            <text:p>MTASILQQSVVDADFRAALLENPAAFGASAAALPTPVEAQDQASLDFWTKDIAATEAFACRQSCSFGPFTFVCDGNTK</text:p>
          </table:table-cell>
          <table:table-cell office:value-type="string">
            <text:p>lanthipeptide B</text:p>
          </table:table-cell>
          <table:table-cell table:style-name="ce2" office:value-type="float" office:value="59" table:number-columns-spanned="2" table:number-rows-spanned="1">
            <text:p>59</text:p>
          </table:table-cell>
          <table:covered-table-cell/>
          <table:table-cell office:value-type="string" table:number-columns-spanned="2" table:number-rows-spanned="1">
            <text:p>10.1111/j.1432-1033.1991.tb16138.x</text:p>
          </table:table-cell>
          <table:covered-table-cell/>
          <table:table-cell office:value-type="string" table:number-columns-spanned="2" table:number-rows-spanned="1">
            <text:p><text:a xlink:href="http://dx.doi.org/10.1111/j.1432-1033.1991.tb16138.x">http://dx.doi.org/10.1111/j.1432-1033.1991.tb16138.x</text:a></text:p>
          </table:table-cell>
          <table:covered-table-cell/>
          <table:table-cell office:value-type="string" table:number-columns-spanned="2" table:number-rows-spanned="1">
            <text:p>CINA_STRGV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CINA_STRGV">http://www.uniprot.org/uniprot/CINA_STRGV</text:a></text:p>
          </table:table-cell>
          <table:covered-table-cell/>
          <table:table-cell table:style-name="ce2" office:value-type="string" table:number-columns-spanned="2" table:number-rows-spanned="1">
            <text:p>P29827.1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17.1">
            <text:p>17.1</text:p>
          </table:table-cell>
          <table:table-cell office:value-type="string">
            <text:p>Cypemycin</text:p>
          </table:table-cell>
          <table:table-cell office:value-type="string">
            <text:p>Streptomyces sp.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E5KIB6">E5KIB6</text:a></text:p>
          </table:table-cell>
          <table:table-cell office:value-type="string">
            <text:p>MRSEMTLTSTNSAEALAAQDFANTVLSAAAPGFHADCETPAMATPATPTVAQFVIQGSTICLVC</text:p>
          </table:table-cell>
          <table:table-cell office:value-type="string">
            <text:p>Linardin</text:p>
          </table:table-cell>
          <table:table-cell table:style-name="ce2" office:value-type="float" office:value="42" table:number-columns-spanned="2" table:number-rows-spanned="1">
            <text:p>42</text:p>
          </table:table-cell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office:value-type="string" table:number-columns-spanned="2" table:number-rows-spanned="1">
            <text:p>E5KIB6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E5KIB6">http://www.uniprot.org/uniprot/E5KIB6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8.1">
            <text:p>18.1</text:p>
          </table:table-cell>
          <table:table-cell office:value-type="string">
            <text:p>Cytolysin_ClyLl</text:p>
          </table:table-cell>
          <table:table-cell office:value-type="string">
            <text:p>Enterococcus faecalis</text:p>
          </table:table-cell>
          <table:table-cell office:value-type="string">
            <text:p>LanM</text:p>
          </table:table-cell>
          <table:table-cell office:value-type="string">
            <text:p><text:a xlink:href="http://dx.doi.org/10.1046/j.1365-2958.1996.831449.x">REF</text:a></text:p>
          </table:table-cell>
          <table:table-cell table:style-name="ce2" office:value-type="string">
            <text:p><text:a xlink:href="http://www.ncbi.nlm.nih.gov/protein/Q52052">75348655</text:a></text:p>
          </table:table-cell>
          <table:table-cell table:style-name="ce1"/>
          <table:table-cell office:value-type="string">
            <text:p>MENLSVVPSFEELSVEEMEAIQGSGDVQAETTPVCAVAATAAASSAACGWVGGGIFTGVTVVVSLKHC</text:p>
          </table:table-cell>
          <table:table-cell office:value-type="string">
            <text:p>lanthipeptide B</text:p>
          </table:table-cell>
          <table:table-cell table:style-name="ce2" office:value-type="float" office:value="24" table:number-columns-spanned="2" table:number-rows-spanned="1">
            <text:p>24</text:p>
          </table:table-cell>
          <table:covered-table-cell/>
          <table:table-cell office:value-type="string" table:number-columns-spanned="2" table:number-rows-spanned="1">
            <text:p>10.1046/j.1365-2958.1996.831449.x</text:p>
          </table:table-cell>
          <table:covered-table-cell/>
          <table:table-cell office:value-type="string" table:number-columns-spanned="2" table:number-rows-spanned="1">
            <text:p><text:a xlink:href="http://dx.doi.org/10.1046/j.1365-2958.1996.831449.x">http://dx.doi.org/10.1046/j.1365-2958.1996.831449.x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75348655" table:number-columns-spanned="2" table:number-rows-spanned="1">
            <text:p>75348655</text:p>
          </table:table-cell>
          <table:covered-table-cell/>
          <table:table-cell office:value-type="string" table:number-columns-spanned="2" table:number-rows-spanned="1">
            <text:p><text:a xlink:href="http://www.ncbi.nlm.nih.gov/protein/Q52052">http://www.ncbi.nlm.nih.gov/protein/Q52052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Q52052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19.1">
            <text:p>19.1</text:p>
          </table:table-cell>
          <table:table-cell office:value-type="string">
            <text:p>Cytolysin_ClyLs</text:p>
          </table:table-cell>
          <table:table-cell office:value-type="string">
            <text:p>Enterococcus faecalis</text:p>
          </table:table-cell>
          <table:table-cell office:value-type="string">
            <text:p>LanM</text:p>
          </table:table-cell>
          <table:table-cell office:value-type="string">
            <text:p><text:a xlink:href="http://dx.doi.org/10.1046/j.1365-2958.1996.831449.x">REF</text:a></text:p>
          </table:table-cell>
          <table:table-cell table:style-name="ce2" office:value-type="string">
            <text:p><text:a xlink:href="http://www.ncbi.nlm.nih.gov/protein/Q52053">75348656</text:a></text:p>
          </table:table-cell>
          <table:table-cell table:style-name="ce1"/>
          <table:table-cell office:value-type="string">
            <text:p>MLNKENQENYYSNKLELVGPSFEELSLEEMEAIQGSGDVQAETTPACFTIGLGVGALFSAKFC</text:p>
          </table:table-cell>
          <table:table-cell office:value-type="string">
            <text:p>lanthipeptide B</text:p>
          </table:table-cell>
          <table:table-cell table:style-name="ce2" office:value-type="float" office:value="36" table:number-columns-spanned="2" table:number-rows-spanned="1">
            <text:p>36</text:p>
          </table:table-cell>
          <table:covered-table-cell/>
          <table:table-cell office:value-type="string" table:number-columns-spanned="2" table:number-rows-spanned="1">
            <text:p>10.1046/j.1365-2958.1996.831449.x</text:p>
          </table:table-cell>
          <table:covered-table-cell/>
          <table:table-cell office:value-type="string" table:number-columns-spanned="2" table:number-rows-spanned="1">
            <text:p><text:a xlink:href="http://dx.doi.org/10.1046/j.1365-2958.1996.831449.x">http://dx.doi.org/10.1046/j.1365-2958.1996.831449.x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75348656" table:number-columns-spanned="2" table:number-rows-spanned="1">
            <text:p>75348656</text:p>
          </table:table-cell>
          <table:covered-table-cell/>
          <table:table-cell office:value-type="string" table:number-columns-spanned="2" table:number-rows-spanned="1">
            <text:p><text:a xlink:href="http://www.ncbi.nlm.nih.gov/protein/Q52053">http://www.ncbi.nlm.nih.gov/protein/Q52053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Q52053</text:p>
          </table:table-cell>
          <table:covered-table-cell/>
          <table:table-cell/>
        </table:table-row>
        <table:table-row table:style-name="ro4">
          <table:table-cell/>
          <table:table-cell office:value-type="float" office:value="20.1">
            <text:p>20.1</text:p>
          </table:table-cell>
          <table:table-cell office:value-type="string">
            <text:p>Duramycin_(Leucopeptin)_(AntibioticPA48009)</text:p>
          </table:table-cell>
          <table:table-cell office:value-type="string">
            <text:p>Streptoverticillium griseoverticillatum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uniprot.org/uniprot/DURA_STRGV">DURA_STRGV</text:a></text:p>
          </table:table-cell>
          <table:table-cell office:value-type="string">
            <text:p>CKQSCSFGPFTFVCDGNTK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DURA_STRGV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DURA_STRGV">http://www.uniprot.org/uniprot/DURA_STRGV</text:a></text:p>
          </table:table-cell>
          <table:covered-table-cell/>
          <table:table-cell table:style-name="ce2" office:value-type="string" table:number-columns-spanned="2" table:number-rows-spanned="1">
            <text:p>P36504.1</text:p>
          </table:table-cell>
          <table:covered-table-cell/>
          <table:table-cell/>
        </table:table-row>
        <table:table-row table:style-name="ro9">
          <table:table-cell/>
          <table:table-cell office:value-type="float" office:value="21.1">
            <text:p>21.1</text:p>
          </table:table-cell>
          <table:table-cell office:value-type="string">
            <text:p>Duramycin_B</text:p>
          </table:table-cell>
          <table:table-cell office:value-type="string">
            <text:p>Streptoverticillium sp (strainR2075)</text:p>
          </table:table-cell>
          <table:table-cell office:value-type="string">
            <text:p>LanM</text:p>
          </table:table-cell>
          <table:table-cell office:value-type="string">
            <text:p><text:a xlink:href="http://dx.doi.org/10.7164/antibiotics.43.1403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DURB_STRGW">DURB_STRGW</text:a></text:p>
          </table:table-cell>
          <table:table-cell office:value-type="string">
            <text:p>CRQSCSFGPLTFVCDGNTK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7164/antibiotics.43.1403</text:p>
          </table:table-cell>
          <table:covered-table-cell/>
          <table:table-cell office:value-type="string" table:number-columns-spanned="2" table:number-rows-spanned="1">
            <text:p><text:a xlink:href="http://dx.doi.org/10.7164/antibiotics.43.1403">http://dx.doi.org/10.7164/antibiotics.43.1403</text:a></text:p>
          </table:table-cell>
          <table:covered-table-cell/>
          <table:table-cell office:value-type="string" table:number-columns-spanned="2" table:number-rows-spanned="1">
            <text:p>DURB_STRGW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DURB_STRGW">http://www.uniprot.org/uniprot/DURB_STRGW</text:a></text:p>
          </table:table-cell>
          <table:covered-table-cell/>
          <table:table-cell table:style-name="ce2" office:value-type="string" table:number-columns-spanned="2" table:number-rows-spanned="1">
            <text:p>P36502.1</text:p>
          </table:table-cell>
          <table:covered-table-cell/>
          <table:table-cell/>
        </table:table-row>
        <table:table-row table:style-name="ro9">
          <table:table-cell/>
          <table:table-cell office:value-type="float" office:value="22.1">
            <text:p>22.1</text:p>
          </table:table-cell>
          <table:table-cell office:value-type="string">
            <text:p>Duramycin_C</text:p>
          </table:table-cell>
          <table:table-cell office:value-type="string">
            <text:p>Streptomyces griseoluteus</text:p>
          </table:table-cell>
          <table:table-cell office:value-type="string">
            <text:p>LanM</text:p>
          </table:table-cell>
          <table:table-cell office:value-type="string">
            <text:p><text:a xlink:href="http://dx.doi.org/10.7164/antibiotics.43.1403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DURC_STRGP">DURC_STRGP</text:a></text:p>
          </table:table-cell>
          <table:table-cell office:value-type="string">
            <text:p>CANSCSYGPLTWSCDGNTK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7164/antibiotics.43.1403</text:p>
          </table:table-cell>
          <table:covered-table-cell/>
          <table:table-cell office:value-type="string" table:number-columns-spanned="2" table:number-rows-spanned="1">
            <text:p><text:a xlink:href="http://dx.doi.org/10.7164/antibiotics.43.1403">http://dx.doi.org/10.7164/antibiotics.43.1403</text:a></text:p>
          </table:table-cell>
          <table:covered-table-cell/>
          <table:table-cell office:value-type="string" table:number-columns-spanned="2" table:number-rows-spanned="1">
            <text:p>DURC_STRGP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DURC_STRGP">http://www.uniprot.org/uniprot/DURC_STRGP</text:a></text:p>
          </table:table-cell>
          <table:covered-table-cell/>
          <table:table-cell table:style-name="ce2" office:value-type="string" table:number-columns-spanned="2" table:number-rows-spanned="1">
            <text:p>P36503.1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23.1">
            <text:p>23.1</text:p>
          </table:table-cell>
          <table:table-cell office:value-type="string">
            <text:p>Enterocin_W_alfa</text:p>
          </table:table-cell>
          <table:table-cell office:value-type="string">
            <text:p>Enterococcus faecalis NKR-4-1</text:p>
          </table:table-cell>
          <table:table-cell office:value-type="string">
            <text:p>LanM</text:p>
          </table:table-cell>
          <table:table-cell office:value-type="string">
            <text:p><text:a xlink:href="http://dx.doi.org/10.1128/AEM.06497-11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H3JSS9">H3JSS9</text:a></text:p>
          </table:table-cell>
          <table:table-cell office:value-type="string">
            <text:p>MKKEELVGMAKEDFLNVICENDNKLENSGAKCPWWNLSCHLGNDGKICTYSHECTAGCNA</text:p>
          </table:table-cell>
          <table:table-cell office:value-type="string">
            <text:p>lanthipeptide B</text:p>
          </table:table-cell>
          <table:table-cell table:style-name="ce2" office:value-type="float" office:value="30" table:number-columns-spanned="2" table:number-rows-spanned="1">
            <text:p>30</text:p>
          </table:table-cell>
          <table:covered-table-cell/>
          <table:table-cell office:value-type="string" table:number-columns-spanned="2" table:number-rows-spanned="1">
            <text:p>10.1128/AEM.06497-11</text:p>
          </table:table-cell>
          <table:covered-table-cell/>
          <table:table-cell office:value-type="string" table:number-columns-spanned="2" table:number-rows-spanned="1">
            <text:p><text:a xlink:href="http://dx.doi.org/10.1128/AEM.06497-11">http://dx.doi.org/10.1128/AEM.06497-11</text:a></text:p>
          </table:table-cell>
          <table:covered-table-cell/>
          <table:table-cell office:value-type="string" table:number-columns-spanned="2" table:number-rows-spanned="1">
            <text:p>H3JSS9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H3JSS9">http://www.uniprot.org/uniprot/H3JSS9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24.1">
            <text:p>24.1</text:p>
          </table:table-cell>
          <table:table-cell office:value-type="string">
            <text:p>Enterocin_W_beta</text:p>
          </table:table-cell>
          <table:table-cell office:value-type="string">
            <text:p>Enterococcus faecalis NKR-4-1</text:p>
          </table:table-cell>
          <table:table-cell office:value-type="string">
            <text:p>LanM</text:p>
          </table:table-cell>
          <table:table-cell office:value-type="string">
            <text:p><text:a xlink:href="http://dx.doi.org/10.1128/AEM.06497-11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H3JST0">H3JST0</text:a></text:p>
          </table:table-cell>
          <table:table-cell office:value-type="string">
            <text:p>MTELNKRLQLKRDVSTENSLKKISNTDETHGGVTTSIPCTVMVSAAVCPTLVCSNKCGGRG</text:p>
          </table:table-cell>
          <table:table-cell office:value-type="string">
            <text:p>lanthipeptide B</text:p>
          </table:table-cell>
          <table:table-cell table:style-name="ce2" office:value-type="float" office:value="32" table:number-columns-spanned="2" table:number-rows-spanned="1">
            <text:p>32</text:p>
          </table:table-cell>
          <table:covered-table-cell/>
          <table:table-cell office:value-type="string" table:number-columns-spanned="2" table:number-rows-spanned="1">
            <text:p>10.1128/AEM.06497-11</text:p>
          </table:table-cell>
          <table:covered-table-cell/>
          <table:table-cell office:value-type="string" table:number-columns-spanned="2" table:number-rows-spanned="1">
            <text:p><text:a xlink:href="http://dx.doi.org/10.1128/AEM.06497-11">http://dx.doi.org/10.1128/AEM.06497-11</text:a></text:p>
          </table:table-cell>
          <table:covered-table-cell/>
          <table:table-cell office:value-type="string" table:number-columns-spanned="2" table:number-rows-spanned="1">
            <text:p>H3JST0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H3JST0">http://www.uniprot.org/uniprot/H3JST0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25.1">
            <text:p>25.1</text:p>
          </table:table-cell>
          <table:table-cell office:value-type="string">
            <text:p>Entianin</text:p>
          </table:table-cell>
          <table:table-cell office:value-type="string">
            <text:p>Bacillus subtilis subsp.spizizenii</text:p>
          </table:table-cell>
          <table:table-cell office:value-type="string">
            <text:p>LanBC</text:p>
          </table:table-cell>
          <table:table-cell office:value-type="string">
            <text:p><text:a xlink:href="http://dx.doi.org/10.1128/AEM.01962-10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G0Z2H4_BACPN">G0Z2H4_BACPN</text:a></text:p>
          </table:table-cell>
          <table:table-cell office:value-type="string">
            <text:p>MSKFDDFDLDVVKVSKQDSKITPQWKSESVCTPGCVTGLLQTCFLQTITCNCKISK</text:p>
          </table:table-cell>
          <table:table-cell office:value-type="string">
            <text:p>lanthipeptide A</text:p>
          </table:table-cell>
          <table:table-cell table:style-name="ce2" office:value-type="float" office:value="24" table:number-columns-spanned="2" table:number-rows-spanned="1">
            <text:p>24</text:p>
          </table:table-cell>
          <table:covered-table-cell/>
          <table:table-cell office:value-type="string" table:number-columns-spanned="2" table:number-rows-spanned="1">
            <text:p>10.1128/AEM.01962-10</text:p>
          </table:table-cell>
          <table:covered-table-cell/>
          <table:table-cell office:value-type="string" table:number-columns-spanned="2" table:number-rows-spanned="1">
            <text:p><text:a xlink:href="http://dx.doi.org/10.1128/AEM.01962-10">http://dx.doi.org/10.1128/AEM.01962-10</text:a></text:p>
          </table:table-cell>
          <table:covered-table-cell/>
          <table:table-cell office:value-type="string" table:number-columns-spanned="2" table:number-rows-spanned="1">
            <text:p>G0Z2H4_BACPN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G0Z2H4_BACPN">http://www.uniprot.org/uniprot/G0Z2H4_BACPN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26.1">
            <text:p>26.1</text:p>
          </table:table-cell>
          <table:table-cell office:value-type="string">
            <text:p>Epicidin280</text:p>
          </table:table-cell>
          <table:table-cell office:value-type="string">
            <text:p>SepidermisBN280</text:p>
          </table:table-cell>
          <table:table-cell office:value-type="string">
            <text:p>LanBC</text:p>
          </table:table-cell>
          <table:table-cell office:value-type="string">
            <text:p><text:a xlink:href="http://dx.doi.org/AEMSeptember1998vol.64no.93140-3146">REF</text:a></text:p>
          </table:table-cell>
          <table:table-cell table:style-name="ce2" office:value-type="string">
            <text:p><text:a xlink:href="http://www.ncbi.nlm.nih.gov/protein/CAA74348.1">CAA74348.1</text:a></text:p>
          </table:table-cell>
          <table:table-cell office:value-type="string">
            <text:p><text:a xlink:href="http://www.uniprot.org/uniprot/O54220_STAEP">O54220_STAEP</text:a></text:p>
          </table:table-cell>
          <table:table-cell office:value-type="string">
            <text:p>MENKKDLFDLEIKKDNMENNNELEAQSLGPAIKATRQVCPKATRFVTVSCKKSDCQ</text:p>
          </table:table-cell>
          <table:table-cell office:value-type="string">
            <text:p>lanthipeptide A</text:p>
          </table:table-cell>
          <table:table-cell table:style-name="ce2" office:value-type="float" office:value="26" table:number-columns-spanned="2" table:number-rows-spanned="1">
            <text:p>26</text:p>
          </table:table-cell>
          <table:covered-table-cell/>
          <table:table-cell office:value-type="string" table:number-columns-spanned="2" table:number-rows-spanned="1">
            <text:p>AEMSeptember1998vol.64no.93140-3146</text:p>
          </table:table-cell>
          <table:covered-table-cell/>
          <table:table-cell office:value-type="string" table:number-columns-spanned="2" table:number-rows-spanned="1">
            <text:p><text:a xlink:href="http://dx.doi.org/AEMSeptember1998vol.64no.93140-3146">http://dx.doi.org/AEMSeptember1998vol.64no.93140-3146</text:a></text:p>
          </table:table-cell>
          <table:covered-table-cell/>
          <table:table-cell office:value-type="string" table:number-columns-spanned="2" table:number-rows-spanned="1">
            <text:p>O54220_STAEP</text:p>
          </table:table-cell>
          <table:covered-table-cell/>
          <table:table-cell table:style-name="ce2" office:value-type="string" table:number-columns-spanned="2" table:number-rows-spanned="1">
            <text:p>CAA74348.1</text:p>
          </table:table-cell>
          <table:covered-table-cell/>
          <table:table-cell office:value-type="string" table:number-columns-spanned="2" table:number-rows-spanned="1">
            <text:p><text:a xlink:href="http://www.ncbi.nlm.nih.gov/protein/CAA74348.1">http://www.ncbi.nlm.nih.gov/protein/CAA74348.1</text:a></text:p>
          </table:table-cell>
          <table:covered-table-cell/>
          <table:table-cell office:value-type="string" table:number-columns-spanned="2" table:number-rows-spanned="1">
            <text:p><text:a xlink:href="http://www.uniprot.org/uniprot/O54220_STAEP">http://www.uniprot.org/uniprot/O54220_STAEP</text:a></text:p>
          </table:table-cell>
          <table:covered-table-cell/>
          <table:table-cell table:style-name="ce2" office:value-type="string" table:number-columns-spanned="2" table:number-rows-spanned="1">
            <text:p>CAA74348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27.1">
            <text:p>27.1</text:p>
          </table:table-cell>
          <table:table-cell office:value-type="string">
            <text:p>Epidermin</text:p>
          </table:table-cell>
          <table:table-cell office:value-type="string">
            <text:p>Staphylococcus epidermidis</text:p>
          </table:table-cell>
          <table:table-cell office:value-type="string">
            <text:p>LanBC</text:p>
          </table:table-cell>
          <table:table-cell office:value-type="string">
            <text:p><text:a xlink:href="http://dx.doi.org/10.1038/333276a0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LANE_STAEP">LANE_STAEP</text:a></text:p>
          </table:table-cell>
          <table:table-cell office:value-type="string">
            <text:p>MEAVKEKNDLFNLDVKVNAKESNDSGAEPRIASKFICTPGCAKTGSFNSYCC</text:p>
          </table:table-cell>
          <table:table-cell office:value-type="string">
            <text:p>lanthipeptide A</text:p>
          </table:table-cell>
          <table:table-cell table:style-name="ce2" office:value-type="float" office:value="30" table:number-columns-spanned="2" table:number-rows-spanned="1">
            <text:p>30</text:p>
          </table:table-cell>
          <table:covered-table-cell/>
          <table:table-cell office:value-type="string" table:number-columns-spanned="2" table:number-rows-spanned="1">
            <text:p>10.1038/333276a0</text:p>
          </table:table-cell>
          <table:covered-table-cell/>
          <table:table-cell office:value-type="string" table:number-columns-spanned="2" table:number-rows-spanned="1">
            <text:p><text:a xlink:href="http://dx.doi.org/10.1038/333276a0">http://dx.doi.org/10.1038/333276a0</text:a></text:p>
          </table:table-cell>
          <table:covered-table-cell/>
          <table:table-cell office:value-type="string" table:number-columns-spanned="2" table:number-rows-spanned="1">
            <text:p>LANE_STAEP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E_STAEP">http://www.uniprot.org/uniprot/LANE_STAEP</text:a></text:p>
          </table:table-cell>
          <table:covered-table-cell/>
          <table:table-cell table:style-name="ce2" office:value-type="string" table:number-columns-spanned="2" table:number-rows-spanned="1">
            <text:p>P08136.1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28.1">
            <text:p>28.1</text:p>
          </table:table-cell>
          <table:table-cell office:value-type="string">
            <text:p>Epilancin_15X</text:p>
          </table:table-cell>
          <table:table-cell office:value-type="string">
            <text:p>Staphylococcus epidermidis</text:p>
          </table:table-cell>
          <table:table-cell office:value-type="string">
            <text:p>LanBC</text:p>
          </table:table-cell>
          <table:table-cell office:value-type="string">
            <text:p><text:a xlink:href="http://dx.doi.org/10.1016/j.chembiol.2011.05.007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P86047">P86047</text:a></text:p>
          </table:table-cell>
          <table:table-cell office:value-type="string">
            <text:p>MKKELFDLNLNKDIEAQKSDLNPQSASIVKTTIKASKKLCRGFTLTCGCHFTGKK</text:p>
          </table:table-cell>
          <table:table-cell office:value-type="string">
            <text:p>lanthipeptide A</text:p>
          </table:table-cell>
          <table:table-cell table:style-name="ce2" office:value-type="float" office:value="24" table:number-columns-spanned="2" table:number-rows-spanned="1">
            <text:p>24</text:p>
          </table:table-cell>
          <table:covered-table-cell/>
          <table:table-cell office:value-type="string" table:number-columns-spanned="2" table:number-rows-spanned="1">
            <text:p>10.1016/j.chembiol.2011.05.007</text:p>
          </table:table-cell>
          <table:covered-table-cell/>
          <table:table-cell office:value-type="string" table:number-columns-spanned="2" table:number-rows-spanned="1">
            <text:p><text:a xlink:href="http://dx.doi.org/10.1016/j.chembiol.2011.05.007">http://dx.doi.org/10.1016/j.chembiol.2011.05.007</text:a></text:p>
          </table:table-cell>
          <table:covered-table-cell/>
          <table:table-cell office:value-type="string" table:number-columns-spanned="2" table:number-rows-spanned="1">
            <text:p>P86047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P86047">http://www.uniprot.org/uniprot/P86047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29.1">
            <text:p>29.1</text:p>
          </table:table-cell>
          <table:table-cell office:value-type="string">
            <text:p>EpilancinK7(ElkA)</text:p>
          </table:table-cell>
          <table:table-cell office:value-type="string">
            <text:p>S epidermis K7</text:p>
          </table:table-cell>
          <table:table-cell office:value-type="string">
            <text:p>LanBC</text:p>
          </table:table-cell>
          <table:table-cell office:value-type="string">
            <text:p><text:a xlink:href="http://dx.doi.org/10.1111/j.1432-1033.1995.0587h.x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Q57312_STAEP">Q57312_STAEP</text:a></text:p>
          </table:table-cell>
          <table:table-cell office:value-type="string">
            <text:p>MNNSLFDLNLNKGVETQKSDLSPQSASVLKTSIKVSKKYCKGVTLTCGCNITGGK</text:p>
          </table:table-cell>
          <table:table-cell office:value-type="string">
            <text:p>lanthipeptide A</text:p>
          </table:table-cell>
          <table:table-cell table:style-name="ce2" office:value-type="float" office:value="24" table:number-columns-spanned="2" table:number-rows-spanned="1">
            <text:p>24</text:p>
          </table:table-cell>
          <table:covered-table-cell/>
          <table:table-cell office:value-type="string" table:number-columns-spanned="2" table:number-rows-spanned="1">
            <text:p>10.1111/j.1432-1033.1995.0587h.x</text:p>
          </table:table-cell>
          <table:covered-table-cell/>
          <table:table-cell office:value-type="string" table:number-columns-spanned="2" table:number-rows-spanned="1">
            <text:p><text:a xlink:href="http://dx.doi.org/10.1111/j.1432-1033.1995.0587h.x">http://dx.doi.org/10.1111/j.1432-1033.1995.0587h.x</text:a></text:p>
          </table:table-cell>
          <table:covered-table-cell/>
          <table:table-cell office:value-type="string" table:number-columns-spanned="2" table:number-rows-spanned="1">
            <text:p>Q57312_STAEP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Q57312_STAEP">http://www.uniprot.org/uniprot/Q57312_STAEP</text:a></text:p>
          </table:table-cell>
          <table:covered-table-cell/>
          <table:table-cell table:style-name="ce2" office:value-type="string" table:number-columns-spanned="2" table:number-rows-spanned="1">
            <text:p>Q57312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30.1">
            <text:p>30.1</text:p>
          </table:table-cell>
          <table:table-cell office:value-type="string">
            <text:p>Ericin_A</text:p>
          </table:table-cell>
          <table:table-cell office:value-type="string">
            <text:p>Bacillus subtilis</text:p>
          </table:table-cell>
          <table:table-cell office:value-type="string">
            <text:p>LanBC</text:p>
          </table:table-cell>
          <table:table-cell office:value-type="string">
            <text:p><text:a xlink:href="http://dx.doi.org/10.1128/JB.184.6.1703-1711.2002">REF</text:a></text:p>
          </table:table-cell>
          <table:table-cell table:style-name="ce2" office:value-type="string">
            <text:p><text:a xlink:href="http://www.ncbi.nlm.nih.gov/protein/AAL15567.1">AAL15567.1</text:a></text:p>
          </table:table-cell>
          <table:table-cell office:value-type="string">
            <text:p><text:a xlink:href="http://www.uniprot.org/uniprot/Q93GH5_BACSU">Q93GH5_BACSU</text:a></text:p>
          </table:table-cell>
          <table:table-cell office:value-type="string">
            <text:p>MSKFDDFDLDVVKVSKQDSKITPQVLSKSLCTPGCITGPLQTCYLCFPTFAKC</text:p>
          </table:table-cell>
          <table:table-cell office:value-type="string">
            <text:p>lanthipeptide A</text:p>
          </table:table-cell>
          <table:table-cell table:style-name="ce2" office:value-type="float" office:value="24" table:number-columns-spanned="2" table:number-rows-spanned="1">
            <text:p>24</text:p>
          </table:table-cell>
          <table:covered-table-cell/>
          <table:table-cell office:value-type="string" table:number-columns-spanned="2" table:number-rows-spanned="1">
            <text:p>10.1128/JB.184.6.1703-1711.2002</text:p>
          </table:table-cell>
          <table:covered-table-cell/>
          <table:table-cell office:value-type="string" table:number-columns-spanned="2" table:number-rows-spanned="1">
            <text:p><text:a xlink:href="http://dx.doi.org/10.1128/JB.184.6.1703-1711.2002">http://dx.doi.org/10.1128/JB.184.6.1703-1711.2002</text:a></text:p>
          </table:table-cell>
          <table:covered-table-cell/>
          <table:table-cell office:value-type="string" table:number-columns-spanned="2" table:number-rows-spanned="1">
            <text:p>Q93GH5_BACSU</text:p>
          </table:table-cell>
          <table:covered-table-cell/>
          <table:table-cell table:style-name="ce2" office:value-type="string" table:number-columns-spanned="2" table:number-rows-spanned="1">
            <text:p>AAL15567.1</text:p>
          </table:table-cell>
          <table:covered-table-cell/>
          <table:table-cell office:value-type="string" table:number-columns-spanned="2" table:number-rows-spanned="1">
            <text:p><text:a xlink:href="http://www.ncbi.nlm.nih.gov/protein/AAL15567.1">http://www.ncbi.nlm.nih.gov/protein/AAL15567.1</text:a></text:p>
          </table:table-cell>
          <table:covered-table-cell/>
          <table:table-cell office:value-type="string" table:number-columns-spanned="2" table:number-rows-spanned="1">
            <text:p><text:a xlink:href="http://www.uniprot.org/uniprot/Q93GH5_BACSU">http://www.uniprot.org/uniprot/Q93GH5_BACSU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31.1">
            <text:p>31.1</text:p>
          </table:table-cell>
          <table:table-cell office:value-type="string">
            <text:p>Ericin_S</text:p>
          </table:table-cell>
          <table:table-cell office:value-type="string">
            <text:p>Bacillus subtilis</text:p>
          </table:table-cell>
          <table:table-cell office:value-type="string">
            <text:p>LanBC</text:p>
          </table:table-cell>
          <table:table-cell office:value-type="string">
            <text:p><text:a xlink:href="http://dx.doi.org/10.1128/JB.184.6.1703-1711.2002">REF</text:a></text:p>
          </table:table-cell>
          <table:table-cell table:style-name="ce2" office:value-type="string">
            <text:p><text:a xlink:href="http://www.ncbi.nlm.nih.gov/protein/AAL15569.1">AAL15569.1</text:a></text:p>
          </table:table-cell>
          <table:table-cell office:value-type="string">
            <text:p><text:a xlink:href="http://www.uniprot.org/uniprot/Q93GH3">Q93GH3</text:a></text:p>
          </table:table-cell>
          <table:table-cell office:value-type="string">
            <text:p>MSKFDDFDLDVVKVSKQDSKITPQWKSESVCTPGCVTGVLQTCFLQTITCNCHISK</text:p>
          </table:table-cell>
          <table:table-cell office:value-type="string">
            <text:p>lanthipeptide A</text:p>
          </table:table-cell>
          <table:table-cell table:style-name="ce2" office:value-type="float" office:value="24" table:number-columns-spanned="2" table:number-rows-spanned="1">
            <text:p>24</text:p>
          </table:table-cell>
          <table:covered-table-cell/>
          <table:table-cell office:value-type="string" table:number-columns-spanned="2" table:number-rows-spanned="1">
            <text:p>10.1128/JB.184.6.1703-1711.2002</text:p>
          </table:table-cell>
          <table:covered-table-cell/>
          <table:table-cell office:value-type="string" table:number-columns-spanned="2" table:number-rows-spanned="1">
            <text:p><text:a xlink:href="http://dx.doi.org/10.1128/JB.184.6.1703-1711.2002">http://dx.doi.org/10.1128/JB.184.6.1703-1711.2002</text:a></text:p>
          </table:table-cell>
          <table:covered-table-cell/>
          <table:table-cell office:value-type="string" table:number-columns-spanned="2" table:number-rows-spanned="1">
            <text:p>Q93GH3</text:p>
          </table:table-cell>
          <table:covered-table-cell/>
          <table:table-cell table:style-name="ce2" office:value-type="string" table:number-columns-spanned="2" table:number-rows-spanned="1">
            <text:p>AAL15569.1</text:p>
          </table:table-cell>
          <table:covered-table-cell/>
          <table:table-cell office:value-type="string" table:number-columns-spanned="2" table:number-rows-spanned="1">
            <text:p><text:a xlink:href="http://www.ncbi.nlm.nih.gov/protein/AAL15569.1">http://www.ncbi.nlm.nih.gov/protein/AAL15569.1</text:a></text:p>
          </table:table-cell>
          <table:covered-table-cell/>
          <table:table-cell office:value-type="string" table:number-columns-spanned="2" table:number-rows-spanned="1">
            <text:p><text:a xlink:href="http://www.uniprot.org/uniprot/Q93GH3">http://www.uniprot.org/uniprot/Q93GH3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32.1">
            <text:p>32.1</text:p>
          </table:table-cell>
          <table:table-cell office:value-type="string">
            <text:p>Erythreapeptin</text:p>
          </table:table-cell>
          <table:table-cell office:value-type="string">
            <text:p>Saccharopolyspora erythraea</text:p>
          </table:table-cell>
          <table:table-cell office:value-type="string">
            <text:p>LanKC</text:p>
          </table:table-cell>
          <table:table-cell office:value-type="string">
            <text:p><text:a xlink:href="http://dx.doi.org/10.1002/cbic.201200118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A4FHH5">A4FHH5</text:a></text:p>
          </table:table-cell>
          <table:table-cell office:value-type="string">
            <text:p>MEMVLELQELDAPNELAYGDPSHGGGSNLSLLASCANSTVSLLTCH</text:p>
          </table:table-cell>
          <table:table-cell office:value-type="string">
            <text:p>lanthipeptide C</text:p>
          </table:table-cell>
          <table:table-cell table:style-name="ce2" office:value-type="float" office:value="26" table:number-columns-spanned="2" table:number-rows-spanned="1">
            <text:p>26</text:p>
          </table:table-cell>
          <table:covered-table-cell/>
          <table:table-cell office:value-type="string" table:number-columns-spanned="2" table:number-rows-spanned="1">
            <text:p>10.1002/cbic.201200118</text:p>
          </table:table-cell>
          <table:covered-table-cell/>
          <table:table-cell office:value-type="string" table:number-columns-spanned="2" table:number-rows-spanned="1">
            <text:p><text:a xlink:href="http://dx.doi.org/10.1002/cbic.201200118">http://dx.doi.org/10.1002/cbic.201200118</text:a></text:p>
          </table:table-cell>
          <table:covered-table-cell/>
          <table:table-cell office:value-type="string" table:number-columns-spanned="2" table:number-rows-spanned="1">
            <text:p>A4FHH5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A4FHH5">http://www.uniprot.org/uniprot/A4FHH5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0">
          <table:table-cell/>
          <table:table-cell office:value-type="float" office:value="33.1">
            <text:p>33.1</text:p>
          </table:table-cell>
          <table:table-cell office:value-type="string">
            <text:p>FrEUN1f_DRAFT_0188_putative_linardin</text:p>
          </table:table-cell>
          <table:table-cell office:value-type="string">
            <text:p>Frankia sp. EUN1f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/>
          <table:table-cell table:style-name="ce1"/>
          <table:table-cell office:value-type="string">
            <text:p>MSMRSEPGSLRLSQLARIDALITEAQSRGFGLSDRFRIHITEEQAAATPDAHHPLFDLSEHDREILNQIIELTGQLEHTTSIGELVEMRAQVVQG</text:p>
          </table:table-cell>
          <table:table-cell office:value-type="string">
            <text:p>Linard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34.1">
            <text:p>34.1</text:p>
          </table:table-cell>
          <table:table-cell office:value-type="string">
            <text:p>Gallidermin</text:p>
          </table:table-cell>
          <table:table-cell office:value-type="string">
            <text:p>Staphylococcus gallinarum</text:p>
          </table:table-cell>
          <table:table-cell office:value-type="string">
            <text:p>LanBC</text:p>
          </table:table-cell>
          <table:table-cell office:value-type="string">
            <text:p><text:a xlink:href="http://dx.doi.org/10.1111/j.1574-6968.1989.tb03056.x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LANG_STAGA">LANG_STAGA</text:a></text:p>
          </table:table-cell>
          <table:table-cell office:value-type="string">
            <text:p>MEAVKEKNELFDLDVKVNAKESNDSGAEPRIASKFLCTPGCAKTGSFNSYCC</text:p>
          </table:table-cell>
          <table:table-cell office:value-type="string">
            <text:p>lanthipeptide A</text:p>
          </table:table-cell>
          <table:table-cell table:style-name="ce2" office:value-type="float" office:value="30" table:number-columns-spanned="2" table:number-rows-spanned="1">
            <text:p>30</text:p>
          </table:table-cell>
          <table:covered-table-cell/>
          <table:table-cell office:value-type="string" table:number-columns-spanned="2" table:number-rows-spanned="1">
            <text:p>10.1111/j.1574-6968.1989.tb03056.x</text:p>
          </table:table-cell>
          <table:covered-table-cell/>
          <table:table-cell office:value-type="string" table:number-columns-spanned="2" table:number-rows-spanned="1">
            <text:p><text:a xlink:href="http://dx.doi.org/10.1111/j.1574-6968.1989.tb03056.x">http://dx.doi.org/10.1111/j.1574-6968.1989.tb03056.x</text:a></text:p>
          </table:table-cell>
          <table:covered-table-cell/>
          <table:table-cell office:value-type="string" table:number-columns-spanned="2" table:number-rows-spanned="1">
            <text:p>LANG_STAGA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G_STAGA">http://www.uniprot.org/uniprot/LANG_STAGA</text:a></text:p>
          </table:table-cell>
          <table:covered-table-cell/>
          <table:table-cell table:style-name="ce2" office:value-type="string" table:number-columns-spanned="2" table:number-rows-spanned="1">
            <text:p>P21838.2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35.1">
            <text:p>35.1</text:p>
          </table:table-cell>
          <table:table-cell office:value-type="string">
            <text:p>Gardimycin_(actagardine)</text:p>
          </table:table-cell>
          <table:table-cell office:value-type="string">
            <text:p>Actinoplanes liguriae</text:p>
          </table:table-cell>
          <table:table-cell office:value-type="string">
            <text:p>LanM</text:p>
          </table:table-cell>
          <table:table-cell office:value-type="string">
            <text:p><text:a xlink:href="http://dx.doi.org/10.7164/antibiotics.43.1082">REF</text:a></text:p>
          </table:table-cell>
          <table:table-cell table:style-name="ce2" office:value-type="string">
            <text:p><text:a xlink:href="http://www.ncbi.nlm.nih.gov/protein/ACR33052.1">ACR33052.1</text:a></text:p>
          </table:table-cell>
          <table:table-cell office:value-type="string">
            <text:p><text:a xlink:href="http://www.uniprot.org/uniprot/LANA_ACTLG">LANA_ACTLG</text:a></text:p>
          </table:table-cell>
          <table:table-cell office:value-type="string">
            <text:p>MSALAIEKSWKDVDLRDGATSHPAGLGFGELTFEDLREDRTIYAASSGWVCTLTIECGTVICAC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7164/antibiotics.43.1082</text:p>
          </table:table-cell>
          <table:covered-table-cell/>
          <table:table-cell office:value-type="string" table:number-columns-spanned="2" table:number-rows-spanned="1">
            <text:p><text:a xlink:href="http://dx.doi.org/10.7164/antibiotics.43.1082">http://dx.doi.org/10.7164/antibiotics.43.1082</text:a></text:p>
          </table:table-cell>
          <table:covered-table-cell/>
          <table:table-cell office:value-type="string" table:number-columns-spanned="2" table:number-rows-spanned="1">
            <text:p>LANA_ACTLG</text:p>
          </table:table-cell>
          <table:covered-table-cell/>
          <table:table-cell table:style-name="ce2" office:value-type="string" table:number-columns-spanned="2" table:number-rows-spanned="1">
            <text:p>ACR33052.1</text:p>
          </table:table-cell>
          <table:covered-table-cell/>
          <table:table-cell office:value-type="string" table:number-columns-spanned="2" table:number-rows-spanned="1">
            <text:p><text:a xlink:href="http://www.ncbi.nlm.nih.gov/protein/ACR33052.1">http://www.ncbi.nlm.nih.gov/protein/ACR33052.1</text:a></text:p>
          </table:table-cell>
          <table:covered-table-cell/>
          <table:table-cell office:value-type="string" table:number-columns-spanned="2" table:number-rows-spanned="1">
            <text:p><text:a xlink:href="http://www.uniprot.org/uniprot/LANA_ACTLG">http://www.uniprot.org/uniprot/LANA_ACTLG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36.1">
            <text:p>36.1</text:p>
          </table:table-cell>
          <table:table-cell office:value-type="string">
            <text:p>geobacillin_I</text:p>
          </table:table-cell>
          <table:table-cell office:value-type="string">
            <text:p>Geobacillus thermodenitrificans NG80-2</text:p>
          </table:table-cell>
          <table:table-cell office:value-type="string">
            <text:p>LanBC</text:p>
          </table:table-cell>
          <table:table-cell office:value-type="string">
            <text:p><text:a xlink:href="http://dx.doi.org/10.1073/pnas.1116815109">REF</text:a></text:p>
          </table:table-cell>
          <table:table-cell/>
          <table:table-cell table:style-name="ce1"/>
          <table:table-cell office:value-type="string">
            <text:p>MAKFDDFDLDIVVKKQDDVVQPNVTSKSLCTPGCITGVLMCLTQNSCVSCNSCIRC</text:p>
          </table:table-cell>
          <table:table-cell office:value-type="string">
            <text:p>lanthipeptide A</text:p>
          </table:table-cell>
          <table:table-cell table:style-name="ce2" office:value-type="float" office:value="23" table:number-columns-spanned="2" table:number-rows-spanned="1">
            <text:p>23</text:p>
          </table:table-cell>
          <table:covered-table-cell/>
          <table:table-cell office:value-type="string" table:number-columns-spanned="2" table:number-rows-spanned="1">
            <text:p>10.1073/pnas.1116815109</text:p>
          </table:table-cell>
          <table:covered-table-cell/>
          <table:table-cell office:value-type="string" table:number-columns-spanned="2" table:number-rows-spanned="1">
            <text:p><text:a xlink:href="http://dx.doi.org/10.1073/pnas.1116815109">http://dx.doi.org/10.1073/pnas.1116815109</text:a></text:p>
          </table:table-cell>
          <table:covered-table-cell/>
          <table:table-cell table:style-name="ce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37.1">
            <text:p>37.1</text:p>
          </table:table-cell>
          <table:table-cell office:value-type="string">
            <text:p>Geobacillin_I_like</text:p>
          </table:table-cell>
          <table:table-cell office:value-type="string">
            <text:p>Geobacillus kaustophilus HTA426</text:p>
          </table:table-cell>
          <table:table-cell office:value-type="string">
            <text:p>LanBC</text:p>
          </table:table-cell>
          <table:table-cell office:value-type="string">
            <text:p><text:a xlink:href="http://dx.doi.org/10.1073/pnas.1116815109">REF</text:a></text:p>
          </table:table-cell>
          <table:table-cell table:style-name="ce2" office:value-type="string">
            <text:p><text:a xlink:href="http://www.ncbi.nlm.nih.gov/protein/YP_146139.1">56378663</text:a></text:p>
          </table:table-cell>
          <table:table-cell table:style-name="ce1"/>
          <table:table-cell office:value-type="string">
            <text:p>MAKLDDFDLDIVVKKQDNIVQPNITSKSLCTPGCITGILMCLTQNSCVSCNSCIRC</text:p>
          </table:table-cell>
          <table:table-cell office:value-type="string">
            <text:p>lanthipeptide A</text:p>
          </table:table-cell>
          <table:table-cell table:style-name="ce2" office:value-type="float" office:value="23" table:number-columns-spanned="2" table:number-rows-spanned="1">
            <text:p>23</text:p>
          </table:table-cell>
          <table:covered-table-cell/>
          <table:table-cell office:value-type="string" table:number-columns-spanned="2" table:number-rows-spanned="1">
            <text:p>10.1073/pnas.1116815109</text:p>
          </table:table-cell>
          <table:covered-table-cell/>
          <table:table-cell office:value-type="string" table:number-columns-spanned="2" table:number-rows-spanned="1">
            <text:p><text:a xlink:href="http://dx.doi.org/10.1073/pnas.1116815109">http://dx.doi.org/10.1073/pnas.1116815109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56378663" table:number-columns-spanned="2" table:number-rows-spanned="1">
            <text:p>56378663</text:p>
          </table:table-cell>
          <table:covered-table-cell/>
          <table:table-cell office:value-type="string" table:number-columns-spanned="2" table:number-rows-spanned="1">
            <text:p><text:a xlink:href="http://www.ncbi.nlm.nih.gov/protein/YP_146139.1">http://www.ncbi.nlm.nih.gov/protein/YP_146139.1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string" table:number-columns-spanned="2" table:number-rows-spanned="1">
            <text:p>YP_146139.1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38.1">
            <text:p>38.1</text:p>
          </table:table-cell>
          <table:table-cell office:value-type="string">
            <text:p>geobacillin_II</text:p>
          </table:table-cell>
          <table:table-cell office:value-type="string">
            <text:p>Geobacillus thermodenitrificans NG80-2</text:p>
          </table:table-cell>
          <table:table-cell office:value-type="string">
            <text:p>LanM</text:p>
          </table:table-cell>
          <table:table-cell office:value-type="string">
            <text:p><text:a xlink:href="http://dx.doi.org/10.1073/pnas.1116815109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B4BSJ7">B4BSJ7</text:a></text:p>
          </table:table-cell>
          <table:table-cell office:value-type="string">
            <text:p>MEKQEQTFVSKISEEELKKLAGGYTEVSPQSTIVCVSLRICNWSLRFCPSFKVKCPM</text:p>
          </table:table-cell>
          <table:table-cell office:value-type="string">
            <text:p>lanthipeptide B</text:p>
          </table:table-cell>
          <table:table-cell table:style-name="ce2" office:value-type="float" office:value="23" table:number-columns-spanned="2" table:number-rows-spanned="1">
            <text:p>23</text:p>
          </table:table-cell>
          <table:covered-table-cell/>
          <table:table-cell office:value-type="string" table:number-columns-spanned="2" table:number-rows-spanned="1">
            <text:p>10.1073/pnas.1116815109</text:p>
          </table:table-cell>
          <table:covered-table-cell/>
          <table:table-cell office:value-type="string" table:number-columns-spanned="2" table:number-rows-spanned="1">
            <text:p><text:a xlink:href="http://dx.doi.org/10.1073/pnas.1116815109">http://dx.doi.org/10.1073/pnas.1116815109</text:a></text:p>
          </table:table-cell>
          <table:covered-table-cell/>
          <table:table-cell office:value-type="string" table:number-columns-spanned="2" table:number-rows-spanned="1">
            <text:p>B4BSJ7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B4BSJ7">http://www.uniprot.org/uniprot/B4BSJ7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39.1">
            <text:p>39.1</text:p>
          </table:table-cell>
          <table:table-cell office:value-type="string">
            <text:p>Glycocin_F</text:p>
          </table:table-cell>
          <table:table-cell office:value-type="string">
            <text:p>Lactobacillus plantarum</text:p>
          </table:table-cell>
          <table:table-cell office:value-type="string">
            <text:p>GlyS</text:p>
          </table:table-cell>
          <table:table-cell office:value-type="string">
            <text:p><text:a xlink:href="http://dx.doi.org/10.1021/bi200217u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E9K9Z1">E9K9Z1</text:a></text:p>
          </table:table-cell>
          <table:table-cell office:value-type="string">
            <text:p>MSKLVKTLTISEISKAQNNGGKPAWCWYTLAMCGAGYDSGTCDYMYSHCFGIKHHSSGSSSYHC</text:p>
          </table:table-cell>
          <table:table-cell office:value-type="string">
            <text:p>Glycocin</text:p>
          </table:table-cell>
          <table:table-cell table:style-name="ce2" office:value-type="float" office:value="21" table:number-columns-spanned="2" table:number-rows-spanned="1">
            <text:p>21</text:p>
          </table:table-cell>
          <table:covered-table-cell/>
          <table:table-cell office:value-type="string" table:number-columns-spanned="2" table:number-rows-spanned="1">
            <text:p>10.1021/bi200217u</text:p>
          </table:table-cell>
          <table:covered-table-cell/>
          <table:table-cell office:value-type="string" table:number-columns-spanned="2" table:number-rows-spanned="1">
            <text:p><text:a xlink:href="http://dx.doi.org/10.1021/bi200217u">http://dx.doi.org/10.1021/bi200217u</text:a></text:p>
          </table:table-cell>
          <table:covered-table-cell/>
          <table:table-cell office:value-type="string" table:number-columns-spanned="2" table:number-rows-spanned="1">
            <text:p>E9K9Z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E9K9Z1">http://www.uniprot.org/uniprot/E9K9Z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40.1">
            <text:p>40.1</text:p>
          </table:table-cell>
          <table:table-cell office:value-type="string">
            <text:p>Grisemycin</text:p>
          </table:table-cell>
          <table:table-cell office:value-type="string">
            <text:p>Streptomyces griseus NBRC13350</text:p>
          </table:table-cell>
          <table:table-cell office:value-type="string">
            <text:p>LinL</text:p>
          </table:table-cell>
          <table:table-cell office:value-type="string">
            <text:p><text:a xlink:href="http://dx.doi.org/10.1128/​JB.00171-11">REF</text:a></text:p>
          </table:table-cell>
          <table:table-cell/>
          <table:table-cell table:style-name="ce1"/>
          <table:table-cell office:value-type="string">
            <text:p>MRLDSIATQETATALPESMATQDFANSVLAGAVPGFHSDAETPAMATPAVAQFVIQGSTICLVC</text:p>
          </table:table-cell>
          <table:table-cell office:value-type="string">
            <text:p>Linardin</text:p>
          </table:table-cell>
          <table:table-cell table:style-name="ce2" office:value-type="float" office:value="45" table:number-columns-spanned="2" table:number-rows-spanned="1">
            <text:p>45</text:p>
          </table:table-cell>
          <table:covered-table-cell/>
          <table:table-cell office:value-type="string" table:number-columns-spanned="2" table:number-rows-spanned="1">
            <text:p>10.1128/​JB.00171-11</text:p>
          </table:table-cell>
          <table:covered-table-cell/>
          <table:table-cell office:value-type="string" table:number-columns-spanned="2" table:number-rows-spanned="1">
            <text:p><text:a xlink:href="http://dx.doi.org/10.1128/​JB.00171-11">http://dx.doi.org/10.1128/​JB.00171-11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41.1">
            <text:p>41.1</text:p>
          </table:table-cell>
          <table:table-cell office:value-type="string">
            <text:p>Griseopeptin</text:p>
          </table:table-cell>
          <table:table-cell office:value-type="string">
            <text:p>Streptomyces griseus</text:p>
          </table:table-cell>
          <table:table-cell office:value-type="string">
            <text:p>LanKC</text:p>
          </table:table-cell>
          <table:table-cell office:value-type="string">
            <text:p><text:a xlink:href="http://dx.doi.org/10.1002/cbic.201200118">REF</text:a></text:p>
          </table:table-cell>
          <table:table-cell table:style-name="ce2" office:value-type="string">
            <text:p><text:a xlink:href="http://www.ncbi.nlm.nih.gov/protein/">75346136</text:a></text:p>
          </table:table-cell>
          <table:table-cell office:value-type="string">
            <text:p><text:a xlink:href="http://www.uniprot.org/uniprot/B1W1K0">B1W1K0</text:a></text:p>
          </table:table-cell>
          <table:table-cell office:value-type="string">
            <text:p>MALLDLQAMDTPAEDSFGELATGSQVSLLVCEYSSLSVVLCTP</text:p>
          </table:table-cell>
          <table:table-cell office:value-type="string">
            <text:p>lanthipeptide C</text:p>
          </table:table-cell>
          <table:table-cell table:style-name="ce2" office:value-type="float" office:value="23" table:number-columns-spanned="2" table:number-rows-spanned="1">
            <text:p>23</text:p>
          </table:table-cell>
          <table:covered-table-cell/>
          <table:table-cell office:value-type="string" table:number-columns-spanned="2" table:number-rows-spanned="1">
            <text:p>10.1002/cbic.201200118</text:p>
          </table:table-cell>
          <table:covered-table-cell/>
          <table:table-cell office:value-type="string" table:number-columns-spanned="2" table:number-rows-spanned="1">
            <text:p><text:a xlink:href="http://dx.doi.org/10.1002/cbic.201200118">http://dx.doi.org/10.1002/cbic.201200118</text:a></text:p>
          </table:table-cell>
          <table:covered-table-cell/>
          <table:table-cell office:value-type="string" table:number-columns-spanned="2" table:number-rows-spanned="1">
            <text:p>B1W1K0</text:p>
          </table:table-cell>
          <table:covered-table-cell/>
          <table:table-cell table:style-name="ce2" office:value-type="float" office:value="75346136" table:number-columns-spanned="2" table:number-rows-spanned="1">
            <text:p>75346136</text:p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B1W1K0">http://www.uniprot.org/uniprot/B1W1K0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42.1">
            <text:p>42.1</text:p>
          </table:table-cell>
          <table:table-cell office:value-type="string">
            <text:p>Haloduracin_alpha</text:p>
          </table:table-cell>
          <table:table-cell office:value-type="string">
            <text:p>Bacillus haloduransC-125</text:p>
          </table:table-cell>
          <table:table-cell office:value-type="string">
            <text:p>LanM</text:p>
          </table:table-cell>
          <table:table-cell office:value-type="string">
            <text:p><text:a xlink:href="http://dx.doi.org/10.1073/pnas.0606088103">REF</text:a></text:p>
          </table:table-cell>
          <table:table-cell table:style-name="ce2" office:value-type="string">
            <text:p><text:a xlink:href="http://www.ncbi.nlm.nih.gov/protein/NP_241320.1">10173067</text:a></text:p>
          </table:table-cell>
          <table:table-cell table:style-name="ce1"/>
          <table:table-cell office:value-type="string">
            <text:p>MTNLLKEWKMPLERTHNNSNPAGDIFQELEDQDILAGVNGACAWYNISCRLGNKGAYCTLTVECMPSCN</text:p>
          </table:table-cell>
          <table:table-cell office:value-type="string">
            <text:p>lanthipeptide B</text:p>
          </table:table-cell>
          <table:table-cell table:style-name="ce2" office:value-type="float" office:value="41" table:number-columns-spanned="2" table:number-rows-spanned="1">
            <text:p>41</text:p>
          </table:table-cell>
          <table:covered-table-cell/>
          <table:table-cell office:value-type="string" table:number-columns-spanned="2" table:number-rows-spanned="1">
            <text:p>10.1073/pnas.0606088103</text:p>
          </table:table-cell>
          <table:covered-table-cell/>
          <table:table-cell office:value-type="string" table:number-columns-spanned="2" table:number-rows-spanned="1">
            <text:p><text:a xlink:href="http://dx.doi.org/10.1073/pnas.0606088103">http://dx.doi.org/10.1073/pnas.0606088103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10173067" table:number-columns-spanned="2" table:number-rows-spanned="1">
            <text:p>10173067</text:p>
          </table:table-cell>
          <table:covered-table-cell/>
          <table:table-cell office:value-type="string" table:number-columns-spanned="2" table:number-rows-spanned="1">
            <text:p><text:a xlink:href="http://www.ncbi.nlm.nih.gov/protein/NP_241320.1">http://www.ncbi.nlm.nih.gov/protein/NP_241320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NP_241320.1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43.1">
            <text:p>43.1</text:p>
          </table:table-cell>
          <table:table-cell office:value-type="string">
            <text:p>Haloduracin_beta</text:p>
          </table:table-cell>
          <table:table-cell office:value-type="string">
            <text:p>Bacillus haloduransC-125</text:p>
          </table:table-cell>
          <table:table-cell office:value-type="string">
            <text:p>LanM</text:p>
          </table:table-cell>
          <table:table-cell office:value-type="string">
            <text:p><text:a xlink:href="http://dx.doi.org/10.1073/pnas.0606088103">REF</text:a></text:p>
          </table:table-cell>
          <table:table-cell table:style-name="ce2" office:value-type="string">
            <text:p><text:a xlink:href="http://www.ncbi.nlm.nih.gov/protein/NP_241319.1">10173066</text:a></text:p>
          </table:table-cell>
          <table:table-cell table:style-name="ce1"/>
          <table:table-cell office:value-type="string">
            <text:p>MVNSKDLRNPEFRKAQGLQFVDEVNEKELSSLAGSGDVHAQTTWPCATVGVSVALCPTTKCTSQC</text:p>
          </table:table-cell>
          <table:table-cell office:value-type="string">
            <text:p>lanthipeptide B</text:p>
          </table:table-cell>
          <table:table-cell table:style-name="ce2" office:value-type="float" office:value="35" table:number-columns-spanned="2" table:number-rows-spanned="1">
            <text:p>35</text:p>
          </table:table-cell>
          <table:covered-table-cell/>
          <table:table-cell office:value-type="string" table:number-columns-spanned="2" table:number-rows-spanned="1">
            <text:p>10.1073/pnas.0606088103</text:p>
          </table:table-cell>
          <table:covered-table-cell/>
          <table:table-cell office:value-type="string" table:number-columns-spanned="2" table:number-rows-spanned="1">
            <text:p><text:a xlink:href="http://dx.doi.org/10.1073/pnas.0606088103">http://dx.doi.org/10.1073/pnas.0606088103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10173066" table:number-columns-spanned="2" table:number-rows-spanned="1">
            <text:p>10173066</text:p>
          </table:table-cell>
          <table:covered-table-cell/>
          <table:table-cell office:value-type="string" table:number-columns-spanned="2" table:number-rows-spanned="1">
            <text:p><text:a xlink:href="http://www.ncbi.nlm.nih.gov/protein/NP_241319.1">http://www.ncbi.nlm.nih.gov/protein/NP_241319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NP_241319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44.1">
            <text:p>44.1</text:p>
          </table:table-cell>
          <table:table-cell office:value-type="string">
            <text:p>Htur_3018_putative_linardin</text:p>
          </table:table-cell>
          <table:table-cell office:value-type="string">
            <text:p>Haloterrigena turkmenica DSM5511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/>
          <table:table-cell table:style-name="ce1"/>
          <table:table-cell office:value-type="string">
            <text:p>MSSQTTFGWSLFTSGIVTLVLKALPGDSLWWGLMLLAVGLVLLYYR</text:p>
          </table:table-cell>
          <table:table-cell office:value-type="string">
            <text:p>Linard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45.1">
            <text:p>45.1</text:p>
          </table:table-cell>
          <table:table-cell office:value-type="string">
            <text:p>Labyrinthopeptin_A1/A3</text:p>
          </table:table-cell>
          <table:table-cell office:value-type="string">
            <text:p>Actinomadura namibiensis</text:p>
          </table:table-cell>
          <table:table-cell office:value-type="string">
            <text:p>LanKC</text:p>
          </table:table-cell>
          <table:table-cell office:value-type="string">
            <text:p><text:a xlink:href="http://dx.doi.org/10.1002/anie.200905773">REF</text:a></text:p>
          </table:table-cell>
          <table:table-cell table:style-name="ce2" office:value-type="string">
            <text:p><text:a xlink:href="http://www.ncbi.nlm.nih.gov/protein/">224028150</text:a></text:p>
          </table:table-cell>
          <table:table-cell office:value-type="string">
            <text:p><text:a xlink:href="http://www.uniprot.org/uniprot/C0MP59_ACTNM">C0MP59_ACTNM</text:a></text:p>
          </table:table-cell>
          <table:table-cell office:value-type="string">
            <text:p>MASILELQDLEVERASSAADSNASVWECCSTGSWVPFTCC</text:p>
          </table:table-cell>
          <table:table-cell office:value-type="string">
            <text:p>lanthipeptide C</text:p>
          </table:table-cell>
          <table:table-cell table:style-name="ce2" office:value-type="float" office:value="17" table:number-columns-spanned="2" table:number-rows-spanned="1">
            <text:p>17</text:p>
          </table:table-cell>
          <table:covered-table-cell/>
          <table:table-cell office:value-type="string" table:number-columns-spanned="2" table:number-rows-spanned="1">
            <text:p>10.1002/anie.200905773</text:p>
          </table:table-cell>
          <table:covered-table-cell/>
          <table:table-cell office:value-type="string" table:number-columns-spanned="2" table:number-rows-spanned="1">
            <text:p><text:a xlink:href="http://dx.doi.org/10.1002/anie.200905773">http://dx.doi.org/10.1002/anie.200905773</text:a></text:p>
          </table:table-cell>
          <table:covered-table-cell/>
          <table:table-cell office:value-type="string" table:number-columns-spanned="2" table:number-rows-spanned="1">
            <text:p>C0MP59_ACTNM</text:p>
          </table:table-cell>
          <table:covered-table-cell/>
          <table:table-cell table:style-name="ce2" office:value-type="float" office:value="224028150" table:number-columns-spanned="2" table:number-rows-spanned="1">
            <text:p>224028150</text:p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C0MP59_ACTNM">http://www.uniprot.org/uniprot/C0MP59_ACTNM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46.1">
            <text:p>46.1</text:p>
          </table:table-cell>
          <table:table-cell office:value-type="string">
            <text:p>Labyrinthopeptin_A2</text:p>
          </table:table-cell>
          <table:table-cell office:value-type="string">
            <text:p>Actinomadura namibiensis</text:p>
          </table:table-cell>
          <table:table-cell office:value-type="string">
            <text:p>LanKC</text:p>
          </table:table-cell>
          <table:table-cell office:value-type="string">
            <text:p><text:a xlink:href="http://dx.doi.org/10.1002/anie.200905773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C0MP60_ACTNM">C0MP60_ACTNM</text:a></text:p>
          </table:table-cell>
          <table:table-cell office:value-type="string">
            <text:p>MASILELQNLDVEHARGENRSDWSLWECCSTGSLFACC</text:p>
          </table:table-cell>
          <table:table-cell office:value-type="string">
            <text:p>lanthipeptide C</text:p>
          </table:table-cell>
          <table:table-cell table:style-name="ce2" office:value-type="float" office:value="20" table:number-columns-spanned="2" table:number-rows-spanned="1">
            <text:p>20</text:p>
          </table:table-cell>
          <table:covered-table-cell/>
          <table:table-cell office:value-type="string" table:number-columns-spanned="2" table:number-rows-spanned="1">
            <text:p>10.1002/anie.200905773</text:p>
          </table:table-cell>
          <table:covered-table-cell/>
          <table:table-cell office:value-type="string" table:number-columns-spanned="2" table:number-rows-spanned="1">
            <text:p><text:a xlink:href="http://dx.doi.org/10.1002/anie.200905773">http://dx.doi.org/10.1002/anie.200905773</text:a></text:p>
          </table:table-cell>
          <table:covered-table-cell/>
          <table:table-cell office:value-type="string" table:number-columns-spanned="2" table:number-rows-spanned="1">
            <text:p>C0MP60_ACTNM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C0MP60_ACTNM">http://www.uniprot.org/uniprot/C0MP60_ACTNM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47.1">
            <text:p>47.1</text:p>
          </table:table-cell>
          <table:table-cell office:value-type="string">
            <text:p>Lacticin_3147_A1</text:p>
          </table:table-cell>
          <table:table-cell office:value-type="string">
            <text:p>Lactococcus lactis subsp. lactis</text:p>
          </table:table-cell>
          <table:table-cell office:value-type="string">
            <text:p>LanM</text:p>
          </table:table-cell>
          <table:table-cell office:value-type="string">
            <text:p><text:a xlink:href="http://dx.doi.org/10.1046/j.1365-2958.1998.00988.x">REF</text:a></text:p>
          </table:table-cell>
          <table:table-cell table:style-name="ce2" office:value-type="string">
            <text:p><text:a xlink:href="http://www.ncbi.nlm.nih.gov/protein/O87236.1">75344459</text:a></text:p>
          </table:table-cell>
          <table:table-cell table:style-name="ce1"/>
          <table:table-cell office:value-type="string">
            <text:p>MNKNEIETQPVTWLEEVSDQNFDEDVFGACSTNTFSLSDYWGNNGAWCTLTHECMAWCK</text:p>
          </table:table-cell>
          <table:table-cell office:value-type="string">
            <text:p>lanthipeptide B</text:p>
          </table:table-cell>
          <table:table-cell table:style-name="ce2" office:value-type="float" office:value="29" table:number-columns-spanned="2" table:number-rows-spanned="1">
            <text:p>29</text:p>
          </table:table-cell>
          <table:covered-table-cell/>
          <table:table-cell office:value-type="string" table:number-columns-spanned="2" table:number-rows-spanned="1">
            <text:p>10.1046/j.1365-2958.1998.00988.x</text:p>
          </table:table-cell>
          <table:covered-table-cell/>
          <table:table-cell office:value-type="string" table:number-columns-spanned="2" table:number-rows-spanned="1">
            <text:p><text:a xlink:href="http://dx.doi.org/10.1046/j.1365-2958.1998.00988.x">http://dx.doi.org/10.1046/j.1365-2958.1998.00988.x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75344459" table:number-columns-spanned="2" table:number-rows-spanned="1">
            <text:p>75344459</text:p>
          </table:table-cell>
          <table:covered-table-cell/>
          <table:table-cell office:value-type="string" table:number-columns-spanned="2" table:number-rows-spanned="1">
            <text:p><text:a xlink:href="http://www.ncbi.nlm.nih.gov/protein/O87236.1">http://www.ncbi.nlm.nih.gov/protein/O87236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O87236.1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48.1">
            <text:p>48.1</text:p>
          </table:table-cell>
          <table:table-cell office:value-type="string">
            <text:p>Lacticin_3147_A2</text:p>
          </table:table-cell>
          <table:table-cell office:value-type="string">
            <text:p>Lactococcus lactis subsp. lactis</text:p>
          </table:table-cell>
          <table:table-cell office:value-type="string">
            <text:p>LanM</text:p>
          </table:table-cell>
          <table:table-cell office:value-type="string">
            <text:p><text:a xlink:href="http://dx.doi.org/10.1046/j.1365-2958.1998.00988.x">REF</text:a></text:p>
          </table:table-cell>
          <table:table-cell table:style-name="ce2" office:value-type="string">
            <text:p><text:a xlink:href="http://www.ncbi.nlm.nih.gov/protein/O87237.1">75344460</text:a></text:p>
          </table:table-cell>
          <table:table-cell table:style-name="ce1"/>
          <table:table-cell office:value-type="string">
            <text:p>MKEKNMKKNDTIELQLGKYLEDDMIELAEGDESHGGTTPATPAISILSAYISTNTCPTTKCTRAC</text:p>
          </table:table-cell>
          <table:table-cell office:value-type="string">
            <text:p>lanthipeptide B</text:p>
          </table:table-cell>
          <table:table-cell table:style-name="ce2" office:value-type="float" office:value="36" table:number-columns-spanned="2" table:number-rows-spanned="1">
            <text:p>36</text:p>
          </table:table-cell>
          <table:covered-table-cell/>
          <table:table-cell office:value-type="string" table:number-columns-spanned="2" table:number-rows-spanned="1">
            <text:p>10.1046/j.1365-2958.1998.00988.x</text:p>
          </table:table-cell>
          <table:covered-table-cell/>
          <table:table-cell office:value-type="string" table:number-columns-spanned="2" table:number-rows-spanned="1">
            <text:p><text:a xlink:href="http://dx.doi.org/10.1046/j.1365-2958.1998.00988.x">http://dx.doi.org/10.1046/j.1365-2958.1998.00988.x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75344460" table:number-columns-spanned="2" table:number-rows-spanned="1">
            <text:p>75344460</text:p>
          </table:table-cell>
          <table:covered-table-cell/>
          <table:table-cell office:value-type="string" table:number-columns-spanned="2" table:number-rows-spanned="1">
            <text:p><text:a xlink:href="http://www.ncbi.nlm.nih.gov/protein/O87237.1">http://www.ncbi.nlm.nih.gov/protein/O87237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O87237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49.1">
            <text:p>49.1</text:p>
          </table:table-cell>
          <table:table-cell office:value-type="string">
            <text:p>Lacticin_481_(LactococcinDR)</text:p>
          </table:table-cell>
          <table:table-cell office:value-type="string">
            <text:p>Lactococcus lactis (subsplactis)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uniprot.org/uniprot/LAN4_LACLA">LAN4_LACLA</text:a></text:p>
          </table:table-cell>
          <table:table-cell office:value-type="string">
            <text:p>MKEQNSFNLLQEVTESELDLILGAKGGSGVIHTISHECNMNSWQFVFTCCS</text:p>
          </table:table-cell>
          <table:table-cell office:value-type="string">
            <text:p>lanthipeptide B</text:p>
          </table:table-cell>
          <table:table-cell table:style-name="ce2" office:value-type="float" office:value="24" table:number-columns-spanned="2" table:number-rows-spanned="1">
            <text:p>24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LAN4_LACLA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4_LACLA">http://www.uniprot.org/uniprot/LAN4_LACLA</text:a></text:p>
          </table:table-cell>
          <table:covered-table-cell/>
          <table:table-cell table:style-name="ce2" office:value-type="string" table:number-columns-spanned="2" table:number-rows-spanned="1">
            <text:p>P36499.1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50.1">
            <text:p>50.1</text:p>
          </table:table-cell>
          <table:table-cell office:value-type="string">
            <text:p>Lactocin_S</text:p>
          </table:table-cell>
          <table:table-cell office:value-type="string">
            <text:p>Lactobacillus sakei L45</text:p>
          </table:table-cell>
          <table:table-cell office:value-type="string">
            <text:p>LanM</text:p>
          </table:table-cell>
          <table:table-cell office:value-type="string">
            <text:p><text:a xlink:href="http://dx.doi.org/Appl.Environ.Microbiol.June1991vol.57no.61829-1834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LACS_LACSL">LACS_LACSL</text:a></text:p>
          </table:table-cell>
          <table:table-cell office:value-type="string">
            <text:p>MKTEKKVLDELSLHASAKMGARDVESSMNADSTPVLASVAVSMELLPTASVLYSDVAGCFKYSAKHHC</text:p>
          </table:table-cell>
          <table:table-cell office:value-type="string">
            <text:p>lanthipeptide B</text:p>
          </table:table-cell>
          <table:table-cell table:style-name="ce2" office:value-type="float" office:value="31" table:number-columns-spanned="2" table:number-rows-spanned="1">
            <text:p>31</text:p>
          </table:table-cell>
          <table:covered-table-cell/>
          <table:table-cell office:value-type="string" table:number-columns-spanned="2" table:number-rows-spanned="1">
            <text:p>Appl.Environ.Microbiol.June1991vol.57no.61829-1834</text:p>
          </table:table-cell>
          <table:covered-table-cell/>
          <table:table-cell office:value-type="string" table:number-columns-spanned="2" table:number-rows-spanned="1">
            <text:p><text:a xlink:href="http://dx.doi.org/Appl.Environ.Microbiol.June1991vol.57no.61829-1834">http://dx.doi.org/Appl.Environ.Microbiol.June1991vol.57no.61829-1834</text:a></text:p>
          </table:table-cell>
          <table:covered-table-cell/>
          <table:table-cell office:value-type="string" table:number-columns-spanned="2" table:number-rows-spanned="1">
            <text:p>LACS_LACSL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CS_LACSL">http://www.uniprot.org/uniprot/LACS_LACSL</text:a></text:p>
          </table:table-cell>
          <table:covered-table-cell/>
          <table:table-cell table:style-name="ce2" office:value-type="string" table:number-columns-spanned="2" table:number-rows-spanned="1">
            <text:p>P23826.2</text:p>
          </table:table-cell>
          <table:covered-table-cell/>
          <table:table-cell/>
        </table:table-row>
        <table:table-row table:style-name="ro9">
          <table:table-cell/>
          <table:table-cell office:value-type="float" office:value="51.1">
            <text:p>51.1</text:p>
          </table:table-cell>
          <table:table-cell office:value-type="string">
            <text:p>Lantibiotic107891</text:p>
          </table:table-cell>
          <table:table-cell office:value-type="string">
            <text:p>Microbisporasp.107891</text:p>
          </table:table-cell>
          <table:table-cell office:value-type="string">
            <text:p>LanBC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P85065">122064288</text:a></text:p>
          </table:table-cell>
          <table:table-cell office:value-type="string">
            <text:p><text:a xlink:href="http://www.uniprot.org/uniprot/P85065">P85065</text:a></text:p>
          </table:table-cell>
          <table:table-cell office:value-type="string">
            <text:p>VTSWSLCTPGCTSPGGGSNCSFCC</text:p>
          </table:table-cell>
          <table:table-cell office:value-type="string">
            <text:p>lanthipeptide A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P85065</text:p>
          </table:table-cell>
          <table:covered-table-cell/>
          <table:table-cell table:style-name="ce2" office:value-type="float" office:value="122064288" table:number-columns-spanned="2" table:number-rows-spanned="1">
            <text:p>122064288</text:p>
          </table:table-cell>
          <table:covered-table-cell/>
          <table:table-cell office:value-type="string" table:number-columns-spanned="2" table:number-rows-spanned="1">
            <text:p><text:a xlink:href="http://www.ncbi.nlm.nih.gov/protein/P85065">http://www.ncbi.nlm.nih.gov/protein/P85065</text:a></text:p>
          </table:table-cell>
          <table:covered-table-cell/>
          <table:table-cell office:value-type="string" table:number-columns-spanned="2" table:number-rows-spanned="1">
            <text:p><text:a xlink:href="http://www.uniprot.org/uniprot/P85065">http://www.uniprot.org/uniprot/P85065</text:a></text:p>
          </table:table-cell>
          <table:covered-table-cell/>
          <table:table-cell table:style-name="ce2" office:value-type="string" table:number-columns-spanned="2" table:number-rows-spanned="1">
            <text:p>P85065</text:p>
          </table:table-cell>
          <table:covered-table-cell/>
          <table:table-cell/>
        </table:table-row>
        <table:table-row table:style-name="ro9">
          <table:table-cell/>
          <table:table-cell office:value-type="float" office:value="52.1">
            <text:p>52.1</text:p>
          </table:table-cell>
          <table:table-cell office:value-type="string">
            <text:p>Lariatin_A</text:p>
          </table:table-cell>
          <table:table-cell office:value-type="string">
            <text:p>Rhodococcus sp. K01-BI0171</text:p>
          </table:table-cell>
          <table:table-cell office:value-type="string">
            <text:p>LasB</text:p>
          </table:table-cell>
          <table:table-cell office:value-type="string">
            <text:p><text:a xlink:href="http://dx.doi.org/10.1021/ja056780z">REF</text:a></text:p>
          </table:table-cell>
          <table:table-cell/>
          <table:table-cell table:style-name="ce1"/>
          <table:table-cell office:value-type="string">
            <text:p>GSQLVYREWVGHSNVIKP</text:p>
          </table:table-cell>
          <table:table-cell office:value-type="string">
            <text:p>Lasso peptide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21/ja056780z</text:p>
          </table:table-cell>
          <table:covered-table-cell/>
          <table:table-cell office:value-type="string" table:number-columns-spanned="2" table:number-rows-spanned="1">
            <text:p><text:a xlink:href="http://dx.doi.org/10.1021/ja056780z">http://dx.doi.org/10.1021/ja056780z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53.1">
            <text:p>53.1</text:p>
          </table:table-cell>
          <table:table-cell office:value-type="string">
            <text:p>Lariatin_B</text:p>
          </table:table-cell>
          <table:table-cell office:value-type="string">
            <text:p>Rhodococcus sp. K01-BI0171</text:p>
          </table:table-cell>
          <table:table-cell office:value-type="string">
            <text:p>LasB</text:p>
          </table:table-cell>
          <table:table-cell office:value-type="string">
            <text:p><text:a xlink:href="http://dx.doi.org/10.1021/ja056780z">REF</text:a></text:p>
          </table:table-cell>
          <table:table-cell/>
          <table:table-cell table:style-name="ce1"/>
          <table:table-cell office:value-type="string">
            <text:p>GSQLVYREWVGHSNVIKGPP</text:p>
          </table:table-cell>
          <table:table-cell office:value-type="string">
            <text:p>Lasso peptide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21/ja056780z</text:p>
          </table:table-cell>
          <table:covered-table-cell/>
          <table:table-cell office:value-type="string" table:number-columns-spanned="2" table:number-rows-spanned="1">
            <text:p><text:a xlink:href="http://dx.doi.org/10.1021/ja056780z">http://dx.doi.org/10.1021/ja056780z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54.1">
            <text:p>54.1</text:p>
          </table:table-cell>
          <table:table-cell office:value-type="string">
            <text:p>LichenicidinVK21A1</text:p>
          </table:table-cell>
          <table:table-cell office:value-type="string">
            <text:p>Bacillus licheniformis VK21</text:p>
          </table:table-cell>
          <table:table-cell office:value-type="string">
            <text:p>Lan</text:p>
          </table:table-cell>
          <table:table-cell office:value-type="string">
            <text:p><text:a xlink:href="http://dx.doi.org/10.1021/bi100871b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LANLA_BACLI">LANLA_BACLI</text:a></text:p>
          </table:table-cell>
          <table:table-cell office:value-type="string">
            <text:p>MSKKEMILSWKNPMYRTESSYHPAGNILKELQEEEQHSIAGGTITLSTCAILSKPLGNNGYLCTVTKECMPSCN</text:p>
          </table:table-cell>
          <table:table-cell office:value-type="string">
            <text:p>lanthipeptide B</text:p>
          </table:table-cell>
          <table:table-cell table:style-name="ce2" office:value-type="float" office:value="42" table:number-columns-spanned="2" table:number-rows-spanned="1">
            <text:p>42</text:p>
          </table:table-cell>
          <table:covered-table-cell/>
          <table:table-cell office:value-type="string" table:number-columns-spanned="2" table:number-rows-spanned="1">
            <text:p>10.1021/bi100871b</text:p>
          </table:table-cell>
          <table:covered-table-cell/>
          <table:table-cell office:value-type="string" table:number-columns-spanned="2" table:number-rows-spanned="1">
            <text:p><text:a xlink:href="http://dx.doi.org/10.1021/bi100871b">http://dx.doi.org/10.1021/bi100871b</text:a></text:p>
          </table:table-cell>
          <table:covered-table-cell/>
          <table:table-cell office:value-type="string" table:number-columns-spanned="2" table:number-rows-spanned="1">
            <text:p>LANLA_BACLI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LA_BACLI">http://www.uniprot.org/uniprot/LANLA_BACLI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55.1">
            <text:p>55.1</text:p>
          </table:table-cell>
          <table:table-cell office:value-type="string">
            <text:p>LichenicidinVK21A2</text:p>
          </table:table-cell>
          <table:table-cell office:value-type="string">
            <text:p>Bacillus licheniformis VK21</text:p>
          </table:table-cell>
          <table:table-cell office:value-type="string">
            <text:p>Lan</text:p>
          </table:table-cell>
          <table:table-cell office:value-type="string">
            <text:p><text:a xlink:href="http://dx.doi.org/10.1021/bi100871b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LANLB_BACLI">LANLB_BACLI</text:a></text:p>
          </table:table-cell>
          <table:table-cell office:value-type="string">
            <text:p>MKTMKNSAAREAFKGANHPAGMVSEEELKALVGGNDVNPETTPATTSSWTCITAGVTVSASLCPTTKCTSRC</text:p>
          </table:table-cell>
          <table:table-cell office:value-type="string">
            <text:p>lanthipeptide B</text:p>
          </table:table-cell>
          <table:table-cell table:style-name="ce2" office:value-type="float" office:value="40" table:number-columns-spanned="2" table:number-rows-spanned="1">
            <text:p>40</text:p>
          </table:table-cell>
          <table:covered-table-cell/>
          <table:table-cell office:value-type="string" table:number-columns-spanned="2" table:number-rows-spanned="1">
            <text:p>10.1021/bi100871b</text:p>
          </table:table-cell>
          <table:covered-table-cell/>
          <table:table-cell office:value-type="string" table:number-columns-spanned="2" table:number-rows-spanned="1">
            <text:p><text:a xlink:href="http://dx.doi.org/10.1021/bi100871b">http://dx.doi.org/10.1021/bi100871b</text:a></text:p>
          </table:table-cell>
          <table:covered-table-cell/>
          <table:table-cell office:value-type="string" table:number-columns-spanned="2" table:number-rows-spanned="1">
            <text:p>LANLB_BACLI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LB_BACLI">http://www.uniprot.org/uniprot/LANLB_BACLI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56.1">
            <text:p>56.1</text:p>
          </table:table-cell>
          <table:table-cell office:value-type="string">
            <text:p>Lxx19440_putative_linardin</text:p>
          </table:table-cell>
          <table:table-cell office:value-type="string">
            <text:p>Leifsonia xyli CTCB07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/>
          <table:table-cell table:style-name="ce1"/>
          <table:table-cell office:value-type="string">
            <text:p>MSLQKTAQTLNDRVTTEIDPDATASTSVLHRENTCIGVVTIIVGAAADVAAFDVATGASALAATALAI</text:p>
          </table:table-cell>
          <table:table-cell office:value-type="string">
            <text:p>Linard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57.1">
            <text:p>57.1</text:p>
          </table:table-cell>
          <table:table-cell office:value-type="string">
            <text:p>Lxx19470putative_linardin</text:p>
          </table:table-cell>
          <table:table-cell office:value-type="string">
            <text:p>Leifsonia xyli CTCB07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/>
          <table:table-cell table:style-name="ce1"/>
          <table:table-cell office:value-type="string">
            <text:p>MSLQRTAQALSDLVATELNTDVTAGSSVPLHEVTCLGVIAVVAATAMDIAAYDVASGAAALAVTTLSV</text:p>
          </table:table-cell>
          <table:table-cell office:value-type="string">
            <text:p>Linard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58.1">
            <text:p>58.1</text:p>
          </table:table-cell>
          <table:table-cell office:value-type="string">
            <text:p>Macedocin</text:p>
          </table:table-cell>
          <table:table-cell office:value-type="string">
            <text:p>Streptococcus macedonicus ACA-DC198</text:p>
          </table:table-cell>
          <table:table-cell office:value-type="string">
            <text:p>LanM</text:p>
          </table:table-cell>
          <table:table-cell office:value-type="string">
            <text:p><text:a xlink:href="http://dx.doi.org/10.1111/j.1574-6968.2007.00740.x">REF</text:a></text:p>
          </table:table-cell>
          <table:table-cell/>
          <table:table-cell table:style-name="ce1"/>
          <table:table-cell office:value-type="string">
            <text:p>MEKETTIIESIQEVSLEELDQIIGAGKNGVFKTISHECHLNTWAFLATCCS</text:p>
          </table:table-cell>
          <table:table-cell office:value-type="string">
            <text:p>lanthipeptide B</text:p>
          </table:table-cell>
          <table:table-cell table:style-name="ce2" office:value-type="float" office:value="25" table:number-columns-spanned="2" table:number-rows-spanned="1">
            <text:p>25</text:p>
          </table:table-cell>
          <table:covered-table-cell/>
          <table:table-cell office:value-type="string" table:number-columns-spanned="2" table:number-rows-spanned="1">
            <text:p>10.1111/j.1574-6968.2007.00740.x</text:p>
          </table:table-cell>
          <table:covered-table-cell/>
          <table:table-cell office:value-type="string" table:number-columns-spanned="2" table:number-rows-spanned="1">
            <text:p><text:a xlink:href="http://dx.doi.org/10.1111/j.1574-6968.2007.00740.x">http://dx.doi.org/10.1111/j.1574-6968.2007.00740.x</text:a></text:p>
          </table:table-cell>
          <table:covered-table-cell/>
          <table:table-cell table:style-name="ce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59.1">
            <text:p>59.1</text:p>
          </table:table-cell>
          <table:table-cell office:value-type="string">
            <text:p>Macedovicin</text:p>
          </table:table-cell>
          <table:table-cell office:value-type="string">
            <text:p>Streptococcus macedonicus ACA-DC198</text:p>
          </table:table-cell>
          <table:table-cell office:value-type="string">
            <text:p>LanM</text:p>
          </table:table-cell>
          <table:table-cell office:value-type="string">
            <text:p><text:a xlink:href="http://dx.doi.org/10.1016/j.fm.2012.09.008">REF</text:a></text:p>
          </table:table-cell>
          <table:table-cell/>
          <table:table-cell table:style-name="ce1"/>
          <table:table-cell office:value-type="string">
            <text:p>MMNATENQIFVETVSDQELEMLIGGADRGWIKTLTKDCPNVISSICAGTIITACKNCA</text:p>
          </table:table-cell>
          <table:table-cell office:value-type="string">
            <text:p>lanthipeptide B</text:p>
          </table:table-cell>
          <table:table-cell table:style-name="ce2" office:value-type="float" office:value="25" table:number-columns-spanned="2" table:number-rows-spanned="1">
            <text:p>25</text:p>
          </table:table-cell>
          <table:covered-table-cell/>
          <table:table-cell office:value-type="string" table:number-columns-spanned="2" table:number-rows-spanned="1">
            <text:p>10.1016/j.fm.2012.09.008</text:p>
          </table:table-cell>
          <table:covered-table-cell/>
          <table:table-cell office:value-type="string" table:number-columns-spanned="2" table:number-rows-spanned="1">
            <text:p><text:a xlink:href="http://dx.doi.org/10.1016/j.fm.2012.09.008">http://dx.doi.org/10.1016/j.fm.2012.09.008</text:a></text:p>
          </table:table-cell>
          <table:covered-table-cell/>
          <table:table-cell table:style-name="ce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60.1">
            <text:p>60.1</text:p>
          </table:table-cell>
          <table:table-cell office:value-type="string">
            <text:p>MccI47_mchS2</text:p>
          </table:table-cell>
          <table:table-cell office:value-type="string">
            <text:p>E.coli CA46</text:p>
          </table:table-cell>
          <table:table-cell office:value-type="string">
            <text:p>MicD</text:p>
          </table:table-cell>
          <table:table-cell office:value-type="string">
            <text:p><text:a xlink:href="http://dx.doi.org/10.1128/​AAC.50.4.1411-1418.2006">REF</text:a></text:p>
          </table:table-cell>
          <table:table-cell/>
          <table:table-cell table:style-name="ce1"/>
          <table:table-cell office:value-type="string">
            <text:p>MREISDNMLDSVKGGMNLNGLPASTNVIDLRGKDMGTYIDANGACWAPDTPSIIMYPGGSGPSYSMSSSTSSANSGS</text:p>
          </table:table-cell>
          <table:table-cell office:value-type="string">
            <text:p>Microc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128/​AAC.50.4.1411-1418.2006</text:p>
          </table:table-cell>
          <table:covered-table-cell/>
          <table:table-cell office:value-type="string" table:number-columns-spanned="2" table:number-rows-spanned="1">
            <text:p><text:a xlink:href="http://dx.doi.org/10.1128/​AAC.50.4.1411-1418.2006">http://dx.doi.org/10.1128/​AAC.50.4.1411-1418.2006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61.1">
            <text:p>61.1</text:p>
          </table:table-cell>
          <table:table-cell office:value-type="string">
            <text:p>McdA1</text:p>
          </table:table-cell>
          <table:table-cell office:value-type="string">
            <text:p>Streptococcus macedonicus ACA-DC198</text:p>
          </table:table-cell>
          <table:table-cell office:value-type="string">
            <text:p>LanM</text:p>
          </table:table-cell>
          <table:table-cell office:value-type="string">
            <text:p><text:a xlink:href="http://dx.doi.org/10.1111/j.1574-6968.2007.00740.x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A6MER2_STRMC">A6MER2_STRMC</text:a></text:p>
          </table:table-cell>
          <table:table-cell office:value-type="string">
            <text:p>MKNNNKICQDALESLQELKLEEVDELLGGAGHGVNTISAECRWNSLQAIFSCC</text:p>
          </table:table-cell>
          <table:table-cell office:value-type="string">
            <text:p>lanthipeptide B</text:p>
          </table:table-cell>
          <table:table-cell table:style-name="ce2" office:value-type="float" office:value="29" table:number-columns-spanned="2" table:number-rows-spanned="1">
            <text:p>29</text:p>
          </table:table-cell>
          <table:covered-table-cell/>
          <table:table-cell office:value-type="string" table:number-columns-spanned="2" table:number-rows-spanned="1">
            <text:p>10.1111/j.1574-6968.2007.00740.x</text:p>
          </table:table-cell>
          <table:covered-table-cell/>
          <table:table-cell office:value-type="string" table:number-columns-spanned="2" table:number-rows-spanned="1">
            <text:p><text:a xlink:href="http://dx.doi.org/10.1111/j.1574-6968.2007.00740.x">http://dx.doi.org/10.1111/j.1574-6968.2007.00740.x</text:a></text:p>
          </table:table-cell>
          <table:covered-table-cell/>
          <table:table-cell office:value-type="string" table:number-columns-spanned="2" table:number-rows-spanned="1">
            <text:p>A6MER2_STRMC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A6MER2_STRMC">http://www.uniprot.org/uniprot/A6MER2_STRMC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62.1">
            <text:p>62.1</text:p>
          </table:table-cell>
          <table:table-cell office:value-type="string">
            <text:p>Mersacidin</text:p>
          </table:table-cell>
          <table:table-cell office:value-type="string">
            <text:p>Bacillus sp (strainHIL-Y85/54728)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uniprot.org/uniprot/MRSA_BACSY">MRSA_BACSY</text:a></text:p>
          </table:table-cell>
          <table:table-cell office:value-type="string">
            <text:p>MSQEAIIRSWKDPFSRENSTQNPAGNPFSELKEAQMDKLVGAGDMEAACTFTLPGGGGVCTLTSECIC</text:p>
          </table:table-cell>
          <table:table-cell office:value-type="string">
            <text:p>lanthipeptide B</text:p>
          </table:table-cell>
          <table:table-cell table:style-name="ce2" office:value-type="float" office:value="48" table:number-columns-spanned="2" table:number-rows-spanned="1">
            <text:p>48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MRSA_BACSY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MRSA_BACSY">http://www.uniprot.org/uniprot/MRSA_BACSY</text:a></text:p>
          </table:table-cell>
          <table:covered-table-cell/>
          <table:table-cell table:style-name="ce2" office:value-type="string" table:number-columns-spanned="2" table:number-rows-spanned="1">
            <text:p>P43683.1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63.1">
            <text:p>63.1</text:p>
          </table:table-cell>
          <table:table-cell office:value-type="string">
            <text:p>Michiganin-A</text:p>
          </table:table-cell>
          <table:table-cell office:value-type="string">
            <text:p>Clavibacter michiganensis subsp. michiganensis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Q09T02">123321624</text:a></text:p>
          </table:table-cell>
          <table:table-cell table:style-name="ce1"/>
          <table:table-cell office:value-type="string">
            <text:p>MNDILETETPVMVSPRWDMLLDAGEDTSPSVQTQIDAEFRRVVSPYMSSSGWLCTLTIECGTIICACR</text:p>
          </table:table-cell>
          <table:table-cell office:value-type="string">
            <text:p>lanthipeptide B</text:p>
          </table:table-cell>
          <table:table-cell table:style-name="ce2" office:value-type="float" office:value="47" table:number-columns-spanned="2" table:number-rows-spanned="1">
            <text:p>47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123321624" table:number-columns-spanned="2" table:number-rows-spanned="1">
            <text:p>123321624</text:p>
          </table:table-cell>
          <table:covered-table-cell/>
          <table:table-cell office:value-type="string" table:number-columns-spanned="2" table:number-rows-spanned="1">
            <text:p><text:a xlink:href="http://www.ncbi.nlm.nih.gov/protein/Q09T02">http://www.ncbi.nlm.nih.gov/protein/Q09T02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Q09T02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64.1">
            <text:p>64.1</text:p>
          </table:table-cell>
          <table:table-cell office:value-type="string">
            <text:p>Microbisporicin,_NAI-107</text:p>
          </table:table-cell>
          <table:table-cell office:value-type="string">
            <text:p>Microbispora corallina</text:p>
          </table:table-cell>
          <table:table-cell office:value-type="string">
            <text:p>Lan</text:p>
          </table:table-cell>
          <table:table-cell office:value-type="string">
            <text:p><text:a xlink:href="http://dx.doi.org/10.1073/pnas.1008285107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E2IHB6_9ACTO">E2IHB6_9ACTO</text:a></text:p>
          </table:table-cell>
          <table:table-cell office:value-type="string">
            <text:p>MPADILETRTSETEDLLDLDLSIGVEEITAGPAVTSWSLCTPGCTSPGGGSNCSFCC</text:p>
          </table:table-cell>
          <table:table-cell office:value-type="string">
            <text:p>lanthipeptide A</text:p>
          </table:table-cell>
          <table:table-cell table:style-name="ce2" office:value-type="float" office:value="33" table:number-columns-spanned="2" table:number-rows-spanned="1">
            <text:p>33</text:p>
          </table:table-cell>
          <table:covered-table-cell/>
          <table:table-cell office:value-type="string" table:number-columns-spanned="2" table:number-rows-spanned="1">
            <text:p>10.1073/pnas.1008285107</text:p>
          </table:table-cell>
          <table:covered-table-cell/>
          <table:table-cell office:value-type="string" table:number-columns-spanned="2" table:number-rows-spanned="1">
            <text:p><text:a xlink:href="http://dx.doi.org/10.1073/pnas.1008285107">http://dx.doi.org/10.1073/pnas.1008285107</text:a></text:p>
          </table:table-cell>
          <table:covered-table-cell/>
          <table:table-cell office:value-type="string" table:number-columns-spanned="2" table:number-rows-spanned="1">
            <text:p>E2IHB6_9ACTO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E2IHB6_9ACTO">http://www.uniprot.org/uniprot/E2IHB6_9ACTO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65.1">
            <text:p>65.1</text:p>
          </table:table-cell>
          <table:table-cell office:value-type="string">
            <text:p>Microcin_B17_(MccB17)</text:p>
          </table:table-cell>
          <table:table-cell office:value-type="string">
            <text:p>Escherichia coli</text:p>
          </table:table-cell>
          <table:table-cell office:value-type="string">
            <text:p>LapD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uniprot.org/uniprot/P05834.1">P05834.1</text:a></text:p>
          </table:table-cell>
          <table:table-cell office:value-type="string">
            <text:p>MELKASEFGVVLSVDALKLSRQSPLGVGIGGGGGGGGGGSCGGQGGGCGGCSNGCSGGNGGSGGSGSHI</text:p>
          </table:table-cell>
          <table:table-cell office:value-type="string">
            <text:p>LINEARAZOL(IN)E-CONTAININGPEPTIDES</text:p>
          </table:table-cell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dx.doi.org/">http://dx.doi.org/</text:a></text:p>
          </table:table-cell>
          <table:covered-table-cell/>
          <table:table-cell office:value-type="string" table:number-columns-spanned="2" table:number-rows-spanned="1">
            <text:p>P05834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P05834.1">http://www.uniprot.org/uniprot/P05834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1">
          <table:table-cell/>
          <table:table-cell office:value-type="float" office:value="66.1">
            <text:p>66.1</text:p>
          </table:table-cell>
          <table:table-cell office:value-type="string">
            <text:p>Microcin_E492</text:p>
          </table:table-cell>
          <table:table-cell office:value-type="string">
            <text:p>Klebsiella pneumoniae</text:p>
          </table:table-cell>
          <table:table-cell office:value-type="string">
            <text:p>MicD</text:p>
          </table:table-cell>
          <table:table-cell office:value-type="string">
            <text:p><text:a xlink:href="http://dx.doi.org/10.1073/pnas.052709699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Q9Z4N4">Q9Z4N4</text:a></text:p>
          </table:table-cell>
          <table:table-cell office:value-type="string">
            <text:p>MREISQKDLNLAFGAGETDPNTQLLNDLGNNMAWGAALGAPGGLGSAALGAAGGALQTVGQGLIDHGPVNVPIPVLIGPSWNGSGSGYNSATSSSGSGS</text:p>
          </table:table-cell>
          <table:table-cell office:value-type="string">
            <text:p>Microcin</text:p>
          </table:table-cell>
          <table:table-cell table:style-name="ce2" office:value-type="float" office:value="15" table:number-columns-spanned="2" table:number-rows-spanned="1">
            <text:p>15</text:p>
          </table:table-cell>
          <table:covered-table-cell/>
          <table:table-cell office:value-type="string" table:number-columns-spanned="2" table:number-rows-spanned="1">
            <text:p>10.1073/pnas.052709699</text:p>
          </table:table-cell>
          <table:covered-table-cell/>
          <table:table-cell office:value-type="string" table:number-columns-spanned="2" table:number-rows-spanned="1">
            <text:p><text:a xlink:href="http://dx.doi.org/10.1073/pnas.052709699">http://dx.doi.org/10.1073/pnas.052709699</text:a></text:p>
          </table:table-cell>
          <table:covered-table-cell/>
          <table:table-cell office:value-type="string" table:number-columns-spanned="2" table:number-rows-spanned="1">
            <text:p>Q9Z4N4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Q9Z4N4">http://www.uniprot.org/uniprot/Q9Z4N4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67.1">
            <text:p>67.1</text:p>
          </table:table-cell>
          <table:table-cell office:value-type="string">
            <text:p>Microcin_H47_(MccH47)</text:p>
          </table:table-cell>
          <table:table-cell office:value-type="string">
            <text:p>Escherichia coli</text:p>
          </table:table-cell>
          <table:table-cell office:value-type="string">
            <text:p>MicD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uniprot.org/uniprot/P62530">P62530</text:a></text:p>
          </table:table-cell>
          <table:table-cell office:value-type="string">
            <text:p>MREITESQLRYISGAGGAPATSANAAGAAAIVGALAGIPGGPLGVVVGAVSAGLTTAIGSTVGSGSASSSAGGGS</text:p>
          </table:table-cell>
          <table:table-cell office:value-type="string">
            <text:p>Microcin</text:p>
          </table:table-cell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dx.doi.org/">http://dx.doi.org/</text:a></text:p>
          </table:table-cell>
          <table:covered-table-cell/>
          <table:table-cell office:value-type="string" table:number-columns-spanned="2" table:number-rows-spanned="1">
            <text:p>P62530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P62530">http://www.uniprot.org/uniprot/P62530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1">
          <table:table-cell/>
          <table:table-cell office:value-type="float" office:value="68.1">
            <text:p>68.1</text:p>
          </table:table-cell>
          <table:table-cell office:value-type="string">
            <text:p>Microcin_L</text:p>
          </table:table-cell>
          <table:table-cell office:value-type="string">
            <text:p>Escherichia coli LR05</text:p>
          </table:table-cell>
          <table:table-cell office:value-type="string">
            <text:p>MicD</text:p>
          </table:table-cell>
          <table:table-cell office:value-type="string">
            <text:p><text:a xlink:href="http://dx.doi.org/10.1128/AAC.48.2.505–513.2004">REF</text:a></text:p>
          </table:table-cell>
          <table:table-cell/>
          <table:table-cell table:style-name="ce1"/>
          <table:table-cell office:value-type="string">
            <text:p>MREITLNEMNNVSGAGDVNWVDVGKTVATNGAGVIGGAFGAGLCGPVCAGAFAVGSSAAVAALYDAAGNSNSAKQKPEGLPPEAWNYAEGRMCNWSPNNLSD</text:p>
          </table:table-cell>
          <table:table-cell office:value-type="string">
            <text:p>Microc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128/AAC.48.2.505–513.2004</text:p>
          </table:table-cell>
          <table:covered-table-cell/>
          <table:table-cell office:value-type="string" table:number-columns-spanned="2" table:number-rows-spanned="1">
            <text:p><text:a xlink:href="http://dx.doi.org/10.1128/AAC.48.2.505–513.2004">http://dx.doi.org/10.1128/AAC.48.2.505–513.2004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69.1">
            <text:p>69.1</text:p>
          </table:table-cell>
          <table:table-cell office:value-type="string">
            <text:p>Microcin_M</text:p>
          </table:table-cell>
          <table:table-cell office:value-type="string">
            <text:p>Escherichia coli MC4100</text:p>
          </table:table-cell>
          <table:table-cell office:value-type="string">
            <text:p>MicD</text:p>
          </table:table-cell>
          <table:table-cell office:value-type="string">
            <text:p><text:a xlink:href="http://dx.doi.org/10.1099/mic.0.26396-0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Q83TS1">Q83TS1</text:a></text:p>
          </table:table-cell>
          <table:table-cell office:value-type="string">
            <text:p>MRKLSENEIKQISGGDGNDGQAELIAIGSLAGTFISPGFGSIAGAYIGDKVHSWATTATVSPSMSPSGIGLSSQFGSGRGTSSASSSAGSGS</text:p>
          </table:table-cell>
          <table:table-cell office:value-type="string">
            <text:p>Microc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99/mic.0.26396-0</text:p>
          </table:table-cell>
          <table:covered-table-cell/>
          <table:table-cell office:value-type="string" table:number-columns-spanned="2" table:number-rows-spanned="1">
            <text:p><text:a xlink:href="http://dx.doi.org/10.1099/mic.0.26396-0">http://dx.doi.org/10.1099/mic.0.26396-0</text:a></text:p>
          </table:table-cell>
          <table:covered-table-cell/>
          <table:table-cell office:value-type="string" table:number-columns-spanned="2" table:number-rows-spanned="1">
            <text:p>Q83TS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Q83TS1">http://www.uniprot.org/uniprot/Q83TS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1">
          <table:table-cell/>
          <table:table-cell office:value-type="float" office:value="70.1">
            <text:p>70.1</text:p>
          </table:table-cell>
          <table:table-cell office:value-type="string">
            <text:p>Microcin_V_(ColicinV)</text:p>
          </table:table-cell>
          <table:table-cell office:value-type="string">
            <text:p>Escherichia coli</text:p>
          </table:table-cell>
          <table:table-cell office:value-type="string">
            <text:p>MicD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YP_444120.1">YP_444120.1</text:a></text:p>
          </table:table-cell>
          <table:table-cell table:style-name="ce1"/>
          <table:table-cell office:value-type="string">
            <text:p>MRTLTLNELDSVSGGASGRDIAMAIGTLSGQFVAGGIGAAAGGVAGGAIYDYASTHKPNPAMSPSGLGGTIKQKPEGIPSEAWNYAAGRLCNWSPNNLSDVCL</text:p>
          </table:table-cell>
          <table:table-cell office:value-type="string">
            <text:p>Microcin</text:p>
          </table:table-cell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dx.doi.org/">http://dx.doi.org/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string" table:number-columns-spanned="2" table:number-rows-spanned="1">
            <text:p>YP_444120.1</text:p>
          </table:table-cell>
          <table:covered-table-cell/>
          <table:table-cell office:value-type="string" table:number-columns-spanned="2" table:number-rows-spanned="1">
            <text:p><text:a xlink:href="http://www.ncbi.nlm.nih.gov/protein/YP_444120.1">http://www.ncbi.nlm.nih.gov/protein/YP_444120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71.1">
            <text:p>71.1</text:p>
          </table:table-cell>
          <table:table-cell office:value-type="string">
            <text:p>Microcyclamide</text:p>
          </table:table-cell>
          <table:table-cell office:value-type="string">
            <text:p>MicrocystisaeruginosaNIES-298</text:p>
          </table:table-cell>
          <table:table-cell office:value-type="string">
            <text:p>CyaG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uniprot.org/uniprot/A8Y993_MICAE">A8Y993_MICAE</text:a></text:p>
          </table:table-cell>
          <table:table-cell office:value-type="string">
            <text:p>MRITPMDKKNILPQQGKPVFRTTTGKLPSYLAELSEEALGGNGLEASHCATICAFDGAEASHCATICAFDGDEA</text:p>
          </table:table-cell>
          <table:table-cell office:value-type="string">
            <text:p>Cyanobactin</text:p>
          </table:table-cell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dx.doi.org/">http://dx.doi.org/</text:a></text:p>
          </table:table-cell>
          <table:covered-table-cell/>
          <table:table-cell office:value-type="string" table:number-columns-spanned="2" table:number-rows-spanned="1">
            <text:p>A8Y993_MICAE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A8Y993_MICAE">http://www.uniprot.org/uniprot/A8Y993_MICAE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72.1">
            <text:p>72.1</text:p>
          </table:table-cell>
          <table:table-cell office:value-type="string">
            <text:p>Mutacin1140_(MutacinIII)</text:p>
          </table:table-cell>
          <table:table-cell office:value-type="string">
            <text:p>Streptococcus mutans</text:p>
          </table:table-cell>
          <table:table-cell office:value-type="string">
            <text:p>LanBC</text:p>
          </table:table-cell>
          <table:table-cell office:value-type="string">
            <text:p><text:a xlink:href="http://dx.doi.org/InfectImmun.1998June;66(6):2743–2749.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LANN_STRMU">LANN_STRMU</text:a></text:p>
          </table:table-cell>
          <table:table-cell office:value-type="string">
            <text:p>MSNTQLLEVLGTETFDVQEDLFAFDTTDTTIVASNDDPDTRFKSWSLCTPGCARTGSFNSYCC</text:p>
          </table:table-cell>
          <table:table-cell office:value-type="string">
            <text:p>lanthipeptide A</text:p>
          </table:table-cell>
          <table:table-cell table:style-name="ce2" office:value-type="float" office:value="41" table:number-columns-spanned="2" table:number-rows-spanned="1">
            <text:p>41</text:p>
          </table:table-cell>
          <table:covered-table-cell/>
          <table:table-cell office:value-type="string" table:number-columns-spanned="2" table:number-rows-spanned="1">
            <text:p>InfectImmun.1998June;66(6):2743–2749.</text:p>
          </table:table-cell>
          <table:covered-table-cell/>
          <table:table-cell office:value-type="string" table:number-columns-spanned="2" table:number-rows-spanned="1">
            <text:p><text:a xlink:href="http://dx.doi.org/InfectImmun.1998June;66(6):2743–2749.">http://dx.doi.org/InfectImmun.1998June;66(6):2743–2749.</text:a></text:p>
          </table:table-cell>
          <table:covered-table-cell/>
          <table:table-cell office:value-type="string" table:number-columns-spanned="2" table:number-rows-spanned="1">
            <text:p>LANN_STRMU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N_STRMU">http://www.uniprot.org/uniprot/LANN_STRMU</text:a></text:p>
          </table:table-cell>
          <table:covered-table-cell/>
          <table:table-cell table:style-name="ce2" office:value-type="string" table:number-columns-spanned="2" table:number-rows-spanned="1">
            <text:p>O68586.1</text:p>
          </table:table-cell>
          <table:covered-table-cell/>
          <table:table-cell/>
        </table:table-row>
        <table:table-row table:style-name="ro9">
          <table:table-cell/>
          <table:table-cell office:value-type="float" office:value="73.1">
            <text:p>73.1</text:p>
          </table:table-cell>
          <table:table-cell office:value-type="string">
            <text:p>MutacinB-Ny266</text:p>
          </table:table-cell>
          <table:table-cell office:value-type="string">
            <text:p>Streptococcus mutans</text:p>
          </table:table-cell>
          <table:table-cell office:value-type="string">
            <text:p>LanBC</text:p>
          </table:table-cell>
          <table:table-cell office:value-type="string">
            <text:p><text:a xlink:href="http://dx.doi.org/10.1016/S0014-5793(97)00425-0">REF</text:a></text:p>
          </table:table-cell>
          <table:table-cell table:style-name="ce2" office:value-type="string">
            <text:p><text:a xlink:href="http://www.ncbi.nlm.nih.gov/protein/AAL73241.1">AAL73241.1</text:a></text:p>
          </table:table-cell>
          <table:table-cell office:value-type="string">
            <text:p><text:a xlink:href="http://www.uniprot.org/uniprot/LANM_STRMU">LANM_STRMU</text:a></text:p>
          </table:table-cell>
          <table:table-cell office:value-type="string">
            <text:p>FKSWSFCTPGCAKTGSFNSYCC</text:p>
          </table:table-cell>
          <table:table-cell office:value-type="string">
            <text:p>lanthipeptide A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16/S0014-5793(97)00425-0</text:p>
          </table:table-cell>
          <table:covered-table-cell/>
          <table:table-cell office:value-type="string" table:number-columns-spanned="2" table:number-rows-spanned="1">
            <text:p><text:a xlink:href="http://dx.doi.org/10.1016/S0014-5793(97)00425-0">http://dx.doi.org/10.1016/S0014-5793(97)00425-0</text:a></text:p>
          </table:table-cell>
          <table:covered-table-cell/>
          <table:table-cell office:value-type="string" table:number-columns-spanned="2" table:number-rows-spanned="1">
            <text:p>LANM_STRMU</text:p>
          </table:table-cell>
          <table:covered-table-cell/>
          <table:table-cell table:style-name="ce2" office:value-type="string" table:number-columns-spanned="2" table:number-rows-spanned="1">
            <text:p>AAL73241.1</text:p>
          </table:table-cell>
          <table:covered-table-cell/>
          <table:table-cell office:value-type="string" table:number-columns-spanned="2" table:number-rows-spanned="1">
            <text:p><text:a xlink:href="http://www.ncbi.nlm.nih.gov/protein/AAL73241.1">http://www.ncbi.nlm.nih.gov/protein/AAL73241.1</text:a></text:p>
          </table:table-cell>
          <table:covered-table-cell/>
          <table:table-cell office:value-type="string" table:number-columns-spanned="2" table:number-rows-spanned="1">
            <text:p><text:a xlink:href="http://www.uniprot.org/uniprot/LANM_STRMU">http://www.uniprot.org/uniprot/LANM_STRMU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74.1">
            <text:p>74.1</text:p>
          </table:table-cell>
          <table:table-cell office:value-type="string">
            <text:p>MutacinII(MutacinH-29B)</text:p>
          </table:table-cell>
          <table:table-cell office:value-type="string">
            <text:p>Streptococcus mutans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uniprot.org/uniprot/LANA_STRMU">LANA_STRMU</text:a></text:p>
          </table:table-cell>
          <table:table-cell office:value-type="string">
            <text:p>MNKLNSNAVVSLNEVSDSELDTILGGNRWWQGVVPTVSYECRMNSWQHVFTCC</text:p>
          </table:table-cell>
          <table:table-cell office:value-type="string">
            <text:p>lanthipeptide B</text:p>
          </table:table-cell>
          <table:table-cell table:style-name="ce2" office:value-type="float" office:value="26" table:number-columns-spanned="2" table:number-rows-spanned="1">
            <text:p>26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LANA_STRMU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A_STRMU">http://www.uniprot.org/uniprot/LANA_STRMU</text:a></text:p>
          </table:table-cell>
          <table:covered-table-cell/>
          <table:table-cell table:style-name="ce2" office:value-type="string" table:number-columns-spanned="2" table:number-rows-spanned="1">
            <text:p>O54329.1</text:p>
          </table:table-cell>
          <table:covered-table-cell/>
          <table:table-cell/>
        </table:table-row>
        <table:table-row table:style-name="ro12">
          <table:table-cell/>
          <table:table-cell office:value-type="float" office:value="75.1">
            <text:p>75.1</text:p>
          </table:table-cell>
          <table:table-cell office:value-type="string">
            <text:p>Mvan_2782_putative_linardin</text:p>
          </table:table-cell>
          <table:table-cell office:value-type="string">
            <text:p>Mycobacterium vanbaalenii PYR-1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/>
          <table:table-cell table:style-name="ce1"/>
          <table:table-cell office:value-type="string">
            <text:p>MRVIVIIVTTAERFRAAAAHPAATVSIAGVRWPTYKVVSLLVGLGVFGVVAVATTAAAPAVLSGAGVATLVWLGLGLYRTSRR</text:p>
          </table:table-cell>
          <table:table-cell office:value-type="string">
            <text:p>Linard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76.1">
            <text:p>76.1</text:p>
          </table:table-cell>
          <table:table-cell office:value-type="string">
            <text:p>NAI-802_(withoutleader)</text:p>
          </table:table-cell>
          <table:table-cell office:value-type="string">
            <text:p>Actinoplanes sp. DSM24057 and DSM25201</text:p>
          </table:table-cell>
          <table:table-cell office:value-type="string">
            <text:p>LanM</text:p>
          </table:table-cell>
          <table:table-cell office:value-type="string">
            <text:p><text:a xlink:href="http://dx.doi.org/10.1038/ja.2012.92">REF</text:a></text:p>
          </table:table-cell>
          <table:table-cell/>
          <table:table-cell table:style-name="ce1"/>
          <table:table-cell office:value-type="string">
            <text:p>AASSGWVCTLTIECGTVICACR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38/ja.2012.92</text:p>
          </table:table-cell>
          <table:covered-table-cell/>
          <table:table-cell office:value-type="string" table:number-columns-spanned="2" table:number-rows-spanned="1">
            <text:p><text:a xlink:href="http://dx.doi.org/10.1038/ja.2012.92">http://dx.doi.org/10.1038/ja.2012.92</text:a></text:p>
          </table:table-cell>
          <table:covered-table-cell/>
          <table:table-cell table:style-name="ce1"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77.1">
            <text:p>77.1</text:p>
          </table:table-cell>
          <table:table-cell office:value-type="string">
            <text:p>Nisin_A</text:p>
          </table:table-cell>
          <table:table-cell office:value-type="string">
            <text:p>Lactococcus lactis</text:p>
          </table:table-cell>
          <table:table-cell office:value-type="string">
            <text:p>LanBC</text:p>
          </table:table-cell>
          <table:table-cell office:value-type="string">
            <text:p><text:a xlink:href="http://dx.doi.org/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LANN_LACLA">LANN_LACLA</text:a></text:p>
          </table:table-cell>
          <table:table-cell office:value-type="string">
            <text:p>MSTKDFNLDLVSVSKKDSGASPRITSISLCTPGCKTGALMGCNMKTATCHCSIHVSK</text:p>
          </table:table-cell>
          <table:table-cell office:value-type="string">
            <text:p>lanthipeptide A</text:p>
          </table:table-cell>
          <table:table-cell table:style-name="ce2" office:value-type="float" office:value="23" table:number-columns-spanned="2" table:number-rows-spanned="1">
            <text:p>23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dx.doi.org/">http://dx.doi.org/</text:a></text:p>
          </table:table-cell>
          <table:covered-table-cell/>
          <table:table-cell office:value-type="string" table:number-columns-spanned="2" table:number-rows-spanned="1">
            <text:p>LANN_LACLA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N_LACLA">http://www.uniprot.org/uniprot/LANN_LACLA</text:a></text:p>
          </table:table-cell>
          <table:covered-table-cell/>
          <table:table-cell table:style-name="ce2" office:value-type="string" table:number-columns-spanned="2" table:number-rows-spanned="1">
            <text:p>P13068.1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78.1">
            <text:p>78.1</text:p>
          </table:table-cell>
          <table:table-cell office:value-type="string">
            <text:p>Nisin_F</text:p>
          </table:table-cell>
          <table:table-cell office:value-type="string">
            <text:p>Lactococcus lactis</text:p>
          </table:table-cell>
          <table:table-cell office:value-type="string">
            <text:p>LanBC</text:p>
          </table:table-cell>
          <table:table-cell office:value-type="string">
            <text:p><text:a xlink:href="http://dx.doi.org/10.1128/AEM.01862-07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A7UGI5_9LACT">A7UGI5_9LACT</text:a></text:p>
          </table:table-cell>
          <table:table-cell office:value-type="string">
            <text:p>MSTKDFNLDLVSVSKKDSGASPRITSISLCTPGCKTGALMGCNMKTATCNCSVHVSK</text:p>
          </table:table-cell>
          <table:table-cell office:value-type="string">
            <text:p>lanthipeptide A</text:p>
          </table:table-cell>
          <table:table-cell table:style-name="ce2" office:value-type="float" office:value="23" table:number-columns-spanned="2" table:number-rows-spanned="1">
            <text:p>23</text:p>
          </table:table-cell>
          <table:covered-table-cell/>
          <table:table-cell office:value-type="string" table:number-columns-spanned="2" table:number-rows-spanned="1">
            <text:p>10.1128/AEM.01862-07</text:p>
          </table:table-cell>
          <table:covered-table-cell/>
          <table:table-cell office:value-type="string" table:number-columns-spanned="2" table:number-rows-spanned="1">
            <text:p><text:a xlink:href="http://dx.doi.org/10.1128/AEM.01862-07">http://dx.doi.org/10.1128/AEM.01862-07</text:a></text:p>
          </table:table-cell>
          <table:covered-table-cell/>
          <table:table-cell office:value-type="string" table:number-columns-spanned="2" table:number-rows-spanned="1">
            <text:p>A7UGI5_9LACT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A7UGI5_9LACT">http://www.uniprot.org/uniprot/A7UGI5_9LACT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79.1">
            <text:p>79.1</text:p>
          </table:table-cell>
          <table:table-cell office:value-type="string">
            <text:p>Nisin_Q</text:p>
          </table:table-cell>
          <table:table-cell office:value-type="string">
            <text:p>Lactococcus lactis</text:p>
          </table:table-cell>
          <table:table-cell office:value-type="string">
            <text:p>LanBC</text:p>
          </table:table-cell>
          <table:table-cell office:value-type="string">
            <text:p><text:a xlink:href="http://dx.doi.org/10.1271/bbb.67.1616">REF</text:a></text:p>
          </table:table-cell>
          <table:table-cell table:style-name="ce2" office:value-type="string">
            <text:p><text:a xlink:href="http://www.ncbi.nlm.nih.gov/protein/BAD05046.1">BAD05046.1</text:a></text:p>
          </table:table-cell>
          <table:table-cell office:value-type="string">
            <text:p><text:a xlink:href="http://www.uniprot.org/uniprot/Q76HP8_9LACT">Q76HP8_9LACT</text:a></text:p>
          </table:table-cell>
          <table:table-cell office:value-type="string">
            <text:p>MSTKDFNLDLVSVSKTDSGASTRITSISLCTPGCKTGVLMGCNLKTATCNCSVHVSK</text:p>
          </table:table-cell>
          <table:table-cell office:value-type="string">
            <text:p>lanthipeptide A</text:p>
          </table:table-cell>
          <table:table-cell table:style-name="ce2" office:value-type="float" office:value="23" table:number-columns-spanned="2" table:number-rows-spanned="1">
            <text:p>23</text:p>
          </table:table-cell>
          <table:covered-table-cell/>
          <table:table-cell office:value-type="string" table:number-columns-spanned="2" table:number-rows-spanned="1">
            <text:p>10.1271/bbb.67.1616</text:p>
          </table:table-cell>
          <table:covered-table-cell/>
          <table:table-cell office:value-type="string" table:number-columns-spanned="2" table:number-rows-spanned="1">
            <text:p><text:a xlink:href="http://dx.doi.org/10.1271/bbb.67.1616">http://dx.doi.org/10.1271/bbb.67.1616</text:a></text:p>
          </table:table-cell>
          <table:covered-table-cell/>
          <table:table-cell office:value-type="string" table:number-columns-spanned="2" table:number-rows-spanned="1">
            <text:p>Q76HP8_9LACT</text:p>
          </table:table-cell>
          <table:covered-table-cell/>
          <table:table-cell table:style-name="ce2" office:value-type="string" table:number-columns-spanned="2" table:number-rows-spanned="1">
            <text:p>BAD05046.1</text:p>
          </table:table-cell>
          <table:covered-table-cell/>
          <table:table-cell office:value-type="string" table:number-columns-spanned="2" table:number-rows-spanned="1">
            <text:p><text:a xlink:href="http://www.ncbi.nlm.nih.gov/protein/BAD05046.1">http://www.ncbi.nlm.nih.gov/protein/BAD05046.1</text:a></text:p>
          </table:table-cell>
          <table:covered-table-cell/>
          <table:table-cell office:value-type="string" table:number-columns-spanned="2" table:number-rows-spanned="1">
            <text:p><text:a xlink:href="http://www.uniprot.org/uniprot/Q76HP8_9LACT">http://www.uniprot.org/uniprot/Q76HP8_9LACT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80.1">
            <text:p>80.1</text:p>
          </table:table-cell>
          <table:table-cell office:value-type="string">
            <text:p>Nisin_U</text:p>
          </table:table-cell>
          <table:table-cell office:value-type="string">
            <text:p>Streptococcus uberis</text:p>
          </table:table-cell>
          <table:table-cell office:value-type="string">
            <text:p>LanBC</text:p>
          </table:table-cell>
          <table:table-cell office:value-type="string">
            <text:p><text:a xlink:href="http://dx.doi.org/10.1128/?AEM.72.2.1148-1156.2006">REF</text:a></text:p>
          </table:table-cell>
          <table:table-cell table:style-name="ce2" office:value-type="string">
            <text:p><text:a xlink:href="http://www.ncbi.nlm.nih.gov/protein/Q2QBT0.1">122546963</text:a></text:p>
          </table:table-cell>
          <table:table-cell office:value-type="string">
            <text:p><text:a xlink:href="http://www.uniprot.org/uniprot/Q2QBT0.1">Q2QBT0.1</text:a></text:p>
          </table:table-cell>
          <table:table-cell office:value-type="string">
            <text:p>MNNEDFNLDLIKISKENNSGASPRITSKSLCTPGCKTGILMTCPLKTATCGCHFG</text:p>
          </table:table-cell>
          <table:table-cell office:value-type="string">
            <text:p>lanthipeptide A</text:p>
          </table:table-cell>
          <table:table-cell table:style-name="ce2" office:value-type="float" office:value="24" table:number-columns-spanned="2" table:number-rows-spanned="1">
            <text:p>24</text:p>
          </table:table-cell>
          <table:covered-table-cell/>
          <table:table-cell office:value-type="string" table:number-columns-spanned="2" table:number-rows-spanned="1">
            <text:p>10.1128/?AEM.72.2.1148-1156.2006</text:p>
          </table:table-cell>
          <table:covered-table-cell/>
          <table:table-cell office:value-type="string" table:number-columns-spanned="2" table:number-rows-spanned="1">
            <text:p><text:a xlink:href="http://dx.doi.org/10.1128/?AEM.72.2.1148-1156.2006">http://dx.doi.org/10.1128/?AEM.72.2.1148-1156.2006</text:a></text:p>
          </table:table-cell>
          <table:covered-table-cell/>
          <table:table-cell office:value-type="string" table:number-columns-spanned="2" table:number-rows-spanned="1">
            <text:p>Q2QBT0.1</text:p>
          </table:table-cell>
          <table:covered-table-cell/>
          <table:table-cell table:style-name="ce2" office:value-type="float" office:value="122546963" table:number-columns-spanned="2" table:number-rows-spanned="1">
            <text:p>122546963</text:p>
          </table:table-cell>
          <table:covered-table-cell/>
          <table:table-cell office:value-type="string" table:number-columns-spanned="2" table:number-rows-spanned="1">
            <text:p><text:a xlink:href="http://www.ncbi.nlm.nih.gov/protein/Q2QBT0.1">http://www.ncbi.nlm.nih.gov/protein/Q2QBT0.1</text:a></text:p>
          </table:table-cell>
          <table:covered-table-cell/>
          <table:table-cell office:value-type="string" table:number-columns-spanned="2" table:number-rows-spanned="1">
            <text:p><text:a xlink:href="http://www.uniprot.org/uniprot/Q2QBT0.1">http://www.uniprot.org/uniprot/Q2QBT0.1</text:a></text:p>
          </table:table-cell>
          <table:covered-table-cell/>
          <table:table-cell table:style-name="ce2" office:value-type="string" table:number-columns-spanned="2" table:number-rows-spanned="1">
            <text:p>Q2QBT0.1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81.1">
            <text:p>81.1</text:p>
          </table:table-cell>
          <table:table-cell office:value-type="string">
            <text:p>Nisin_Z</text:p>
          </table:table-cell>
          <table:table-cell office:value-type="string">
            <text:p>Lactococcus lactis</text:p>
          </table:table-cell>
          <table:table-cell office:value-type="string">
            <text:p>LanBC</text:p>
          </table:table-cell>
          <table:table-cell office:value-type="string">
            <text:p><text:a xlink:href="http://dx.doi.org/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LANZ_LACLA">LANZ_LACLA</text:a></text:p>
          </table:table-cell>
          <table:table-cell office:value-type="string">
            <text:p>MSTKDFNLDLVSVSKKDSGASPRITSISLCTPGCKTGALMGCNMKTATCNCSIHVSK</text:p>
          </table:table-cell>
          <table:table-cell office:value-type="string">
            <text:p>lanthipeptide A</text:p>
          </table:table-cell>
          <table:table-cell table:style-name="ce2" office:value-type="float" office:value="23" table:number-columns-spanned="2" table:number-rows-spanned="1">
            <text:p>23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dx.doi.org/">http://dx.doi.org/</text:a></text:p>
          </table:table-cell>
          <table:covered-table-cell/>
          <table:table-cell office:value-type="string" table:number-columns-spanned="2" table:number-rows-spanned="1">
            <text:p>LANZ_LACLA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Z_LACLA">http://www.uniprot.org/uniprot/LANZ_LACLA</text:a></text:p>
          </table:table-cell>
          <table:covered-table-cell/>
          <table:table-cell table:style-name="ce2" office:value-type="string" table:number-columns-spanned="2" table:number-rows-spanned="1">
            <text:p>P29559.1</text:p>
          </table:table-cell>
          <table:covered-table-cell/>
          <table:table-cell/>
        </table:table-row>
        <table:table-row table:style-name="ro8">
          <table:table-cell/>
          <table:table-cell office:value-type="float" office:value="82.1">
            <text:p>82.1</text:p>
          </table:table-cell>
          <table:table-cell office:value-type="string">
            <text:p>Nmul_A1818_putative_linardin</text:p>
          </table:table-cell>
          <table:table-cell office:value-type="string">
            <text:p>Nitrosospira multiformis ATCC25196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/>
          <table:table-cell table:style-name="ce1"/>
          <table:table-cell office:value-type="string">
            <text:p>MMTKLAEAELAGLDAVIEARRMTSDTSDKYEQIVIPIGNAGTAVAGDNAGLSGGEGLSLGVLMKLRENALS</text:p>
          </table:table-cell>
          <table:table-cell office:value-type="string">
            <text:p>Linard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83.1">
            <text:p>83.1</text:p>
          </table:table-cell>
          <table:table-cell office:value-type="string">
            <text:p>Nosiheptide</text:p>
          </table:table-cell>
          <table:table-cell office:value-type="string">
            <text:p>Streptomyces actuosus</text:p>
          </table:table-cell>
          <table:table-cell office:value-type="string">
            <text:p>LanB</text:p>
          </table:table-cell>
          <table:table-cell office:value-type="string">
            <text:p><text:a xlink:href="http://dx.doi.org/10.1021/cb900133x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C6FX52">C6FX52</text:a></text:p>
          </table:table-cell>
          <table:table-cell office:value-type="string">
            <text:p>MDAAHLSDLDIDALEISEFLDESRLEDSEVVAKVMSASCTTCECCCSCSS</text:p>
          </table:table-cell>
          <table:table-cell office:value-type="string">
            <text:p>Thiopeptide</text:p>
          </table:table-cell>
          <table:table-cell table:style-name="ce2" office:value-type="float" office:value="37" table:number-columns-spanned="2" table:number-rows-spanned="1">
            <text:p>37</text:p>
          </table:table-cell>
          <table:covered-table-cell/>
          <table:table-cell office:value-type="string" table:number-columns-spanned="2" table:number-rows-spanned="1">
            <text:p>10.1021/cb900133x</text:p>
          </table:table-cell>
          <table:covered-table-cell/>
          <table:table-cell office:value-type="string" table:number-columns-spanned="2" table:number-rows-spanned="1">
            <text:p><text:a xlink:href="http://dx.doi.org/10.1021/cb900133x">http://dx.doi.org/10.1021/cb900133x</text:a></text:p>
          </table:table-cell>
          <table:covered-table-cell/>
          <table:table-cell office:value-type="string" table:number-columns-spanned="2" table:number-rows-spanned="1">
            <text:p>C6FX52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C6FX52">http://www.uniprot.org/uniprot/C6FX52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84.1">
            <text:p>84.1</text:p>
          </table:table-cell>
          <table:table-cell office:value-type="string">
            <text:p>Nukacin_A_(NukacinISK-1)</text:p>
          </table:table-cell>
          <table:table-cell office:value-type="string">
            <text:p>Staphylococcus warneri</text:p>
          </table:table-cell>
          <table:table-cell office:value-type="string">
            <text:p>LanM</text:p>
          </table:table-cell>
          <table:table-cell office:value-type="string">
            <text:p><text:a xlink:href="http://dx.doi.org/10.1271/bbb.64.2420">REF</text:a></text:p>
          </table:table-cell>
          <table:table-cell table:style-name="ce2" office:value-type="string">
            <text:p><text:a xlink:href="http://www.ncbi.nlm.nih.gov/protein/NP_940772.1">NP_940772.1</text:a></text:p>
          </table:table-cell>
          <table:table-cell office:value-type="string">
            <text:p><text:a xlink:href="http://www.uniprot.org/uniprot/Q9KWM4_STAWA">Q9KWM4_STAWA</text:a></text:p>
          </table:table-cell>
          <table:table-cell office:value-type="string">
            <text:p>MENSKVMKDIEVANLLEEVQEDELNEVLGAKKKSGVIPTVSHDCHMNSFQFVFTCCS</text:p>
          </table:table-cell>
          <table:table-cell office:value-type="string">
            <text:p>lanthipeptide B</text:p>
          </table:table-cell>
          <table:table-cell table:style-name="ce2" office:value-type="float" office:value="30" table:number-columns-spanned="2" table:number-rows-spanned="1">
            <text:p>30</text:p>
          </table:table-cell>
          <table:covered-table-cell/>
          <table:table-cell office:value-type="string" table:number-columns-spanned="2" table:number-rows-spanned="1">
            <text:p>10.1271/bbb.64.2420</text:p>
          </table:table-cell>
          <table:covered-table-cell/>
          <table:table-cell office:value-type="string" table:number-columns-spanned="2" table:number-rows-spanned="1">
            <text:p><text:a xlink:href="http://dx.doi.org/10.1271/bbb.64.2420">http://dx.doi.org/10.1271/bbb.64.2420</text:a></text:p>
          </table:table-cell>
          <table:covered-table-cell/>
          <table:table-cell office:value-type="string" table:number-columns-spanned="2" table:number-rows-spanned="1">
            <text:p>Q9KWM4_STAWA</text:p>
          </table:table-cell>
          <table:covered-table-cell/>
          <table:table-cell table:style-name="ce2" office:value-type="string" table:number-columns-spanned="2" table:number-rows-spanned="1">
            <text:p>NP_940772.1</text:p>
          </table:table-cell>
          <table:covered-table-cell/>
          <table:table-cell office:value-type="string" table:number-columns-spanned="2" table:number-rows-spanned="1">
            <text:p><text:a xlink:href="http://www.ncbi.nlm.nih.gov/protein/NP_940772.1">http://www.ncbi.nlm.nih.gov/protein/NP_940772.1</text:a></text:p>
          </table:table-cell>
          <table:covered-table-cell/>
          <table:table-cell office:value-type="string" table:number-columns-spanned="2" table:number-rows-spanned="1">
            <text:p><text:a xlink:href="http://www.uniprot.org/uniprot/Q9KWM4_STAWA">http://www.uniprot.org/uniprot/Q9KWM4_STAWA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/>
          <table:table-cell office:value-type="float" office:value="85.1">
            <text:p>85.1</text:p>
          </table:table-cell>
          <table:table-cell office:value-type="string">
            <text:p>Paenibacillin</text:p>
          </table:table-cell>
          <table:table-cell office:value-type="string">
            <text:p>Paenibacillus polymyxa</text:p>
          </table:table-cell>
          <table:table-cell table:style-name="ce1" office:value-type="string">
            <text:p/>
          </table:table-cell>
          <table:table-cell office:value-type="string">
            <text:p><text:a xlink:href="http://dx.doi.org/10.1128/​AEM.02023-06">REF</text:a></text:p>
          </table:table-cell>
          <table:table-cell table:style-name="ce2" office:value-type="string">
            <text:p><text:a xlink:href="http://www.ncbi.nlm.nih.gov/protein/P86013.1">209572996</text:a></text:p>
          </table:table-cell>
          <table:table-cell office:value-type="string">
            <text:p><text:a xlink:href="http://www.uniprot.org/uniprot/P86013">P86013</text:a></text:p>
          </table:table-cell>
          <table:table-cell office:value-type="string">
            <text:p>ASIIKTTIKVSKAVCKTLTCICTGSCSNCK</text:p>
          </table:table-cell>
          <table:table-cell office:value-type="string">
            <text:p>Lanthipeptide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128/​AEM.02023-06</text:p>
          </table:table-cell>
          <table:covered-table-cell/>
          <table:table-cell office:value-type="string" table:number-columns-spanned="2" table:number-rows-spanned="1">
            <text:p><text:a xlink:href="http://dx.doi.org/10.1128/​AEM.02023-06">http://dx.doi.org/10.1128/​AEM.02023-06</text:a></text:p>
          </table:table-cell>
          <table:covered-table-cell/>
          <table:table-cell office:value-type="string" table:number-columns-spanned="2" table:number-rows-spanned="1">
            <text:p>P86013</text:p>
          </table:table-cell>
          <table:covered-table-cell/>
          <table:table-cell table:style-name="ce2" office:value-type="float" office:value="209572996" table:number-columns-spanned="2" table:number-rows-spanned="1">
            <text:p>209572996</text:p>
          </table:table-cell>
          <table:covered-table-cell/>
          <table:table-cell office:value-type="string" table:number-columns-spanned="2" table:number-rows-spanned="1">
            <text:p><text:a xlink:href="http://www.ncbi.nlm.nih.gov/protein/P86013.1">http://www.ncbi.nlm.nih.gov/protein/P86013.1</text:a></text:p>
          </table:table-cell>
          <table:covered-table-cell/>
          <table:table-cell office:value-type="string" table:number-columns-spanned="2" table:number-rows-spanned="1">
            <text:p><text:a xlink:href="http://www.uniprot.org/uniprot/P86013">http://www.uniprot.org/uniprot/P86013</text:a></text:p>
          </table:table-cell>
          <table:covered-table-cell/>
          <table:table-cell table:style-name="ce2" office:value-type="string" table:number-columns-spanned="2" table:number-rows-spanned="1">
            <text:p>P86013.1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86.1">
            <text:p>86.1</text:p>
          </table:table-cell>
          <table:table-cell office:value-type="string">
            <text:p>Patellamide</text:p>
          </table:table-cell>
          <table:table-cell office:value-type="string">
            <text:p>uncultured Prochloron sp.</text:p>
          </table:table-cell>
          <table:table-cell office:value-type="string">
            <text:p>CyaG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uniprot.org/uniprot/A0MH85_9PROC">A0MH85_9PROC</text:a></text:p>
          </table:table-cell>
          <table:table-cell office:value-type="string">
            <text:p>MNKKNILPQQGQPVIRLTAGQLSSQLAELSEEALGDAGLEASVTACITFCAYDGVEPSCTLCCALCAYDGE</text:p>
          </table:table-cell>
          <table:table-cell office:value-type="string">
            <text:p>Cyanobactin</text:p>
          </table:table-cell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dx.doi.org/">http://dx.doi.org/</text:a></text:p>
          </table:table-cell>
          <table:covered-table-cell/>
          <table:table-cell office:value-type="string" table:number-columns-spanned="2" table:number-rows-spanned="1">
            <text:p>A0MH85_9PROC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A0MH85_9PROC">http://www.uniprot.org/uniprot/A0MH85_9PROC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87.1">
            <text:p>87.1</text:p>
          </table:table-cell>
          <table:table-cell office:value-type="string">
            <text:p>Patellamide_B</text:p>
          </table:table-cell>
          <table:table-cell office:value-type="string">
            <text:p>uncultured Prochloron sp.</text:p>
          </table:table-cell>
          <table:table-cell office:value-type="string">
            <text:p>CyaG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ABI99461.1">ABI99461.1</text:a></text:p>
          </table:table-cell>
          <table:table-cell table:style-name="ce1"/>
          <table:table-cell office:value-type="string">
            <text:p>MNKKNILPQQGQPVIRLTAGQLSSQLAELSEEALGDAGLEASLTACITFCAYDGVEPSCTLCCTLCAYDGE</text:p>
          </table:table-cell>
          <table:table-cell office:value-type="string">
            <text:p>Cyanobactin</text:p>
          </table:table-cell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dx.doi.org/">http://dx.doi.org/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string" table:number-columns-spanned="2" table:number-rows-spanned="1">
            <text:p>ABI99461.1</text:p>
          </table:table-cell>
          <table:covered-table-cell/>
          <table:table-cell office:value-type="string" table:number-columns-spanned="2" table:number-rows-spanned="1">
            <text:p><text:a xlink:href="http://www.ncbi.nlm.nih.gov/protein/ABI99461.1">http://www.ncbi.nlm.nih.gov/protein/ABI99461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88.1">
            <text:p>88.1</text:p>
          </table:table-cell>
          <table:table-cell office:value-type="string">
            <text:p>Pep5</text:p>
          </table:table-cell>
          <table:table-cell office:value-type="string">
            <text:p>Staphylococcus epidermidis</text:p>
          </table:table-cell>
          <table:table-cell office:value-type="string">
            <text:p>LanBC</text:p>
          </table:table-cell>
          <table:table-cell office:value-type="string">
            <text:p><text:a xlink:href="http://dx.doi.org/10.1007/BF00447005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LANP_STAEP">LANP_STAEP</text:a></text:p>
          </table:table-cell>
          <table:table-cell office:value-type="string">
            <text:p>MKNNKNLFDLEIKKETSQNTDELEPQTAGPAIRASVKQCQKTLKATRLFTVSCKGKNGCK</text:p>
          </table:table-cell>
          <table:table-cell office:value-type="string">
            <text:p>lanthipeptide A</text:p>
          </table:table-cell>
          <table:table-cell table:style-name="ce2" office:value-type="float" office:value="26" table:number-columns-spanned="2" table:number-rows-spanned="1">
            <text:p>26</text:p>
          </table:table-cell>
          <table:covered-table-cell/>
          <table:table-cell office:value-type="string" table:number-columns-spanned="2" table:number-rows-spanned="1">
            <text:p>10.1007/BF00447005</text:p>
          </table:table-cell>
          <table:covered-table-cell/>
          <table:table-cell office:value-type="string" table:number-columns-spanned="2" table:number-rows-spanned="1">
            <text:p><text:a xlink:href="http://dx.doi.org/10.1007/BF00447005">http://dx.doi.org/10.1007/BF00447005</text:a></text:p>
          </table:table-cell>
          <table:covered-table-cell/>
          <table:table-cell office:value-type="string" table:number-columns-spanned="2" table:number-rows-spanned="1">
            <text:p>LANP_STAEP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P_STAEP">http://www.uniprot.org/uniprot/LANP_STAEP</text:a></text:p>
          </table:table-cell>
          <table:covered-table-cell/>
          <table:table-cell table:style-name="ce2" office:value-type="string" table:number-columns-spanned="2" table:number-rows-spanned="1">
            <text:p>P19578.1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89.1">
            <text:p>89.1</text:p>
          </table:table-cell>
          <table:table-cell office:value-type="string">
            <text:p>Plantaricin_W_alfa</text:p>
          </table:table-cell>
          <table:table-cell office:value-type="string">
            <text:p>Lactobacillusplantarum</text:p>
          </table:table-cell>
          <table:table-cell office:value-type="string">
            <text:p>LanM</text:p>
          </table:table-cell>
          <table:table-cell office:value-type="string">
            <text:p><text:a xlink:href="http://dx.doi.org/MicrobiologyMarch2001vol.147no.3643-651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Q9AF67_LACPL">Q9AF67_LACPL</text:a></text:p>
          </table:table-cell>
          <table:table-cell office:value-type="string">
            <text:p>MKISKIEAQARKDFFKKIDTNSNLLNVNGAKCKWWNISCDLGNNGHVCTLSHECQVSCN</text:p>
          </table:table-cell>
          <table:table-cell office:value-type="string">
            <text:p>Lantibiotic B</text:p>
          </table:table-cell>
          <table:table-cell table:style-name="ce2" office:value-type="float" office:value="30" table:number-columns-spanned="2" table:number-rows-spanned="1">
            <text:p>30</text:p>
          </table:table-cell>
          <table:covered-table-cell/>
          <table:table-cell office:value-type="string" table:number-columns-spanned="2" table:number-rows-spanned="1">
            <text:p>MicrobiologyMarch2001vol.147no.3643-651</text:p>
          </table:table-cell>
          <table:covered-table-cell/>
          <table:table-cell office:value-type="string" table:number-columns-spanned="2" table:number-rows-spanned="1">
            <text:p><text:a xlink:href="http://dx.doi.org/MicrobiologyMarch2001vol.147no.3643-651">http://dx.doi.org/MicrobiologyMarch2001vol.147no.3643-651</text:a></text:p>
          </table:table-cell>
          <table:covered-table-cell/>
          <table:table-cell office:value-type="string" table:number-columns-spanned="2" table:number-rows-spanned="1">
            <text:p>Q9AF67_LACPL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Q9AF67_LACPL">http://www.uniprot.org/uniprot/Q9AF67_LACPL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90.1">
            <text:p>90.1</text:p>
          </table:table-cell>
          <table:table-cell office:value-type="string">
            <text:p>Plantaricin_W_beta</text:p>
          </table:table-cell>
          <table:table-cell office:value-type="string">
            <text:p>Lactobacillus plantarum</text:p>
          </table:table-cell>
          <table:table-cell office:value-type="string">
            <text:p>LanM</text:p>
          </table:table-cell>
          <table:table-cell office:value-type="string">
            <text:p><text:a xlink:href="http://dx.doi.org/MicrobiologyMarch2001vol.147no.3643-651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Q9AF68_LACPL">Q9AF68_LACPL</text:a></text:p>
          </table:table-cell>
          <table:table-cell office:value-type="string">
            <text:p>MTKTSRRKNAIANYLEPVDEKSINESFGAGDPEARSGIPCTIGAAVAASIAVCPTTKCSKRCGKRKK</text:p>
          </table:table-cell>
          <table:table-cell office:value-type="string">
            <text:p>Lantibiotic B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MicrobiologyMarch2001vol.147no.3643-651</text:p>
          </table:table-cell>
          <table:covered-table-cell/>
          <table:table-cell office:value-type="string" table:number-columns-spanned="2" table:number-rows-spanned="1">
            <text:p><text:a xlink:href="http://dx.doi.org/MicrobiologyMarch2001vol.147no.3643-651">http://dx.doi.org/MicrobiologyMarch2001vol.147no.3643-651</text:a></text:p>
          </table:table-cell>
          <table:covered-table-cell/>
          <table:table-cell office:value-type="string" table:number-columns-spanned="2" table:number-rows-spanned="1">
            <text:p>Q9AF68_LACPL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Q9AF68_LACPL">http://www.uniprot.org/uniprot/Q9AF68_LACPL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91.1">
            <text:p>91.1</text:p>
          </table:table-cell>
          <table:table-cell office:value-type="string">
            <text:p>Plantazolicin</text:p>
          </table:table-cell>
          <table:table-cell office:value-type="string">
            <text:p>Bacillus amyloliquefaciens FZB42</text:p>
          </table:table-cell>
          <table:table-cell office:value-type="string">
            <text:p>MicD</text:p>
          </table:table-cell>
          <table:table-cell office:value-type="string">
            <text:p><text:a xlink:href="http://dx.doi.org/10.1128/JB.00784-10">REF</text:a></text:p>
          </table:table-cell>
          <table:table-cell/>
          <table:table-cell table:style-name="ce1"/>
          <table:table-cell office:value-type="string">
            <text:p>MTQIKVPTALIASVHGEGQHLFEPMAARCTCTTIISSSSTF</text:p>
          </table:table-cell>
          <table:table-cell office:value-type="string">
            <text:p>microcin B17-like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128/JB.00784-10</text:p>
          </table:table-cell>
          <table:covered-table-cell/>
          <table:table-cell office:value-type="string" table:number-columns-spanned="2" table:number-rows-spanned="1">
            <text:p><text:a xlink:href="http://dx.doi.org/10.1128/JB.00784-10">http://dx.doi.org/10.1128/JB.00784-10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92.1">
            <text:p>92.1</text:p>
          </table:table-cell>
          <table:table-cell office:value-type="string">
            <text:p>Prenylagaramide_B</text:p>
          </table:table-cell>
          <table:table-cell office:value-type="string">
            <text:p>Planktothrixa gardhii NIES-596</text:p>
          </table:table-cell>
          <table:table-cell office:value-type="string">
            <text:p>CyaG</text:p>
          </table:table-cell>
          <table:table-cell office:value-type="string">
            <text:p><text:a xlink:href="http://dx.doi.org/10.1016/j.chembiol.2011.01.019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F5B6Z3_OSCAG">F5B6Z3_OSCAG</text:a></text:p>
          </table:table-cell>
          <table:table-cell office:value-type="string">
            <text:p>MTKKNLKPQQAAPVQREINTTSSESGTSTGLTPHINPYLYPFAGDDAE</text:p>
          </table:table-cell>
          <table:table-cell office:value-type="string">
            <text:p>Cyanobact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16/j.chembiol.2011.01.019</text:p>
          </table:table-cell>
          <table:covered-table-cell/>
          <table:table-cell office:value-type="string" table:number-columns-spanned="2" table:number-rows-spanned="1">
            <text:p><text:a xlink:href="http://dx.doi.org/10.1016/j.chembiol.2011.01.019">http://dx.doi.org/10.1016/j.chembiol.2011.01.019</text:a></text:p>
          </table:table-cell>
          <table:covered-table-cell/>
          <table:table-cell office:value-type="string" table:number-columns-spanned="2" table:number-rows-spanned="1">
            <text:p>F5B6Z3_OSCAG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F5B6Z3_OSCAG">http://www.uniprot.org/uniprot/F5B6Z3_OSCAG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93.1">
            <text:p>93.1</text:p>
          </table:table-cell>
          <table:table-cell office:value-type="string">
            <text:p>Prenylagaramide_C</text:p>
          </table:table-cell>
          <table:table-cell office:value-type="string">
            <text:p>Planktothrixa gardhii NIES-596</text:p>
          </table:table-cell>
          <table:table-cell office:value-type="string">
            <text:p>CyaG</text:p>
          </table:table-cell>
          <table:table-cell office:value-type="string">
            <text:p><text:a xlink:href="http://dx.doi.org/10.1016/j.chembiol.2011.01.019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F5B6Z2_OSCAG">F5B6Z2_OSCAG</text:a></text:p>
          </table:table-cell>
          <table:table-cell office:value-type="string">
            <text:p>MTKKNLKPQQAAPVQREINTTSSESGTSTGLTPHQAYLGIPLPFAGDDAE</text:p>
          </table:table-cell>
          <table:table-cell office:value-type="string">
            <text:p>Cyanobact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16/j.chembiol.2011.01.019</text:p>
          </table:table-cell>
          <table:covered-table-cell/>
          <table:table-cell office:value-type="string" table:number-columns-spanned="2" table:number-rows-spanned="1">
            <text:p><text:a xlink:href="http://dx.doi.org/10.1016/j.chembiol.2011.01.019">http://dx.doi.org/10.1016/j.chembiol.2011.01.019</text:a></text:p>
          </table:table-cell>
          <table:covered-table-cell/>
          <table:table-cell office:value-type="string" table:number-columns-spanned="2" table:number-rows-spanned="1">
            <text:p>F5B6Z2_OSCAG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F5B6Z2_OSCAG">http://www.uniprot.org/uniprot/F5B6Z2_OSCAG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94.1">
            <text:p>94.1</text:p>
          </table:table-cell>
          <table:table-cell office:value-type="string">
            <text:p>putative_lantibiotic</text:p>
          </table:table-cell>
          <table:table-cell office:value-type="string">
            <text:p>Streptococcus pyogenes M1GAS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NP_269898.1">13622943</text:a></text:p>
          </table:table-cell>
          <table:table-cell table:style-name="ce1"/>
          <table:table-cell office:value-type="string">
            <text:p>MSFMKNSKDILTNAIEEVSEKELMEVAGGKKGSGWFATITDDCPNSVFVCC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13622943" table:number-columns-spanned="2" table:number-rows-spanned="1">
            <text:p>13622943</text:p>
          </table:table-cell>
          <table:covered-table-cell/>
          <table:table-cell office:value-type="string" table:number-columns-spanned="2" table:number-rows-spanned="1">
            <text:p><text:a xlink:href="http://www.ncbi.nlm.nih.gov/protein/NP_269898.1">http://www.ncbi.nlm.nih.gov/protein/NP_269898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NP_269898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95.1">
            <text:p>95.1</text:p>
          </table:table-cell>
          <table:table-cell office:value-type="string">
            <text:p>putative_lantibiotic</text:p>
          </table:table-cell>
          <table:table-cell office:value-type="string">
            <text:p>Streptococcus pyogenes SSI-1</text:p>
          </table:table-cell>
          <table:table-cell office:value-type="string">
            <text:p>LanBC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NP_269898.1">28811816</text:a></text:p>
          </table:table-cell>
          <table:table-cell table:style-name="ce1"/>
          <table:table-cell office:value-type="string">
            <text:p>MKNSKDILTNAIEEVSEKELMEVAGGKKGSGWFATITDDCPNSVFVCC</text:p>
          </table:table-cell>
          <table:table-cell office:value-type="string">
            <text:p>lanthipeptide A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28811816" table:number-columns-spanned="2" table:number-rows-spanned="1">
            <text:p>28811816</text:p>
          </table:table-cell>
          <table:covered-table-cell/>
          <table:table-cell office:value-type="string" table:number-columns-spanned="2" table:number-rows-spanned="1">
            <text:p><text:a xlink:href="http://www.ncbi.nlm.nih.gov/protein/NP_269898.1">http://www.ncbi.nlm.nih.gov/protein/NP_269898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NP_269898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96.1">
            <text:p>96.1</text:p>
          </table:table-cell>
          <table:table-cell office:value-type="string">
            <text:p>putative_lantibiotic</text:p>
          </table:table-cell>
          <table:table-cell office:value-type="string">
            <text:p>Staphylococcus aureus subsp. aureus MSSA476</text:p>
          </table:table-cell>
          <table:table-cell office:value-type="string">
            <text:p>LanBC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NP_646583.1">49245085</text:a></text:p>
          </table:table-cell>
          <table:table-cell table:style-name="ce1"/>
          <table:table-cell office:value-type="string">
            <text:p>MEKVLDLDVQVKGNNNTNDSAGDERITSHLFCSFGCEKTGSFNSFCC</text:p>
          </table:table-cell>
          <table:table-cell office:value-type="string">
            <text:p>lanthipeptide A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49245085" table:number-columns-spanned="2" table:number-rows-spanned="1">
            <text:p>49245085</text:p>
          </table:table-cell>
          <table:covered-table-cell/>
          <table:table-cell office:value-type="string" table:number-columns-spanned="2" table:number-rows-spanned="1">
            <text:p><text:a xlink:href="http://www.ncbi.nlm.nih.gov/protein/NP_646583.1">http://www.ncbi.nlm.nih.gov/protein/NP_646583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NP_646583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97.1">
            <text:p>97.1</text:p>
          </table:table-cell>
          <table:table-cell office:value-type="string">
            <text:p>putative_lantibiotic_precursor</text:p>
          </table:table-cell>
          <table:table-cell office:value-type="string">
            <text:p>Bacillus cereus ATCC14579</text:p>
          </table:table-cell>
          <table:table-cell office:value-type="string">
            <text:p>Lan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NP_834755.1">30023124</text:a></text:p>
          </table:table-cell>
          <table:table-cell table:style-name="ce1"/>
          <table:table-cell office:value-type="string">
            <text:p>MSEIKKALNTLEIEDFDAIEMVDVDAMPENEALEIMGASCTTCVCTCSCCTT</text:p>
          </table:table-cell>
          <table:table-cell office:value-type="string">
            <text:p>Lantibiotic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30023124" table:number-columns-spanned="2" table:number-rows-spanned="1">
            <text:p>30023124</text:p>
          </table:table-cell>
          <table:covered-table-cell/>
          <table:table-cell office:value-type="string" table:number-columns-spanned="2" table:number-rows-spanned="1">
            <text:p><text:a xlink:href="http://www.ncbi.nlm.nih.gov/protein/NP_834755.1">http://www.ncbi.nlm.nih.gov/protein/NP_834755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NP_834755.1</text:p>
          </table:table-cell>
          <table:covered-table-cell/>
          <table:table-cell/>
        </table:table-row>
        <table:table-row table:style-name="ro9">
          <table:table-cell/>
          <table:table-cell office:value-type="float" office:value="98.1">
            <text:p>98.1</text:p>
          </table:table-cell>
          <table:table-cell office:value-type="string">
            <text:p>Rp71955</text:p>
          </table:table-cell>
          <table:table-cell office:value-type="string">
            <text:p>Streptomyces AA3891</text:p>
          </table:table-cell>
          <table:table-cell office:value-type="string">
            <text:p>LasB</text:p>
          </table:table-cell>
          <table:table-cell office:value-type="string">
            <text:p><text:a xlink:href="http://dx.doi.org/10.7164/antibiotics.46.1756">REF</text:a></text:p>
          </table:table-cell>
          <table:table-cell/>
          <table:table-cell table:style-name="ce1"/>
          <table:table-cell office:value-type="string">
            <text:p>CLGIGSCNDFAGCGYAVVCFW</text:p>
          </table:table-cell>
          <table:table-cell office:value-type="string">
            <text:p>Lasso peptide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7164/antibiotics.46.1756</text:p>
          </table:table-cell>
          <table:covered-table-cell/>
          <table:table-cell office:value-type="string" table:number-columns-spanned="2" table:number-rows-spanned="1">
            <text:p><text:a xlink:href="http://dx.doi.org/10.7164/antibiotics.46.1756">http://dx.doi.org/10.7164/antibiotics.46.1756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99.1">
            <text:p>99.1</text:p>
          </table:table-cell>
          <table:table-cell office:value-type="string">
            <text:p>Ruminococcin_A</text:p>
          </table:table-cell>
          <table:table-cell office:value-type="string">
            <text:p>Ruminococcus hansenii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uniprot.org/uniprot/LANA_RUMHA">LANA_RUMHA</text:a></text:p>
          </table:table-cell>
          <table:table-cell office:value-type="string">
            <text:p>MRNDVLTLTNPMEENELEQILGGGNGVLKTISHECNMNTWQFLFTCC</text:p>
          </table:table-cell>
          <table:table-cell office:value-type="string">
            <text:p>lanthipeptide B</text:p>
          </table:table-cell>
          <table:table-cell table:style-name="ce2" office:value-type="float" office:value="23" table:number-columns-spanned="2" table:number-rows-spanned="1">
            <text:p>23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LANA_RUMHA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A_RUMHA">http://www.uniprot.org/uniprot/LANA_RUMHA</text:a></text:p>
          </table:table-cell>
          <table:covered-table-cell/>
          <table:table-cell table:style-name="ce2" office:value-type="string" table:number-columns-spanned="2" table:number-rows-spanned="1">
            <text:p>P83675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100.1">
            <text:p>100.1</text:p>
          </table:table-cell>
          <table:table-cell office:value-type="string">
            <text:p>Ruminococcin_A_</text:p>
          </table:table-cell>
          <table:table-cell office:value-type="string">
            <text:p>Ruminococcus gnavus</text:p>
          </table:table-cell>
          <table:table-cell office:value-type="string">
            <text:p>LanM</text:p>
          </table:table-cell>
          <table:table-cell office:value-type="string">
            <text:p><text:a xlink:href="http://dx.doi.org/10.1128/AEM.67.9.4111-4118.2001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LANA_RUMGN">LANA_RUMGN</text:a></text:p>
          </table:table-cell>
          <table:table-cell office:value-type="string">
            <text:p>MRNDVLTLTNPMEEKELEQILGGGNGVLKTISHECNMNTWQFLFTCC</text:p>
          </table:table-cell>
          <table:table-cell office:value-type="string">
            <text:p>lanthipeptide B</text:p>
          </table:table-cell>
          <table:table-cell table:style-name="ce2" office:value-type="float" office:value="23" table:number-columns-spanned="2" table:number-rows-spanned="1">
            <text:p>23</text:p>
          </table:table-cell>
          <table:covered-table-cell/>
          <table:table-cell office:value-type="string" table:number-columns-spanned="2" table:number-rows-spanned="1">
            <text:p>10.1128/AEM.67.9.4111-4118.2001</text:p>
          </table:table-cell>
          <table:covered-table-cell/>
          <table:table-cell office:value-type="string" table:number-columns-spanned="2" table:number-rows-spanned="1">
            <text:p><text:a xlink:href="http://dx.doi.org/10.1128/AEM.67.9.4111-4118.2001">http://dx.doi.org/10.1128/AEM.67.9.4111-4118.2001</text:a></text:p>
          </table:table-cell>
          <table:covered-table-cell/>
          <table:table-cell office:value-type="string" table:number-columns-spanned="2" table:number-rows-spanned="1">
            <text:p>LANA_RUMGN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A_RUMGN">http://www.uniprot.org/uniprot/LANA_RUMGN</text:a></text:p>
          </table:table-cell>
          <table:covered-table-cell/>
          <table:table-cell table:style-name="ce2" office:value-type="string" table:number-columns-spanned="2" table:number-rows-spanned="1">
            <text:p>P83674.1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101.1">
            <text:p>101.1</text:p>
          </table:table-cell>
          <table:table-cell office:value-type="string">
            <text:p>Salivaricin_9</text:p>
          </table:table-cell>
          <table:table-cell office:value-type="string">
            <text:p>Streptococcus salivarius M18</text:p>
          </table:table-cell>
          <table:table-cell table:style-name="ce1" office:value-type="string">
            <text:p/>
          </table:table-cell>
          <table:table-cell office:value-type="string">
            <text:p><text:a xlink:href="http://dx.doi.org/10.1099/mic.0.044719-0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G2GW18_STRSL">G2GW18_STRSL</text:a></text:p>
          </table:table-cell>
          <table:table-cell office:value-type="string">
            <text:p>MKSTNNQSIAEIAAVNSLQEVSMEELDQIIGAGNGVVLTLTHECNLATWTKKLKCC</text:p>
          </table:table-cell>
          <table:table-cell office:value-type="string">
            <text:p>lanthipeptide B</text:p>
          </table:table-cell>
          <table:table-cell table:style-name="ce2" office:value-type="float" office:value="32" table:number-columns-spanned="2" table:number-rows-spanned="1">
            <text:p>32</text:p>
          </table:table-cell>
          <table:covered-table-cell/>
          <table:table-cell office:value-type="string" table:number-columns-spanned="2" table:number-rows-spanned="1">
            <text:p>10.1099/mic.0.044719-0</text:p>
          </table:table-cell>
          <table:covered-table-cell/>
          <table:table-cell office:value-type="string" table:number-columns-spanned="2" table:number-rows-spanned="1">
            <text:p><text:a xlink:href="http://dx.doi.org/10.1099/mic.0.044719-0">http://dx.doi.org/10.1099/mic.0.044719-0</text:a></text:p>
          </table:table-cell>
          <table:covered-table-cell/>
          <table:table-cell office:value-type="string" table:number-columns-spanned="2" table:number-rows-spanned="1">
            <text:p>G2GW18_STRSL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G2GW18_STRSL">http://www.uniprot.org/uniprot/G2GW18_STRSL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02.1">
            <text:p>102.1</text:p>
          </table:table-cell>
          <table:table-cell office:value-type="string">
            <text:p>Salivaricin_A</text:p>
          </table:table-cell>
          <table:table-cell office:value-type="string">
            <text:p>Streptococcus salivarius</text:p>
          </table:table-cell>
          <table:table-cell office:value-type="string">
            <text:p>LanM</text:p>
          </table:table-cell>
          <table:table-cell office:value-type="string">
            <text:p><text:a xlink:href="http://dx.doi.org/Appl.Environ.Microbiol.July1993vol.59no.72014-2021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LANA_STRSL">LANA_STRSL</text:a></text:p>
          </table:table-cell>
          <table:table-cell office:value-type="string">
            <text:p>MKNSKDILNNAIEEVSEKELMEVAGGKRGSGWIATITDDCPNSVFVCC</text:p>
          </table:table-cell>
          <table:table-cell office:value-type="string">
            <text:p>lanthipeptide B</text:p>
          </table:table-cell>
          <table:table-cell table:style-name="ce2" office:value-type="float" office:value="26" table:number-columns-spanned="2" table:number-rows-spanned="1">
            <text:p>26</text:p>
          </table:table-cell>
          <table:covered-table-cell/>
          <table:table-cell office:value-type="string" table:number-columns-spanned="2" table:number-rows-spanned="1">
            <text:p>Appl.Environ.Microbiol.July1993vol.59no.72014-2021</text:p>
          </table:table-cell>
          <table:covered-table-cell/>
          <table:table-cell office:value-type="string" table:number-columns-spanned="2" table:number-rows-spanned="1">
            <text:p><text:a xlink:href="http://dx.doi.org/Appl.Environ.Microbiol.July1993vol.59no.72014-2021">http://dx.doi.org/Appl.Environ.Microbiol.July1993vol.59no.72014-2021</text:a></text:p>
          </table:table-cell>
          <table:covered-table-cell/>
          <table:table-cell office:value-type="string" table:number-columns-spanned="2" table:number-rows-spanned="1">
            <text:p>LANA_STRSL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A_STRSL">http://www.uniprot.org/uniprot/LANA_STRSL</text:a></text:p>
          </table:table-cell>
          <table:covered-table-cell/>
          <table:table-cell table:style-name="ce2" office:value-type="string" table:number-columns-spanned="2" table:number-rows-spanned="1">
            <text:p>P36500.2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103.1">
            <text:p>103.1</text:p>
          </table:table-cell>
          <table:table-cell office:value-type="string">
            <text:p>Salivaricin_A2</text:p>
          </table:table-cell>
          <table:table-cell office:value-type="string">
            <text:p>Streptococcus salivarius</text:p>
          </table:table-cell>
          <table:table-cell office:value-type="string">
            <text:p>LanM</text:p>
          </table:table-cell>
          <table:table-cell office:value-type="string">
            <text:p><text:a xlink:href="http://dx.doi.org/10.1128/AEM.72.2.1459-1466.2006">REF</text:a></text:p>
          </table:table-cell>
          <table:table-cell table:style-name="ce2" office:value-type="string">
            <text:p><text:a xlink:href="http://www.ncbi.nlm.nih.gov/protein/Q38L32">122578058</text:a></text:p>
          </table:table-cell>
          <table:table-cell office:value-type="string">
            <text:p><text:a xlink:href="http://www.uniprot.org/uniprot/Q38L32">Q38L32</text:a></text:p>
          </table:table-cell>
          <table:table-cell office:value-type="string">
            <text:p>MKNSKDILNNAIEEVSEKELMEVAGGKRGTGWFATITDDCPNSVFVCC</text:p>
          </table:table-cell>
          <table:table-cell office:value-type="string">
            <text:p>lanthipeptide B</text:p>
          </table:table-cell>
          <table:table-cell table:style-name="ce2" office:value-type="float" office:value="26" table:number-columns-spanned="2" table:number-rows-spanned="1">
            <text:p>26</text:p>
          </table:table-cell>
          <table:covered-table-cell/>
          <table:table-cell office:value-type="string" table:number-columns-spanned="2" table:number-rows-spanned="1">
            <text:p>10.1128/AEM.72.2.1459-1466.2006</text:p>
          </table:table-cell>
          <table:covered-table-cell/>
          <table:table-cell office:value-type="string" table:number-columns-spanned="2" table:number-rows-spanned="1">
            <text:p><text:a xlink:href="http://dx.doi.org/10.1128/AEM.72.2.1459-1466.2006">http://dx.doi.org/10.1128/AEM.72.2.1459-1466.2006</text:a></text:p>
          </table:table-cell>
          <table:covered-table-cell/>
          <table:table-cell office:value-type="string" table:number-columns-spanned="2" table:number-rows-spanned="1">
            <text:p>Q38L32</text:p>
          </table:table-cell>
          <table:covered-table-cell/>
          <table:table-cell table:style-name="ce2" office:value-type="float" office:value="122578058" table:number-columns-spanned="2" table:number-rows-spanned="1">
            <text:p>122578058</text:p>
          </table:table-cell>
          <table:covered-table-cell/>
          <table:table-cell office:value-type="string" table:number-columns-spanned="2" table:number-rows-spanned="1">
            <text:p><text:a xlink:href="http://www.ncbi.nlm.nih.gov/protein/Q38L32">http://www.ncbi.nlm.nih.gov/protein/Q38L32</text:a></text:p>
          </table:table-cell>
          <table:covered-table-cell/>
          <table:table-cell office:value-type="string" table:number-columns-spanned="2" table:number-rows-spanned="1">
            <text:p><text:a xlink:href="http://www.uniprot.org/uniprot/Q38L32">http://www.uniprot.org/uniprot/Q38L32</text:a></text:p>
          </table:table-cell>
          <table:covered-table-cell/>
          <table:table-cell table:style-name="ce2" office:value-type="string" table:number-columns-spanned="2" table:number-rows-spanned="1">
            <text:p>Q38L32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104.1">
            <text:p>104.1</text:p>
          </table:table-cell>
          <table:table-cell office:value-type="string">
            <text:p>Salivaricin_A3</text:p>
          </table:table-cell>
          <table:table-cell office:value-type="string">
            <text:p>Streptococcus salivarius</text:p>
          </table:table-cell>
          <table:table-cell office:value-type="string">
            <text:p>LanM</text:p>
          </table:table-cell>
          <table:table-cell office:value-type="string">
            <text:p><text:a xlink:href="http://dx.doi.org/10.1128/AEM.72.2.1459-1466.2006">REF</text:a></text:p>
          </table:table-cell>
          <table:table-cell table:style-name="ce2" office:value-type="string">
            <text:p><text:a xlink:href="http://www.ncbi.nlm.nih.gov/protein/Q38L35">122578061</text:a></text:p>
          </table:table-cell>
          <table:table-cell office:value-type="string">
            <text:p><text:a xlink:href="http://www.uniprot.org/uniprot/Q38L35">Q38L35</text:a></text:p>
          </table:table-cell>
          <table:table-cell office:value-type="string">
            <text:p>MKNSKDVLNNAIEEVSEKELMEVAGGKKGPGWIATITDDCPNSIFVCC</text:p>
          </table:table-cell>
          <table:table-cell office:value-type="string">
            <text:p>lanthipeptide B</text:p>
          </table:table-cell>
          <table:table-cell table:style-name="ce2" office:value-type="float" office:value="26" table:number-columns-spanned="2" table:number-rows-spanned="1">
            <text:p>26</text:p>
          </table:table-cell>
          <table:covered-table-cell/>
          <table:table-cell office:value-type="string" table:number-columns-spanned="2" table:number-rows-spanned="1">
            <text:p>10.1128/AEM.72.2.1459-1466.2006</text:p>
          </table:table-cell>
          <table:covered-table-cell/>
          <table:table-cell office:value-type="string" table:number-columns-spanned="2" table:number-rows-spanned="1">
            <text:p><text:a xlink:href="http://dx.doi.org/10.1128/AEM.72.2.1459-1466.2006">http://dx.doi.org/10.1128/AEM.72.2.1459-1466.2006</text:a></text:p>
          </table:table-cell>
          <table:covered-table-cell/>
          <table:table-cell office:value-type="string" table:number-columns-spanned="2" table:number-rows-spanned="1">
            <text:p>Q38L35</text:p>
          </table:table-cell>
          <table:covered-table-cell/>
          <table:table-cell table:style-name="ce2" office:value-type="float" office:value="122578061" table:number-columns-spanned="2" table:number-rows-spanned="1">
            <text:p>122578061</text:p>
          </table:table-cell>
          <table:covered-table-cell/>
          <table:table-cell office:value-type="string" table:number-columns-spanned="2" table:number-rows-spanned="1">
            <text:p><text:a xlink:href="http://www.ncbi.nlm.nih.gov/protein/Q38L35">http://www.ncbi.nlm.nih.gov/protein/Q38L35</text:a></text:p>
          </table:table-cell>
          <table:covered-table-cell/>
          <table:table-cell office:value-type="string" table:number-columns-spanned="2" table:number-rows-spanned="1">
            <text:p><text:a xlink:href="http://www.uniprot.org/uniprot/Q38L35">http://www.uniprot.org/uniprot/Q38L35</text:a></text:p>
          </table:table-cell>
          <table:covered-table-cell/>
          <table:table-cell table:style-name="ce2" office:value-type="string" table:number-columns-spanned="2" table:number-rows-spanned="1">
            <text:p>Q38L35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105.1">
            <text:p>105.1</text:p>
          </table:table-cell>
          <table:table-cell office:value-type="string">
            <text:p>Salivaricin_A4</text:p>
          </table:table-cell>
          <table:table-cell office:value-type="string">
            <text:p>Streptococcus salivarius</text:p>
          </table:table-cell>
          <table:table-cell office:value-type="string">
            <text:p>LanM</text:p>
          </table:table-cell>
          <table:table-cell office:value-type="string">
            <text:p><text:a xlink:href="http://dx.doi.org/10.1128/AEM.72.2.1459-1466.2006">REF</text:a></text:p>
          </table:table-cell>
          <table:table-cell table:style-name="ce2" office:value-type="string">
            <text:p><text:a xlink:href="http://www.ncbi.nlm.nih.gov/protein/Q38L37">122578063</text:a></text:p>
          </table:table-cell>
          <table:table-cell office:value-type="string">
            <text:p><text:a xlink:href="http://www.uniprot.org/uniprot/Q38L37">Q38L37</text:a></text:p>
          </table:table-cell>
          <table:table-cell office:value-type="string">
            <text:p>MKNSKDILNNAIEEVSEKELMEVAGGKRGPGWIATITDDCPNSIFVCC</text:p>
          </table:table-cell>
          <table:table-cell office:value-type="string">
            <text:p>lanthipeptide B</text:p>
          </table:table-cell>
          <table:table-cell table:style-name="ce2" office:value-type="float" office:value="26" table:number-columns-spanned="2" table:number-rows-spanned="1">
            <text:p>26</text:p>
          </table:table-cell>
          <table:covered-table-cell/>
          <table:table-cell office:value-type="string" table:number-columns-spanned="2" table:number-rows-spanned="1">
            <text:p>10.1128/AEM.72.2.1459-1466.2006</text:p>
          </table:table-cell>
          <table:covered-table-cell/>
          <table:table-cell office:value-type="string" table:number-columns-spanned="2" table:number-rows-spanned="1">
            <text:p><text:a xlink:href="http://dx.doi.org/10.1128/AEM.72.2.1459-1466.2006">http://dx.doi.org/10.1128/AEM.72.2.1459-1466.2006</text:a></text:p>
          </table:table-cell>
          <table:covered-table-cell/>
          <table:table-cell office:value-type="string" table:number-columns-spanned="2" table:number-rows-spanned="1">
            <text:p>Q38L37</text:p>
          </table:table-cell>
          <table:covered-table-cell/>
          <table:table-cell table:style-name="ce2" office:value-type="float" office:value="122578063" table:number-columns-spanned="2" table:number-rows-spanned="1">
            <text:p>122578063</text:p>
          </table:table-cell>
          <table:covered-table-cell/>
          <table:table-cell office:value-type="string" table:number-columns-spanned="2" table:number-rows-spanned="1">
            <text:p><text:a xlink:href="http://www.ncbi.nlm.nih.gov/protein/Q38L37">http://www.ncbi.nlm.nih.gov/protein/Q38L37</text:a></text:p>
          </table:table-cell>
          <table:covered-table-cell/>
          <table:table-cell office:value-type="string" table:number-columns-spanned="2" table:number-rows-spanned="1">
            <text:p><text:a xlink:href="http://www.uniprot.org/uniprot/Q38L37">http://www.uniprot.org/uniprot/Q38L37</text:a></text:p>
          </table:table-cell>
          <table:covered-table-cell/>
          <table:table-cell table:style-name="ce2" office:value-type="string" table:number-columns-spanned="2" table:number-rows-spanned="1">
            <text:p>Q38L37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106.1">
            <text:p>106.1</text:p>
          </table:table-cell>
          <table:table-cell office:value-type="string">
            <text:p>Salivaricin_A5</text:p>
          </table:table-cell>
          <table:table-cell office:value-type="string">
            <text:p>Streptococcus salivarius</text:p>
          </table:table-cell>
          <table:table-cell office:value-type="string">
            <text:p>LanM</text:p>
          </table:table-cell>
          <table:table-cell office:value-type="string">
            <text:p><text:a xlink:href="http://dx.doi.org/10.1128/AEM.72.2.1459-1466.2006">REF</text:a></text:p>
          </table:table-cell>
          <table:table-cell table:style-name="ce2" office:value-type="string">
            <text:p><text:a xlink:href="http://www.ncbi.nlm.nih.gov/protein/Q38L36">122578062</text:a></text:p>
          </table:table-cell>
          <table:table-cell office:value-type="string">
            <text:p><text:a xlink:href="http://www.uniprot.org/uniprot/Q38L36">Q38L36</text:a></text:p>
          </table:table-cell>
          <table:table-cell office:value-type="string">
            <text:p>MKNSKDILNNAIEEVSEKELMEVAGGKRGPGWIATITDDCPNSVFVCC</text:p>
          </table:table-cell>
          <table:table-cell office:value-type="string">
            <text:p>lanthipeptide B</text:p>
          </table:table-cell>
          <table:table-cell table:style-name="ce2" office:value-type="float" office:value="26" table:number-columns-spanned="2" table:number-rows-spanned="1">
            <text:p>26</text:p>
          </table:table-cell>
          <table:covered-table-cell/>
          <table:table-cell office:value-type="string" table:number-columns-spanned="2" table:number-rows-spanned="1">
            <text:p>10.1128/AEM.72.2.1459-1466.2006</text:p>
          </table:table-cell>
          <table:covered-table-cell/>
          <table:table-cell office:value-type="string" table:number-columns-spanned="2" table:number-rows-spanned="1">
            <text:p><text:a xlink:href="http://dx.doi.org/10.1128/AEM.72.2.1459-1466.2006">http://dx.doi.org/10.1128/AEM.72.2.1459-1466.2006</text:a></text:p>
          </table:table-cell>
          <table:covered-table-cell/>
          <table:table-cell office:value-type="string" table:number-columns-spanned="2" table:number-rows-spanned="1">
            <text:p>Q38L36</text:p>
          </table:table-cell>
          <table:covered-table-cell/>
          <table:table-cell table:style-name="ce2" office:value-type="float" office:value="122578062" table:number-columns-spanned="2" table:number-rows-spanned="1">
            <text:p>122578062</text:p>
          </table:table-cell>
          <table:covered-table-cell/>
          <table:table-cell office:value-type="string" table:number-columns-spanned="2" table:number-rows-spanned="1">
            <text:p><text:a xlink:href="http://www.ncbi.nlm.nih.gov/protein/Q38L36">http://www.ncbi.nlm.nih.gov/protein/Q38L36</text:a></text:p>
          </table:table-cell>
          <table:covered-table-cell/>
          <table:table-cell office:value-type="string" table:number-columns-spanned="2" table:number-rows-spanned="1">
            <text:p><text:a xlink:href="http://www.uniprot.org/uniprot/Q38L36">http://www.uniprot.org/uniprot/Q38L36</text:a></text:p>
          </table:table-cell>
          <table:covered-table-cell/>
          <table:table-cell table:style-name="ce2" office:value-type="string" table:number-columns-spanned="2" table:number-rows-spanned="1">
            <text:p>Q38L36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107.1">
            <text:p>107.1</text:p>
          </table:table-cell>
          <table:table-cell office:value-type="string">
            <text:p>Salivaricin_D</text:p>
          </table:table-cell>
          <table:table-cell office:value-type="string">
            <text:p>Streptococcus salivarius 5M6c</text:p>
          </table:table-cell>
          <table:table-cell table:style-name="ce1" office:value-type="string">
            <text:p/>
          </table:table-cell>
          <table:table-cell office:value-type="string">
            <text:p><text:a xlink:href="http://dx.doi.org/10.1128/AEM.06588-11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H2D761">H2D761</text:a></text:p>
          </table:table-cell>
          <table:table-cell office:value-type="string">
            <text:p>MSTKDFNLDLVEVSKSNTGASARFTSHSLCTPGCITGVLMGCHIQSIGCNVHIHISK</text:p>
          </table:table-cell>
          <table:table-cell office:value-type="string">
            <text:p>lanthipeptide A</text:p>
          </table:table-cell>
          <table:table-cell table:style-name="ce2" office:value-type="float" office:value="23" table:number-columns-spanned="2" table:number-rows-spanned="1">
            <text:p>23</text:p>
          </table:table-cell>
          <table:covered-table-cell/>
          <table:table-cell office:value-type="string" table:number-columns-spanned="2" table:number-rows-spanned="1">
            <text:p>10.1128/AEM.06588-11</text:p>
          </table:table-cell>
          <table:covered-table-cell/>
          <table:table-cell office:value-type="string" table:number-columns-spanned="2" table:number-rows-spanned="1">
            <text:p><text:a xlink:href="http://dx.doi.org/10.1128/AEM.06588-11">http://dx.doi.org/10.1128/AEM.06588-11</text:a></text:p>
          </table:table-cell>
          <table:covered-table-cell/>
          <table:table-cell office:value-type="string" table:number-columns-spanned="2" table:number-rows-spanned="1">
            <text:p>H2D76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H2D761">http://www.uniprot.org/uniprot/H2D76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08.1">
            <text:p>108.1</text:p>
          </table:table-cell>
          <table:table-cell office:value-type="string">
            <text:p>Salivaricin_G32</text:p>
          </table:table-cell>
          <table:table-cell office:value-type="string">
            <text:p>Streptococcus salivarius</text:p>
          </table:table-cell>
          <table:table-cell office:value-type="string">
            <text:p>LanM</text:p>
          </table:table-cell>
          <table:table-cell office:value-type="string">
            <text:p><text:a xlink:href="http://dx.doi.org/10.1155/2012/738503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H6VLK4">H6VLK4</text:a></text:p>
          </table:table-cell>
          <table:table-cell office:value-type="string">
            <text:p>MKKDAIIESIKEVSLEELDQIIGAGNGVFKTISHECHLNTWAFLATCCS</text:p>
          </table:table-cell>
          <table:table-cell office:value-type="string">
            <text:p>lanthipeptide B</text:p>
          </table:table-cell>
          <table:table-cell table:style-name="ce2" office:value-type="float" office:value="24" table:number-columns-spanned="2" table:number-rows-spanned="1">
            <text:p>24</text:p>
          </table:table-cell>
          <table:covered-table-cell/>
          <table:table-cell office:value-type="string" table:number-columns-spanned="2" table:number-rows-spanned="1">
            <text:p>10.1155/2012/738503</text:p>
          </table:table-cell>
          <table:covered-table-cell/>
          <table:table-cell office:value-type="string" table:number-columns-spanned="2" table:number-rows-spanned="1">
            <text:p><text:a xlink:href="http://dx.doi.org/10.1155/2012/738503">http://dx.doi.org/10.1155/2012/738503</text:a></text:p>
          </table:table-cell>
          <table:covered-table-cell/>
          <table:table-cell office:value-type="string" table:number-columns-spanned="2" table:number-rows-spanned="1">
            <text:p>H6VLK4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H6VLK4">http://www.uniprot.org/uniprot/H6VLK4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09.1">
            <text:p>109.1</text:p>
          </table:table-cell>
          <table:table-cell office:value-type="string">
            <text:p>SalivaricinA</text:p>
          </table:table-cell>
          <table:table-cell office:value-type="string">
            <text:p>Streptococcus pyogenes MGAS10394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YP_060958.1">50904060</text:a></text:p>
          </table:table-cell>
          <table:table-cell table:style-name="ce1"/>
          <table:table-cell office:value-type="string">
            <text:p>MERRMSFMKNSKDILTNVIEEVSEKELMEVAGGKKGSGWFATITDDCPNSVFVCC</text:p>
          </table:table-cell>
          <table:table-cell office:value-type="string">
            <text:p>lanthipeptide B</text:p>
          </table:table-cell>
          <table:table-cell table:style-name="ce2" office:value-type="float" office:value="33" table:number-columns-spanned="2" table:number-rows-spanned="1">
            <text:p>33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50904060" table:number-columns-spanned="2" table:number-rows-spanned="1">
            <text:p>50904060</text:p>
          </table:table-cell>
          <table:covered-table-cell/>
          <table:table-cell office:value-type="string" table:number-columns-spanned="2" table:number-rows-spanned="1">
            <text:p><text:a xlink:href="http://www.ncbi.nlm.nih.gov/protein/YP_060958.1">http://www.ncbi.nlm.nih.gov/protein/YP_060958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YP_060958.1</text:p>
          </table:table-cell>
          <table:covered-table-cell/>
          <table:table-cell/>
        </table:table-row>
        <table:table-row table:style-name="ro5">
          <table:table-cell/>
          <table:table-cell office:value-type="float" office:value="110.1">
            <text:p>110.1</text:p>
          </table:table-cell>
          <table:table-cell office:value-type="string">
            <text:p>Sap_B</text:p>
          </table:table-cell>
          <table:table-cell office:value-type="string">
            <text:p>Streptomyces coelicolor</text:p>
          </table:table-cell>
          <table:table-cell office:value-type="string">
            <text:p>LanKC</text:p>
          </table:table-cell>
          <table:table-cell office:value-type="string">
            <text:p><text:a xlink:href="http://dx.doi.org/10.1073/pnas.0404220101">REF</text:a></text:p>
          </table:table-cell>
          <table:table-cell table:style-name="ce2" office:value-type="string">
            <text:p><text:a xlink:href="http://www.ncbi.nlm.nih.gov/protein/O88038.1">81345646</text:a></text:p>
          </table:table-cell>
          <table:table-cell office:value-type="string">
            <text:p><text:a xlink:href="http://www.uniprot.org/uniprot/O88038.1">O88038.1</text:a></text:p>
          </table:table-cell>
          <table:table-cell office:value-type="string">
            <text:p>MNLFDLQSMETPKEEAMGDVETGSRASLLLCGDSSLSITTCN</text:p>
          </table:table-cell>
          <table:table-cell office:value-type="string">
            <text:p>lanthipeptide C</text:p>
          </table:table-cell>
          <table:table-cell table:style-name="ce2" office:value-type="float" office:value="21" table:number-columns-spanned="2" table:number-rows-spanned="1">
            <text:p>21</text:p>
          </table:table-cell>
          <table:covered-table-cell/>
          <table:table-cell office:value-type="string" table:number-columns-spanned="2" table:number-rows-spanned="1">
            <text:p>10.1073/pnas.0404220101</text:p>
          </table:table-cell>
          <table:covered-table-cell/>
          <table:table-cell office:value-type="string" table:number-columns-spanned="2" table:number-rows-spanned="1">
            <text:p><text:a xlink:href="http://dx.doi.org/10.1073/pnas.0404220101">http://dx.doi.org/10.1073/pnas.0404220101</text:a></text:p>
          </table:table-cell>
          <table:covered-table-cell/>
          <table:table-cell office:value-type="string" table:number-columns-spanned="2" table:number-rows-spanned="1">
            <text:p>O88038.1</text:p>
          </table:table-cell>
          <table:covered-table-cell/>
          <table:table-cell table:style-name="ce2" office:value-type="float" office:value="81345646" table:number-columns-spanned="2" table:number-rows-spanned="1">
            <text:p>81345646</text:p>
          </table:table-cell>
          <table:covered-table-cell/>
          <table:table-cell office:value-type="string" table:number-columns-spanned="2" table:number-rows-spanned="1">
            <text:p><text:a xlink:href="http://www.ncbi.nlm.nih.gov/protein/O88038.1">http://www.ncbi.nlm.nih.gov/protein/O88038.1</text:a></text:p>
          </table:table-cell>
          <table:covered-table-cell/>
          <table:table-cell office:value-type="string" table:number-columns-spanned="2" table:number-rows-spanned="1">
            <text:p><text:a xlink:href="http://www.uniprot.org/uniprot/O88038.1">http://www.uniprot.org/uniprot/O88038.1</text:a></text:p>
          </table:table-cell>
          <table:covered-table-cell/>
          <table:table-cell table:style-name="ce2" office:value-type="string" table:number-columns-spanned="2" table:number-rows-spanned="1">
            <text:p>O88038.1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111.1">
            <text:p>111.1</text:p>
          </table:table-cell>
          <table:table-cell office:value-type="string">
            <text:p>SCAB_84151_putative_linardin</text:p>
          </table:table-cell>
          <table:table-cell office:value-type="string">
            <text:p>Streptomyces scabiei 87.22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/>
          <table:table-cell table:style-name="ce1"/>
          <table:table-cell office:value-type="string">
            <text:p>MNDFLLIPSVVALGIVGFLIATRAVSTPAVIGVALVVLWGACSQARSTVHPRHTSSKKRRQHP</text:p>
          </table:table-cell>
          <table:table-cell office:value-type="string">
            <text:p>Linard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112.1">
            <text:p>112.1</text:p>
          </table:table-cell>
          <table:table-cell office:value-type="string">
            <text:p>SCAB_84201putativelinardin</text:p>
          </table:table-cell>
          <table:table-cell office:value-type="string">
            <text:p>Streptomyces scabiei 87.22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/>
          <table:table-cell table:style-name="ce1"/>
          <table:table-cell office:value-type="string">
            <text:p>MSSIENALNSVEIPVEGVVYVAARPTLGTPRIARIGRIAQAAEGIGAIAAAATAGVGVAQAAEANNLAAEANAQNAAALAAVGGAPAS</text:p>
          </table:table-cell>
          <table:table-cell office:value-type="string">
            <text:p>Linard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13.1">
            <text:p>113.1</text:p>
          </table:table-cell>
          <table:table-cell office:value-type="string">
            <text:p>SGR_1511_putative_linardin</text:p>
          </table:table-cell>
          <table:table-cell office:value-type="string">
            <text:p>Streptomyces griseus NBRC13350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/>
          <table:table-cell table:style-name="ce1"/>
          <table:table-cell office:value-type="string">
            <text:p>MPEFRQPGWTRGVAPLDESAGGQVFGGASPVAATPAVVATAGAVVVAFAAGVAARHLANGGNVELPM</text:p>
          </table:table-cell>
          <table:table-cell office:value-type="string">
            <text:p>Linard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14.1">
            <text:p>114.1</text:p>
          </table:table-cell>
          <table:table-cell office:value-type="string">
            <text:p>SGR_1512_putative_linardin</text:p>
          </table:table-cell>
          <table:table-cell office:value-type="string">
            <text:p>Streptomyces griseus NBRC13350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/>
          <table:table-cell table:style-name="ce1"/>
          <table:table-cell office:value-type="string">
            <text:p>MASPHRPPTSEEKSLNTASIPAVLSETGALSESDHGRALLDTVPVASVTFTMTACVEVSVCLTGSVIQLPQ</text:p>
          </table:table-cell>
          <table:table-cell office:value-type="string">
            <text:p>Linard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15.1">
            <text:p>115.1</text:p>
          </table:table-cell>
          <table:table-cell office:value-type="string">
            <text:p>SGR_1513_putative_linardin</text:p>
          </table:table-cell>
          <table:table-cell office:value-type="string">
            <text:p>Streptomyces griseus NBRC13350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/>
          <table:table-cell table:style-name="ce1"/>
          <table:table-cell office:value-type="string">
            <text:p>MNKSSAPAVLTATGALTESDAGVTLPTLAPVAATPVAIAATMGVAFVAGYAAGRAATGNVELPM</text:p>
          </table:table-cell>
          <table:table-cell office:value-type="string">
            <text:p>Linard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16.1">
            <text:p>116.1</text:p>
          </table:table-cell>
          <table:table-cell office:value-type="string">
            <text:p>SGR_1514_putative_linardin</text:p>
          </table:table-cell>
          <table:table-cell office:value-type="string">
            <text:p>Streptomyces griseus NBRC13350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/>
          <table:table-cell table:style-name="ce1"/>
          <table:table-cell office:value-type="string">
            <text:p>MSMSPTPAALRGAGGLSESDPGRALSSLAPVTATPGVVAGVALGVALVNAFAAGYNHCGGNVELPM</text:p>
          </table:table-cell>
          <table:table-cell office:value-type="string">
            <text:p>Linard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117.1">
            <text:p>117.1</text:p>
          </table:table-cell>
          <table:table-cell office:value-type="string">
            <text:p>siamycinI_(BMY-29304)</text:p>
          </table:table-cell>
          <table:table-cell office:value-type="string">
            <text:p>Streptomyces sp. AA6532</text:p>
          </table:table-cell>
          <table:table-cell office:value-type="string">
            <text:p>LasB</text:p>
          </table:table-cell>
          <table:table-cell office:value-type="string">
            <text:p><text:a xlink:href="http://dx.doi.org/10.1007/BF00211754">REF</text:a></text:p>
          </table:table-cell>
          <table:table-cell/>
          <table:table-cell table:style-name="ce1"/>
          <table:table-cell office:value-type="string">
            <text:p>CLGVGSCNDFAGCGYAIVCFW</text:p>
          </table:table-cell>
          <table:table-cell office:value-type="string">
            <text:p>Lasso peptide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07/BF00211754</text:p>
          </table:table-cell>
          <table:covered-table-cell/>
          <table:table-cell office:value-type="string" table:number-columns-spanned="2" table:number-rows-spanned="1">
            <text:p><text:a xlink:href="http://dx.doi.org/10.1007/BF00211754">http://dx.doi.org/10.1007/BF00211754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118.1">
            <text:p>118.1</text:p>
          </table:table-cell>
          <table:table-cell office:value-type="string">
            <text:p>siamycinII_(BMY-29303)</text:p>
          </table:table-cell>
          <table:table-cell office:value-type="string">
            <text:p>Streptomyces sp. AA3891</text:p>
          </table:table-cell>
          <table:table-cell office:value-type="string">
            <text:p>LasB</text:p>
          </table:table-cell>
          <table:table-cell office:value-type="string">
            <text:p><text:a xlink:href="http://dx.doi.org/10.1007/BF00211754">REF</text:a></text:p>
          </table:table-cell>
          <table:table-cell/>
          <table:table-cell table:style-name="ce1"/>
          <table:table-cell office:value-type="string">
            <text:p>CLGIGSCNDFAGCGYAIVCFW</text:p>
          </table:table-cell>
          <table:table-cell office:value-type="string">
            <text:p>Lasso peptide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07/BF00211754</text:p>
          </table:table-cell>
          <table:covered-table-cell/>
          <table:table-cell office:value-type="string" table:number-columns-spanned="2" table:number-rows-spanned="1">
            <text:p><text:a xlink:href="http://dx.doi.org/10.1007/BF00211754">http://dx.doi.org/10.1007/BF00211754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19.1">
            <text:p>119.1</text:p>
          </table:table-cell>
          <table:table-cell office:value-type="string">
            <text:p>SmbA</text:p>
          </table:table-cell>
          <table:table-cell office:value-type="string">
            <text:p>Streptococcus mutans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BAD72776.1">55847612</text:a></text:p>
          </table:table-cell>
          <table:table-cell table:style-name="ce1"/>
          <table:table-cell office:value-type="string">
            <text:p>MKSNLLKINNVTEMEKNMVTLIKDEDMLAGGSTPACAIGVVGITVAVTGISTACTSRCINK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55847612" table:number-columns-spanned="2" table:number-rows-spanned="1">
            <text:p>55847612</text:p>
          </table:table-cell>
          <table:covered-table-cell/>
          <table:table-cell office:value-type="string" table:number-columns-spanned="2" table:number-rows-spanned="1">
            <text:p><text:a xlink:href="http://www.ncbi.nlm.nih.gov/protein/BAD72776.1">http://www.ncbi.nlm.nih.gov/protein/BAD72776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BAD72776.1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120.1">
            <text:p>120.1</text:p>
          </table:table-cell>
          <table:table-cell office:value-type="string">
            <text:p>SmbB</text:p>
          </table:table-cell>
          <table:table-cell office:value-type="string">
            <text:p>Streptococcus mutans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BAD72777.1">55847613</text:a></text:p>
          </table:table-cell>
          <table:table-cell table:style-name="ce1"/>
          <table:table-cell office:value-type="string">
            <text:p>MKEIQKAGLQEELSILMDDANNLEQLTAGIGTTVVNSTFSIVLGNKGYICTVTVECMRNCSK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55847613" table:number-columns-spanned="2" table:number-rows-spanned="1">
            <text:p>55847613</text:p>
          </table:table-cell>
          <table:covered-table-cell/>
          <table:table-cell office:value-type="string" table:number-columns-spanned="2" table:number-rows-spanned="1">
            <text:p><text:a xlink:href="http://www.ncbi.nlm.nih.gov/protein/BAD72777.1">http://www.ncbi.nlm.nih.gov/protein/BAD72777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BAD72777.1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121.1">
            <text:p>121.1</text:p>
          </table:table-cell>
          <table:table-cell office:value-type="string">
            <text:p>Sporulation-killingfactor_skfA</text:p>
          </table:table-cell>
          <table:table-cell office:value-type="string">
            <text:p>Bacillus subtilis (strain168)</text:p>
          </table:table-cell>
          <table:table-cell office:value-type="string">
            <text:p>Sac_1</text:p>
          </table:table-cell>
          <table:table-cell office:value-type="string">
            <text:p><text:a xlink:href="http://dx.doi.org/10.1128/​AEM.71.4.1899-1908.2005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O31422">O31422</text:a></text:p>
          </table:table-cell>
          <table:table-cell office:value-type="string">
            <text:p>MKRNQKEWESVSKKGLMKPGGTSIVKAAGCMGCWASKSIAMTRVCALPHPAMRAI</text:p>
          </table:table-cell>
          <table:table-cell office:value-type="string">
            <text:p>Sactipeptide</text:p>
          </table:table-cell>
          <table:table-cell table:style-name="ce2" office:value-type="float" office:value="29" table:number-columns-spanned="2" table:number-rows-spanned="1">
            <text:p>29</text:p>
          </table:table-cell>
          <table:covered-table-cell/>
          <table:table-cell office:value-type="string" table:number-columns-spanned="2" table:number-rows-spanned="1">
            <text:p>10.1128/​AEM.71.4.1899-1908.2005</text:p>
          </table:table-cell>
          <table:covered-table-cell/>
          <table:table-cell office:value-type="string" table:number-columns-spanned="2" table:number-rows-spanned="1">
            <text:p><text:a xlink:href="http://dx.doi.org/10.1128/​AEM.71.4.1899-1908.2005">http://dx.doi.org/10.1128/​AEM.71.4.1899-1908.2005</text:a></text:p>
          </table:table-cell>
          <table:covered-table-cell/>
          <table:table-cell office:value-type="string" table:number-columns-spanned="2" table:number-rows-spanned="1">
            <text:p>O31422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O31422">http://www.uniprot.org/uniprot/O31422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22.1">
            <text:p>122.1</text:p>
          </table:table-cell>
          <table:table-cell office:value-type="string">
            <text:p>Staphylococcins_C55a_SacaA</text:p>
          </table:table-cell>
          <table:table-cell office:value-type="string">
            <text:p>Staphylococcus aureus C55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NP_478383.1">17227217</text:a></text:p>
          </table:table-cell>
          <table:table-cell table:style-name="ce1"/>
          <table:table-cell office:value-type="string">
            <text:p>MKSSFLEKDIEEQVTWFEEVSEQEFDDDIFGACSTNTFSLSDYWGNKGNWCTATHECMSWCK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17227217" table:number-columns-spanned="2" table:number-rows-spanned="1">
            <text:p>17227217</text:p>
          </table:table-cell>
          <table:covered-table-cell/>
          <table:table-cell office:value-type="string" table:number-columns-spanned="2" table:number-rows-spanned="1">
            <text:p><text:a xlink:href="http://www.ncbi.nlm.nih.gov/protein/NP_478383.1">http://www.ncbi.nlm.nih.gov/protein/NP_478383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NP_478383.1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123.1">
            <text:p>123.1</text:p>
          </table:table-cell>
          <table:table-cell office:value-type="string">
            <text:p>StaphylococcinsC55bSacbA</text:p>
          </table:table-cell>
          <table:table-cell office:value-type="string">
            <text:p>Staphylococcus aureus C55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NP_478384.1">17227218</text:a></text:p>
          </table:table-cell>
          <table:table-cell table:style-name="ce1"/>
          <table:table-cell office:value-type="string">
            <text:p>MKNELGKFLEENELELGKFSESDMLEITDDEVYAAGTPLALLGGAATGVIGYISNQTCPTTACTRAC</text:p>
          </table:table-cell>
          <table:table-cell office:value-type="string">
            <text:p>lanthipeptide B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17227218" table:number-columns-spanned="2" table:number-rows-spanned="1">
            <text:p>17227218</text:p>
          </table:table-cell>
          <table:covered-table-cell/>
          <table:table-cell office:value-type="string" table:number-columns-spanned="2" table:number-rows-spanned="1">
            <text:p><text:a xlink:href="http://www.ncbi.nlm.nih.gov/protein/NP_478384.1">http://www.ncbi.nlm.nih.gov/protein/NP_478384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NP_478384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124.1">
            <text:p>124.1</text:p>
          </table:table-cell>
          <table:table-cell office:value-type="string">
            <text:p>Streptin</text:p>
          </table:table-cell>
          <table:table-cell office:value-type="string">
            <text:p>Streptococcus pyogenes M1GAS</text:p>
          </table:table-cell>
          <table:table-cell office:value-type="string">
            <text:p>LanBC</text:p>
          </table:table-cell>
          <table:table-cell office:value-type="string">
            <text:p><text:a xlink:href="http://dx.doi.org/10.1128/AEM.69.5.2737-2747.2003">REF</text:a></text:p>
          </table:table-cell>
          <table:table-cell table:style-name="ce2" office:value-type="string">
            <text:p><text:a xlink:href="http://www.ncbi.nlm.nih.gov/protein/NP_269245.1">13622226</text:a></text:p>
          </table:table-cell>
          <table:table-cell table:style-name="ce1"/>
          <table:table-cell office:value-type="string">
            <text:p>MNNTIKDFDLDLKTNKKDTATPYVGSRYLCTPGSCWKLVCFTTTVK</text:p>
          </table:table-cell>
          <table:table-cell office:value-type="string">
            <text:p>lanthipeptide A</text:p>
          </table:table-cell>
          <table:table-cell table:style-name="ce2" office:value-type="float" office:value="23" table:number-columns-spanned="2" table:number-rows-spanned="1">
            <text:p>23</text:p>
          </table:table-cell>
          <table:covered-table-cell/>
          <table:table-cell office:value-type="string" table:number-columns-spanned="2" table:number-rows-spanned="1">
            <text:p>10.1128/AEM.69.5.2737-2747.2003</text:p>
          </table:table-cell>
          <table:covered-table-cell/>
          <table:table-cell office:value-type="string" table:number-columns-spanned="2" table:number-rows-spanned="1">
            <text:p><text:a xlink:href="http://dx.doi.org/10.1128/AEM.69.5.2737-2747.2003">http://dx.doi.org/10.1128/AEM.69.5.2737-2747.2003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float" office:value="13622226" table:number-columns-spanned="2" table:number-rows-spanned="1">
            <text:p>13622226</text:p>
          </table:table-cell>
          <table:covered-table-cell/>
          <table:table-cell office:value-type="string" table:number-columns-spanned="2" table:number-rows-spanned="1">
            <text:p><text:a xlink:href="http://www.ncbi.nlm.nih.gov/protein/NP_269245.1">http://www.ncbi.nlm.nih.gov/protein/NP_269245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NP_269245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125.1">
            <text:p>125.1</text:p>
          </table:table-cell>
          <table:table-cell office:value-type="string">
            <text:p>Streptococcin_A-FF22</text:p>
          </table:table-cell>
          <table:table-cell office:value-type="string">
            <text:p>Streptococcus pyogenes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uniprot.org/uniprot/LANA_STRPY">LANA_STRPY</text:a></text:p>
          </table:table-cell>
          <table:table-cell office:value-type="string">
            <text:p>MEKNNEVINSIQEVSLEELDQIIGAGKNGVFKTISHECHLNTWAFLATCCS</text:p>
          </table:table-cell>
          <table:table-cell office:value-type="string">
            <text:p>lanthipeptide B</text:p>
          </table:table-cell>
          <table:table-cell table:style-name="ce2" office:value-type="float" office:value="25" table:number-columns-spanned="2" table:number-rows-spanned="1">
            <text:p>25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LANA_STRPY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A_STRPY">http://www.uniprot.org/uniprot/LANA_STRPY</text:a></text:p>
          </table:table-cell>
          <table:covered-table-cell/>
          <table:table-cell table:style-name="ce2" office:value-type="string" table:number-columns-spanned="2" table:number-rows-spanned="1">
            <text:p>P36501.1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126.1">
            <text:p>126.1</text:p>
          </table:table-cell>
          <table:table-cell office:value-type="string">
            <text:p>StreptococcinA-M49</text:p>
          </table:table-cell>
          <table:table-cell office:value-type="string">
            <text:p>Streptococcus pyogenes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uniprot.org/uniprot/LANB_STRPY">LANB_STRPY</text:a></text:p>
          </table:table-cell>
          <table:table-cell office:value-type="string">
            <text:p>MTKEHEIINSIQEVSLEELDQIIGAGKNGVFKTISHECHLNTWAFLATCCS</text:p>
          </table:table-cell>
          <table:table-cell office:value-type="string">
            <text:p>lanthipeptide B</text:p>
          </table:table-cell>
          <table:table-cell table:style-name="ce2" office:value-type="float" office:value="25" table:number-columns-spanned="2" table:number-rows-spanned="1">
            <text:p>25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LANB_STRPY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LANB_STRPY">http://www.uniprot.org/uniprot/LANB_STRPY</text:a></text:p>
          </table:table-cell>
          <table:covered-table-cell/>
          <table:table-cell table:style-name="ce2" office:value-type="string" table:number-columns-spanned="2" table:number-rows-spanned="1">
            <text:p>Q54957.1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127.1">
            <text:p>127.1</text:p>
          </table:table-cell>
          <table:table-cell office:value-type="string">
            <text:p>Sublancin_168</text:p>
          </table:table-cell>
          <table:table-cell office:value-type="string">
            <text:p>Bacillus subtilis (strain168)</text:p>
          </table:table-cell>
          <table:table-cell office:value-type="string">
            <text:p>GlyS</text:p>
          </table:table-cell>
          <table:table-cell office:value-type="string">
            <text:p><text:a xlink:href="http://dx.doi.org/10.1074/jbc.M201158200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P68577">P68577</text:a></text:p>
          </table:table-cell>
          <table:table-cell office:value-type="string">
            <text:p>MEKLFKEVKLEELENQKGSGLGKAQCAALWLQCASGGTIGCGGGAVACQNYRQFCR</text:p>
          </table:table-cell>
          <table:table-cell office:value-type="string">
            <text:p>Glycocin</text:p>
          </table:table-cell>
          <table:table-cell table:style-name="ce2" office:value-type="float" office:value="19" table:number-columns-spanned="2" table:number-rows-spanned="1">
            <text:p>19</text:p>
          </table:table-cell>
          <table:covered-table-cell/>
          <table:table-cell office:value-type="string" table:number-columns-spanned="2" table:number-rows-spanned="1">
            <text:p>10.1074/jbc.M201158200</text:p>
          </table:table-cell>
          <table:covered-table-cell/>
          <table:table-cell office:value-type="string" table:number-columns-spanned="2" table:number-rows-spanned="1">
            <text:p><text:a xlink:href="http://dx.doi.org/10.1074/jbc.M201158200">http://dx.doi.org/10.1074/jbc.M201158200</text:a></text:p>
          </table:table-cell>
          <table:covered-table-cell/>
          <table:table-cell office:value-type="string" table:number-columns-spanned="2" table:number-rows-spanned="1">
            <text:p>P68577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P68577">http://www.uniprot.org/uniprot/P68577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28.1">
            <text:p>128.1</text:p>
          </table:table-cell>
          <table:table-cell office:value-type="string">
            <text:p>Subtilin</text:p>
          </table:table-cell>
          <table:table-cell office:value-type="string">
            <text:p>Bacillus subtilis</text:p>
          </table:table-cell>
          <table:table-cell office:value-type="string">
            <text:p>LanBC</text:p>
          </table:table-cell>
          <table:table-cell office:value-type="string">
            <text:p><text:a xlink:href="http://dx.doi.org/JournalofBiologicalChemistry,263,9508-9514.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SPAS_BACSU">SPAS_BACSU</text:a></text:p>
          </table:table-cell>
          <table:table-cell office:value-type="string">
            <text:p>MSKFDDFDLDVVKVSKQDSKITPQWKSESLCTPGCVTGALQTCFLQTLTCNCKISK</text:p>
          </table:table-cell>
          <table:table-cell office:value-type="string">
            <text:p>lanthipeptide A</text:p>
          </table:table-cell>
          <table:table-cell table:style-name="ce2" office:value-type="float" office:value="24" table:number-columns-spanned="2" table:number-rows-spanned="1">
            <text:p>24</text:p>
          </table:table-cell>
          <table:covered-table-cell/>
          <table:table-cell office:value-type="string" table:number-columns-spanned="2" table:number-rows-spanned="1">
            <text:p>JournalofBiologicalChemistry,263,9508-9514.</text:p>
          </table:table-cell>
          <table:covered-table-cell/>
          <table:table-cell office:value-type="string" table:number-columns-spanned="2" table:number-rows-spanned="1">
            <text:p><text:a xlink:href="http://dx.doi.org/JournalofBiologicalChemistry,263,9508-9514.">http://dx.doi.org/JournalofBiologicalChemistry,263,9508-9514.</text:a></text:p>
          </table:table-cell>
          <table:covered-table-cell/>
          <table:table-cell office:value-type="string" table:number-columns-spanned="2" table:number-rows-spanned="1">
            <text:p>SPAS_BACSU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SPAS_BACSU">http://www.uniprot.org/uniprot/SPAS_BACSU</text:a></text:p>
          </table:table-cell>
          <table:covered-table-cell/>
          <table:table-cell table:style-name="ce2" office:value-type="string" table:number-columns-spanned="2" table:number-rows-spanned="1">
            <text:p>P10946.1</text:p>
          </table:table-cell>
          <table:covered-table-cell/>
          <table:table-cell/>
        </table:table-row>
        <table:table-row table:style-name="ro12">
          <table:table-cell/>
          <table:table-cell office:value-type="float" office:value="129.1">
            <text:p>129.1</text:p>
          </table:table-cell>
          <table:table-cell office:value-type="string">
            <text:p>SvirD4_22614_putative_linardin</text:p>
          </table:table-cell>
          <table:table-cell office:value-type="string">
            <text:p>Streptomyces viridochromogenes</text:p>
          </table:table-cell>
          <table:table-cell office:value-type="string">
            <text:p>LinL</text:p>
          </table:table-cell>
          <table:table-cell office:value-type="string">
            <text:p><text:a xlink:href="http://dx.doi.org/10.1073/pnas.1008608107">REF</text:a></text:p>
          </table:table-cell>
          <table:table-cell/>
          <table:table-cell table:style-name="ce1"/>
          <table:table-cell office:value-type="string">
            <text:p>MPRESAPSRRTAGELALRITDRKRTTMSVVADFANTELADVTPGRIGNDATPTMLTPLAALATPEGVAVTAATAYALNEVTNDLAG</text:p>
          </table:table-cell>
          <table:table-cell office:value-type="string">
            <text:p>Linard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1008608107</text:p>
          </table:table-cell>
          <table:covered-table-cell/>
          <table:table-cell office:value-type="string" table:number-columns-spanned="2" table:number-rows-spanned="1">
            <text:p><text:a xlink:href="http://dx.doi.org/10.1073/pnas.1008608107">http://dx.doi.org/10.1073/pnas.10086081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30.1">
            <text:p>130.1</text:p>
          </table:table-cell>
          <table:table-cell office:value-type="string">
            <text:p>Thermophilin1277</text:p>
          </table:table-cell>
          <table:table-cell office:value-type="string">
            <text:p>Streptococcusthermophilus</text:p>
          </table:table-cell>
          <table:table-cell table:style-name="ce1" office:value-type="string">
            <text:p/>
          </table:table-cell>
          <table:table-cell office:value-type="string">
            <text:p><text:a xlink:href="http://dx.doi.org/10.1111/j.1365-2672.2010.04914.x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A7M695_STRTR">A7M695_STRTR</text:a></text:p>
          </table:table-cell>
          <table:table-cell office:value-type="string">
            <text:p>MMNATENQIFVETVSDQELEMLIGGADRGWIKTLTKDCPNVISSICAGTIITACKNCA</text:p>
          </table:table-cell>
          <table:table-cell office:value-type="string">
            <text:p>lanthipeptide B</text:p>
          </table:table-cell>
          <table:table-cell table:style-name="ce2" office:value-type="float" office:value="25" table:number-columns-spanned="2" table:number-rows-spanned="1">
            <text:p>25</text:p>
          </table:table-cell>
          <table:covered-table-cell/>
          <table:table-cell office:value-type="string" table:number-columns-spanned="2" table:number-rows-spanned="1">
            <text:p>10.1111/j.1365-2672.2010.04914.x</text:p>
          </table:table-cell>
          <table:covered-table-cell/>
          <table:table-cell office:value-type="string" table:number-columns-spanned="2" table:number-rows-spanned="1">
            <text:p><text:a xlink:href="http://dx.doi.org/10.1111/j.1365-2672.2010.04914.x">http://dx.doi.org/10.1111/j.1365-2672.2010.04914.x</text:a></text:p>
          </table:table-cell>
          <table:covered-table-cell/>
          <table:table-cell office:value-type="string" table:number-columns-spanned="2" table:number-rows-spanned="1">
            <text:p>A7M695_STRTR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A7M695_STRTR">http://www.uniprot.org/uniprot/A7M695_STRTR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1">
          <table:table-cell/>
          <table:table-cell office:value-type="float" office:value="131.1">
            <text:p>131.1</text:p>
          </table:table-cell>
          <table:table-cell office:value-type="string">
            <text:p>Thiocillin_(MicrococcinP1)_(MicrococcinP2)_(ThiocillinI)_(ThiocillinII)_(ThiocillinIII)_(ThiocillinIV)_(AntibioticYM-266183)_(AntibioticYM-266184)</text:p>
          </table:table-cell>
          <table:table-cell office:value-type="string">
            <text:p>Bacillus cereus (strainATCC14579/DSM31)</text:p>
          </table:table-cell>
          <table:table-cell office:value-type="string">
            <text:p>LanB</text:p>
          </table:table-cell>
          <table:table-cell office:value-type="string">
            <text:p><text:a xlink:href="http://dx.doi.org/10.1073/pnas.0900008106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Q812G9">Q812G9</text:a></text:p>
          </table:table-cell>
          <table:table-cell office:value-type="string">
            <text:p>MSEIKKALNTLEIEDFDAIEMVDVDAMPENEALEIMGASCTTCVCTCSCCTT</text:p>
          </table:table-cell>
          <table:table-cell office:value-type="string">
            <text:p>Thiopeptide</text:p>
          </table:table-cell>
          <table:table-cell table:style-name="ce2" office:value-type="float" office:value="38" table:number-columns-spanned="2" table:number-rows-spanned="1">
            <text:p>38</text:p>
          </table:table-cell>
          <table:covered-table-cell/>
          <table:table-cell office:value-type="string" table:number-columns-spanned="2" table:number-rows-spanned="1">
            <text:p>10.1073/pnas.0900008106</text:p>
          </table:table-cell>
          <table:covered-table-cell/>
          <table:table-cell office:value-type="string" table:number-columns-spanned="2" table:number-rows-spanned="1">
            <text:p><text:a xlink:href="http://dx.doi.org/10.1073/pnas.0900008106">http://dx.doi.org/10.1073/pnas.0900008106</text:a></text:p>
          </table:table-cell>
          <table:covered-table-cell/>
          <table:table-cell office:value-type="string" table:number-columns-spanned="2" table:number-rows-spanned="1">
            <text:p>Q812G9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Q812G9">http://www.uniprot.org/uniprot/Q812G9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32.1">
            <text:p>132.1</text:p>
          </table:table-cell>
          <table:table-cell office:value-type="string">
            <text:p>Thiocillin_GE37468</text:p>
          </table:table-cell>
          <table:table-cell office:value-type="string">
            <text:p>Streptomyces sp.</text:p>
          </table:table-cell>
          <table:table-cell office:value-type="string">
            <text:p>LanB</text:p>
          </table:table-cell>
          <table:table-cell office:value-type="string">
            <text:p><text:a xlink:href="http://dx.doi.org/10.7164/antibiotics.48.1304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P0C8P9">P0C8P9</text:a></text:p>
          </table:table-cell>
          <table:table-cell office:value-type="string">
            <text:p>MGNNEEYFIDVNDLSIDVFDVVEQGGAVTALTADHGMPEVGASTNCFCYICCSCSSN</text:p>
          </table:table-cell>
          <table:table-cell office:value-type="string">
            <text:p>Thiopeptide</text:p>
          </table:table-cell>
          <table:table-cell table:style-name="ce2" office:value-type="float" office:value="42" table:number-columns-spanned="2" table:number-rows-spanned="1">
            <text:p>42</text:p>
          </table:table-cell>
          <table:covered-table-cell/>
          <table:table-cell office:value-type="string" table:number-columns-spanned="2" table:number-rows-spanned="1">
            <text:p>10.7164/antibiotics.48.1304</text:p>
          </table:table-cell>
          <table:covered-table-cell/>
          <table:table-cell office:value-type="string" table:number-columns-spanned="2" table:number-rows-spanned="1">
            <text:p><text:a xlink:href="http://dx.doi.org/10.7164/antibiotics.48.1304">http://dx.doi.org/10.7164/antibiotics.48.1304</text:a></text:p>
          </table:table-cell>
          <table:covered-table-cell/>
          <table:table-cell office:value-type="string" table:number-columns-spanned="2" table:number-rows-spanned="1">
            <text:p>P0C8P9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P0C8P9">http://www.uniprot.org/uniprot/P0C8P9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33.1">
            <text:p>133.1</text:p>
          </table:table-cell>
          <table:table-cell office:value-type="string">
            <text:p>Thiomuracin_A</text:p>
          </table:table-cell>
          <table:table-cell office:value-type="string">
            <text:p>Nonomuraea sp.</text:p>
          </table:table-cell>
          <table:table-cell office:value-type="string">
            <text:p>LanB</text:p>
          </table:table-cell>
          <table:table-cell office:value-type="string">
            <text:p><text:a xlink:href="http://dx.doi.org/10.1021/ja900488a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C6G230">C6G230</text:a></text:p>
          </table:table-cell>
          <table:table-cell office:value-type="string">
            <text:p>MDLSDLPMDVFELADDGVAVESLTAGHGMTEVGASCNCFCYICCSCSSA</text:p>
          </table:table-cell>
          <table:table-cell office:value-type="string">
            <text:p>Thiopeptide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21/ja900488a</text:p>
          </table:table-cell>
          <table:covered-table-cell/>
          <table:table-cell office:value-type="string" table:number-columns-spanned="2" table:number-rows-spanned="1">
            <text:p><text:a xlink:href="http://dx.doi.org/10.1021/ja900488a">http://dx.doi.org/10.1021/ja900488a</text:a></text:p>
          </table:table-cell>
          <table:covered-table-cell/>
          <table:table-cell office:value-type="string" table:number-columns-spanned="2" table:number-rows-spanned="1">
            <text:p>C6G230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C6G230">http://www.uniprot.org/uniprot/C6G230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34.1">
            <text:p>134.1</text:p>
          </table:table-cell>
          <table:table-cell office:value-type="string">
            <text:p>Thiostrepton_A</text:p>
          </table:table-cell>
          <table:table-cell office:value-type="string">
            <text:p>Streptomyces azureus</text:p>
          </table:table-cell>
          <table:table-cell office:value-type="string">
            <text:p>LanB</text:p>
          </table:table-cell>
          <table:table-cell office:value-type="string">
            <text:p><text:a xlink:href="http://dx.doi.org/10.1039/C0MB00129E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P0C8P8">P0C8P8</text:a></text:p>
          </table:table-cell>
          <table:table-cell office:value-type="string">
            <text:p>MDATAIHERWSVMSNASIGQEIGVEGLTGLDVDALEISDYVDETLLDGEDLTVTMIASASCTTCICTCSCSS</text:p>
          </table:table-cell>
          <table:table-cell office:value-type="string">
            <text:p>Thiopeptide</text:p>
          </table:table-cell>
          <table:table-cell table:style-name="ce2" office:value-type="float" office:value="55" table:number-columns-spanned="2" table:number-rows-spanned="1">
            <text:p>55</text:p>
          </table:table-cell>
          <table:covered-table-cell/>
          <table:table-cell office:value-type="string" table:number-columns-spanned="2" table:number-rows-spanned="1">
            <text:p>10.1039/C0MB00129E</text:p>
          </table:table-cell>
          <table:covered-table-cell/>
          <table:table-cell office:value-type="string" table:number-columns-spanned="2" table:number-rows-spanned="1">
            <text:p><text:a xlink:href="http://dx.doi.org/10.1039/C0MB00129E">http://dx.doi.org/10.1039/C0MB00129E</text:a></text:p>
          </table:table-cell>
          <table:covered-table-cell/>
          <table:table-cell office:value-type="string" table:number-columns-spanned="2" table:number-rows-spanned="1">
            <text:p>P0C8P8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P0C8P8">http://www.uniprot.org/uniprot/P0C8P8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35.1">
            <text:p>135.1</text:p>
          </table:table-cell>
          <table:table-cell office:value-type="string">
            <text:p>Thuricin_CD_beta</text:p>
          </table:table-cell>
          <table:table-cell office:value-type="string">
            <text:p>Bacillus thuringiensis</text:p>
          </table:table-cell>
          <table:table-cell office:value-type="string">
            <text:p>Sac_1</text:p>
          </table:table-cell>
          <table:table-cell office:value-type="string">
            <text:p><text:a xlink:href="http://dx.doi.org/10.1073/pnas.0913554107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F5AT06">F5AT06</text:a></text:p>
          </table:table-cell>
          <table:table-cell office:value-type="string">
            <text:p>MEVLNKQNVNIIPESEEVGGWVACVGACGTVCLASGGVGTEFAAASYFL</text:p>
          </table:table-cell>
          <table:table-cell office:value-type="string">
            <text:p>Sactipeptide</text:p>
          </table:table-cell>
          <table:table-cell table:style-name="ce2" office:value-type="float" office:value="19" table:number-columns-spanned="2" table:number-rows-spanned="1">
            <text:p>19</text:p>
          </table:table-cell>
          <table:covered-table-cell/>
          <table:table-cell office:value-type="string" table:number-columns-spanned="2" table:number-rows-spanned="1">
            <text:p>10.1073/pnas.0913554107</text:p>
          </table:table-cell>
          <table:covered-table-cell/>
          <table:table-cell office:value-type="string" table:number-columns-spanned="2" table:number-rows-spanned="1">
            <text:p><text:a xlink:href="http://dx.doi.org/10.1073/pnas.0913554107">http://dx.doi.org/10.1073/pnas.0913554107</text:a></text:p>
          </table:table-cell>
          <table:covered-table-cell/>
          <table:table-cell office:value-type="string" table:number-columns-spanned="2" table:number-rows-spanned="1">
            <text:p>F5AT06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F5AT06">http://www.uniprot.org/uniprot/F5AT06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136.1">
            <text:p>136.1</text:p>
          </table:table-cell>
          <table:table-cell office:value-type="string">
            <text:p>Thuricin_H_(thuricin17)</text:p>
          </table:table-cell>
          <table:table-cell office:value-type="string">
            <text:p>Bacillus thuringiensis</text:p>
          </table:table-cell>
          <table:table-cell office:value-type="string">
            <text:p>Sac_1</text:p>
          </table:table-cell>
          <table:table-cell table:style-name="ce1"/>
          <table:table-cell/>
          <table:table-cell table:style-name="ce1"/>
          <table:table-cell office:value-type="string">
            <text:p>METPVVQPRDWTCWSCLVCAACSVELLNLVTAATGASTAS</text:p>
          </table:table-cell>
          <table:table-cell office:value-type="string">
            <text:p>Sactipeptide</text:p>
          </table:table-cell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dx.doi.org/">http://dx.doi.org/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37.1">
            <text:p>137.1</text:p>
          </table:table-cell>
          <table:table-cell office:value-type="string">
            <text:p>ThuricinCD_alfa</text:p>
          </table:table-cell>
          <table:table-cell office:value-type="string">
            <text:p>Bacillus thuringiensis</text:p>
          </table:table-cell>
          <table:table-cell office:value-type="string">
            <text:p>Sac_1</text:p>
          </table:table-cell>
          <table:table-cell office:value-type="string">
            <text:p><text:a xlink:href="http://dx.doi.org/10.1073/pnas.0913554107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F5AT07">F5AT07</text:a></text:p>
          </table:table-cell>
          <table:table-cell office:value-type="string">
            <text:p>MEVMNNALITKVDEEIGGNAACVIGCIGSCVISEGIGSLVGTAFTLG</text:p>
          </table:table-cell>
          <table:table-cell office:value-type="string">
            <text:p>Sactipeptide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73/pnas.0913554107</text:p>
          </table:table-cell>
          <table:covered-table-cell/>
          <table:table-cell office:value-type="string" table:number-columns-spanned="2" table:number-rows-spanned="1">
            <text:p><text:a xlink:href="http://dx.doi.org/10.1073/pnas.0913554107">http://dx.doi.org/10.1073/pnas.0913554107</text:a></text:p>
          </table:table-cell>
          <table:covered-table-cell/>
          <table:table-cell office:value-type="string" table:number-columns-spanned="2" table:number-rows-spanned="1">
            <text:p>F5AT07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F5AT07">http://www.uniprot.org/uniprot/F5AT07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38.1">
            <text:p>138.1</text:p>
          </table:table-cell>
          <table:table-cell office:value-type="string">
            <text:p>Trichamide</text:p>
          </table:table-cell>
          <table:table-cell office:value-type="string">
            <text:p>Trichodes miumerythraeum</text:p>
          </table:table-cell>
          <table:table-cell office:value-type="string">
            <text:p>CyaG</text:p>
          </table:table-cell>
          <table:table-cell office:value-type="string">
            <text:p><text:a xlink:href="http://dx.doi.org/10.1128/​AEM.00380-06">REF</text:a></text:p>
          </table:table-cell>
          <table:table-cell/>
          <table:table-cell table:style-name="ce1"/>
          <table:table-cell office:value-type="string">
            <text:p>MGKKNIQPNSSQPVFRSLVARPALEELREENLTEGNQGHGPLANGPGPSGDGLHPRLCSCSYDGDDE</text:p>
          </table:table-cell>
          <table:table-cell office:value-type="string">
            <text:p>Cyanobactin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128/​AEM.00380-06</text:p>
          </table:table-cell>
          <table:covered-table-cell/>
          <table:table-cell office:value-type="string" table:number-columns-spanned="2" table:number-rows-spanned="1">
            <text:p><text:a xlink:href="http://dx.doi.org/10.1128/​AEM.00380-06">http://dx.doi.org/10.1128/​AEM.00380-06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39.1">
            <text:p>139.1</text:p>
          </table:table-cell>
          <table:table-cell office:value-type="string">
            <text:p>Trunkamide</text:p>
          </table:table-cell>
          <table:table-cell table:style-name="ce1"/>
          <table:table-cell office:value-type="string">
            <text:p>CyaG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ACA04496.1">ACA04496.1</text:a></text:p>
          </table:table-cell>
          <table:table-cell table:style-name="ce1"/>
          <table:table-cell office:value-type="string">
            <text:p>MNKKNILPQLGQPVIRLTAGQLSSQLAELSEEALGGVDASTSIAPFCSYDGVDASTSIAPFCSYDGVDASTSIAPFCSYDD</text:p>
          </table:table-cell>
          <table:table-cell office:value-type="string">
            <text:p>Cyanobactin</text:p>
          </table:table-cell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dx.doi.org/">http://dx.doi.org/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string" table:number-columns-spanned="2" table:number-rows-spanned="1">
            <text:p>ACA04496.1</text:p>
          </table:table-cell>
          <table:covered-table-cell/>
          <table:table-cell office:value-type="string" table:number-columns-spanned="2" table:number-rows-spanned="1">
            <text:p><text:a xlink:href="http://www.ncbi.nlm.nih.gov/protein/ACA04496.1">http://www.ncbi.nlm.nih.gov/protein/ACA04496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40.1">
            <text:p>140.1</text:p>
          </table:table-cell>
          <table:table-cell office:value-type="string">
            <text:p>Ulithiacyclamide</text:p>
          </table:table-cell>
          <table:table-cell office:value-type="string">
            <text:p>uncultured Prochloron sp.</text:p>
          </table:table-cell>
          <table:table-cell office:value-type="string">
            <text:p>CyaG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ABI99444.1">ABI99444.1</text:a></text:p>
          </table:table-cell>
          <table:table-cell table:style-name="ce1"/>
          <table:table-cell office:value-type="string">
            <text:p>MNKKNILPQQGQPVIRLTAGQLSSQLAELSEEALGDAGLEASVAACITFCAYDGVEPSCTLCCTLCAYDGE</text:p>
          </table:table-cell>
          <table:table-cell office:value-type="string">
            <text:p>Cyanobactin</text:p>
          </table:table-cell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dx.doi.org/">http://dx.doi.org/</text:a>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2" office:value-type="string" table:number-columns-spanned="2" table:number-rows-spanned="1">
            <text:p>ABI99444.1</text:p>
          </table:table-cell>
          <table:covered-table-cell/>
          <table:table-cell office:value-type="string" table:number-columns-spanned="2" table:number-rows-spanned="1">
            <text:p><text:a xlink:href="http://www.ncbi.nlm.nih.gov/protein/ABI99444.1">http://www.ncbi.nlm.nih.gov/protein/ABI99444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41.1">
            <text:p>141.1</text:p>
          </table:table-cell>
          <table:table-cell office:value-type="string">
            <text:p>Variacin</text:p>
          </table:table-cell>
          <table:table-cell office:value-type="string">
            <text:p>kocuria varians</text:p>
          </table:table-cell>
          <table:table-cell office:value-type="string">
            <text:p>LanM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ncbi.nlm.nih.gov/protein/CAA63706.1">CAA63706.1</text:a></text:p>
          </table:table-cell>
          <table:table-cell office:value-type="string">
            <text:p><text:a xlink:href="http://www.uniprot.org/uniprot/Q50848_MICVA">Q50848_MICVA</text:a></text:p>
          </table:table-cell>
          <table:table-cell office:value-type="string">
            <text:p>MTNAFQALDEVTDAELDAILGGGSGVIPTISHECHMNSFQFVFTCCS</text:p>
          </table:table-cell>
          <table:table-cell office:value-type="string">
            <text:p>lanthipeptide B</text:p>
          </table:table-cell>
          <table:table-cell table:style-name="ce2" office:value-type="float" office:value="22" table:number-columns-spanned="2" table:number-rows-spanned="1">
            <text:p>22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Q50848_MICVA</text:p>
          </table:table-cell>
          <table:covered-table-cell/>
          <table:table-cell table:style-name="ce2" office:value-type="string" table:number-columns-spanned="2" table:number-rows-spanned="1">
            <text:p>CAA63706.1</text:p>
          </table:table-cell>
          <table:covered-table-cell/>
          <table:table-cell office:value-type="string" table:number-columns-spanned="2" table:number-rows-spanned="1">
            <text:p><text:a xlink:href="http://www.ncbi.nlm.nih.gov/protein/CAA63706.1">http://www.ncbi.nlm.nih.gov/protein/CAA63706.1</text:a></text:p>
          </table:table-cell>
          <table:covered-table-cell/>
          <table:table-cell office:value-type="string" table:number-columns-spanned="2" table:number-rows-spanned="1">
            <text:p><text:a xlink:href="http://www.uniprot.org/uniprot/Q50848_MICVA">http://www.uniprot.org/uniprot/Q50848_MICVA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42.1">
            <text:p>142.1</text:p>
          </table:table-cell>
          <table:table-cell office:value-type="string">
            <text:p>Venezuelin</text:p>
          </table:table-cell>
          <table:table-cell office:value-type="string">
            <text:p>Streptomyces venezuelae</text:p>
          </table:table-cell>
          <table:table-cell office:value-type="string">
            <text:p>LanL</text:p>
          </table:table-cell>
          <table:table-cell office:value-type="string">
            <text:p><text:a xlink:href="http://dx.doi.org/10.1371/journal.pbio.1000339">REF</text:a></text:p>
          </table:table-cell>
          <table:table-cell office:value-type="string">
            <text:p/>
          </table:table-cell>
          <table:table-cell office:value-type="string">
            <text:p><text:a xlink:href="http://www.uniprot.org/uniprot/C7Q6Y7">C7Q6Y7</text:a></text:p>
          </table:table-cell>
          <table:table-cell office:value-type="string">
            <text:p>MENHDIELLAHLHALPETDPVGVDGAPFAATCECVGLLTLLNTVCIGISCA</text:p>
          </table:table-cell>
          <table:table-cell office:value-type="string">
            <text:p>lanthipeptide D</text:p>
          </table:table-cell>
          <table:table-cell table:style-name="ce2" office:value-type="float" office:value="29" table:number-columns-spanned="2" table:number-rows-spanned="1">
            <text:p>29</text:p>
          </table:table-cell>
          <table:covered-table-cell/>
          <table:table-cell office:value-type="string" table:number-columns-spanned="2" table:number-rows-spanned="1">
            <text:p>10.1371/journal.pbio.1000339</text:p>
          </table:table-cell>
          <table:covered-table-cell/>
          <table:table-cell office:value-type="string" table:number-columns-spanned="2" table:number-rows-spanned="1">
            <text:p><text:a xlink:href="http://dx.doi.org/10.1371/journal.pbio.1000339">http://dx.doi.org/10.1371/journal.pbio.1000339</text:a></text:p>
          </table:table-cell>
          <table:covered-table-cell/>
          <table:table-cell office:value-type="string" table:number-columns-spanned="2" table:number-rows-spanned="1">
            <text:p>C7Q6Y7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uniprot.org/uniprot/C7Q6Y7">http://www.uniprot.org/uniprot/C7Q6Y7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143.1">
            <text:p>143.1</text:p>
          </table:table-cell>
          <table:table-cell office:value-type="string">
            <text:p>Lasso Peptide</text:p>
          </table:table-cell>
          <table:table-cell office:value-type="string">
            <text:p>Streptomyces</text:p>
          </table:table-cell>
          <table:table-cell office:value-type="string">
            <text:p>LasB</text:p>
          </table:table-cell>
          <table:table-cell office:value-type="string">
            <text:p><text:a xlink:href="http://dx.doi.org/AntimicrobAgentsChemother.1995Oct;39(10):2345-7">REF</text:a></text:p>
          </table:table-cell>
          <table:table-cell/>
          <table:table-cell table:style-name="ce1"/>
          <table:table-cell office:value-type="string">
            <text:p>CLGVGSCNDFAGCGYAIVCFW</text:p>
          </table:table-cell>
          <table:table-cell office:value-type="string">
            <text:p>Lasso peptide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AntimicrobAgentsChemother.1995Oct;39(10):2345-7</text:p>
          </table:table-cell>
          <table:covered-table-cell/>
          <table:table-cell office:value-type="string" table:number-columns-spanned="2" table:number-rows-spanned="1">
            <text:p><text:a xlink:href="http://dx.doi.org/AntimicrobAgentsChemother.1995Oct;39(10):2345-7">http://dx.doi.org/AntimicrobAgentsChemother.1995Oct;39(10):2345-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13">
          <table:table-cell/>
          <table:table-cell office:value-type="float" office:value="144.1">
            <text:p>144.1</text:p>
          </table:table-cell>
          <table:table-cell office:value-type="string">
            <text:p>Thiocillin_GE2270</text:p>
          </table:table-cell>
          <table:table-cell office:value-type="string">
            <text:p>Planobispora rosea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uniprot.org/uniprot/Q7M0J8">Q7M0J8</text:a></text:p>
          </table:table-cell>
          <table:table-cell table:style-name="ce1"/>
          <table:table-cell office:value-type="string">
            <text:p>SCNCVCGFCCSCSP</text:p>
          </table:table-cell>
          <table:table-cell office:value-type="string">
            <text:p>Thiopeptide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Q7M0J8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Q7M0J8">http://www.uniprot.org/uniprot/Q7M0J8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5">
          <table:table-cell/>
          <table:table-cell office:value-type="float" office:value="145.1">
            <text:p>145.1</text:p>
          </table:table-cell>
          <table:table-cell office:value-type="string">
            <text:p>Subtilosin_A</text:p>
          </table:table-cell>
          <table:table-cell office:value-type="string">
            <text:p>Bacillus subtilis</text:p>
          </table:table-cell>
          <table:table-cell table:style-name="ce1" office:value-type="string">
            <text:p/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NP_391616.1">NP_391616.1</text:a></text:p>
          </table:table-cell>
          <table:table-cell office:value-type="string">
            <text:p>MKKAVIVENKGCATCSIGAACLVDGPIPDFEIAGATGLFGLWG</text:p>
          </table:table-cell>
          <table:table-cell office:value-type="string">
            <text:p>sactipeptide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string" table:number-columns-spanned="2" table:number-rows-spanned="1">
            <text:p>NP_391616.1</text:p>
          </table:table-cell>
          <table:covered-table-cell/>
          <table:table-cell office:value-type="string" table:number-columns-spanned="2" table:number-rows-spanned="1">
            <text:p><text:a xlink:href="http://www.ncbi.nlm.nih.gov/protein/NP_391616.1">http://www.ncbi.nlm.nih.gov/protein/NP_391616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46.1">
            <text:p>146.1</text:p>
          </table:table-cell>
          <table:table-cell office:value-type="string">
            <text:p>Capistruin</text:p>
          </table:table-cell>
          <table:table-cell office:value-type="string">
            <text:p>Burkholderia thailandensis E264</text:p>
          </table:table-cell>
          <table:table-cell office:value-type="string">
            <text:p>LasB</text:p>
          </table:table-cell>
          <table:table-cell office:value-type="string">
            <text:p><text:a xlink:href="http://dx.doi.org/10.1021/ja802966g">REF</text:a></text:p>
          </table:table-cell>
          <table:table-cell/>
          <table:table-cell table:style-name="ce1"/>
          <table:table-cell office:value-type="string">
            <text:p>MVRLLAKLLRSTIHGSNGVSLDAVSSTHGTPGFQTPDARVISRFGFN</text:p>
          </table:table-cell>
          <table:table-cell office:value-type="string">
            <text:p>Lasso peptide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21/ja802966g</text:p>
          </table:table-cell>
          <table:covered-table-cell/>
          <table:table-cell office:value-type="string" table:number-columns-spanned="2" table:number-rows-spanned="1">
            <text:p><text:a xlink:href="http://dx.doi.org/10.1021/ja802966g">http://dx.doi.org/10.1021/ja802966g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47.1">
            <text:p>147.1</text:p>
          </table:table-cell>
          <table:table-cell office:value-type="string">
            <text:p>Circularin_A</text:p>
          </table:table-cell>
          <table:table-cell office:value-type="string">
            <text:p>Clostridium beijerinckii</text:p>
          </table:table-cell>
          <table:table-cell office:value-type="string">
            <text:p>head-to-tailcyclizedpeptides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AAN86036.1">AAN86036.1</text:a></text:p>
          </table:table-cell>
          <table:table-cell office:value-type="string">
            <text:p>MFLVAGALGVQTAAATTIVNVILNAGTLVTVLGIIASIASGGAGTLMTIGWATFKATVQKLAKQSMARAIAY</text:p>
          </table:table-cell>
          <table:table-cell office:value-type="string">
            <text:p>C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string" table:number-columns-spanned="2" table:number-rows-spanned="1">
            <text:p>AAN86036.1</text:p>
          </table:table-cell>
          <table:covered-table-cell/>
          <table:table-cell office:value-type="string" table:number-columns-spanned="2" table:number-rows-spanned="1">
            <text:p><text:a xlink:href="http://www.ncbi.nlm.nih.gov/protein/AAN86036.1">http://www.ncbi.nlm.nih.gov/protein/AAN86036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48.1">
            <text:p>148.1</text:p>
          </table:table-cell>
          <table:table-cell office:value-type="string">
            <text:p>Carnocyclin-A</text:p>
          </table:table-cell>
          <table:table-cell office:value-type="string">
            <text:p>Carnobacterium maltaromaticum</text:p>
          </table:table-cell>
          <table:table-cell office:value-type="string">
            <text:p>head-to-tailcyclizedpeptides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uniprot.org/uniprot/B2MVM5">B2MVM5</text:a></text:p>
          </table:table-cell>
          <table:table-cell table:style-name="ce1"/>
          <table:table-cell office:value-type="string">
            <text:p>MLYELVAYGIAQGTAEKVVSLINAGLTVGSIISILGGVTVGLSGVFTAVKAAIAKQGIKKAIQL</text:p>
          </table:table-cell>
          <table:table-cell office:value-type="string">
            <text:p>C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B2MVM5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B2MVM5">http://www.uniprot.org/uniprot/B2MVM5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49.1">
            <text:p>149.1</text:p>
          </table:table-cell>
          <table:table-cell office:value-type="string">
            <text:p>Butyrivibriocin_AR10</text:p>
          </table:table-cell>
          <table:table-cell office:value-type="string">
            <text:p>Butyrivibriofibri solvens</text:p>
          </table:table-cell>
          <table:table-cell office:value-type="string">
            <text:p>head-to-tailcyclizedpeptides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AAC69560.1">AAC69560.1</text:a></text:p>
          </table:table-cell>
          <table:table-cell office:value-type="string">
            <text:p>MSKKQIMSNCISIALLIALIPNIYFIADKMGIQLAPAWYQDIVNWVSAGGTLTTGFAIIVGVTVPAWIAEAAAAFGIASA</text:p>
          </table:table-cell>
          <table:table-cell office:value-type="string">
            <text:p>C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string" table:number-columns-spanned="2" table:number-rows-spanned="1">
            <text:p>AAC69560.1</text:p>
          </table:table-cell>
          <table:covered-table-cell/>
          <table:table-cell office:value-type="string" table:number-columns-spanned="2" table:number-rows-spanned="1">
            <text:p><text:a xlink:href="http://www.ncbi.nlm.nih.gov/protein/AAC69560.1">http://www.ncbi.nlm.nih.gov/protein/AAC69560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1">
          <table:table-cell/>
          <table:table-cell office:value-type="float" office:value="150.1">
            <text:p>150.1</text:p>
          </table:table-cell>
          <table:table-cell office:value-type="string">
            <text:p>Enterocin_AS-48</text:p>
          </table:table-cell>
          <table:table-cell office:value-type="string">
            <text:p>Enterococcus faecalis</text:p>
          </table:table-cell>
          <table:table-cell office:value-type="string">
            <text:p>head-to-tailcyclizedpeptides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uniprot.org/uniprot/Q47765">Q47765</text:a></text:p>
          </table:table-cell>
          <table:table-cell table:style-name="ce1"/>
          <table:table-cell office:value-type="string">
            <text:p>MVKENKFSKIFILMALSFLGLALFSASLQFLPIAHMAKEFGIPAAVAGTVLNVVEAGGWVTTIVSILTAVGSGGLSLLAAAGRESIKAYLKKEIKKKGKRAVIAW</text:p>
          </table:table-cell>
          <table:table-cell office:value-type="string">
            <text:p>C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Q47765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Q47765">http://www.uniprot.org/uniprot/Q47765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51.1">
            <text:p>151.1</text:p>
          </table:table-cell>
          <table:table-cell office:value-type="string">
            <text:p>Enterocin_AS-48RJ</text:p>
          </table:table-cell>
          <table:table-cell office:value-type="string">
            <text:p>Enterococcus faecalis RJ16</text:p>
          </table:table-cell>
          <table:table-cell office:value-type="string">
            <text:p>head-to-tailcyclizedpeptides</text:p>
          </table:table-cell>
          <table:table-cell office:value-type="string">
            <text:p><text:a xlink:href="http://dx.doi.org/10.1016/j.syapm.2005.01.007">REF</text:a></text:p>
          </table:table-cell>
          <table:table-cell/>
          <table:table-cell table:style-name="ce1"/>
          <table:table-cell office:value-type="string">
            <text:p>MAKEFGIPAAVAGTVINVVVAGGWVTTIVSILTAVGSGGLSLLAAAGRESIKAYLKKEIKKKGKRAVIAW</text:p>
          </table:table-cell>
          <table:table-cell office:value-type="string">
            <text:p>C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016/j.syapm.2005.01.007</text:p>
          </table:table-cell>
          <table:covered-table-cell/>
          <table:table-cell office:value-type="string" table:number-columns-spanned="2" table:number-rows-spanned="1">
            <text:p><text:a xlink:href="http://dx.doi.org/10.1016/j.syapm.2005.01.007">http://dx.doi.org/10.1016/j.syapm.2005.01.007</text:a>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52.1">
            <text:p>152.1</text:p>
          </table:table-cell>
          <table:table-cell office:value-type="string">
            <text:p>Garvicin_ML</text:p>
          </table:table-cell>
          <table:table-cell office:value-type="string">
            <text:p>Lactococcus garvieae</text:p>
          </table:table-cell>
          <table:table-cell office:value-type="string">
            <text:p>head-to-tailcyclizedpeptides</text:p>
          </table:table-cell>
          <table:table-cell office:value-type="string">
            <text:p><text:a xlink:href="http://dx.doi.org/10.1128/​AEM.01173-10">REF</text:a></text:p>
          </table:table-cell>
          <table:table-cell table:style-name="ce2" office:value-type="string">
            <text:p><text:a xlink:href="http://www.uniprot.org/uniprot/D2KC49">D2KC49</text:a></text:p>
          </table:table-cell>
          <table:table-cell table:style-name="ce1"/>
          <table:table-cell office:value-type="string">
            <text:p>MFDLVATGMAAGVAKTIVNAVSAGMDIATALSLFSGAFTAAGGIMALIKKYAQKKLWKQLIAA</text:p>
          </table:table-cell>
          <table:table-cell office:value-type="string">
            <text:p>C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128/​AEM.01173-10</text:p>
          </table:table-cell>
          <table:covered-table-cell/>
          <table:table-cell office:value-type="string" table:number-columns-spanned="2" table:number-rows-spanned="1">
            <text:p><text:a xlink:href="http://dx.doi.org/10.1128/​AEM.01173-10">http://dx.doi.org/10.1128/​AEM.01173-10</text:a></text:p>
          </table:table-cell>
          <table:covered-table-cell/>
          <table:table-cell office:value-type="string" table:number-columns-spanned="2" table:number-rows-spanned="1">
            <text:p>D2KC49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D2KC49">http://www.uniprot.org/uniprot/D2KC49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0">
          <table:table-cell/>
          <table:table-cell office:value-type="float" office:value="153.1">
            <text:p>153.1</text:p>
          </table:table-cell>
          <table:table-cell office:value-type="string">
            <text:p>Gassericin_A</text:p>
          </table:table-cell>
          <table:table-cell office:value-type="string">
            <text:p>Lactobacillus gasseri</text:p>
          </table:table-cell>
          <table:table-cell office:value-type="string">
            <text:p>head-to-tailcyclizedpeptides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YP_002474143.1">YP_002474143.1</text:a></text:p>
          </table:table-cell>
          <table:table-cell office:value-type="string">
            <text:p>MVTKYGRNLGLNKVELFAIWAVLVVALLLTTANIYWIADQFGIHLATGTARKLLDAMASGASLGTAFAAILGVTLPAWALAAAGALGATAA</text:p>
          </table:table-cell>
          <table:table-cell office:value-type="string">
            <text:p>C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string" table:number-columns-spanned="2" table:number-rows-spanned="1">
            <text:p>YP_002474143.1</text:p>
          </table:table-cell>
          <table:covered-table-cell/>
          <table:table-cell office:value-type="string" table:number-columns-spanned="2" table:number-rows-spanned="1">
            <text:p><text:a xlink:href="http://www.ncbi.nlm.nih.gov/protein/YP_002474143.1">http://www.ncbi.nlm.nih.gov/protein/YP_002474143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54.1">
            <text:p>154.1</text:p>
          </table:table-cell>
          <table:table-cell office:value-type="string">
            <text:p>Lactocyclicin_Q</text:p>
          </table:table-cell>
          <table:table-cell office:value-type="string">
            <text:p>Lactococcus sp. QU12</text:p>
          </table:table-cell>
          <table:table-cell office:value-type="string">
            <text:p>head-to-tailcyclizedpeptides</text:p>
          </table:table-cell>
          <table:table-cell office:value-type="string">
            <text:p><text:a xlink:href="http://dx.doi.org/10.1128/​AEM.02299-08">REF</text:a></text:p>
          </table:table-cell>
          <table:table-cell table:style-name="ce2" office:value-type="string">
            <text:p><text:a xlink:href="http://www.uniprot.org/uniprot/B9ZZY0">B9ZZY0</text:a></text:p>
          </table:table-cell>
          <table:table-cell table:style-name="ce1"/>
          <table:table-cell office:value-type="string">
            <text:p>MKLIDHLGAPRWAVDTILGAIAVGNLASWVLALVPGPGWAVKAGLATAAAIVKHQGKAAAAAW</text:p>
          </table:table-cell>
          <table:table-cell office:value-type="string">
            <text:p>C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128/​AEM.02299-08</text:p>
          </table:table-cell>
          <table:covered-table-cell/>
          <table:table-cell office:value-type="string" table:number-columns-spanned="2" table:number-rows-spanned="1">
            <text:p><text:a xlink:href="http://dx.doi.org/10.1128/​AEM.02299-08">http://dx.doi.org/10.1128/​AEM.02299-08</text:a></text:p>
          </table:table-cell>
          <table:covered-table-cell/>
          <table:table-cell office:value-type="string" table:number-columns-spanned="2" table:number-rows-spanned="1">
            <text:p>B9ZZY0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B9ZZY0">http://www.uniprot.org/uniprot/B9ZZY0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55.1">
            <text:p>155.1</text:p>
          </table:table-cell>
          <table:table-cell office:value-type="string">
            <text:p>Leucocyclicin_Q</text:p>
          </table:table-cell>
          <table:table-cell office:value-type="string">
            <text:p>Leuconostoc mesenteroides TK41401</text:p>
          </table:table-cell>
          <table:table-cell office:value-type="string">
            <text:p>head-to-tailcyclizedpeptides</text:p>
          </table:table-cell>
          <table:table-cell office:value-type="string">
            <text:p><text:a xlink:href="http://dx.doi.org/10.1128/​AEM.06348-11">REF</text:a></text:p>
          </table:table-cell>
          <table:table-cell table:style-name="ce2" office:value-type="string">
            <text:p><text:a xlink:href="http://www.uniprot.org/uniprot/G5ELQ0">G5ELQ0</text:a></text:p>
          </table:table-cell>
          <table:table-cell table:style-name="ce1"/>
          <table:table-cell office:value-type="string">
            <text:p>MFLVNQLGISKSLANTILGAIAVGNLASWLLALVPGPGWATKAALATAETIVKHEGKAAAIAW</text:p>
          </table:table-cell>
          <table:table-cell office:value-type="string">
            <text:p>C</text:p>
          </table:table-cell>
          <table:table-cell table:number-columns-spanned="2" table:number-rows-spanned="1"/>
          <table:covered-table-cell/>
          <table:table-cell office:value-type="string" table:number-columns-spanned="2" table:number-rows-spanned="1">
            <text:p>10.1128/​AEM.06348-11</text:p>
          </table:table-cell>
          <table:covered-table-cell/>
          <table:table-cell office:value-type="string" table:number-columns-spanned="2" table:number-rows-spanned="1">
            <text:p><text:a xlink:href="http://dx.doi.org/10.1128/​AEM.06348-11">http://dx.doi.org/10.1128/​AEM.06348-11</text:a></text:p>
          </table:table-cell>
          <table:covered-table-cell/>
          <table:table-cell office:value-type="string" table:number-columns-spanned="2" table:number-rows-spanned="1">
            <text:p>G5ELQ0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G5ELQ0">http://www.uniprot.org/uniprot/G5ELQ0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56.1">
            <text:p>156.1</text:p>
          </table:table-cell>
          <table:table-cell office:value-type="string">
            <text:p>Microcin_J25(MccJ25)</text:p>
          </table:table-cell>
          <table:table-cell office:value-type="string">
            <text:p>Escherichia coli</text:p>
          </table:table-cell>
          <table:table-cell office:value-type="string">
            <text:p>Lasso peptide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uniprot.org/uniprot/Q9X2V7.1">Q9X2V7.1</text:a></text:p>
          </table:table-cell>
          <table:table-cell table:style-name="ce1"/>
          <table:table-cell office:value-type="string">
            <text:p>MIKHFHFNKLSSGKKNNVPSPAKGVIQIKKSASQLTKGGAGHVPEYFVGIGTPISFYG</text:p>
          </table:table-cell>
          <table:table-cell table:style-name="ce1"/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Q9X2V7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Q9X2V7.1">http://www.uniprot.org/uniprot/Q9X2V7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57.1">
            <text:p>157.1</text:p>
          </table:table-cell>
          <table:table-cell office:value-type="string">
            <text:p>uberolysin</text:p>
          </table:table-cell>
          <table:table-cell office:value-type="string">
            <text:p>Streptococcus uberis</text:p>
          </table:table-cell>
          <table:table-cell office:value-type="string">
            <text:p>head-to-tailcyclizedpeptides</text:p>
          </table:table-cell>
          <table:table-cell table:style-name="ce1" office:value-type="string">
            <text:p/>
          </table:table-cell>
          <table:table-cell table:style-name="ce2" office:value-type="string">
            <text:p><text:a xlink:href="http://www.uniprot.org/uniprot/A5H1G9">A5H1G9</text:a></text:p>
          </table:table-cell>
          <table:table-cell table:style-name="ce1"/>
          <table:table-cell office:value-type="string">
            <text:p>MDILLELAGYTGIASGTAKKVVDAIDKGAAAFVIISIISTVISAGALGAVSASADFIILTVKNYISRNLKAQAVIW</text:p>
          </table:table-cell>
          <table:table-cell office:value-type="string">
            <text:p>C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office:value-type="string" table:number-columns-spanned="2" table:number-rows-spanned="1">
            <text:p>A5H1G9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office:value-type="string" table:number-columns-spanned="2" table:number-rows-spanned="1">
            <text:p><text:a xlink:href="http://www.uniprot.org/uniprot/A5H1G9">http://www.uniprot.org/uniprot/A5H1G9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0">
          <table:table-cell/>
          <table:table-cell office:value-type="float" office:value="158.1">
            <text:p>158.1</text:p>
          </table:table-cell>
          <table:table-cell office:value-type="string">
            <text:p>Acidocin_B</text:p>
          </table:table-cell>
          <table:table-cell office:value-type="string">
            <text:p>Lactobacillus acidophilus</text:p>
          </table:table-cell>
          <table:table-cell office:value-type="string">
            <text:p>circular</text:p>
          </table:table-cell>
          <table:table-cell table:style-name="ce1"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CAA84399.1">CAA84399.1</text:a></text:p>
          </table:table-cell>
          <table:table-cell office:value-type="string">
            <text:p>MVTKYGRNLGLSKVELFAIWAVLVVALLLATANIYWIADQFGIHLATGTARKLLDAVASGASLGTAFAAILGVTLPAWALAAAGALGATAA</text:p>
          </table:table-cell>
          <table:table-cell office:value-type="string">
            <text:p>C</text:p>
          </table:table-cell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office:value-type="string" table:number-columns-spanned="2" table:number-rows-spanned="1">
            <text:p>CAA84399.1</text:p>
          </table:table-cell>
          <table:covered-table-cell/>
          <table:table-cell office:value-type="string" table:number-columns-spanned="2" table:number-rows-spanned="1">
            <text:p><text:a xlink:href="http://www.ncbi.nlm.nih.gov/protein/CAA84399.1">http://www.ncbi.nlm.nih.gov/protein/CAA84399.1</text:a></text:p>
          </table:table-cell>
          <table:covered-table-cell/>
          <table:table-cell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Default"/>
          <table:table-cell table:number-columns-repeated="2"/>
        </table:table-row>
      </table:table>
      <table:table table:name="ClassII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9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1"/>
          <table:table-cell table:number-columns-repeated="9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ORGANISM</text:p>
          </table:table-cell>
          <table:table-cell table:style-name="ce2" office:value-type="string">
            <text:p>Modsystem</text:p>
          </table:table-cell>
          <table:table-cell table:style-name="ce2" office:value-type="string">
            <text:p>LiteratureRef</text:p>
          </table:table-cell>
          <table:table-cell table:style-name="ce2" office:value-type="string">
            <text:p>Uniprot</text:p>
          </table:table-cell>
          <table:table-cell table:style-name="ce2" office:value-type="string">
            <text:p>NCBI</text:p>
          </table:table-cell>
          <table:table-cell table:style-name="ce2" office:value-type="string">
            <text:p>PROTEIN</text:p>
          </table:table-cell>
          <table:table-cell table:style-name="ce2" office:value-type="string">
            <text:p>Subclass</text:p>
          </table:table-cell>
          <table:table-cell table:style-name="ce2" office:value-type="string">
            <text:p>Leaderlength</text:p>
          </table:table-cell>
          <table:table-cell table:style-name="ce2" office:value-type="string" table:number-columns-spanned="2" table:number-rows-spanned="1">
            <text:p>DOI</text:p>
          </table:table-cell>
          <table:covered-table-cell table:style-name="Default"/>
          <table:table-cell table:style-name="ce2" office:value-type="string" table:number-columns-spanned="2" table:number-rows-spanned="1">
            <text:p><text:a xlink:href="http://dx.doi.org/">http://dx.doi.org/</text:a></text:p>
          </table:table-cell>
          <table:covered-table-cell table:style-name="Default"/>
          <table:table-cell table:style-name="ce2" office:value-type="string" table:number-columns-spanned="2" table:number-rows-spanned="1">
            <text:p>uniprot</text:p>
          </table:table-cell>
          <table:covered-table-cell table:style-name="Default"/>
          <table:table-cell table:style-name="ce2" office:value-type="string" table:number-columns-spanned="2" table:number-rows-spanned="1">
            <text:p>NCBI</text:p>
          </table:table-cell>
          <table:covered-table-cell table:style-name="Default"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 table:style-name="Default"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 table:style-name="Default"/>
          <table:table-cell table:style-name="ce2" office:value-type="string" table:number-columns-spanned="2" table:number-rows-spanned="1">
            <text:p>Comment</text:p>
          </table:table-cell>
          <table:covered-table-cell table:style-name="Default"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table:style-name="ce1"/>
          <table:table-cell table:number-columns-repeated="9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table:style-name="ce1"/>
          <table:table-cell table:number-columns-repeated="10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.2">
            <text:p>1.2</text:p>
          </table:table-cell>
          <table:table-cell table:style-name="ce2" office:value-type="string">
            <text:p>Abp118_alpha</text:p>
          </table:table-cell>
          <table:table-cell table:style-name="ce2" office:value-type="string">
            <text:p>Lactobacillus salivarius</text:p>
          </table:table-cell>
          <table:table-cell table:number-columns-repeated="4"/>
          <table:table-cell table:style-name="ce2" office:value-type="string">
            <text:p>MMKEFTVLTECELAKVDGGKRGPNCVGNFLGGLFAGAAAGVPLGPAGIVGGANLGMVGGALTCL</text:p>
          </table:table-cell>
          <table:table-cell table:style-name="ce2" office:value-type="string">
            <text:p>B</text:p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2.2">
            <text:p>2.2</text:p>
          </table:table-cell>
          <table:table-cell table:style-name="ce2" office:value-type="string">
            <text:p>AcdB_acidocin_B</text:p>
          </table:table-cell>
          <table:table-cell table:style-name="ce2" office:value-type="string">
            <text:p>Lactobacillus acidophilu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99/13500872-141-7-1629">REF</text:a></text:p>
          </table:table-cell>
          <table:table-cell table:style-name="ce2" office:value-type="string">
            <text:p><text:a xlink:href="http://www.uniprot.org/uniprot/Q48498">Q48498</text:a></text:p>
          </table:table-cell>
          <table:table-cell/>
          <table:table-cell table:style-name="ce2" office:value-type="string">
            <text:p>MDKKTKILFEVLYIICIIGPQFILFVTAKNNMYQLVGSFVGIVWFSYIFWYIFFKQHKKM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99/13500872-141-7-1629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99/13500872-141-7-1629">http://dx.doi.org/10.1099/13500872-141-7-1629</text:a></text:p>
          </table:table-cell>
          <table:covered-table-cell/>
          <table:table-cell table:style-name="ce2" office:value-type="string" table:number-columns-spanned="2" table:number-rows-spanned="1">
            <text:p>Q48498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48498">http://www.uniprot.org/uniprot/Q48498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3.2">
            <text:p>3.2</text:p>
          </table:table-cell>
          <table:table-cell table:style-name="ce2" office:value-type="string">
            <text:p>Acidocin_8912</text:p>
          </table:table-cell>
          <table:table-cell table:style-name="ce2" office:value-type="string">
            <text:p>Lactobacillus acidophil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604414.1">NP_604414.1</text:a></text:p>
          </table:table-cell>
          <table:table-cell table:style-name="ce2" office:value-type="string">
            <text:p>MISSHQKTLTDKELALISGGKTHYPTNAWKSLWKGFWESLRYTDGF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604414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604414.1">http://www.ncbi.nlm.nih.gov/protein/NP_604414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4.2">
            <text:p>4.2</text:p>
          </table:table-cell>
          <table:table-cell table:style-name="ce2" office:value-type="string">
            <text:p>Acidocin_8912_{N-terminal}</text:p>
          </table:table-cell>
          <table:table-cell table:style-name="ce2" office:value-type="string">
            <text:p>Lactobacillus acidophilus TK89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B23576.1">AAB23576.1</text:a></text:p>
          </table:table-cell>
          <table:table-cell table:style-name="ce2" office:value-type="string">
            <text:p>KTHYPTNAXKSLRKGFXESLRXTD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B2357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B23576.1">http://www.ncbi.nlm.nih.gov/protein/AAB2357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4">
          <table:table-cell/>
          <table:table-cell office:value-type="float" office:value="5.2">
            <text:p>5.2</text:p>
          </table:table-cell>
          <table:table-cell table:style-name="ce2" office:value-type="string">
            <text:p>Acidocin_J1132_alpha_peptide_{N-terminal}</text:p>
          </table:table-cell>
          <table:table-cell table:style-name="ce2" office:value-type="string">
            <text:p>Lactobacillus acidophilus JCM11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B49523.1">AAB49523.1</text:a></text:p>
          </table:table-cell>
          <table:table-cell table:style-name="ce2" office:value-type="string">
            <text:p>NPKVAHCASQIGRSTAWGAVSGA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B49523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B49523.1">http://www.ncbi.nlm.nih.gov/protein/AAB49523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4">
          <table:table-cell/>
          <table:table-cell office:value-type="float" office:value="6.2">
            <text:p>6.2</text:p>
          </table:table-cell>
          <table:table-cell table:style-name="ce2" office:value-type="string">
            <text:p>Acidocin_J1132_beta_peptide_{N-terminal}</text:p>
          </table:table-cell>
          <table:table-cell table:style-name="ce2" office:value-type="string">
            <text:p>Lactobacillus acidophilus JCM11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B49524.1">AAB49524.1</text:a></text:p>
          </table:table-cell>
          <table:table-cell table:style-name="ce2" office:value-type="string">
            <text:p>GNPKVAHCASQIGRSTAWGAVSGA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B49524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B49524.1">http://www.ncbi.nlm.nih.gov/protein/AAB49524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7.2">
            <text:p>7.2</text:p>
          </table:table-cell>
          <table:table-cell table:style-name="ce2" office:value-type="string">
            <text:p>Acidocin_LF221B(GassericinK7B)</text:p>
          </table:table-cell>
          <table:table-cell table:style-name="ce2" office:value-type="string">
            <text:p>Lactobacillus gasser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Q7WRX6">Q7WRX6</text:a></text:p>
          </table:table-cell>
          <table:table-cell/>
          <table:table-cell table:style-name="ce2" office:value-type="string">
            <text:p>MALKTLEKHELRNVMGGNKWGNAVIGAATGATRGVSWCRGFGPWGMTACALGGAAIGGYLGYKS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Q7WRX6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7WRX6">http://www.uniprot.org/uniprot/Q7WRX6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8.2">
            <text:p>8.2</text:p>
          </table:table-cell>
          <table:table-cell table:style-name="ce2" office:value-type="string">
            <text:p>AcidocinA</text:p>
          </table:table-cell>
          <table:table-cell table:style-name="ce2" office:value-type="string">
            <text:p>Lactobacillus acidophil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BAA07120.1">BAA07120.1</text:a></text:p>
          </table:table-cell>
          <table:table-cell table:style-name="ce2" office:value-type="string">
            <text:p>MISMISSHQKTLTDKELALISGGKTYYGTNGVHCTKKSLWGKVRLKNVIPGTLCRKQSLPIKQDLKILLGWATGAFGKTFH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BAA07120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BAA07120.1">http://www.ncbi.nlm.nih.gov/protein/BAA07120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9.2">
            <text:p>9.2</text:p>
          </table:table-cell>
          <table:table-cell table:style-name="ce2" office:value-type="string">
            <text:p>AdDLP</text:p>
          </table:table-cell>
          <table:table-cell table:style-name="ce2" office:value-type="string">
            <text:p>Anaeromyxobacter dehalogenan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bbrc.2009.07.043">REF</text:a></text:p>
          </table:table-cell>
          <table:table-cell table:number-columns-repeated="2"/>
          <table:table-cell table:style-name="ce2" office:value-type="string">
            <text:p>VNPSYRLDPESRPQCEAHCGQLGMRLGAIVIMGTATGCVCEPKEAATPESR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bbrc.2009.07.043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bbrc.2009.07.043">http://dx.doi.org/10.1016/j.bbrc.2009.07.043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10.2">
            <text:p>10.2</text:p>
          </table:table-cell>
          <table:table-cell table:style-name="ce2" office:value-type="string">
            <text:p>AFP-1</text:p>
          </table:table-cell>
          <table:table-cell table:style-name="ce2" office:value-type="string">
            <text:p>Streptomyces tendae Tü901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J.Bacteriol.1999,181(24):7421">REF</text:a></text:p>
          </table:table-cell>
          <table:table-cell table:number-columns-repeated="2"/>
          <table:table-cell table:style-name="ce2" office:value-type="string">
            <text:p>MINRTDCNENSYLEIHNNEGRDTLCFANAGTMPVAIYGVNWVESGNNVVTLQFQRNLSDPRLETITLQKWGSWNPGHIHEILSIRIY</text:p>
          </table:table-cell>
          <table:table-cell office:value-type="string">
            <text:p/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dx.doi.org/J.Bacteriol.1999,181(24):7421">http://dx.doi.org/J.Bacteriol.1999,181(24):7421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5">
          <table:table-cell/>
          <table:table-cell office:value-type="float" office:value="11.2">
            <text:p>11.2</text:p>
          </table:table-cell>
          <table:table-cell table:style-name="ce2" office:value-type="string">
            <text:p>AFP-1</text:p>
          </table:table-cell>
          <table:table-cell table:style-name="ce2" office:value-type="string">
            <text:p>Streptomyces tendae Tü901</text:p>
          </table:table-cell>
          <table:table-cell table:number-columns-repeated="4"/>
          <table:table-cell table:style-name="ce2" office:value-type="string">
            <text:p>MKLSVRRSLGVATVAAAALAATVVPAAAATTSPTTASAIGPTINRTDCNENSYLEIHNNEGRDTLCFANAGTMPVAIYGVNWVESGNNVVTLQFQRNLSDPRLETITLQKWGSWNPGHIHEILSIRIY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J.Bacteriol.1999,181(24):742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2.2">
            <text:p>12.2</text:p>
          </table:table-cell>
          <table:table-cell table:style-name="ce2" office:value-type="string">
            <text:p>Amylovorin</text:p>
          </table:table-cell>
          <table:table-cell table:style-name="ce2" office:value-type="string">
            <text:p>Lactobacillus amylovor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0696.2">P80696.2</text:a></text:p>
          </table:table-cell>
          <table:table-cell/>
          <table:table-cell table:style-name="ce2" office:value-type="string">
            <text:p>MKQLNSEQLQNIIGGNRWTNAYSAALGCAVPGVKYGKKLGGVWGAVIGGVGGAAVCGLAGYVRKG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0696.2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0696.2">http://www.uniprot.org/uniprot/P80696.2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3.2">
            <text:p>13.2</text:p>
          </table:table-cell>
          <table:table-cell table:style-name="ce2" office:value-type="string">
            <text:p>Aureocin_A53</text:p>
          </table:table-cell>
          <table:table-cell table:style-name="ce2" office:value-type="string">
            <text:p>Staphylococcus aure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Q8GPI4.1">Q8GPI4.1</text:a></text:p>
          </table:table-cell>
          <table:table-cell/>
          <table:table-cell table:style-name="ce2" office:value-type="string">
            <text:p>MSWLNFLKYIAKYGKKAVSAAWKYKGKVLEWLNVGPTLEWVWQKLKKIAGL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Q8GPI4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8GPI4.1">http://www.uniprot.org/uniprot/Q8GPI4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0">
          <table:table-cell/>
          <table:table-cell office:value-type="float" office:value="14.2">
            <text:p>14.2</text:p>
          </table:table-cell>
          <table:table-cell table:style-name="ce2" office:value-type="string">
            <text:p>Bac32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AAC.50.4.1202–1212.2006">REF</text:a></text:p>
          </table:table-cell>
          <table:table-cell table:number-columns-repeated="2"/>
          <table:table-cell table:style-name="ce2" office:value-type="string">
            <text:p>MKKTKLLVASLCLFSSLLAFTPSVSFSQNGGVVEAAAQRGYIYKKYPKGAKVPNKVKMLVNIRGKQTMRTCYLMSWTASSRTAKYYYYI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AC.50.4.1202–1212.2006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AC.50.4.1202–1212.2006">http://dx.doi.org/10.1128/AAC.50.4.1202–1212.2006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5.2">
            <text:p>15.2</text:p>
          </table:table-cell>
          <table:table-cell table:style-name="ce2" office:value-type="string">
            <text:p>Bac43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AEM.00934-06">REF</text:a></text:p>
          </table:table-cell>
          <table:table-cell table:number-columns-repeated="2"/>
          <table:table-cell table:style-name="ce2" office:value-type="string">
            <text:p>MKKKVLKHCVILGILGTCLAGIGTGIKVDAATYYGNGLYCNKEKCWVDWNQAKGEIGKIIVNGWVNHGPWAPRR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00934-06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00934-06">http://dx.doi.org/10.1128/AEM.00934-06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6.2">
            <text:p>16.2</text:p>
          </table:table-cell>
          <table:table-cell table:style-name="ce2" office:value-type="string">
            <text:p>Bacteriocin_31</text:p>
          </table:table-cell>
          <table:table-cell table:style-name="ce2" office:value-type="string">
            <text:p>Enterococcus faecali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http://jb.asm.org/content/178/12/3585">REF</text:a></text:p>
          </table:table-cell>
          <table:table-cell table:style-name="ce2" office:value-type="string">
            <text:p><text:a xlink:href="http://www.uniprot.org/uniprot/Q47778_ENTFL">Q47778_ENTFL</text:a></text:p>
          </table:table-cell>
          <table:table-cell/>
          <table:table-cell table:style-name="ce2" office:value-type="string">
            <text:p>MKKKLVICGIIGIGFTALGTNVEAATYYGNGLYCNKQKCWVDWNKASREIGKIIVNGWVQHGPWAPR</text:p>
          </table:table-cell>
          <table:table-cell table:style-name="ce2" office:value-type="string">
            <text:p>A</text:p>
          </table:table-cell>
          <table:table-cell table:style-name="ce2" office:value-type="float" office:value="24" table:number-columns-spanned="2" table:number-rows-spanned="1">
            <text:p>24</text:p>
          </table:table-cell>
          <table:covered-table-cell/>
          <table:table-cell table:style-name="ce2" office:value-type="string" table:number-columns-spanned="2" table:number-rows-spanned="1">
            <text:p><text:a xlink:href="http://jb.asm.org/content/178/12/3585">http://jb.asm.org/content/178/12/3585</text:a></text:p>
          </table:table-cell>
          <table:covered-table-cell/>
          <table:table-cell table:style-name="ce2" office:value-type="string" table:number-columns-spanned="2" table:number-rows-spanned="1">
            <text:p><text:a xlink:href="http://dx.doi.org/http://jb.asm.org/content/178/12/3585">http://dx.doi.org/http://jb.asm.org/content/178/12/3585</text:a></text:p>
          </table:table-cell>
          <table:covered-table-cell/>
          <table:table-cell table:style-name="ce2" office:value-type="string" table:number-columns-spanned="2" table:number-rows-spanned="1">
            <text:p>Q47778_ENTFL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47778_ENTFL">http://www.uniprot.org/uniprot/Q47778_ENTFL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7.2">
            <text:p>17.2</text:p>
          </table:table-cell>
          <table:table-cell table:style-name="ce2" office:value-type="string">
            <text:p>bacteriocin_J46</text:p>
          </table:table-cell>
          <table:table-cell table:style-name="ce2" office:value-type="string">
            <text:p>Lactococcus lactissubsp. cremoris J46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06/anae.1996.0018">REF</text:a></text:p>
          </table:table-cell>
          <table:table-cell table:number-columns-repeated="2"/>
          <table:table-cell table:style-name="ce2" office:value-type="string">
            <text:p>MKEQNSFNLLQEVTESELDLILGAKGGSGVIHTISHEVIYNSWNFVFTCCS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06/anae.1996.0018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06/anae.1996.0018">http://dx.doi.org/10.1006/anae.1996.0018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18.2">
            <text:p>18.2</text:p>
          </table:table-cell>
          <table:table-cell table:style-name="ce2" office:value-type="string">
            <text:p>bacteriocin_like_peptide_associated</text:p>
          </table:table-cell>
          <table:table-cell table:style-name="ce2" office:value-type="string">
            <text:p>Streptococcus pyogenes M1G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268769.1">NP_268769.1</text:a></text:p>
          </table:table-cell>
          <table:table-cell table:style-name="ce2" office:value-type="string">
            <text:p>MIKFAEEIQKEELFHIIGGYSATDCKNHLIGGITSGAIAGGVGAGMATLGVGGVAGAFAGAHVGAIAGGLTCVGGMLFNG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268769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268769.1">http://www.ncbi.nlm.nih.gov/protein/NP_268769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9.2">
            <text:p>19.2</text:p>
          </table:table-cell>
          <table:table-cell table:style-name="ce2" office:value-type="string">
            <text:p>bacteriocin_likepeptide_associated</text:p>
          </table:table-cell>
          <table:table-cell table:style-name="ce2" office:value-type="string">
            <text:p>Streptococcus pyogenes SSI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664144.1">NP_664144.1</text:a></text:p>
          </table:table-cell>
          <table:table-cell table:style-name="ce2" office:value-type="string">
            <text:p>MTTMKELTINDMASISGGNAPGDAVIGGLGGLASGLKFCKLPHPVLTGGCVVGFTVGGAYLGYTA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664144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664144.1">http://www.ncbi.nlm.nih.gov/protein/NP_664144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20.2">
            <text:p>20.2</text:p>
          </table:table-cell>
          <table:table-cell table:style-name="ce2" office:value-type="string">
            <text:p>bacteriocin_LS2chaina</text:p>
          </table:table-cell>
          <table:table-cell table:style-name="ce2" office:value-type="string">
            <text:p>Lactobacillus salivariusBGH01</text:p>
          </table:table-cell>
          <table:table-cell table:style-name="ce2" office:value-type="string">
            <text:p>two components</text:p>
          </table:table-cell>
          <table:table-cell table:style-name="ce2" office:value-type="string">
            <text:p><text:a xlink:href="http://dx.doi.org/10.1016/j.ijantimicag.2012.04.011">REF</text:a></text:p>
          </table:table-cell>
          <table:table-cell table:number-columns-repeated="2"/>
          <table:table-cell table:style-name="ce2" office:value-type="string">
            <text:p>ECELAKVDGGYTPKNCAMAVGGGMLSGAIRGGMSGTVFGVGTGNLAGAFAGAHIGLVAGGLACIGGYLGSH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ijantimicag.2012.04.011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ijantimicag.2012.04.011">http://dx.doi.org/10.1016/j.ijantimicag.2012.04.011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21.2">
            <text:p>21.2</text:p>
          </table:table-cell>
          <table:table-cell table:style-name="ce2" office:value-type="string">
            <text:p>bacteriocin_LS2chainb</text:p>
          </table:table-cell>
          <table:table-cell table:style-name="ce2" office:value-type="string">
            <text:p>Lactobacillus salivariusBGH01</text:p>
          </table:table-cell>
          <table:table-cell table:style-name="ce2" office:value-type="string">
            <text:p>two components</text:p>
          </table:table-cell>
          <table:table-cell table:style-name="ce2" office:value-type="string">
            <text:p><text:a xlink:href="http://dx.doi.org/10.1016/j.ijantimicag.2012.04.011">REF</text:a></text:p>
          </table:table-cell>
          <table:table-cell table:number-columns-repeated="2"/>
          <table:table-cell table:style-name="ce2" office:value-type="string">
            <text:p>MSYEKLNNEELSKILGGNGINWGAVAGSCASGAVIGAAFGNPLTGCVANSAFSFSWQAFKNRPRPKKIA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ijantimicag.2012.04.011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ijantimicag.2012.04.011">http://dx.doi.org/10.1016/j.ijantimicag.2012.04.011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22.2">
            <text:p>22.2</text:p>
          </table:table-cell>
          <table:table-cell table:style-name="ce2" office:value-type="string">
            <text:p>Bacteriocin_T8</text:p>
          </table:table-cell>
          <table:table-cell table:style-name="ce2" office:value-type="string">
            <text:p>Enterococcus faeciumT8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AEM.00436-06">REF</text:a></text:p>
          </table:table-cell>
          <table:table-cell table:number-columns-repeated="2"/>
          <table:table-cell table:style-name="ce2" office:value-type="string">
            <text:p>MKKKVLKHCVILGILGTCLAGIGTGIKVDAATYYGNGLYCNKEKCWVDWNQAKGEIGKIIVNGWVNHGPWAPRR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00436-06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00436-06">http://dx.doi.org/10.1128/AEM.00436-06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23.2">
            <text:p>23.2</text:p>
          </table:table-cell>
          <table:table-cell table:style-name="ce2" office:value-type="string">
            <text:p>Bavaricin_A</text:p>
          </table:table-cell>
          <table:table-cell table:style-name="ce2" office:value-type="string">
            <text:p>Lactobacillus sake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0953.1">P80953.1</text:a></text:p>
          </table:table-cell>
          <table:table-cell/>
          <table:table-cell table:style-name="ce2" office:value-type="string">
            <text:p>KYYGNGVHXGKHSXTVDWGTAIGNIGNNAAANXATGXNAGG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0953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0953.1">http://www.uniprot.org/uniprot/P80953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24.2">
            <text:p>24.2</text:p>
          </table:table-cell>
          <table:table-cell table:style-name="ce2" office:value-type="string">
            <text:p>Bavaricin_MN</text:p>
          </table:table-cell>
          <table:table-cell table:style-name="ce2" office:value-type="string">
            <text:p>Lactobacillus sake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0493.2">P80493.2</text:a></text:p>
          </table:table-cell>
          <table:table-cell/>
          <table:table-cell table:style-name="ce2" office:value-type="string">
            <text:p>TKYYGNGVYCNSKKCWVDWGQAAGGIGQTVVXGWLGGAIPGK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0493.2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0493.2">http://www.uniprot.org/uniprot/P80493.2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25.2">
            <text:p>25.2</text:p>
          </table:table-cell>
          <table:table-cell table:style-name="ce2" office:value-type="string">
            <text:p>BhtB</text:p>
          </table:table-cell>
          <table:table-cell table:style-name="ce2" office:value-type="string">
            <text:p>Streptococcus ratt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Z76605.1">AAZ76605.1</text:a></text:p>
          </table:table-cell>
          <table:table-cell table:style-name="ce2" office:value-type="string">
            <text:p>MWGRILAFVAKYGTKAVQWAWKNKWFLLSLGEAVFDYIRSIWGG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Z76605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Z76605.1">http://www.ncbi.nlm.nih.gov/protein/AAZ76605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26.2">
            <text:p>26.2</text:p>
          </table:table-cell>
          <table:table-cell table:style-name="ce2" office:value-type="string">
            <text:p>BlpI</text:p>
          </table:table-cell>
          <table:table-cell table:style-name="ce2" office:value-type="string">
            <text:p>Streptococcus pneumoniae TIGR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345048.1">NP_345048.1</text:a></text:p>
          </table:table-cell>
          <table:table-cell table:style-name="ce2" office:value-type="string">
            <text:p>MNTKMMEQFSVMDNEELEIVSGGRGNLGSAIGGCIGAVLLAAATGPITGGAATLICVGSGIMSSL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345048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345048.1">http://www.ncbi.nlm.nih.gov/protein/NP_345048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0">
          <table:table-cell/>
          <table:table-cell office:value-type="float" office:value="27.2">
            <text:p>27.2</text:p>
          </table:table-cell>
          <table:table-cell table:style-name="ce2" office:value-type="string">
            <text:p>BlpJ</text:p>
          </table:table-cell>
          <table:table-cell table:style-name="ce2" office:value-type="string">
            <text:p>Streptococcus pneumoniae TIGR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345049.1">NP_345049.1</text:a></text:p>
          </table:table-cell>
          <table:table-cell table:style-name="ce2" office:value-type="string">
            <text:p>MNTKMLSQLEVMDTEMLAKVEGGYSSTDCQNALITGVTTGIITGGTGAGLATLGVAGLAGAFVGAHIGAIGGGLTCLGGMVGDKLGLSW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345049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345049.1">http://www.ncbi.nlm.nih.gov/protein/NP_345049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28.2">
            <text:p>28.2</text:p>
          </table:table-cell>
          <table:table-cell table:style-name="ce2" office:value-type="string">
            <text:p>BlpK</text:p>
          </table:table-cell>
          <table:table-cell table:style-name="ce2" office:value-type="string">
            <text:p>Streptococcus pneumonia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345050.1">NP_345050.1</text:a></text:p>
          </table:table-cell>
          <table:table-cell table:style-name="ce2" office:value-type="string">
            <text:p>MDTKMMSQFSVMDTEMLACVEGGGCNWGDFAKAGVGGGAARGLQLGIKTGTWQGAATGAAGGAILGGVAYAATCWW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345050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345050.1">http://www.ncbi.nlm.nih.gov/protein/NP_345050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29.2">
            <text:p>29.2</text:p>
          </table:table-cell>
          <table:table-cell table:style-name="ce2" office:value-type="string">
            <text:p>BlpK</text:p>
          </table:table-cell>
          <table:table-cell table:style-name="ce2" office:value-type="string">
            <text:p>Streptococcus thermophil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YP_142020.1">YP_142020.1</text:a></text:p>
          </table:table-cell>
          <table:table-cell table:style-name="ce2" office:value-type="string">
            <text:p>MATQTIENFNTLDLETLASVEGGGCSWRGAGGATVQGAIGGAFGGNVVLPVVGSVPGYLAGGVLGGAGGTVAYGATCWWS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YP_142020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YP_142020.1">http://www.ncbi.nlm.nih.gov/protein/YP_142020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30.2">
            <text:p>30.2</text:p>
          </table:table-cell>
          <table:table-cell table:style-name="ce2" office:value-type="string">
            <text:p>BlpM</text:p>
          </table:table-cell>
          <table:table-cell table:style-name="ce2" office:value-type="string">
            <text:p>Streptococcus pneumoniae TIGR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345056.1">NP_345056.1</text:a></text:p>
          </table:table-cell>
          <table:table-cell table:style-name="ce2" office:value-type="string">
            <text:p>MDTKIMEQFHEMDITMLSSIEGGKNNWQTNVLEGGGAAFGGWGLGTAICAASGVGAPFMGACGYIGAKFGVDLWAGVTGATGGF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34505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345056.1">http://www.ncbi.nlm.nih.gov/protein/NP_34505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31.2">
            <text:p>31.2</text:p>
          </table:table-cell>
          <table:table-cell table:style-name="ce2" office:value-type="string">
            <text:p>BlpM</text:p>
          </table:table-cell>
          <table:table-cell table:style-name="ce2" office:value-type="string">
            <text:p>Streptococcus pneumonia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BD03962.1">ABD03962.1</text:a></text:p>
          </table:table-cell>
          <table:table-cell table:style-name="ce2" office:value-type="string">
            <text:p>MDTKMMEQFHEMDIAMLSSIEGGKNNWQTNVFEGGSAAFGGWGLGTAICAASGVGAPFMGACGYIGAKFGVALWAGVTGATGGF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BD03962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BD03962.1">http://www.ncbi.nlm.nih.gov/protein/ABD03962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32.2">
            <text:p>32.2</text:p>
          </table:table-cell>
          <table:table-cell table:style-name="ce2" office:value-type="string">
            <text:p>BlpM</text:p>
          </table:table-cell>
          <table:table-cell table:style-name="ce2" office:value-type="string">
            <text:p>Streptococcus pneumonia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ZP_01821307.1">ZP_01821307.1</text:a></text:p>
          </table:table-cell>
          <table:table-cell table:style-name="ce2" office:value-type="string">
            <text:p>MNTKMMEQFHEMDIAMLSSIEGGKNNWQTNVFEGGSAAFGGWGLGTAICAASGVGAPFMGACGYIGAKFGVALWAGVTGATGGF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ZP_01821307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ZP_01821307.1">http://www.ncbi.nlm.nih.gov/protein/ZP_01821307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33.2">
            <text:p>33.2</text:p>
          </table:table-cell>
          <table:table-cell table:style-name="ce2" office:value-type="string">
            <text:p>BlpM</text:p>
          </table:table-cell>
          <table:table-cell table:style-name="ce2" office:value-type="string">
            <text:p>Streptococcus pneumonia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ZP_01835553.1">ZP_01835553.1</text:a></text:p>
          </table:table-cell>
          <table:table-cell table:style-name="ce2" office:value-type="string">
            <text:p>MDTKIMEQFHEMDITMLSSIEGGKNNWQTNVLEGGGAAFGGWGLGTAICAASGVGAPFMGACGYIGAKFGVALWAGVTGATGGF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ZP_01835553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ZP_01835553.1">http://www.ncbi.nlm.nih.gov/protein/ZP_01835553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34.2">
            <text:p>34.2</text:p>
          </table:table-cell>
          <table:table-cell table:style-name="ce2" office:value-type="string">
            <text:p>BlpN</text:p>
          </table:table-cell>
          <table:table-cell table:style-name="ce2" office:value-type="string">
            <text:p>Streptococcus pneumoniae TIGR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345057.1">NP_345057.1</text:a></text:p>
          </table:table-cell>
          <table:table-cell table:style-name="ce2" office:value-type="string">
            <text:p>MNTYCNINETMLSEVYGGNSGGAAVVAALGCAAGGVKYGRLLGPWGAAIGGIGGAVVCGYLAYTATS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345057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345057.1">http://www.ncbi.nlm.nih.gov/protein/NP_345057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35.2">
            <text:p>35.2</text:p>
          </table:table-cell>
          <table:table-cell table:style-name="ce2" office:value-type="string">
            <text:p>BlpN</text:p>
          </table:table-cell>
          <table:table-cell table:style-name="ce2" office:value-type="string">
            <text:p>Streptococcus pneumonia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YP_002739889.1">YP_002739889.1</text:a></text:p>
          </table:table-cell>
          <table:table-cell table:style-name="ce2" office:value-type="string">
            <text:p>MNTYCNINETMLSEVYGGNSGGAAVVAALGCAAGGVKYGRLLGLWGAAIGGIGGAVVCGYLAYTATS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YP_002739889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YP_002739889.1">http://www.ncbi.nlm.nih.gov/protein/YP_002739889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36.2">
            <text:p>36.2</text:p>
          </table:table-cell>
          <table:table-cell table:style-name="ce2" office:value-type="string">
            <text:p>BlpN</text:p>
          </table:table-cell>
          <table:table-cell table:style-name="ce2" office:value-type="string">
            <text:p>Streptococcus pneumonia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ZP_01821308.1">ZP_01821308.1</text:a></text:p>
          </table:table-cell>
          <table:table-cell table:style-name="ce2" office:value-type="string">
            <text:p>MNTYCNINETMLSEVYGGNSGGAAVVAALGCAAGGVKYGKILGPWGAAIGGIGGAVVCGYLAYTATS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ZP_01821308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ZP_01821308.1">http://www.ncbi.nlm.nih.gov/protein/ZP_01821308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37.2">
            <text:p>37.2</text:p>
          </table:table-cell>
          <table:table-cell table:style-name="ce2" office:value-type="string">
            <text:p>BlpN</text:p>
          </table:table-cell>
          <table:table-cell table:style-name="ce2" office:value-type="string">
            <text:p>Streptococcus pneumonia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ZP_02710158.1">ZP_02710158.1</text:a></text:p>
          </table:table-cell>
          <table:table-cell table:style-name="ce2" office:value-type="string">
            <text:p>MNTYCNINETMLSEVYGGNSGGAAVVAALGCAAGGVKYRRLLGPWGAAIGGIGGAVVCGYLAYTATS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ZP_02710158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ZP_02710158.1">http://www.ncbi.nlm.nih.gov/protein/ZP_02710158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38.2">
            <text:p>38.2</text:p>
          </table:table-cell>
          <table:table-cell table:style-name="ce2" office:value-type="string">
            <text:p>BlpO</text:p>
          </table:table-cell>
          <table:table-cell table:style-name="ce2" office:value-type="string">
            <text:p>Streptococcus pneumoniae TIGR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345058.1">NP_345058.1</text:a></text:p>
          </table:table-cell>
          <table:table-cell table:style-name="ce2" office:value-type="string">
            <text:p>MDTKMMSQFAVMDNEMLACVEGGDIDWGRKISCAAGVAYGAIDGCATTV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345058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345058.1">http://www.ncbi.nlm.nih.gov/protein/NP_345058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39.2">
            <text:p>39.2</text:p>
          </table:table-cell>
          <table:table-cell table:style-name="ce2" office:value-type="string">
            <text:p>BlpU</text:p>
          </table:table-cell>
          <table:table-cell table:style-name="ce2" office:value-type="string">
            <text:p>Streptococcus pneumonia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344590.1">NP_344590.1</text:a></text:p>
          </table:table-cell>
          <table:table-cell table:style-name="ce2" office:value-type="string">
            <text:p>MNTKTMSQFEIMDTEMLACVEGGGCNWGDFAKAGVGGGAARGLQLGIKTRTWQGAATGAVGGAILGGVAYAATCWW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344590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344590.1">http://www.ncbi.nlm.nih.gov/protein/NP_344590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40.2">
            <text:p>40.2</text:p>
          </table:table-cell>
          <table:table-cell table:style-name="ce2" office:value-type="string">
            <text:p>BlpU</text:p>
          </table:table-cell>
          <table:table-cell table:style-name="ce2" office:value-type="string">
            <text:p>Streptococcus thermophil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YP_140101.1">YP_140101.1</text:a></text:p>
          </table:table-cell>
          <table:table-cell table:style-name="ce2" office:value-type="string">
            <text:p>MATQTIENFNTLDLETLASVEGGGCSWGGFAKQGVATGVGNGLRLGIKTRTWQGAVAGAAGGAIVGGVGYGATCWW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YP_140101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YP_140101.1">http://www.ncbi.nlm.nih.gov/protein/YP_140101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41.2">
            <text:p>41.2</text:p>
          </table:table-cell>
          <table:table-cell table:style-name="ce2" office:value-type="string">
            <text:p>Boticin_B</text:p>
          </table:table-cell>
          <table:table-cell table:style-name="ce2" office:value-type="string">
            <text:p>Clostridium botulin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F87749.1">AAF87749.1</text:a></text:p>
          </table:table-cell>
          <table:table-cell table:style-name="ce2" office:value-type="string">
            <text:p>MQKPEIISADLGLCAVNEFVALAAIPGGAATFAVCQMPNLDEIVSNAAYV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F87749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F87749.1">http://www.ncbi.nlm.nih.gov/protein/AAF87749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42.2">
            <text:p>42.2</text:p>
          </table:table-cell>
          <table:table-cell table:style-name="ce2" office:value-type="string">
            <text:p>Bovicin_255_peptide</text:p>
          </table:table-cell>
          <table:table-cell table:style-name="ce2" office:value-type="string">
            <text:p>Streptococcus sp. LRC02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G29818.1">AAG29818.1</text:a></text:p>
          </table:table-cell>
          <table:table-cell table:style-name="ce2" office:value-type="string">
            <text:p>MNTKTFEQFDVMTDEALSTVEGGGKGYCKPVYYAANGYSCRYSNGEWGYVVTKGAFQATTDVIANGWVSSLGGGYFGKP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G29818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G29818.1">http://www.ncbi.nlm.nih.gov/protein/AAG29818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43.2">
            <text:p>43.2</text:p>
          </table:table-cell>
          <table:table-cell table:style-name="ce2" office:value-type="string">
            <text:p>Bovicin_255_variant</text:p>
          </table:table-cell>
          <table:table-cell table:style-name="ce2" office:value-type="string">
            <text:p>Streptococcus bov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R02622.1">AAR02622.1</text:a></text:p>
          </table:table-cell>
          <table:table-cell table:style-name="ce2" office:value-type="string">
            <text:p>EQFDVMTEAELSTVEGGGKGYCKPVYYAANGYSCRYSNGEWGYVVTKGAFQATTDVIANGWVSSLGGGY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R02622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R02622.1">http://www.ncbi.nlm.nih.gov/protein/AAR02622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44.2">
            <text:p>44.2</text:p>
          </table:table-cell>
          <table:table-cell table:style-name="ce2" office:value-type="string">
            <text:p>Bovicin_255_variant</text:p>
          </table:table-cell>
          <table:table-cell table:style-name="ce2" office:value-type="string">
            <text:p>Streptococcus bov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R02624.1">AAR02624.1</text:a></text:p>
          </table:table-cell>
          <table:table-cell table:style-name="ce2" office:value-type="string">
            <text:p>EQFDVMTEAELSTVEGGGKGYCKPVYYAANGYSCRYSSGEWGYVVTKGTFQATTDVIATGWVSSLGGGY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R02624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R02624.1">http://www.ncbi.nlm.nih.gov/protein/AAR02624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45.2">
            <text:p>45.2</text:p>
          </table:table-cell>
          <table:table-cell table:style-name="ce2" office:value-type="string">
            <text:p>Brochocin_C_BrcA</text:p>
          </table:table-cell>
          <table:table-cell table:style-name="ce2" office:value-type="string">
            <text:p>Brochothrix campestr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C95138.1">AAC95138.1</text:a></text:p>
          </table:table-cell>
          <table:table-cell table:style-name="ce2" office:value-type="string">
            <text:p>MHKVKKLNNQELQQIVGGYSSKDCLKDIGKGIGAGTVAGAAGGGLAAGLGAIPGAFVGAHFGVIGGSAACIGGLLG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C95138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C95138.1">http://www.ncbi.nlm.nih.gov/protein/AAC95138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46.2">
            <text:p>46.2</text:p>
          </table:table-cell>
          <table:table-cell table:style-name="ce2" office:value-type="string">
            <text:p>Brochocin_C_BrcB</text:p>
          </table:table-cell>
          <table:table-cell table:style-name="ce2" office:value-type="string">
            <text:p>Brochothrix campestr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C95139.1">AAC95139.1</text:a></text:p>
          </table:table-cell>
          <table:table-cell table:style-name="ce2" office:value-type="string">
            <text:p>MKKELLNKNEMSRIIGGKINWGNVGGSCVGGAVIGGALGGLGGAGGGCITGAIGSIWDQW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C95139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C95139.1">http://www.ncbi.nlm.nih.gov/protein/AAC95139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47.2">
            <text:p>47.2</text:p>
          </table:table-cell>
          <table:table-cell table:style-name="ce2" office:value-type="string">
            <text:p>BTL_(N-terminus)</text:p>
          </table:table-cell>
          <table:table-cell table:style-name="ce2" office:value-type="string">
            <text:p>Bacillus subtilis B-TL2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peptides.2007.11.024">REF</text:a></text:p>
          </table:table-cell>
          <table:table-cell table:number-columns-repeated="2"/>
          <table:table-cell table:style-name="ce2" office:value-type="string">
            <text:p>KQQLATEAESAGPIL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peptides.2007.11.024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peptides.2007.11.024">http://dx.doi.org/10.1016/j.peptides.2007.11.024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48.2">
            <text:p>48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49.2">
            <text:p>49.2</text:p>
          </table:table-cell>
          <table:table-cell table:style-name="ce2" office:value-type="string">
            <text:p>Carno_bacteriocin_A_(Piscicolin61)</text:p>
          </table:table-cell>
          <table:table-cell table:style-name="ce2" office:value-type="string">
            <text:p>Carnobacterium piscico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38578.1">P38578.1</text:a></text:p>
          </table:table-cell>
          <table:table-cell/>
          <table:table-cell table:style-name="ce2" office:value-type="string">
            <text:p>MNNVKELSIKEMQQVTGGDQMSDGVNYGKGSSLSKGGAKCGLGIVGGLATIPSGPLGWLAGAAGVINSCMK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38578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38578.1">http://www.uniprot.org/uniprot/P38578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50.2">
            <text:p>50.2</text:p>
          </table:table-cell>
          <table:table-cell table:style-name="ce2" office:value-type="string">
            <text:p>Carnobacteriocin_B2_(CarnocinCP52)</text:p>
          </table:table-cell>
          <table:table-cell table:style-name="ce2" office:value-type="string">
            <text:p>Carnobacterium piscicolaLV17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38580.1">P38580.1</text:a></text:p>
          </table:table-cell>
          <table:table-cell/>
          <table:table-cell table:style-name="ce2" office:value-type="string">
            <text:p>MNSVKELNVKEMKQLHGGVNYGNGVSCSKTKCSVNWGQAFQERYTAGINSFVSGVASGAGSIGRRP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38580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38580.1">http://www.uniprot.org/uniprot/P38580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51.2">
            <text:p>51.2</text:p>
          </table:table-cell>
          <table:table-cell table:style-name="ce2" office:value-type="string">
            <text:p>Carnobacteriocin_BM1_(CarnobacteriocinB1)</text:p>
          </table:table-cell>
          <table:table-cell table:style-name="ce2" office:value-type="string">
            <text:p>Carnobacterium piscico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38579.1">P38579.1</text:a></text:p>
          </table:table-cell>
          <table:table-cell/>
          <table:table-cell table:style-name="ce2" office:value-type="string">
            <text:p>MKSVKELNKKEMQQINGGAISYGNGVYCNKEKCWVNKAENKQAITGIVIGGWASSLAGMGH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38579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38579.1">http://www.uniprot.org/uniprot/P38579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1">
          <table:table-cell/>
          <table:table-cell office:value-type="float" office:value="52.2">
            <text:p>52.2</text:p>
          </table:table-cell>
          <table:table-cell table:style-name="ce2" office:value-type="string">
            <text:p>Carnocin_CP52</text:p>
          </table:table-cell>
          <table:table-cell table:style-name="ce2" office:value-type="string">
            <text:p>Carnobacterium piscico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38582.1">P38582.1</text:a></text:p>
          </table:table-cell>
          <table:table-cell/>
          <table:table-cell table:style-name="ce2" office:value-type="string">
            <text:p>MDIKSQTLYLNLSEAYKDPEVKANEFLSKLVVQCAGKLTASNSENSYIEVISLLSRGISSYYLSHKRIIPSSMLTIYTQIQKDIKNGNIDTEKLRKYEIAKGLMSVPYIY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38582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38582.1">http://www.uniprot.org/uniprot/P38582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53.2">
            <text:p>53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54.2">
            <text:p>54.2</text:p>
          </table:table-cell>
          <table:table-cell table:style-name="ce2" office:value-type="string">
            <text:p>cerein_7B</text:p>
          </table:table-cell>
          <table:table-cell table:style-name="ce2" office:value-type="string">
            <text:p>Bacillus cere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Q2MDB2">Q2MDB2</text:a></text:p>
          </table:table-cell>
          <table:table-cell/>
          <table:table-cell table:style-name="ce2" office:value-type="string">
            <text:p>MENLQMLTEEELMEIEGGGWWNSWGKCVAGTIGGAGTGGLGGAAAGSAVPVIGTGIGGAIGGVSGGLTGAATFC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Q2MDB2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2MDB2">http://www.uniprot.org/uniprot/Q2MDB2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55.2">
            <text:p>55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56.2">
            <text:p>56.2</text:p>
          </table:table-cell>
          <table:table-cell table:style-name="ce2" office:value-type="string">
            <text:p>Coagulin_CoaA</text:p>
          </table:table-cell>
          <table:table-cell table:style-name="ce2" office:value-type="string">
            <text:p>Bacillus coagula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G28763.1">AAG28763.1</text:a></text:p>
          </table:table-cell>
          <table:table-cell table:style-name="ce2" office:value-type="string">
            <text:p>MKKIEKLTEKEMANIIGGKYYGNGVTCGKHSCSVDWGKATTCIINNGAMAWATGGHQGTHKC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G28763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G28763.1">http://www.ncbi.nlm.nih.gov/protein/AAG28763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57.2">
            <text:p>57.2</text:p>
          </table:table-cell>
          <table:table-cell table:style-name="ce2" office:value-type="string">
            <text:p>CoagulinA</text:p>
          </table:table-cell>
          <table:table-cell table:style-name="ce2" office:value-type="string">
            <text:p>Bacillus coagulan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​AEM.66.12.5213-5220.2000">REF</text:a></text:p>
          </table:table-cell>
          <table:table-cell table:style-name="ce2" office:value-type="string">
            <text:p><text:a xlink:href="http://www.uniprot.org/uniprot/Q9EZB2_BACCO">Q9EZB2_BACCO</text:a></text:p>
          </table:table-cell>
          <table:table-cell/>
          <table:table-cell table:style-name="ce2" office:value-type="string">
            <text:p>MKKIEKLTEKEMANIIGGKYYGNGVTCGKHSCSVDWGKATTCIINNGAMAWATGGHQGTHKC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​AEM.66.12.5213-5220.2000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​AEM.66.12.5213-5220.2000">http://dx.doi.org/10.1128/​AEM.66.12.5213-5220.2000</text:a></text:p>
          </table:table-cell>
          <table:covered-table-cell/>
          <table:table-cell table:style-name="ce2" office:value-type="string" table:number-columns-spanned="2" table:number-rows-spanned="1">
            <text:p>Q9EZB2_BACCO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9EZB2_BACCO">http://www.uniprot.org/uniprot/Q9EZB2_BACCO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1">
          <table:table-cell/>
          <table:table-cell office:value-type="float" office:value="58.2">
            <text:p>58.2</text:p>
          </table:table-cell>
          <table:table-cell table:style-name="ce2" office:value-type="string">
            <text:p>Colicin_V</text:p>
          </table:table-cell>
          <table:table-cell table:style-name="ce2" office:value-type="string">
            <text:p>Xylella fastidiosa 9a5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297555.1">NP_297555.1</text:a></text:p>
          </table:table-cell>
          <table:table-cell table:style-name="ce2" office:value-type="string">
            <text:p>MRELTLTEIDNVSGADLGSRLSAAIVGGVAAFFAGSIWGGTRGGDGGGILGVGSIGQGVGMVYGGIAGAIGGAIAGFVLDKDVIYSYTNGFMSSIFNGTFAK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297555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297555.1">http://www.ncbi.nlm.nih.gov/protein/NP_297555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1">
          <table:table-cell/>
          <table:table-cell office:value-type="float" office:value="59.2">
            <text:p>59.2</text:p>
          </table:table-cell>
          <table:table-cell table:style-name="ce2" office:value-type="string">
            <text:p>Colicin_V</text:p>
          </table:table-cell>
          <table:table-cell table:style-name="ce2" office:value-type="string">
            <text:p>Xylella fastidiosa 9a5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297556.1">NP_297556.1</text:a></text:p>
          </table:table-cell>
          <table:table-cell table:style-name="ce2" office:value-type="string">
            <text:p>MRELTSIEMNNVSGGDLATRIEASIVFGVSAFFAGSIWGGTRGGDGGGILGVGSIAQGVGMVYGGIVGGIGGLIAGFVLDKNVTYNYAVGFYNSLFNGTFTK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29755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297556.1">http://www.ncbi.nlm.nih.gov/protein/NP_29755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60.2">
            <text:p>60.2</text:p>
          </table:table-cell>
          <table:table-cell table:style-name="ce2" office:value-type="string">
            <text:p>Curvacin_A</text:p>
          </table:table-cell>
          <table:table-cell table:style-name="ce2" office:value-type="string">
            <text:p>Lactobacillus curvat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0A310.1">P0A310.1</text:a></text:p>
          </table:table-cell>
          <table:table-cell/>
          <table:table-cell table:style-name="ce2" office:value-type="string">
            <text:p>MNNVKELSMTELQTITGGARSYGNGVYCNNKKCWVNRGEATQSIIGGMISGWASGLAGM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0A310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0A310.1">http://www.uniprot.org/uniprot/P0A310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3">
          <table:table-cell/>
          <table:table-cell office:value-type="float" office:value="61.2">
            <text:p>61.2</text:p>
          </table:table-cell>
          <table:table-cell table:style-name="ce2" office:value-type="string">
            <text:p>Curvalicin-28a</text:p>
          </table:table-cell>
          <table:table-cell table:style-name="ce2" office:value-type="string">
            <text:p>Lactobacillus curvatu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foodres.2009.08.009">REF</text:a></text:p>
          </table:table-cell>
          <table:table-cell table:style-name="ce2" office:value-type="string">
            <text:p><text:a xlink:href="http://www.uniprot.org/uniprot/BAP1_LACCU">BAP1_LACCU</text:a></text:p>
          </table:table-cell>
          <table:table-cell/>
          <table:table-cell table:style-name="ce2" office:value-type="string">
            <text:p>TPVVNPPFLQQT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foodres.2009.08.009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foodres.2009.08.009">http://dx.doi.org/10.1016/j.foodres.2009.08.009</text:a></text:p>
          </table:table-cell>
          <table:covered-table-cell/>
          <table:table-cell table:style-name="ce2" office:value-type="string" table:number-columns-spanned="2" table:number-rows-spanned="1">
            <text:p>BAP1_LACCU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BAP1_LACCU">http://www.uniprot.org/uniprot/BAP1_LACCU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13">
          <table:table-cell/>
          <table:table-cell office:value-type="float" office:value="62.2">
            <text:p>62.2</text:p>
          </table:table-cell>
          <table:table-cell table:style-name="ce2" office:value-type="string">
            <text:p>Curvalicin-28b</text:p>
          </table:table-cell>
          <table:table-cell table:style-name="ce2" office:value-type="string">
            <text:p>Lactobacillus curvatu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foodres.2009.08.009">REF</text:a></text:p>
          </table:table-cell>
          <table:table-cell table:style-name="ce2" office:value-type="string">
            <text:p><text:a xlink:href="http://www.uniprot.org/uniprot/BAP2_LACCU">BAP2_LACCU</text:a></text:p>
          </table:table-cell>
          <table:table-cell/>
          <table:table-cell table:style-name="ce2" office:value-type="string">
            <text:p>VAPFPEQFLX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foodres.2009.08.009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foodres.2009.08.009">http://dx.doi.org/10.1016/j.foodres.2009.08.009</text:a></text:p>
          </table:table-cell>
          <table:covered-table-cell/>
          <table:table-cell table:style-name="ce2" office:value-type="string" table:number-columns-spanned="2" table:number-rows-spanned="1">
            <text:p>BAP2_LACCU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BAP2_LACCU">http://www.uniprot.org/uniprot/BAP2_LACCU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13">
          <table:table-cell/>
          <table:table-cell office:value-type="float" office:value="63.2">
            <text:p>63.2</text:p>
          </table:table-cell>
          <table:table-cell table:style-name="ce2" office:value-type="string">
            <text:p>Curvalicin-28c</text:p>
          </table:table-cell>
          <table:table-cell table:style-name="ce2" office:value-type="string">
            <text:p>Lactobacillus curvatu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foodres.2009.08.009">REF</text:a></text:p>
          </table:table-cell>
          <table:table-cell table:style-name="ce2" office:value-type="string">
            <text:p><text:a xlink:href="http://www.uniprot.org/uniprot/BAP3_LACCU">BAP3_LACCU</text:a></text:p>
          </table:table-cell>
          <table:table-cell/>
          <table:table-cell table:style-name="ce2" office:value-type="string">
            <text:p>NIPQLTPTP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foodres.2009.08.009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foodres.2009.08.009">http://dx.doi.org/10.1016/j.foodres.2009.08.009</text:a></text:p>
          </table:table-cell>
          <table:covered-table-cell/>
          <table:table-cell table:style-name="ce2" office:value-type="string" table:number-columns-spanned="2" table:number-rows-spanned="1">
            <text:p>BAP3_LACCU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BAP3_LACCU">http://www.uniprot.org/uniprot/BAP3_LACCU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4">
          <table:table-cell/>
          <table:table-cell office:value-type="float" office:value="64.2">
            <text:p>64.2</text:p>
          </table:table-cell>
          <table:table-cell table:style-name="ce2" office:value-type="string">
            <text:p>Curvaticin</text:p>
          </table:table-cell>
          <table:table-cell table:style-name="ce2" office:value-type="string">
            <text:p>Lactobacillus curvat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4886">P84886</text:a></text:p>
          </table:table-cell>
          <table:table-cell/>
          <table:table-cell table:style-name="ce2" office:value-type="string">
            <text:p>AYPGNGVHCGKYSCTVDKQTAIGNIGNNAA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4886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4886">http://www.uniprot.org/uniprot/P84886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65.2">
            <text:p>65.2</text:p>
          </table:table-cell>
          <table:table-cell table:style-name="ce2" office:value-type="string">
            <text:p>curvaticin_FS47</text:p>
          </table:table-cell>
          <table:table-cell table:style-name="ce2" office:value-type="string">
            <text:p>Lactobacillus curvat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0323.1">P80323.1</text:a></text:p>
          </table:table-cell>
          <table:table-cell/>
          <table:table-cell table:style-name="ce2" office:value-type="string">
            <text:p>YTAKQCLQAIGSCGIAGTGAGAAGGPAGAFVGAXVVXI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0323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0323.1">http://www.uniprot.org/uniprot/P80323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/>
          <table:table-cell office:value-type="float" office:value="66.2">
            <text:p>66.2</text:p>
          </table:table-cell>
          <table:table-cell table:style-name="ce2" office:value-type="string">
            <text:p>Curvaticin_L442</text:p>
          </table:table-cell>
          <table:table-cell table:style-name="ce2" office:value-type="string">
            <text:p>Lactobacillus curvatusL442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07/s10482-005-9004-3">REF</text:a></text:p>
          </table:table-cell>
          <table:table-cell table:style-name="ce2" office:value-type="string">
            <text:p><text:a xlink:href="http://www.uniprot.org/uniprot/P84886">P84886</text:a></text:p>
          </table:table-cell>
          <table:table-cell/>
          <table:table-cell table:style-name="ce2" office:value-type="string">
            <text:p>AYPGNGVHCGKYSCTVDKQTAIGNIGNNAA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07/s10482-005-9004-3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07/s10482-005-9004-3">http://dx.doi.org/10.1007/s10482-005-9004-3</text:a></text:p>
          </table:table-cell>
          <table:covered-table-cell/>
          <table:table-cell table:style-name="ce2" office:value-type="string" table:number-columns-spanned="2" table:number-rows-spanned="1">
            <text:p>P84886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4886">http://www.uniprot.org/uniprot/P84886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9">
          <table:table-cell/>
          <table:table-cell office:value-type="float" office:value="67.2">
            <text:p>67.2</text:p>
          </table:table-cell>
          <table:table-cell table:style-name="ce2" office:value-type="string">
            <text:p>Delta-lysinI</text:p>
          </table:table-cell>
          <table:table-cell table:style-name="ce2" office:value-type="string">
            <text:p>Staphylococcus warneri RK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peptides.2008.01.017">REF</text:a></text:p>
          </table:table-cell>
          <table:table-cell table:number-columns-repeated="2"/>
          <table:table-cell table:style-name="ce2" office:value-type="string">
            <text:p>MAADIISTIGDLVKLIINTVKKFQK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peptides.2008.01.017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peptides.2008.01.017">http://dx.doi.org/10.1016/j.peptides.2008.01.017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68.2">
            <text:p>68.2</text:p>
          </table:table-cell>
          <table:table-cell table:style-name="ce2" office:value-type="string">
            <text:p>Divercin_RV41(mature)</text:p>
          </table:table-cell>
          <table:table-cell table:style-name="ce2" office:value-type="string">
            <text:p>synthetic constru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S45210.1">AAS45210.1</text:a></text:p>
          </table:table-cell>
          <table:table-cell table:style-name="ce2" office:value-type="string">
            <text:p>MDPTKYYGNGVYCNSKKCWVDWGQASGCIGQTVVGGWLGGAIPGKC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S45210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S45210.1">http://www.ncbi.nlm.nih.gov/protein/AAS45210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69.2">
            <text:p>69.2</text:p>
          </table:table-cell>
          <table:table-cell table:style-name="ce2" office:value-type="string">
            <text:p>Divercin_V41_(DvnV41)</text:p>
          </table:table-cell>
          <table:table-cell table:style-name="ce2" office:value-type="string">
            <text:p>Carnobacterium diverge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CAA11804.1">CAA11804.1</text:a></text:p>
          </table:table-cell>
          <table:table-cell table:style-name="ce2" office:value-type="string">
            <text:p>MKNLKEGSYTAVNTDELKSINGGTKYYGNGVYCNSKKCWVDWGQASGCIGQTVVGGWLGGAIPGKC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CAA11804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CAA11804.1">http://www.ncbi.nlm.nih.gov/protein/CAA11804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70.2">
            <text:p>70.2</text:p>
          </table:table-cell>
          <table:table-cell table:style-name="ce2" office:value-type="string">
            <text:p>Divergicin_750</text:p>
          </table:table-cell>
          <table:table-cell table:style-name="ce2" office:value-type="string">
            <text:p>Carnobacterium diverge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CAA90906.1">CAA90906.1</text:a></text:p>
          </table:table-cell>
          <table:table-cell table:style-name="ce2" office:value-type="string">
            <text:p>MIKREKNRTISSLGYEEISNHKLQEIQGGKGILGKLGVVQAGVDFVSGVWAGIKQSAKDHPNA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CAA9090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CAA90906.1">http://www.ncbi.nlm.nih.gov/protein/CAA9090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71.2">
            <text:p>71.2</text:p>
          </table:table-cell>
          <table:table-cell table:style-name="ce2" office:value-type="string">
            <text:p>Divergicin_A</text:p>
          </table:table-cell>
          <table:table-cell table:style-name="ce2" office:value-type="string">
            <text:p>Carnobacterium diverge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Z29031.1">AAZ29031.1</text:a></text:p>
          </table:table-cell>
          <table:table-cell table:style-name="ce2" office:value-type="string">
            <text:p>MKKQILKGLVIVVCLSGATFFSTPQQASAAAPKITQKQKNCVNGQLGGMLAGALGGPGGVVLGGIGGAIAGGCFN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Z29031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Z29031.1">http://www.ncbi.nlm.nih.gov/protein/AAZ29031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72.2">
            <text:p>72.2</text:p>
          </table:table-cell>
          <table:table-cell table:style-name="ce2" office:value-type="string">
            <text:p>Divergicin_M35</text:p>
          </table:table-cell>
          <table:table-cell table:style-name="ce2" office:value-type="string">
            <text:p>Carnobacterium divergensM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Z29032.1">AAZ29032.1</text:a></text:p>
          </table:table-cell>
          <table:table-cell table:style-name="ce2" office:value-type="string">
            <text:p>MKIKWYWESLIETLIFIIVLLVFFYRSSGFSLKNLVLGSLFYLIAIGLFNYKKINK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Z29032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Z29032.1">http://www.ncbi.nlm.nih.gov/protein/AAZ29032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73.2">
            <text:p>73.2</text:p>
          </table:table-cell>
          <table:table-cell table:style-name="ce2" office:value-type="string">
            <text:p>Divergicin_M35</text:p>
          </table:table-cell>
          <table:table-cell table:style-name="ce2" office:value-type="string">
            <text:p>Carnobacterium diverge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4962">P84962</text:a></text:p>
          </table:table-cell>
          <table:table-cell/>
          <table:table-cell table:style-name="ce2" office:value-type="string">
            <text:p>TKYYGNGVYCNSKKCWVDWGTAQGCIDVVIGQLGGGIPGKGKC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4962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4962">http://www.uniprot.org/uniprot/P84962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74.2">
            <text:p>74.2</text:p>
          </table:table-cell>
          <table:table-cell table:style-name="ce2" office:value-type="string">
            <text:p>Divergicin_M35</text:p>
          </table:table-cell>
          <table:table-cell table:style-name="ce2" office:value-type="string">
            <text:p>Carnobacterium divergen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ijfoodmicro.2004.04.013">REF</text:a></text:p>
          </table:table-cell>
          <table:table-cell table:number-columns-repeated="2"/>
          <table:table-cell table:style-name="ce2" office:value-type="string">
            <text:p>TKYYGNGVYCNSKKCWVDWGTAQGCIDVVIGQLGGGIPGKGKC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ijfoodmicro.2004.04.013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ijfoodmicro.2004.04.013">http://dx.doi.org/10.1016/j.ijfoodmicro.2004.04.013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75.2">
            <text:p>75.2</text:p>
          </table:table-cell>
          <table:table-cell table:style-name="ce2" office:value-type="string">
            <text:p>Durancin_Q</text:p>
          </table:table-cell>
          <table:table-cell table:style-name="ce2" office:value-type="string">
            <text:p>Enterococcus dura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B5BP43_9ENTE">B5BP43_9ENTE</text:a></text:p>
          </table:table-cell>
          <table:table-cell/>
          <table:table-cell table:style-name="ce2" office:value-type="string">
            <text:p>MQTIKELNTMELQEIIGGENDHRMPYELNRPNNLSKGGAKCAAGILGAGLGAVGGGPGGFISAGISAVLGCM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B5BP43_9ENTE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B5BP43_9ENTE">http://www.uniprot.org/uniprot/B5BP43_9ENTE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76.2">
            <text:p>76.2</text:p>
          </table:table-cell>
          <table:table-cell table:style-name="ce2" office:value-type="string">
            <text:p>Durancin_TW-49M</text:p>
          </table:table-cell>
          <table:table-cell table:style-name="ce2" office:value-type="string">
            <text:p>Enterococcus duransQU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B3IUC6">B3IUC6</text:a></text:p>
          </table:table-cell>
          <table:table-cell/>
          <table:table-cell table:style-name="ce2" office:value-type="string">
            <text:p>MQTIKELNTMELQKIIGGENDHRMPYELNRPNNLSKGGAKCAAGILGAGLGAVGGGPGGFISAGISAVLGCM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B3IUC6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B3IUC6">http://www.uniprot.org/uniprot/B3IUC6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77.2">
            <text:p>77.2</text:p>
          </table:table-cell>
          <table:table-cell table:style-name="ce2" office:value-type="string">
            <text:p>E50-52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5148">P85148</text:a></text:p>
          </table:table-cell>
          <table:table-cell/>
          <table:table-cell table:style-name="ce2" office:value-type="string">
            <text:p>TTKNYGNGVCNSVNWCQCGNVWASCNLATGCAAWLCKLA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5148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5148">http://www.uniprot.org/uniprot/P85148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78.2">
            <text:p>78.2</text:p>
          </table:table-cell>
          <table:table-cell table:style-name="ce2" office:value-type="string">
            <text:p>Eenterocin_P-like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ZP_03980216.1">ZP_03980216.1</text:a></text:p>
          </table:table-cell>
          <table:table-cell table:style-name="ce2" office:value-type="string">
            <text:p>ATRSYDNGIYCNNSKCWVNWGEAKENIAGIVISGWASGLAGMGH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ZP_0398021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ZP_03980216.1">http://www.ncbi.nlm.nih.gov/protein/ZP_0398021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79.2">
            <text:p>79.2</text:p>
          </table:table-cell>
          <table:table-cell table:style-name="ce2" office:value-type="string">
            <text:p>EJ97enterocin</text:p>
          </table:table-cell>
          <table:table-cell table:style-name="ce2" office:value-type="string">
            <text:p>Enterococcus faecalis</text:p>
          </table:table-cell>
          <table:table-cell table:number-columns-repeated="4"/>
          <table:table-cell table:style-name="ce2" office:value-type="string">
            <text:p>MLAKIKAMIKKFPNPYTLAAKLTTYEINWYKQQYGRYPWERPVA</text:p>
          </table:table-cell>
          <table:table-cell table:style-name="ce2" office:value-type="string">
            <text:p>D</text:p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80.2">
            <text:p>80.2</text:p>
          </table:table-cell>
          <table:table-cell table:style-name="ce2" office:value-type="string">
            <text:p>EntA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F44686.1">AAF44686.1</text:a></text:p>
          </table:table-cell>
          <table:table-cell table:style-name="ce2" office:value-type="string">
            <text:p>MKHLKILSIKQTQLIYGGTTHSGKYYGNGVYCTKNKCTVDWAKATTCIAGMSIGGFLGGAIPGKC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F4468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F44686.1">http://www.ncbi.nlm.nih.gov/protein/AAF4468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81.2">
            <text:p>81.2</text:p>
          </table:table-cell>
          <table:table-cell table:style-name="ce2" office:value-type="string">
            <text:p>Enterocin_1071A</text:p>
          </table:table-cell>
          <table:table-cell table:style-name="ce2" office:value-type="string">
            <text:p>Enterococcus faecal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L39164.1">AAL39164.1</text:a></text:p>
          </table:table-cell>
          <table:table-cell table:style-name="ce2" office:value-type="string">
            <text:p>MKQYKVLNEKEMKKTIGGESVFSKIGNAVGPAAYWILKGLGNMSDVNQADRINRKKH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L39164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L39164.1">http://www.ncbi.nlm.nih.gov/protein/AAL39164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82.2">
            <text:p>82.2</text:p>
          </table:table-cell>
          <table:table-cell table:style-name="ce2" office:value-type="string">
            <text:p>Enterocin_1071A</text:p>
          </table:table-cell>
          <table:table-cell table:style-name="ce2" office:value-type="string">
            <text:p>Enterococcus faecal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Q9L9U6">Q9L9U6</text:a></text:p>
          </table:table-cell>
          <table:table-cell/>
          <table:table-cell table:style-name="ce2" office:value-type="string">
            <text:p>MKQYKVLNEKEMKKPIGGESVFSKIGNAVGPAAYWILKGLGNMSDVNQADRINRKKH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Q9L9U6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9L9U6">http://www.uniprot.org/uniprot/Q9L9U6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83.2">
            <text:p>83.2</text:p>
          </table:table-cell>
          <table:table-cell table:style-name="ce2" office:value-type="string">
            <text:p>Enterocin_1071B</text:p>
          </table:table-cell>
          <table:table-cell table:style-name="ce2" office:value-type="string">
            <text:p>Enterococcus faecal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863263.1">NP_863263.1</text:a></text:p>
          </table:table-cell>
          <table:table-cell table:style-name="ce2" office:value-type="string">
            <text:p>MKNIKNASNIKVIEDNELKAITGGGPGKWLPWLQPAYDFVTGLAKGIGKEGNKNKWKNV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863263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863263.1">http://www.ncbi.nlm.nih.gov/protein/NP_863263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84.2">
            <text:p>84.2</text:p>
          </table:table-cell>
          <table:table-cell table:style-name="ce2" office:value-type="string">
            <text:p>Enterocin_A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D29132.1">AAD29132.1</text:a></text:p>
          </table:table-cell>
          <table:table-cell table:style-name="ce2" office:value-type="string">
            <text:p>MKHLKILSIKETQLIYGGTTHSGKYYGNGVYCTKNKCTVDWAKATTCIAGMSIGGFLGGAIPGKC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D29132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D29132.1">http://www.ncbi.nlm.nih.gov/protein/AAD29132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85.2">
            <text:p>85.2</text:p>
          </table:table-cell>
          <table:table-cell table:style-name="ce2" office:value-type="string">
            <text:p>Enterocin_B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D28234.1">AAD28234.1</text:a></text:p>
          </table:table-cell>
          <table:table-cell table:style-name="ce2" office:value-type="string">
            <text:p>MQNVKELSTKEMKQIIGGENDHRMPNELNRPNNLSKGGAKCGAAIAGGLFGIPKGPLAWAAGLANVYSKC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D28234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D28234.1">http://www.ncbi.nlm.nih.gov/protein/AAD28234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86.2">
            <text:p>86.2</text:p>
          </table:table-cell>
          <table:table-cell table:style-name="ce2" office:value-type="string">
            <text:p>Enterocin_CRL35</text:p>
          </table:table-cell>
          <table:table-cell table:style-name="ce2" office:value-type="string">
            <text:p>Enterococcus mundt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Q95741.1">AAQ95741.1</text:a></text:p>
          </table:table-cell>
          <table:table-cell table:style-name="ce2" office:value-type="string">
            <text:p>MKKLTSKEMAQVVGGKYYGNGVSCNKKGCSVDWGKAIGIIGNNSAANLATGGAAGWKS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Q95741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Q95741.1">http://www.ncbi.nlm.nih.gov/protein/AAQ95741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87.2">
            <text:p>87.2</text:p>
          </table:table-cell>
          <table:table-cell table:style-name="ce2" office:value-type="string">
            <text:p>Enterocin_CRL35_(pediocin-like)_{N-terminal}</text:p>
          </table:table-cell>
          <table:table-cell table:style-name="ce2" office:value-type="string">
            <text:p>Enterococcus faecium CRL35 ArgentinianTafiche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B37715.1">AAB37715.1</text:a></text:p>
          </table:table-cell>
          <table:table-cell table:style-name="ce2" office:value-type="string">
            <text:p>KYYGNGVTLNKXGXSVNXXXA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B37715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B37715.1">http://www.ncbi.nlm.nih.gov/protein/AAB37715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88.2">
            <text:p>88.2</text:p>
          </table:table-cell>
          <table:table-cell table:style-name="ce2" office:value-type="string">
            <text:p>Enterocin_E-760</text:p>
          </table:table-cell>
          <table:table-cell table:style-name="ce2" office:value-type="string">
            <text:p>Enterococcus sp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5147">P85147</text:a></text:p>
          </table:table-cell>
          <table:table-cell/>
          <table:table-cell table:style-name="ce2" office:value-type="string">
            <text:p>NRWYCNSAAGGVGGAAVCGLAGYVGEAKENIAGEVRKGWGMAGGFTHNKACKSFPGSGWASG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5147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5147">http://www.uniprot.org/uniprot/P85147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89.2">
            <text:p>89.2</text:p>
          </table:table-cell>
          <table:table-cell table:style-name="ce2" office:value-type="string">
            <text:p>Enterocin_L50a</text:p>
          </table:table-cell>
          <table:table-cell table:style-name="ce2" office:value-type="string">
            <text:p>Enterococcus faecium L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YP_001966103.1">YP_001966103.1</text:a></text:p>
          </table:table-cell>
          <table:table-cell table:style-name="ce2" office:value-type="string">
            <text:p>MGAIAKLVAKFGWPIVKKYYKQIMQFIGEGWAINKIIEWIKKHI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YP_001966103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YP_001966103.1">http://www.ncbi.nlm.nih.gov/protein/YP_001966103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90.2">
            <text:p>90.2</text:p>
          </table:table-cell>
          <table:table-cell table:style-name="ce2" office:value-type="string">
            <text:p>Enterocin_L50b</text:p>
          </table:table-cell>
          <table:table-cell table:style-name="ce2" office:value-type="string">
            <text:p>Enterococcus faecium L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YP_001966102.1">YP_001966102.1</text:a></text:p>
          </table:table-cell>
          <table:table-cell table:style-name="ce2" office:value-type="string">
            <text:p>MGAIAKLVTKFGWPLIKKFYKQIMQFIGQGWTIDQIEKWLKRH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YP_001966102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YP_001966102.1">http://www.ncbi.nlm.nih.gov/protein/YP_001966102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91.2">
            <text:p>91.2</text:p>
          </table:table-cell>
          <table:table-cell table:style-name="ce2" office:value-type="string">
            <text:p>Enterocin_NKR-5-3A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271/bbb.110972">REF</text:a></text:p>
          </table:table-cell>
          <table:table-cell table:number-columns-repeated="2"/>
          <table:table-cell table:style-name="ce2" office:value-type="string">
            <text:p>MQKFQKLNEQEMKQLMGGYSSKDCLKDIGKGIGAGTVAGAAGGGLAAGLGAIPGAFVGAHFGVIGGSAACIGGLLGN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271/bbb.110972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271/bbb.110972">http://dx.doi.org/10.1271/bbb.110972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92.2">
            <text:p>92.2</text:p>
          </table:table-cell>
          <table:table-cell table:style-name="ce2" office:value-type="string">
            <text:p>Enterocin_NKR-5-3D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271/bbb.110972">REF</text:a></text:p>
          </table:table-cell>
          <table:table-cell table:number-columns-repeated="2"/>
          <table:table-cell table:style-name="ce2" office:value-type="string">
            <text:p>MTNRKILPKEELKKIKGGTPGGIDFISGGPHVAQDVLNAIKNFFK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271/bbb.110972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271/bbb.110972">http://dx.doi.org/10.1271/bbb.110972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93.2">
            <text:p>93.2</text:p>
          </table:table-cell>
          <table:table-cell table:style-name="ce2" office:value-type="string">
            <text:p>Enterocin_NKR-5-3Z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271/bbb.110972">REF</text:a></text:p>
          </table:table-cell>
          <table:table-cell table:number-columns-repeated="2"/>
          <table:table-cell table:style-name="ce2" office:value-type="string">
            <text:p>MKKEILNQEEMLKVIGGKINWGSVGGSCVGGAVIGGALGGLGGAGGGCLTGAIGSIWDIQW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271/bbb.110972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271/bbb.110972">http://dx.doi.org/10.1271/bbb.110972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94.2">
            <text:p>94.2</text:p>
          </table:table-cell>
          <table:table-cell table:style-name="ce2" office:value-type="string">
            <text:p>Enterocin_P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O30434.1">O30434.1</text:a></text:p>
          </table:table-cell>
          <table:table-cell/>
          <table:table-cell table:style-name="ce2" office:value-type="string">
            <text:p>MRKKLFSLALIGIFGLVVTNFGTKVDAATRSYGNGVYCNNSKCWVNWGEAKENIAGIVISGWASGLAGMGH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O30434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O30434.1">http://www.uniprot.org/uniprot/O30434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95.2">
            <text:p>95.2</text:p>
          </table:table-cell>
          <table:table-cell table:style-name="ce2" office:value-type="string">
            <text:p>Enterocin_P-like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ZP_03980216.1">ZP_03980216.1</text:a></text:p>
          </table:table-cell>
          <table:table-cell table:style-name="ce2" office:value-type="string">
            <text:p>YDNGIYCNNSKCWVNWGEAKENIAGIVISGWASGLAGMGH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ZP_0398021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ZP_03980216.1">http://www.ncbi.nlm.nih.gov/protein/ZP_0398021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/>
          <table:table-cell office:value-type="float" office:value="96.2">
            <text:p>96.2</text:p>
          </table:table-cell>
          <table:table-cell table:style-name="ce2" office:value-type="string">
            <text:p>Enterocin_Q</text:p>
          </table:table-cell>
          <table:table-cell table:style-name="ce2" office:value-type="string">
            <text:p>E fea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YP_691711.1">YP_691711.1</text:a></text:p>
          </table:table-cell>
          <table:table-cell table:style-name="ce2" office:value-type="string">
            <text:p>MNFLKNGIAKWMTGAELQAYKKKYGCLPWEKISC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YP_691711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YP_691711.1">http://www.ncbi.nlm.nih.gov/protein/YP_691711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97.2">
            <text:p>97.2</text:p>
          </table:table-cell>
          <table:table-cell table:style-name="ce2" office:value-type="string">
            <text:p>Enterocin_RJ-11</text:p>
          </table:table-cell>
          <table:table-cell table:style-name="ce2" office:value-type="string">
            <text:p>Enterococcus faecalis RJ-11</text:p>
          </table:table-cell>
          <table:table-cell table:style-name="ce2" office:value-type="string">
            <text:p>leaderless</text:p>
          </table:table-cell>
          <table:table-cell table:style-name="ce2" office:value-type="string">
            <text:p><text:a xlink:href="http://dx.doi.org/10.1128/​AEM.69.10.5546-5553.2003">REF</text:a></text:p>
          </table:table-cell>
          <table:table-cell table:number-columns-repeated="2"/>
          <table:table-cell table:style-name="ce2" office:value-type="string">
            <text:p>APAGLVAKFGRPIVKKYYKQIMQFIGEGSAINKIIPWIARMWRT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​AEM.69.10.5546-5553.2003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​AEM.69.10.5546-5553.2003">http://dx.doi.org/10.1128/​AEM.69.10.5546-5553.2003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98.2">
            <text:p>98.2</text:p>
          </table:table-cell>
          <table:table-cell table:style-name="ce2" office:value-type="string">
            <text:p>Enterocin_SE-K4</text:p>
          </table:table-cell>
          <table:table-cell table:style-name="ce2" office:value-type="string">
            <text:p>Enterococcus faecal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Q8GR39">Q8GR39</text:a></text:p>
          </table:table-cell>
          <table:table-cell/>
          <table:table-cell table:style-name="ce2" office:value-type="string">
            <text:p>MKKKLVKGLVICGMIGIGFTALGTNVEAATYYGNGVYCNKQKCWVDWSRARSEIIDRGVKAYVNGFTKVLGGIGGR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Q8GR39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8GR39">http://www.uniprot.org/uniprot/Q8GR39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99.2">
            <text:p>99.2</text:p>
          </table:table-cell>
          <table:table-cell table:style-name="ce2" office:value-type="string">
            <text:p>Enterocin_X_chain_alpha</text:p>
          </table:table-cell>
          <table:table-cell table:style-name="ce2" office:value-type="string">
            <text:p>Enterococcus faeciumKU-B5</text:p>
          </table:table-cell>
          <table:table-cell table:style-name="ce2" office:value-type="string">
            <text:p>two components</text:p>
          </table:table-cell>
          <table:table-cell table:style-name="ce2" office:value-type="string">
            <text:p><text:a xlink:href="http://dx.doi.org/10.1128/AEM.02264-09">REF</text:a></text:p>
          </table:table-cell>
          <table:table-cell table:number-columns-repeated="2"/>
          <table:table-cell table:style-name="ce2" office:value-type="string">
            <text:p>MQNVKEVSVKEMKQIIGGSNDSLWYGVGQFMGKQANCITNHPVKHMIIPGYCLSKILG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02264-09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02264-09">http://dx.doi.org/10.1128/AEM.02264-09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00.2">
            <text:p>100.2</text:p>
          </table:table-cell>
          <table:table-cell table:style-name="ce2" office:value-type="string">
            <text:p>Enterocin_X_chain_beta</text:p>
          </table:table-cell>
          <table:table-cell table:style-name="ce2" office:value-type="string">
            <text:p>Enterococcus faeciumKU-B5</text:p>
          </table:table-cell>
          <table:table-cell table:style-name="ce2" office:value-type="string">
            <text:p>two components</text:p>
          </table:table-cell>
          <table:table-cell table:style-name="ce2" office:value-type="string">
            <text:p><text:a xlink:href="http://dx.doi.org/10.1128/AEM.02264-09">REF</text:a></text:p>
          </table:table-cell>
          <table:table-cell table:number-columns-repeated="2"/>
          <table:table-cell table:style-name="ce2" office:value-type="string">
            <text:p>MKKYNELSKKELLQIQGGIAPIIVAGLGYLVKDAWDHSDQIISGFKKGWNGGRRK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02264-09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02264-09">http://dx.doi.org/10.1128/AEM.02264-09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101.2">
            <text:p>101.2</text:p>
          </table:table-cell>
          <table:table-cell table:style-name="ce2" office:value-type="string">
            <text:p>Enterocin-HF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6183">P86183</text:a></text:p>
          </table:table-cell>
          <table:table-cell/>
          <table:table-cell table:style-name="ce2" office:value-type="string">
            <text:p>KYYGNGVSCNKKGCSVDWGKAIGIIGNNAAANLTTGGKAAWAC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6183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6183">http://www.uniprot.org/uniprot/P86183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102.2">
            <text:p>102.2</text:p>
          </table:table-cell>
          <table:table-cell table:style-name="ce2" office:value-type="string">
            <text:p>Enterocin-M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5876">P85876</text:a></text:p>
          </table:table-cell>
          <table:table-cell/>
          <table:table-cell table:style-name="ce2" office:value-type="string">
            <text:p>ATRSYGNGVYCNNSKCWNVGEAKENIAGIVISGKASGL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5876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5876">http://www.uniprot.org/uniprot/P85876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03.2">
            <text:p>103.2</text:p>
          </table:table-cell>
          <table:table-cell table:style-name="ce2" office:value-type="string">
            <text:p>EnterocinP</text:p>
          </table:table-cell>
          <table:table-cell table:style-name="ce2" office:value-type="string">
            <text:p>Enterococcus fae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U29394.1">AAU29394.1</text:a></text:p>
          </table:table-cell>
          <table:table-cell table:style-name="ce2" office:value-type="string">
            <text:p>ATRSYGNGVYCNDDKCWVNWNEANQQIAGIVISGWASGLAGMGH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U29394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U29394.1">http://www.ncbi.nlm.nih.gov/protein/AAU29394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104.2">
            <text:p>104.2</text:p>
          </table:table-cell>
          <table:table-cell table:style-name="ce2" office:value-type="string">
            <text:p>EP-20</text:p>
          </table:table-cell>
          <table:table-cell table:style-name="ce2" office:value-type="string">
            <text:p>Xenorhabdus budapestensi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peptides.2012.03.027">REF</text:a></text:p>
          </table:table-cell>
          <table:table-cell table:number-columns-repeated="2"/>
          <table:table-cell table:style-name="ce2" office:value-type="string">
            <text:p>EGPVGLADPDGPASAPLGAP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peptides.2012.03.027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peptides.2012.03.027">http://dx.doi.org/10.1016/j.peptides.2012.03.027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05.2">
            <text:p>105.2</text:p>
          </table:table-cell>
          <table:table-cell table:style-name="ce2" office:value-type="string">
            <text:p>Fulvocin-C</text:p>
          </table:table-cell>
          <table:table-cell table:style-name="ce2" office:value-type="string">
            <text:p>Myxococcus fulv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01547.1">P01547.1</text:a></text:p>
          </table:table-cell>
          <table:table-cell/>
          <table:table-cell table:style-name="ce2" office:value-type="string">
            <text:p>ANCSCSTASDYCPILTFCTTGTACSYTPTGCGTGWVYCACNGNFY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01547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01547.1">http://www.uniprot.org/uniprot/P01547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06.2">
            <text:p>106.2</text:p>
          </table:table-cell>
          <table:table-cell table:style-name="ce2" office:value-type="string">
            <text:p>garvieacinQ_garQ</text:p>
          </table:table-cell>
          <table:table-cell table:style-name="ce2" office:value-type="string">
            <text:p>Lactococcus garvieae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AEM.06891-11">REF</text:a></text:p>
          </table:table-cell>
          <table:table-cell table:number-columns-repeated="2"/>
          <table:table-cell table:style-name="ce2" office:value-type="string">
            <text:p>MENKNYTVLSDEELQKIDGGEYHLMNGANGYLTRVNGKYVYRVTKDPVSAVFGVISNGWGSAGAGFGPQH</text:p>
          </table:table-cell>
          <table:table-cell table:style-name="ce2" office:value-type="string">
            <text:p>A</text:p>
          </table:table-cell>
          <table:table-cell table:style-name="ce2" office:value-type="float" office:value="20" table:number-columns-spanned="2" table:number-rows-spanned="1">
            <text:p>20</text:p>
          </table:table-cell>
          <table:covered-table-cell/>
          <table:table-cell table:style-name="ce2" office:value-type="string" table:number-columns-spanned="2" table:number-rows-spanned="1">
            <text:p>10.1128/AEM.06891-11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06891-11">http://dx.doi.org/10.1128/AEM.06891-11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107.2">
            <text:p>107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08.2">
            <text:p>108.2</text:p>
          </table:table-cell>
          <table:table-cell table:style-name="ce2" office:value-type="string">
            <text:p>Gassericin_T</text:p>
          </table:table-cell>
          <table:table-cell table:style-name="ce2" office:value-type="string">
            <text:p>Lactobacillus gasser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BAA82353.1">BAA82353.1</text:a></text:p>
          </table:table-cell>
          <table:table-cell table:style-name="ce2" office:value-type="string">
            <text:p>MKNFNTLSFETLANIVGGRNNWAANIGGVGGATVAGWALGNAVCGPACGFVGAHYVPIAWAGVTAATGGFGKIR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BAA82353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BAA82353.1">http://www.ncbi.nlm.nih.gov/protein/BAA82353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109.2">
            <text:p>109.2</text:p>
          </table:table-cell>
          <table:table-cell table:style-name="ce2" office:value-type="string">
            <text:p>GP-19</text:p>
          </table:table-cell>
          <table:table-cell table:style-name="ce2" office:value-type="string">
            <text:p>Xenorhabdus budapestensi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peptides.2012.03.027">REF</text:a></text:p>
          </table:table-cell>
          <table:table-cell table:number-columns-repeated="2"/>
          <table:table-cell table:style-name="ce2" office:value-type="string">
            <text:p>GPVGLLSSPGSLPPVGGAP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peptides.2012.03.027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peptides.2012.03.027">http://dx.doi.org/10.1016/j.peptides.2012.03.027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10.2">
            <text:p>110.2</text:p>
          </table:table-cell>
          <table:table-cell table:style-name="ce2" office:value-type="string">
            <text:p>Halocin-C8</text:p>
          </table:table-cell>
          <table:table-cell table:style-name="ce2" office:value-type="string">
            <text:p>Halobacterium sp(strainAS7092)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07/s00792-003-0335-6">REF</text:a></text:p>
          </table:table-cell>
          <table:table-cell table:style-name="ce2" office:value-type="string">
            <text:p><text:a xlink:href="http://www.uniprot.org/uniprot/P83716">P83716</text:a></text:p>
          </table:table-cell>
          <table:table-cell/>
          <table:table-cell table:style-name="ce2" office:value-type="string">
            <text:p>DIDITGCSACKYAAGQVCTIGCSAAGGFICGLLGITIPVAGLSCLGFVEIVCTVADEYSGCGDAVAKEACNRAGLC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07/s00792-003-0335-6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07/s00792-003-0335-6">http://dx.doi.org/10.1007/s00792-003-0335-6</text:a></text:p>
          </table:table-cell>
          <table:covered-table-cell/>
          <table:table-cell table:style-name="ce2" office:value-type="string" table:number-columns-spanned="2" table:number-rows-spanned="1">
            <text:p>P83716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3716">http://www.uniprot.org/uniprot/P83716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11.2">
            <text:p>111.2</text:p>
          </table:table-cell>
          <table:table-cell table:style-name="ce2" office:value-type="string">
            <text:p>Hiracin_JM79</text:p>
          </table:table-cell>
          <table:table-cell table:style-name="ce2" office:value-type="string">
            <text:p>Enterococcus hira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Q0Z8B6">Q0Z8B6</text:a></text:p>
          </table:table-cell>
          <table:table-cell/>
          <table:table-cell table:style-name="ce2" office:value-type="string">
            <text:p>MKKKVLKHCVILGILGTCLAGIGTGIKVDAATYYGNGLYCNKEKCWVDWNQAKGEIGKIIVNGWVNHGPWAPRR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Q0Z8B6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0Z8B6">http://www.uniprot.org/uniprot/Q0Z8B6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112.2">
            <text:p>112.2</text:p>
          </table:table-cell>
          <table:table-cell table:style-name="ce2" office:value-type="string">
            <text:p>hominicin</text:p>
          </table:table-cell>
          <table:table-cell table:style-name="ce2" office:value-type="string">
            <text:p>Staphylococcus hominins MBBL2-9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bbrc.2010.07.024">REF</text:a></text:p>
          </table:table-cell>
          <table:table-cell table:number-columns-repeated="2"/>
          <table:table-cell table:style-name="ce2" office:value-type="string">
            <text:p>ITPATPFTPAITEITAAVIA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bbrc.2010.07.024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bbrc.2010.07.024">http://dx.doi.org/10.1016/j.bbrc.2010.07.024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13.2">
            <text:p>113.2</text:p>
          </table:table-cell>
          <table:table-cell table:style-name="ce2" office:value-type="string">
            <text:p>Enterocin_96</text:p>
          </table:table-cell>
          <table:table-cell table:style-name="ce2" office:value-type="string">
            <text:p>Enterococcus faecali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AEM.02772-08">REF</text:a></text:p>
          </table:table-cell>
          <table:table-cell table:style-name="ce2" office:value-type="string">
            <text:p><text:a xlink:href="http://www.uniprot.org/uniprot/Q82YI9">Q82YI9</text:a></text:p>
          </table:table-cell>
          <table:table-cell/>
          <table:table-cell table:style-name="ce2" office:value-type="string">
            <text:p>MLNKKLLENGVVNAVTIDELDAQFGGMSKRDCNLMKACCAGQAVTYAIHSLLNRLGGDSSDPAGCNDIVRKYCK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02772-08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02772-08">http://dx.doi.org/10.1128/AEM.02772-08</text:a></text:p>
          </table:table-cell>
          <table:covered-table-cell/>
          <table:table-cell table:style-name="ce2" office:value-type="string" table:number-columns-spanned="2" table:number-rows-spanned="1">
            <text:p>Q82YI9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82YI9">http://www.uniprot.org/uniprot/Q82YI9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6">
          <table:table-cell/>
          <table:table-cell office:value-type="float" office:value="114.2">
            <text:p>114.2</text:p>
          </table:table-cell>
          <table:table-cell table:style-name="ce2" office:value-type="string">
            <text:p>Ipomicin</text:p>
          </table:table-cell>
          <table:table-cell table:style-name="ce2" office:value-type="string">
            <text:p>Streptomyces ipomoeae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AEM.69.4.2201-2208.2003">REF</text:a></text:p>
          </table:table-cell>
          <table:table-cell table:number-columns-repeated="2"/>
          <table:table-cell table:style-name="ce2" office:value-type="string">
            <text:p>MRFGKPARKASALRAVGALCLAAAVTGAIAAPAQADAPGHPGKHYLQVNVPSDVRTIGVAGGGVQQCFRVTPGAWNDTRALVSNGAQVEVWGYTVADCANRTTANQKYYDKAAAPSDSSTYFWFTLKNLRV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69.4.2201-2208.2003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69.4.2201-2208.2003">http://dx.doi.org/10.1128/AEM.69.4.2201-2208.2003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115.2">
            <text:p>115.2</text:p>
          </table:table-cell>
          <table:table-cell table:style-name="ce2" office:value-type="string">
            <text:p>Lactacin_F_(fragment)</text:p>
          </table:table-cell>
          <table:table-cell table:style-name="ce2" office:value-type="string">
            <text:p>Lactobacillus acidophilus</text:p>
          </table:table-cell>
          <table:table-cell table:number-columns-repeated="4"/>
          <table:table-cell table:style-name="ce2" office:value-type="string">
            <text:p>RNNWQTNVGGAVGXAMIGATVGGTI</text:p>
          </table:table-cell>
          <table:table-cell table:style-name="ce2" office:value-type="string">
            <text:p>B</text:p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16.2">
            <text:p>116.2</text:p>
          </table:table-cell>
          <table:table-cell table:style-name="ce2" office:value-type="string">
            <text:p>Lactacin_F,subunit_lafA</text:p>
          </table:table-cell>
          <table:table-cell table:style-name="ce2" office:value-type="string">
            <text:p>Lactobacillus johnson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964622.1">NP_964622.1</text:a></text:p>
          </table:table-cell>
          <table:table-cell table:style-name="ce2" office:value-type="string">
            <text:p>MKQFNYLSHKDLAVVVGGRNNWQTNVGGAVGSAMIGATVGGTICGPACAVAGAHYLPILWTAVTAATGGFGKIRK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964622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964622.1">http://www.ncbi.nlm.nih.gov/protein/NP_964622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17.2">
            <text:p>117.2</text:p>
          </table:table-cell>
          <table:table-cell table:style-name="ce2" office:value-type="string">
            <text:p>Lactacin_F,subunit_lafX</text:p>
          </table:table-cell>
          <table:table-cell table:style-name="ce2" office:value-type="string">
            <text:p>Lactobacillus johnson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964623.1">NP_964623.1</text:a></text:p>
          </table:table-cell>
          <table:table-cell table:style-name="ce2" office:value-type="string">
            <text:p>MKLNDKELSKIVGGNRWGDTVLSAASGAGTGIKACKSFGPWGMAICGVGGAAIGGYFGYTHN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964623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964623.1">http://www.ncbi.nlm.nih.gov/protein/NP_964623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18.2">
            <text:p>118.2</text:p>
          </table:table-cell>
          <table:table-cell table:style-name="ce2" office:value-type="string">
            <text:p>Lacticin_Q</text:p>
          </table:table-cell>
          <table:table-cell table:style-name="ce2" office:value-type="string">
            <text:p>Lactococcus lactis</text:p>
          </table:table-cell>
          <table:table-cell table:number-columns-repeated="4"/>
          <table:table-cell table:style-name="ce2" office:value-type="string">
            <text:p>MAGFLKVVQLLAKYGSKAVQWAWANKGKILDWLNAGQAIDWVVSKIKQILGIK</text:p>
          </table:table-cell>
          <table:table-cell table:style-name="ce2" office:value-type="string">
            <text:p>D</text:p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19.2">
            <text:p>119.2</text:p>
          </table:table-cell>
          <table:table-cell table:style-name="ce2" office:value-type="string">
            <text:p>Lacticin_Z</text:p>
          </table:table-cell>
          <table:table-cell table:style-name="ce2" office:value-type="string">
            <text:p>Lactococcus lactis</text:p>
          </table:table-cell>
          <table:table-cell table:number-columns-repeated="4"/>
          <table:table-cell table:style-name="ce2" office:value-type="string">
            <text:p>MAGFLKVVQILAKYGSKAVQWAWANKGKILDWINAGQAIDWVVEKIKQILGIK</text:p>
          </table:table-cell>
          <table:table-cell table:style-name="ce2" office:value-type="string">
            <text:p>D</text:p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20.2">
            <text:p>120.2</text:p>
          </table:table-cell>
          <table:table-cell table:style-name="ce2" office:value-type="string">
            <text:p>Lactocin_705_alpha</text:p>
          </table:table-cell>
          <table:table-cell table:style-name="ce2" office:value-type="string">
            <text:p>Lactobacillus casei</text:p>
          </table:table-cell>
          <table:table-cell table:style-name="ce2" office:value-type="string">
            <text:p>twocomponent</text:p>
          </table:table-cell>
          <table:table-cell table:style-name="ce2" office:value-type="string">
            <text:p><text:a xlink:href="http://dx.doi.org/FEMSMicrobiolLett.2000Apr15;185(2):157-61">REF</text:a></text:p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542216.1">NP_542216.1</text:a></text:p>
          </table:table-cell>
          <table:table-cell table:style-name="ce2" office:value-type="string">
            <text:p>MDNLNKFKKLSDNKLQATIGGGMSGYIQGIPDFLKGYLHGISAANKHKKGRLGY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FEMSMicrobiolLett.2000Apr15;185(2):157-61</text:p>
          </table:table-cell>
          <table:covered-table-cell/>
          <table:table-cell table:style-name="ce2" office:value-type="string" table:number-columns-spanned="2" table:number-rows-spanned="1">
            <text:p><text:a xlink:href="http://dx.doi.org/FEMSMicrobiolLett.2000Apr15;185(2):157-61">http://dx.doi.org/FEMSMicrobiolLett.2000Apr15;185(2):157-61</text:a></text:p>
          </table:table-cell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54221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542216.1">http://www.ncbi.nlm.nih.gov/protein/NP_54221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21.2">
            <text:p>121.2</text:p>
          </table:table-cell>
          <table:table-cell table:style-name="ce2" office:value-type="string">
            <text:p>Lactocin_705_beta</text:p>
          </table:table-cell>
          <table:table-cell table:style-name="ce2" office:value-type="string">
            <text:p>Lactobacillus casei</text:p>
          </table:table-cell>
          <table:table-cell table:style-name="ce2" office:value-type="string">
            <text:p>twocomponent</text:p>
          </table:table-cell>
          <table:table-cell table:style-name="ce2" office:value-type="string">
            <text:p><text:a xlink:href="http://dx.doi.org/FEMSMicrobiolLett.2000Apr15;185(2):157-61">REF</text:a></text:p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542217.1">NP_542217.1</text:a></text:p>
          </table:table-cell>
          <table:table-cell table:style-name="ce2" office:value-type="string">
            <text:p>MESNKLEKFANISNKDLNKITGGGFWGGLGYIAGRVGAAYGHAQASANNHHSPING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FEMSMicrobiolLett.2000Apr15;185(2):157-61</text:p>
          </table:table-cell>
          <table:covered-table-cell/>
          <table:table-cell table:style-name="ce2" office:value-type="string" table:number-columns-spanned="2" table:number-rows-spanned="1">
            <text:p><text:a xlink:href="http://dx.doi.org/FEMSMicrobiolLett.2000Apr15;185(2):157-61">http://dx.doi.org/FEMSMicrobiolLett.2000Apr15;185(2):157-61</text:a></text:p>
          </table:table-cell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542217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542217.1">http://www.ncbi.nlm.nih.gov/protein/NP_542217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1">
          <table:table-cell/>
          <table:table-cell office:value-type="float" office:value="122.2">
            <text:p>122.2</text:p>
          </table:table-cell>
          <table:table-cell table:style-name="ce2" office:value-type="string">
            <text:p>Lactococcin_972</text:p>
          </table:table-cell>
          <table:table-cell table:style-name="ce2" office:value-type="string">
            <text:p>Thermobifida fusca YX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YP_288875.1">YP_288875.1</text:a></text:p>
          </table:table-cell>
          <table:table-cell table:style-name="ce2" office:value-type="string">
            <text:p>MNALKRTCATLLISAGLTAGAVGVAAAAVEYVGGGIWDHGLTSSIVYSDYYHGSVCHGSTAVGTKTVRASAPAGYWSLADAPRAIANNQAYWRTTC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YP_288875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YP_288875.1">http://www.ncbi.nlm.nih.gov/protein/YP_288875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0">
          <table:table-cell/>
          <table:table-cell office:value-type="float" office:value="123.2">
            <text:p>123.2</text:p>
          </table:table-cell>
          <table:table-cell table:style-name="ce2" office:value-type="string">
            <text:p>Lactococcin_972_(Lcn972)</text:p>
          </table:table-cell>
          <table:table-cell table:style-name="ce2" office:value-type="string">
            <text:p>Lactococcus lact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862432.1">NP_862432.1</text:a></text:p>
          </table:table-cell>
          <table:table-cell table:style-name="ce2" office:value-type="string">
            <text:p>MKTKSLVLALSAVTLFSAGGIVAQAEGTWQHGYGVSSAYSNYHHGSKTHSATVVNNNTGRQGKDTQRAGVWAKATVGRNLTEKASFYYNFW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862432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862432.1">http://www.ncbi.nlm.nih.gov/protein/NP_862432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24.2">
            <text:p>124.2</text:p>
          </table:table-cell>
          <table:table-cell table:style-name="ce2" office:value-type="string">
            <text:p>lactococcin_A</text:p>
          </table:table-cell>
          <table:table-cell table:style-name="ce2" office:value-type="string">
            <text:p>Clostridium perfringens (strainSM101/TypeA)</text:p>
          </table:table-cell>
          <table:table-cell table:number-columns-repeated="4"/>
          <table:table-cell table:style-name="ce2" office:value-type="string">
            <text:p>MENLNLNQLENINGGYWKTIWAVGPGLYQRDTETGKYRWIQTQDNLSYTTNVIANGWAGSAAGGYFSGR</text:p>
          </table:table-cell>
          <table:table-cell table:style-name="ce2" office:value-type="string">
            <text:p>D</text:p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25.2">
            <text:p>125.2</text:p>
          </table:table-cell>
          <table:table-cell table:style-name="ce2" office:value-type="string">
            <text:p>Lactococcin_A_(LCN-A)</text:p>
          </table:table-cell>
          <table:table-cell table:style-name="ce2" office:value-type="string">
            <text:p>Lactococcus lact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0A312.1">P0A312.1</text:a></text:p>
          </table:table-cell>
          <table:table-cell/>
          <table:table-cell table:style-name="ce2" office:value-type="string">
            <text:p>MKNQLNFNIVSDEELSEANGGKLTFIQSTAAGDLYYNTNTHKYVYQQTQNAFGAAANTIVNGWMGGAAGGFGLHH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0A312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0A312.1">http://www.uniprot.org/uniprot/P0A312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26.2">
            <text:p>126.2</text:p>
          </table:table-cell>
          <table:table-cell table:style-name="ce2" office:value-type="string">
            <text:p>Lactococcin_B_(LCN-B)</text:p>
          </table:table-cell>
          <table:table-cell table:style-name="ce2" office:value-type="string">
            <text:p>Lactococcus lact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35518.1">P35518.1</text:a></text:p>
          </table:table-cell>
          <table:table-cell/>
          <table:table-cell table:style-name="ce2" office:value-type="string">
            <text:p>MKNQLNFNIVSDEELAEVNGGSLQYVMSAGPYTWYKDTRTGKTICKQTIDTASYTFGVMAEGWGKTFH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35518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35518.1">http://www.uniprot.org/uniprot/P35518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/>
          <table:table-cell office:value-type="float" office:value="127.2">
            <text:p>127.2</text:p>
          </table:table-cell>
          <table:table-cell table:style-name="ce2" office:value-type="string">
            <text:p>Lactococcin_G_peptide_alpha_2</text:p>
          </table:table-cell>
          <table:table-cell table:style-name="ce2" office:value-type="string">
            <text:p>Lactococcus lactis LMG20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B23089.1">AAB23089.1</text:a></text:p>
          </table:table-cell>
          <table:table-cell table:style-name="ce2" office:value-type="string">
            <text:p>GTWDDIGQGIGRVAYXVGKAMGNMSDVNQAS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B23089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B23089.1">http://www.ncbi.nlm.nih.gov/protein/AAB23089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5">
          <table:table-cell/>
          <table:table-cell office:value-type="float" office:value="128.2">
            <text:p>128.2</text:p>
          </table:table-cell>
          <table:table-cell table:style-name="ce2" office:value-type="string">
            <text:p>lactococcin_G,_alphasubunit</text:p>
          </table:table-cell>
          <table:table-cell table:style-name="ce2" office:value-type="string">
            <text:p>Lactococcus lact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CR43769.1">ACR43769.1</text:a></text:p>
          </table:table-cell>
          <table:table-cell table:style-name="ce2" office:value-type="string">
            <text:p>GTWDDIGQGIGRVAYWVGKAMGNMSDVNQASRINRKKKH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CR43769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CR43769.1">http://www.ncbi.nlm.nih.gov/protein/ACR43769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129.2">
            <text:p>129.2</text:p>
          </table:table-cell>
          <table:table-cell table:style-name="ce2" office:value-type="string">
            <text:p>lactococcin_G,_betasubunit</text:p>
          </table:table-cell>
          <table:table-cell table:style-name="ce2" office:value-type="string">
            <text:p>Lactococcus lact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CR43770.1">ACR43770.1</text:a></text:p>
          </table:table-cell>
          <table:table-cell table:style-name="ce2" office:value-type="string">
            <text:p>KKWGWLAWVDPAYEFIKGFGKGAIKEGNKDKWKNI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CR43770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CR43770.1">http://www.ncbi.nlm.nih.gov/protein/ACR43770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130.2">
            <text:p>130.2</text:p>
          </table:table-cell>
          <table:table-cell table:style-name="ce2" office:value-type="string">
            <text:p>Lactococcin_MMFII</text:p>
          </table:table-cell>
          <table:table-cell table:style-name="ce2" office:value-type="string">
            <text:p>Lactococcus lact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6291.1">P86291.1</text:a></text:p>
          </table:table-cell>
          <table:table-cell/>
          <table:table-cell table:style-name="ce2" office:value-type="string">
            <text:p>TSYGNGVHCNKSKCWIDVSELETYKAGTVSNPKDILW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6291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6291.1">http://www.uniprot.org/uniprot/P86291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131.2">
            <text:p>131.2</text:p>
          </table:table-cell>
          <table:table-cell table:style-name="ce2" office:value-type="string">
            <text:p>Lactococcin_MMFII</text:p>
          </table:table-cell>
          <table:table-cell table:style-name="ce2" office:value-type="string">
            <text:p>Lactococcus lactissubsp.lact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3002.1">P83002.1</text:a></text:p>
          </table:table-cell>
          <table:table-cell/>
          <table:table-cell table:style-name="ce2" office:value-type="string">
            <text:p>TSYGNGVHCNKSKCWIDVSELETYKAGTVSNPKDILW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3002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3002.1">http://www.uniprot.org/uniprot/P83002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32.2">
            <text:p>132.2</text:p>
          </table:table-cell>
          <table:table-cell table:style-name="ce2" office:value-type="string">
            <text:p>lactococcin_Q_chain_a</text:p>
          </table:table-cell>
          <table:table-cell table:style-name="ce2" office:value-type="string">
            <text:p>Lactococcus lactis QU4</text:p>
          </table:table-cell>
          <table:table-cell table:style-name="ce2" office:value-type="string">
            <text:p>Two components</text:p>
          </table:table-cell>
          <table:table-cell table:style-name="ce2" office:value-type="string">
            <text:p><text:a xlink:href="http://dx.doi.org/10.1128/AEM.72.5.3383-3389.2006">REF</text:a></text:p>
          </table:table-cell>
          <table:table-cell table:number-columns-repeated="2"/>
          <table:table-cell table:style-name="ce2" office:value-type="string">
            <text:p>MKELSEKELRECVGGSIWGDIGQGVGKAAYWVGKAMGNMSDVNQASRINRKKKH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72.5.3383-3389.2006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72.5.3383-3389.2006">http://dx.doi.org/10.1128/AEM.72.5.3383-3389.2006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33.2">
            <text:p>133.2</text:p>
          </table:table-cell>
          <table:table-cell table:style-name="ce2" office:value-type="string">
            <text:p>lactococcin_Q_chain_b</text:p>
          </table:table-cell>
          <table:table-cell table:style-name="ce2" office:value-type="string">
            <text:p>Lactococcus lactis QU4</text:p>
          </table:table-cell>
          <table:table-cell table:style-name="ce2" office:value-type="string">
            <text:p>Two components</text:p>
          </table:table-cell>
          <table:table-cell table:style-name="ce2" office:value-type="string">
            <text:p><text:a xlink:href="http://dx.doi.org/10.1128/AEM.72.5.3383-3389.2006">REF</text:a></text:p>
          </table:table-cell>
          <table:table-cell table:number-columns-repeated="2"/>
          <table:table-cell table:style-name="ce2" office:value-type="string">
            <text:p>MKNNNNNFFKDMEIIEDQELVSITGGKKWGWLAWVEPAGEFLKGFGKGAIKEGNKDKWKNI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72.5.3383-3389.2006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72.5.3383-3389.2006">http://dx.doi.org/10.1128/AEM.72.5.3383-3389.2006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134.2">
            <text:p>134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35.2">
            <text:p>135.2</text:p>
          </table:table-cell>
          <table:table-cell table:style-name="ce2" office:value-type="string">
            <text:p>laterosporulin</text:p>
          </table:table-cell>
          <table:table-cell table:style-name="ce2" office:value-type="string">
            <text:p>Brevibacillus sp. GI-9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371/journal.pone.0031498">REF</text:a></text:p>
          </table:table-cell>
          <table:table-cell table:number-columns-repeated="2"/>
          <table:table-cell table:style-name="ce2" office:value-type="string">
            <text:p>MACQCPDAISGWTHTDYQCHGLENKMYRHVYAICMNGTQVYCRTEWGSSC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371/journal.pone.0031498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371/journal.pone.0031498">http://dx.doi.org/10.1371/journal.pone.0031498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36.2">
            <text:p>136.2</text:p>
          </table:table-cell>
          <table:table-cell table:style-name="ce2" office:value-type="string">
            <text:p>LCI</text:p>
          </table:table-cell>
          <table:table-cell table:style-name="ce2" office:value-type="string">
            <text:p>Bacillus amyloliquefaciens A014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21/bi200123w">REF</text:a></text:p>
          </table:table-cell>
          <table:table-cell table:number-columns-repeated="2"/>
          <table:table-cell table:style-name="ce2" office:value-type="string">
            <text:p>AIKLVQSPNGNFAASFVLDGTKWIFKSKYYDSSKGYWVGIYEVWDRK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21/bi200123w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21/bi200123w">http://dx.doi.org/10.1021/bi200123w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37.2">
            <text:p>137.2</text:p>
          </table:table-cell>
          <table:table-cell table:style-name="ce2" office:value-type="string">
            <text:p>Leucocin_A_(LeucocinA-UAL187)</text:p>
          </table:table-cell>
          <table:table-cell table:style-name="ce2" office:value-type="string">
            <text:p>Leuconostoc gelid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34034.1">P34034.1</text:a></text:p>
          </table:table-cell>
          <table:table-cell/>
          <table:table-cell table:style-name="ce2" office:value-type="string">
            <text:p>MMNMKPTESYEQLDNSALEQVVGGKYYGNGVHCTKSGCSVNWGEAFSAGVHRLANGGNGFW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34034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34034.1">http://www.uniprot.org/uniprot/P34034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/>
          <table:table-cell office:value-type="float" office:value="138.2">
            <text:p>138.2</text:p>
          </table:table-cell>
          <table:table-cell table:style-name="ce2" office:value-type="string">
            <text:p>Leucocin_B</text:p>
          </table:table-cell>
          <table:table-cell table:style-name="ce2" office:value-type="string">
            <text:p>Leuconostoc mesenteroi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1052.1">P81052.1</text:a></text:p>
          </table:table-cell>
          <table:table-cell/>
          <table:table-cell table:style-name="ce2" office:value-type="string">
            <text:p>KGKGFWSWASKATSWLTGPQQPGSPLLKKHR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1052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1052.1">http://www.uniprot.org/uniprot/P81052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39.2">
            <text:p>139.2</text:p>
          </table:table-cell>
          <table:table-cell table:style-name="ce2" office:value-type="string">
            <text:p>Leucocin_B_(LeucocinB-Ta11a)</text:p>
          </table:table-cell>
          <table:table-cell table:style-name="ce2" office:value-type="string">
            <text:p>Leuconostoc carnos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Q53446.1">Q53446.1</text:a></text:p>
          </table:table-cell>
          <table:table-cell/>
          <table:table-cell table:style-name="ce2" office:value-type="string">
            <text:p>MNNMKSADNYQQLDNNALEQVVGGKYYGNGVHCTKSGCSVNWGEAFSAGVHRLANGGNGFW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Q53446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53446.1">http://www.uniprot.org/uniprot/Q53446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40.2">
            <text:p>140.2</text:p>
          </table:table-cell>
          <table:table-cell table:style-name="ce2" office:value-type="string">
            <text:p>Leucocin_C</text:p>
          </table:table-cell>
          <table:table-cell table:style-name="ce2" office:value-type="string">
            <text:p>Leuconostoc mesenteroi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1053.2">P81053.2</text:a></text:p>
          </table:table-cell>
          <table:table-cell/>
          <table:table-cell table:style-name="ce2" office:value-type="string">
            <text:p>KNYGNGVHCTKKGCSVDWGYAWTNIANNSVMNGLTGGNAGWHN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1053.2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1053.2">http://www.uniprot.org/uniprot/P81053.2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41.2">
            <text:p>141.2</text:p>
          </table:table-cell>
          <table:table-cell table:style-name="ce2" office:value-type="string">
            <text:p>Leucocin_K</text:p>
          </table:table-cell>
          <table:table-cell table:style-name="ce2" office:value-type="string">
            <text:p>Leuconostoc mesenteroi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L77872.1">AAL77872.1</text:a></text:p>
          </table:table-cell>
          <table:table-cell table:style-name="ce2" office:value-type="string">
            <text:p>MKKFKELKENELTAITGGSFVGYYLGRFLASATHYYGKTVTKGHMHSSTIN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L77872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L77872.1">http://www.ncbi.nlm.nih.gov/protein/AAL77872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142.2">
            <text:p>142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13">
          <table:table-cell/>
          <table:table-cell office:value-type="float" office:value="143.2">
            <text:p>143.2</text:p>
          </table:table-cell>
          <table:table-cell table:style-name="ce2" office:value-type="string">
            <text:p>Lichenin</text:p>
          </table:table-cell>
          <table:table-cell table:style-name="ce2" office:value-type="string">
            <text:p>Bacillus licheniformi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micres.2005.01.006">REF</text:a></text:p>
          </table:table-cell>
          <table:table-cell table:number-columns-repeated="2"/>
          <table:table-cell table:style-name="ce2" office:value-type="string">
            <text:p>ISLEICXIFHDN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micres.2005.01.006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micres.2005.01.006">http://dx.doi.org/10.1016/j.micres.2005.01.006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144.2">
            <text:p>144.2</text:p>
          </table:table-cell>
          <table:table-cell table:style-name="ce2" office:value-type="string">
            <text:p>lichenin</text:p>
          </table:table-cell>
          <table:table-cell table:style-name="ce2" office:value-type="string">
            <text:p>Bacillus licheniformis26 L-10/3RA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46/j.1365-2672.2001.01429.x">REF</text:a></text:p>
          </table:table-cell>
          <table:table-cell table:number-columns-repeated="2"/>
          <table:table-cell table:style-name="ce2" office:value-type="string">
            <text:p>ISLEICXIFHDN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46/j.1365-2672.2001.01429.x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46/j.1365-2672.2001.01429.x">http://dx.doi.org/10.1046/j.1365-2672.2001.01429.x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45.2">
            <text:p>145.2</text:p>
          </table:table-cell>
          <table:table-cell table:style-name="ce2" office:value-type="string">
            <text:p>listeriocin_743A</text:p>
          </table:table-cell>
          <table:table-cell table:style-name="ce2" office:value-type="string">
            <text:p>Listeria innocua743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​AEM.67.9.4041-4047.2001">REF</text:a></text:p>
          </table:table-cell>
          <table:table-cell table:number-columns-repeated="2"/>
          <table:table-cell table:style-name="ce2" office:value-type="string">
            <text:p>MKKAALKFIIVIAILGFSFSFFSIQSEAKSYGNGVQCNKKKCWVDWGSAISTIGNNSAANWATGGAAGWKS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​AEM.67.9.4041-4047.2001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​AEM.67.9.4041-4047.2001">http://dx.doi.org/10.1128/​AEM.67.9.4041-4047.2001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146.2">
            <text:p>146.2</text:p>
          </table:table-cell>
          <table:table-cell table:style-name="ce2" office:value-type="string">
            <text:p>LSEI_2163</text:p>
          </table:table-cell>
          <table:table-cell table:style-name="ce2" office:value-type="string">
            <text:p>Lactobacillus casei ATCC334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07/s00253-012-4149-2">REF</text:a></text:p>
          </table:table-cell>
          <table:table-cell table:number-columns-repeated="2"/>
          <table:table-cell table:style-name="ce2" office:value-type="string">
            <text:p>MELLNEKELAHVIGGKRKCPKTPFDNTPGAWFAHLILGC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07/s00253-012-4149-2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07/s00253-012-4149-2">http://dx.doi.org/10.1007/s00253-012-4149-2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47.2">
            <text:p>147.2</text:p>
          </table:table-cell>
          <table:table-cell table:style-name="ce2" office:value-type="string">
            <text:p>LSEI_2386</text:p>
          </table:table-cell>
          <table:table-cell table:style-name="ce2" office:value-type="string">
            <text:p>Lactobacillus casei ATCC334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07/s00253-012-4149-2">REF</text:a></text:p>
          </table:table-cell>
          <table:table-cell table:number-columns-repeated="2"/>
          <table:table-cell table:style-name="ce2" office:value-type="string">
            <text:p>MKQFDEQKMVNMSDEELLGFIGGDSIRDVSPTFNKIRRWFDGLFK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07/s00253-012-4149-2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07/s00253-012-4149-2">http://dx.doi.org/10.1007/s00253-012-4149-2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48.2">
            <text:p>148.2</text:p>
          </table:table-cell>
          <table:table-cell table:style-name="ce2" office:value-type="string">
            <text:p>Mesentericin</text:p>
          </table:table-cell>
          <table:table-cell table:style-name="ce2" office:value-type="string">
            <text:p>Leuconostoc mesenteroi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38577.2">P38577.2</text:a></text:p>
          </table:table-cell>
          <table:table-cell/>
          <table:table-cell table:style-name="ce2" office:value-type="string">
            <text:p>MTNMKSVEAYQQLDNQNLKKVVGGKYYGNGVHCTKSGCSVNWGEAASAGIHRLANGGNGFW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38577.2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38577.2">http://www.uniprot.org/uniprot/P38577.2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49.2">
            <text:p>149.2</text:p>
          </table:table-cell>
          <table:table-cell table:style-name="ce2" office:value-type="string">
            <text:p>Mesentericin_B105</text:p>
          </table:table-cell>
          <table:table-cell table:style-name="ce2" office:value-type="string">
            <text:p>Leuconostoc mesenteroides subsp. mesenteroides</text:p>
          </table:table-cell>
          <table:table-cell table:number-columns-repeated="4"/>
          <table:table-cell table:style-name="ce2" office:value-type="string">
            <text:p>MQDKTNFKILSDSELSTISGGKGVLGWLSMASSALTGPQQPNSPWLAKIKNHK</text:p>
          </table:table-cell>
          <table:table-cell table:style-name="ce2" office:value-type="string">
            <text:p>D</text:p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150.2">
            <text:p>150.2</text:p>
          </table:table-cell>
          <table:table-cell table:style-name="ce2" office:value-type="string">
            <text:p>MesentericinY105(anti-Listeria)</text:p>
          </table:table-cell>
          <table:table-cell table:style-name="ce2" office:value-type="string">
            <text:p>Leuconostoc mesenteroides ssp. mesenteroidesY1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B25127.1">AAB25127.1</text:a></text:p>
          </table:table-cell>
          <table:table-cell table:style-name="ce2" office:value-type="string">
            <text:p>KYYGNGVHCTKSGCSVNWGEAASAGIHRLANGGNGF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B25127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B25127.1">http://www.ncbi.nlm.nih.gov/protein/AAB25127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10">
          <table:table-cell/>
          <table:table-cell office:value-type="float" office:value="151.2">
            <text:p>151.2</text:p>
          </table:table-cell>
          <table:table-cell table:style-name="ce2" office:value-type="string">
            <text:p>Microcin_24</text:p>
          </table:table-cell>
          <table:table-cell table:style-name="ce2" office:value-type="string">
            <text:p>Escherichia 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Q46971">Q46971</text:a></text:p>
          </table:table-cell>
          <table:table-cell/>
          <table:table-cell table:style-name="ce2" office:value-type="string">
            <text:p>MYMRELDREELNCVGGAGDPLADPNSQIVRQIMSNAAWGPPLVPERFRGMAVGAAGGVTQTVLQGAAAHMPVNVPIPKVPMGPSWNGSKG</text:p>
          </table:table-cell>
          <table:table-cell/>
          <table:table-cell table:style-name="ce2" office:value-type="float" office:value="16" table:number-columns-spanned="2" table:number-rows-spanned="1">
            <text:p>16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Q4697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46971">http://www.uniprot.org/uniprot/Q4697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3">
          <table:table-cell/>
          <table:table-cell office:value-type="float" office:value="152.2">
            <text:p>152.2</text:p>
          </table:table-cell>
          <table:table-cell table:style-name="ce2" office:value-type="string">
            <text:p>Microcin_C7</text:p>
          </table:table-cell>
          <table:table-cell table:style-name="ce2" office:value-type="string">
            <text:p>Escherichia coli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AAC.27.5.791">REF</text:a></text:p>
          </table:table-cell>
          <table:table-cell table:style-name="ce2" office:value-type="string">
            <text:p><text:a xlink:href="http://www.uniprot.org/uniprot/Q47505">Q47505</text:a></text:p>
          </table:table-cell>
          <table:table-cell/>
          <table:table-cell table:style-name="ce2" office:value-type="string">
            <text:p>MRTGNAN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AC.27.5.791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AC.27.5.791">http://dx.doi.org/10.1128/AAC.27.5.791</text:a></text:p>
          </table:table-cell>
          <table:covered-table-cell/>
          <table:table-cell table:style-name="ce2" office:value-type="string" table:number-columns-spanned="2" table:number-rows-spanned="1">
            <text:p>Q47505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47505">http://www.uniprot.org/uniprot/Q47505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53.2">
            <text:p>153.2</text:p>
          </table:table-cell>
          <table:table-cell table:style-name="ce2" office:value-type="string">
            <text:p>Microcin_I47</text:p>
          </table:table-cell>
          <table:table-cell table:style-name="ce2" office:value-type="string">
            <text:p>Escherichia coli H47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AAC.50.4.1411-1418.2006">REF</text:a></text:p>
          </table:table-cell>
          <table:table-cell table:number-columns-repeated="2"/>
          <table:table-cell table:style-name="ce2" office:value-type="string">
            <text:p>MNLNGLPASTNVIDLRGKDMGTYIDANGACWAPDTPSIIMYPGGSGPSYSMSSSTSSANSGS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AC.50.4.1411-1418.2006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AC.50.4.1411-1418.2006">http://dx.doi.org/10.1128/AAC.50.4.1411-1418.2006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7">
          <table:table-cell/>
          <table:table-cell office:value-type="float" office:value="155.2">
            <text:p>155.2</text:p>
          </table:table-cell>
          <table:table-cell table:style-name="ce2" office:value-type="string">
            <text:p>Microcin_PDI</text:p>
          </table:table-cell>
          <table:table-cell table:style-name="ce2" office:value-type="string">
            <text:p>Escherichia coli 25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AEM.01067-12">REF</text:a></text:p>
          </table:table-cell>
          <table:table-cell table:number-columns-repeated="2"/>
          <table:table-cell table:style-name="ce2" office:value-type="string">
            <text:p>MANIRELTLDEITLVSGGNANSNFEGGPRNDRSSGARNSLGRNAPTHIYSDPSTVKCANAVFSGMIGGAIKGGPIGMARGTIGGAVVGQCLSDHGSGNGSGNRGSSSSCSGNNVGGTCNR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01067-12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01067-12">http://dx.doi.org/10.1128/AEM.01067-12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7">
          <table:table-cell/>
          <table:table-cell office:value-type="float" office:value="156.2">
            <text:p>156.2</text:p>
          </table:table-cell>
          <table:table-cell table:style-name="ce2" office:value-type="string">
            <text:p>Microcin_S</text:p>
          </table:table-cell>
          <table:table-cell table:style-name="ce2" office:value-type="string">
            <text:p>Escherichia coli G3/10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371/journal.pone.0033351">REF</text:a></text:p>
          </table:table-cell>
          <table:table-cell table:number-columns-repeated="2"/>
          <table:table-cell table:style-name="ce2" office:value-type="string">
            <text:p>MSNIRELSFDEIALVSGGNANSNYEGGGSRSRNTGARNSLGRNAPTHIYSDPSTVKCANAVFSGMVGGAIKGGPVGMTRGTIGGAVIGQCLSGGGNGNGGGNRAGSSNCSGSNVGGTCSR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371/journal.pone.0033351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371/journal.pone.0033351">http://dx.doi.org/10.1371/journal.pone.0033351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157.2">
            <text:p>157.2</text:p>
          </table:table-cell>
          <table:table-cell table:style-name="ce2" office:value-type="string">
            <text:p>MR10A</text:p>
          </table:table-cell>
          <table:table-cell table:style-name="ce2" office:value-type="string">
            <text:p>Enterococcus faecalis MRR10-3</text:p>
          </table:table-cell>
          <table:table-cell table:style-name="ce2" office:value-type="string">
            <text:p>leaderless</text:p>
          </table:table-cell>
          <table:table-cell table:style-name="ce2" office:value-type="string">
            <text:p><text:a xlink:href="http://dx.doi.org/10.1128/AEM.02940-05">REF</text:a></text:p>
          </table:table-cell>
          <table:table-cell table:number-columns-repeated="2"/>
          <table:table-cell table:style-name="ce2" office:value-type="string">
            <text:p>MGAIAKLVAKFGWPIVKKYYKQIMQFIGEGWAINKIIDWIKKHI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02940-05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02940-05">http://dx.doi.org/10.1128/AEM.02940-05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158.2">
            <text:p>158.2</text:p>
          </table:table-cell>
          <table:table-cell table:style-name="ce2" office:value-type="string">
            <text:p>MR10B</text:p>
          </table:table-cell>
          <table:table-cell table:style-name="ce2" office:value-type="string">
            <text:p>Enterococcus faecalis MRR10-3</text:p>
          </table:table-cell>
          <table:table-cell table:style-name="ce2" office:value-type="string">
            <text:p>leaderless</text:p>
          </table:table-cell>
          <table:table-cell table:style-name="ce2" office:value-type="string">
            <text:p><text:a xlink:href="http://dx.doi.org/10.1128/AEM.02940-05">REF</text:a></text:p>
          </table:table-cell>
          <table:table-cell table:number-columns-repeated="2"/>
          <table:table-cell table:style-name="ce2" office:value-type="string">
            <text:p>MGAIAKLVAKFGWPFIKKFYKQIMQFIGQGWTIDQIEKWLKRH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02940-05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02940-05">http://dx.doi.org/10.1128/AEM.02940-05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159.2">
            <text:p>159.2</text:p>
          </table:table-cell>
          <table:table-cell table:style-name="ce2" office:value-type="string">
            <text:p>Mundticin</text:p>
          </table:table-cell>
          <table:table-cell table:style-name="ce2" office:value-type="string">
            <text:p>Enterococcus mundt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0925.1">P80925.1</text:a></text:p>
          </table:table-cell>
          <table:table-cell/>
          <table:table-cell table:style-name="ce2" office:value-type="string">
            <text:p>KYYGNGVSCNKKGCSVDWGKAIGIIGNNSAANLATGGAAGWSK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0925.1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0925.1">http://www.uniprot.org/uniprot/P80925.1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60.2">
            <text:p>160.2</text:p>
          </table:table-cell>
          <table:table-cell table:style-name="ce2" office:value-type="string">
            <text:p>Mundticin_ATO6</text:p>
          </table:table-cell>
          <table:table-cell table:style-name="ce2" office:value-type="string">
            <text:p>Enterococcus mundt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R26473.1">AAR26473.1</text:a></text:p>
          </table:table-cell>
          <table:table-cell table:style-name="ce2" office:value-type="string">
            <text:p>MKKLTAKEMSQVVGGKYYGNGVSCNKKGCSVDWGKAIGIIGNNSAANLATGGAAGWKS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R26473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R26473.1">http://www.ncbi.nlm.nih.gov/protein/AAR26473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61.2">
            <text:p>161.2</text:p>
          </table:table-cell>
          <table:table-cell table:style-name="ce2" office:value-type="string">
            <text:p>Mundticin_KS</text:p>
          </table:table-cell>
          <table:table-cell table:style-name="ce2" office:value-type="string">
            <text:p>Enterococcus mundt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R26473.1">AAR26473.1</text:a></text:p>
          </table:table-cell>
          <table:table-cell table:style-name="ce2" office:value-type="string">
            <text:p>MSQVVGGKYYGNGVSCNKKGCSVDWGKAIGIIGNNSAANLATGGAAGWKS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R26473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R26473.1">http://www.ncbi.nlm.nih.gov/protein/AAR26473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62.2">
            <text:p>162.2</text:p>
          </table:table-cell>
          <table:table-cell table:style-name="ce2" office:value-type="string">
            <text:p>Mutacin_IV</text:p>
          </table:table-cell>
          <table:table-cell table:style-name="ce2" office:value-type="string">
            <text:p>Streptococcus mutans</text:p>
          </table:table-cell>
          <table:table-cell table:number-columns-repeated="4"/>
          <table:table-cell table:style-name="ce2" office:value-type="string">
            <text:p>MEWRINTMELNVNNYKSLTNDELSEVFGGDKQAADTFLSAVGGAASGFTYCASNGVWHPYILAGCAGVGAVGSVVFPH</text:p>
          </table:table-cell>
          <table:table-cell table:style-name="ce2" office:value-type="string">
            <text:p>B</text:p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63.2">
            <text:p>163.2</text:p>
          </table:table-cell>
          <table:table-cell table:style-name="ce2" office:value-type="string">
            <text:p>Pediocin</text:p>
          </table:table-cell>
          <table:table-cell table:style-name="ce2" office:value-type="string">
            <text:p>Pediococcus acidilactici</text:p>
          </table:table-cell>
          <table:table-cell table:number-columns-repeated="4"/>
          <table:table-cell table:style-name="ce2" office:value-type="string">
            <text:p>MRKIEKLTEKEMASIIGGKYYGNGVTCGKHSCSVDWGKATTCIINNGAMAWATGGHQGDHKC</text:p>
          </table:table-cell>
          <table:table-cell table:style-name="ce2" office:value-type="string">
            <text:p>A</text:p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1">
          <table:table-cell/>
          <table:table-cell office:value-type="float" office:value="164.2">
            <text:p>164.2</text:p>
          </table:table-cell>
          <table:table-cell table:style-name="ce2" office:value-type="string">
            <text:p>Pediocin</text:p>
          </table:table-cell>
          <table:table-cell table:style-name="ce2" office:value-type="string">
            <text:p>Pediococcus acidilactic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T72009.2">AAT72009.2</text:a></text:p>
          </table:table-cell>
          <table:table-cell table:style-name="ce2" office:value-type="string">
            <text:p>MNKTKSEHIKQQALDLFTRLQFLLQKHDTIEPYQYVLDILETGISKTKHNQQTPERQARVVYNKIASQALVDKLHFTAEENKVLAAINELAHSQKGWGEFN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T72009.2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T72009.2">http://www.ncbi.nlm.nih.gov/protein/AAT72009.2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165.2">
            <text:p>165.2</text:p>
          </table:table-cell>
          <table:table-cell table:style-name="ce2" office:value-type="string">
            <text:p>Pediocin_L50_{C-terminal}</text:p>
          </table:table-cell>
          <table:table-cell table:style-name="ce2" office:value-type="string">
            <text:p>Pediococcus acidilactic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B34888.1">AAB34888.1</text:a></text:p>
          </table:table-cell>
          <table:table-cell table:style-name="ce2" office:value-type="string">
            <text:p>MGAIAKLVAKFGXXIVVKYYKQIMQFIGQGVTINXIPLIXF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B34888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B34888.1">http://www.ncbi.nlm.nih.gov/protein/AAB34888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166.2">
            <text:p>166.2</text:p>
          </table:table-cell>
          <table:table-cell table:style-name="ce2" office:value-type="string">
            <text:p>Pediocin_PA</text:p>
          </table:table-cell>
          <table:table-cell table:style-name="ce2" office:value-type="string">
            <text:p>Pediococcus acidilactic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857602.1">NP_857602.1</text:a></text:p>
          </table:table-cell>
          <table:table-cell table:style-name="ce2" office:value-type="string">
            <text:p>MKKIEKLTEKEMANIIGGKYYGNGVTCGKHSCSVDWGKATTCIINNGAMAWATGGHQGNHKC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857602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857602.1">http://www.ncbi.nlm.nih.gov/protein/NP_857602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67.2">
            <text:p>167.2</text:p>
          </table:table-cell>
          <table:table-cell table:style-name="ce2" office:value-type="string">
            <text:p>Pediocin_PA-1</text:p>
          </table:table-cell>
          <table:table-cell table:style-name="ce2" office:value-type="string">
            <text:p>Pediococcus acidilactic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B23877.1">AAB23877.1</text:a></text:p>
          </table:table-cell>
          <table:table-cell table:style-name="ce2" office:value-type="string">
            <text:p>KYYGNGVTCGKHSCSVDWGKATTCIINNGAMAXATGGHQGNHKX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B23877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B23877.1">http://www.ncbi.nlm.nih.gov/protein/AAB23877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7">
          <table:table-cell/>
          <table:table-cell office:value-type="float" office:value="168.2">
            <text:p>168.2</text:p>
          </table:table-cell>
          <table:table-cell table:style-name="ce2" office:value-type="string">
            <text:p>Penocin_A</text:p>
          </table:table-cell>
          <table:table-cell table:style-name="ce2" office:value-type="string">
            <text:p>Pediococcus pentosaceus ATCC25745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99/mic.0.28794-0">REF</text:a></text:p>
          </table:table-cell>
          <table:table-cell table:number-columns-repeated="2"/>
          <table:table-cell table:style-name="ce2" office:value-type="string">
            <text:p>MTEIKVLNDKELKNVVGGKYYGNGVHCGKKTCYVDWGQATASIGKIIVNGWTQHGPWAHR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99/mic.0.28794-0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99/mic.0.28794-0">http://dx.doi.org/10.1099/mic.0.28794-0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69.2">
            <text:p>169.2</text:p>
          </table:table-cell>
          <table:table-cell table:style-name="ce2" office:value-type="string">
            <text:p>Piscicolin_126</text:p>
          </table:table-cell>
          <table:table-cell table:style-name="ce2" office:value-type="string">
            <text:p>Carnobacterium piscicol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80569.2">P80569.2</text:a></text:p>
          </table:table-cell>
          <table:table-cell/>
          <table:table-cell table:style-name="ce2" office:value-type="string">
            <text:p>MKTVKELSVKEMQLTTGGKYYGNGVSCNKNGCTVDWSKAIGIIGNNAAANLTTGGAAGWNKG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80569.2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0569.2">http://www.uniprot.org/uniprot/P80569.2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170.2">
            <text:p>170.2</text:p>
          </table:table-cell>
          <table:table-cell table:style-name="ce2" office:value-type="string">
            <text:p>Plantaricin_125_beta_(plnB)</text:p>
          </table:table-cell>
          <table:table-cell table:style-name="ce2" office:value-type="string">
            <text:p>Lactobacillus plantar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CAA09476.1">CAA09476.1</text:a></text:p>
          </table:table-cell>
          <table:table-cell table:style-name="ce2" office:value-type="string">
            <text:p>MYKELTVDELALIDGGKKKKKKVACTWGNAATAAASGAVXGILGGPTGALAGAIWGVSQCASNNLHGMH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CAA0947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CAA09476.1">http://www.ncbi.nlm.nih.gov/protein/CAA0947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71.2">
            <text:p>171.2</text:p>
          </table:table-cell>
          <table:table-cell table:style-name="ce2" office:value-type="string">
            <text:p>Plantaricin_423</text:p>
          </table:table-cell>
          <table:table-cell table:style-name="ce2" office:value-type="string">
            <text:p>Lactobacillus plantar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L09346.1">AAL09346.1</text:a></text:p>
          </table:table-cell>
          <table:table-cell table:style-name="ce2" office:value-type="string">
            <text:p>MMKKIEKLTEKEMANIIGGKYYGNGVTCGKHSCSVNWGQAFSCSVSHLANFGHGKC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L0934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L09346.1">http://www.ncbi.nlm.nih.gov/protein/AAL0934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72.2">
            <text:p>172.2</text:p>
          </table:table-cell>
          <table:table-cell table:style-name="ce2" office:value-type="string">
            <text:p>Plantaricin_A</text:p>
          </table:table-cell>
          <table:table-cell table:style-name="ce2" office:value-type="string">
            <text:p>Lactobacillus plantar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784211.1">NP_784211.1</text:a></text:p>
          </table:table-cell>
          <table:table-cell table:style-name="ce2" office:value-type="string">
            <text:p>MKIQIKGMKQLSNKEMQKIVGGKSSAYSLQMGATAIKQVKKLFKKWGW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784211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784211.1">http://www.ncbi.nlm.nih.gov/protein/NP_784211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73.2">
            <text:p>173.2</text:p>
          </table:table-cell>
          <table:table-cell table:style-name="ce2" office:value-type="string">
            <text:p>Plantaricin_ASM1</text:p>
          </table:table-cell>
          <table:table-cell table:style-name="ce2" office:value-type="string">
            <text:p>Lactobacillus plantarum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ijfoodmicro.2009.10.021">REF</text:a></text:p>
          </table:table-cell>
          <table:table-cell table:style-name="ce2" office:value-type="string">
            <text:p><text:a xlink:href="http://www.uniprot.org/uniprot/C7G1H4">C7G1H4</text:a></text:p>
          </table:table-cell>
          <table:table-cell/>
          <table:table-cell table:style-name="ce2" office:value-type="string">
            <text:p>MSKLVKTLTVDEISKIQTNGGKPAWCWYTLAMCGAGYDSGTCDYMYSHCFGVKHSSGGGGSYHC</text:p>
          </table:table-cell>
          <table:table-cell/>
          <table:table-cell table:style-name="ce2" office:value-type="float" office:value="21" table:number-columns-spanned="2" table:number-rows-spanned="1">
            <text:p>21</text:p>
          </table:table-cell>
          <table:covered-table-cell/>
          <table:table-cell table:style-name="ce2" office:value-type="string" table:number-columns-spanned="2" table:number-rows-spanned="1">
            <text:p>10.1016/j.ijfoodmicro.2009.10.021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ijfoodmicro.2009.10.021">http://dx.doi.org/10.1016/j.ijfoodmicro.2009.10.021</text:a></text:p>
          </table:table-cell>
          <table:covered-table-cell/>
          <table:table-cell table:style-name="ce2" office:value-type="string" table:number-columns-spanned="2" table:number-rows-spanned="1">
            <text:p>C7G1H4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C7G1H4">http://www.uniprot.org/uniprot/C7G1H4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174.2">
            <text:p>174.2</text:p>
          </table:table-cell>
          <table:table-cell table:style-name="ce2" office:value-type="string">
            <text:p>Plantaricin_C19</text:p>
          </table:table-cell>
          <table:table-cell table:style-name="ce2" office:value-type="string">
            <text:p>Lactobacillus plantarum</text:p>
          </table:table-cell>
          <table:table-cell table:number-columns-repeated="4"/>
          <table:table-cell table:style-name="ce2" office:value-type="string">
            <text:p>KYYGNGLSCSKKGCTVNWGQAFSCGVNRVATAGHGK</text:p>
          </table:table-cell>
          <table:table-cell table:style-name="ce2" office:value-type="string">
            <text:p>A</text:p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75.2">
            <text:p>175.2</text:p>
          </table:table-cell>
          <table:table-cell table:style-name="ce2" office:value-type="string">
            <text:p>Plantaricin_E</text:p>
          </table:table-cell>
          <table:table-cell table:style-name="ce2" office:value-type="string">
            <text:p>Lactobacillus plantar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784217.1">NP_784217.1</text:a></text:p>
          </table:table-cell>
          <table:table-cell table:style-name="ce2" office:value-type="string">
            <text:p>MLQFEKLQYSRLPQKKLAKISGGFNRGGYNFGKSVRHVVDAIGSVAGIRGILKSIR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784217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784217.1">http://www.ncbi.nlm.nih.gov/protein/NP_784217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76.2">
            <text:p>176.2</text:p>
          </table:table-cell>
          <table:table-cell table:style-name="ce2" office:value-type="string">
            <text:p>Plantaricin_F</text:p>
          </table:table-cell>
          <table:table-cell table:style-name="ce2" office:value-type="string">
            <text:p>Lactobacillus plantar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784216.1">NP_784216.1</text:a></text:p>
          </table:table-cell>
          <table:table-cell table:style-name="ce2" office:value-type="string">
            <text:p>MKKFLVLRDRELNAISGGVFHAYSARGVRNNYKSAVGPADWVISAVRGFIHG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78421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784216.1">http://www.ncbi.nlm.nih.gov/protein/NP_78421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77.2">
            <text:p>177.2</text:p>
          </table:table-cell>
          <table:table-cell table:style-name="ce2" office:value-type="string">
            <text:p>Plantaricin_J</text:p>
          </table:table-cell>
          <table:table-cell table:style-name="ce2" office:value-type="string">
            <text:p>Lactobacillus plantar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784205.1">NP_784205.1</text:a></text:p>
          </table:table-cell>
          <table:table-cell table:style-name="ce2" office:value-type="string">
            <text:p>MTVNKMIKDLDVVDAFAPISNNKLNGVVGGGAWKNFWSSLRKGFYDGEAGRAIRR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784205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784205.1">http://www.ncbi.nlm.nih.gov/protein/NP_784205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78.2">
            <text:p>178.2</text:p>
          </table:table-cell>
          <table:table-cell table:style-name="ce2" office:value-type="string">
            <text:p>Plantaricin_K</text:p>
          </table:table-cell>
          <table:table-cell table:style-name="ce2" office:value-type="string">
            <text:p>Lactobacillus plantar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ZP_04015571.1">ZP_04015571.1</text:a></text:p>
          </table:table-cell>
          <table:table-cell table:style-name="ce2" office:value-type="string">
            <text:p>MKIKLTVLNEFEELTADAEKNISGGRRSRKNGIGYAIGYAFGAVERAVLGGSRDYNK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ZP_04015571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ZP_04015571.1">http://www.ncbi.nlm.nih.gov/protein/ZP_04015571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79.2">
            <text:p>179.2</text:p>
          </table:table-cell>
          <table:table-cell table:style-name="ce2" office:value-type="string">
            <text:p>Plantaricin_N</text:p>
          </table:table-cell>
          <table:table-cell table:style-name="ce2" office:value-type="string">
            <text:p>Lactobacillus plantar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784207.1">NP_784207.1</text:a></text:p>
          </table:table-cell>
          <table:table-cell table:style-name="ce2" office:value-type="string">
            <text:p>MKSLDKIAGLGIEMAEKDLTTVEGGKNYSKTWWYKSLTLLGKVAEGTSSAWHGLG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784207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784207.1">http://www.ncbi.nlm.nih.gov/protein/NP_784207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80.2">
            <text:p>180.2</text:p>
          </table:table-cell>
          <table:table-cell table:style-name="ce2" office:value-type="string">
            <text:p>Plantaricin_NC8-alpha</text:p>
          </table:table-cell>
          <table:table-cell table:style-name="ce2" office:value-type="string">
            <text:p>Lactobacillus plantar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O18427.1">AAO18427.1</text:a></text:p>
          </table:table-cell>
          <table:table-cell table:style-name="ce2" office:value-type="string">
            <text:p>MDKFEKISTSNLEKISGGDLTTKLWSSWGYYLGKKARWNLKHPYVQF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O18427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O18427.1">http://www.ncbi.nlm.nih.gov/protein/AAO18427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81.2">
            <text:p>181.2</text:p>
          </table:table-cell>
          <table:table-cell table:style-name="ce2" office:value-type="string">
            <text:p>Plantaricin_NC8-beta</text:p>
          </table:table-cell>
          <table:table-cell table:style-name="ce2" office:value-type="string">
            <text:p>Lactobacillus plantar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O18426.1">AAO18426.1</text:a></text:p>
          </table:table-cell>
          <table:table-cell table:style-name="ce2" office:value-type="string">
            <text:p>MNNLNKFSTLGKSSLSQIEGGSVPTSVYTLGIKILWSAYKHRKTIEKSFNKGFYH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O1842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O18426.1">http://www.ncbi.nlm.nih.gov/protein/AAO1842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182.2">
            <text:p>182.2</text:p>
          </table:table-cell>
          <table:table-cell table:style-name="ce2" office:value-type="string">
            <text:p>Plantaricin_S_alpha_chain_{N-terminal}</text:p>
          </table:table-cell>
          <table:table-cell table:style-name="ce2" office:value-type="string">
            <text:p>Lactobacillus plantarum LPCO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B35814.1">AAB35814.1</text:a></text:p>
          </table:table-cell>
          <table:table-cell table:style-name="ce2" office:value-type="string">
            <text:p>XNKLAYNMGWYAGXATIFGLAAXALL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B35814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B35814.1">http://www.ncbi.nlm.nih.gov/protein/AAB35814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9">
          <table:table-cell/>
          <table:table-cell office:value-type="float" office:value="183.2">
            <text:p>183.2</text:p>
          </table:table-cell>
          <table:table-cell table:style-name="ce2" office:value-type="string">
            <text:p>Plantaricin_S_alpha_chain_N-terminal</text:p>
          </table:table-cell>
          <table:table-cell table:style-name="ce2" office:value-type="string">
            <text:p>Lactobacillus plantarum LPCO10</text:p>
          </table:table-cell>
          <table:table-cell table:number-columns-repeated="4"/>
          <table:table-cell table:style-name="ce2" office:value-type="string">
            <text:p>XNKLAYNMGWYAGXATIFGLAAXALL</text:p>
          </table:table-cell>
          <table:table-cell table:style-name="ce2" office:value-type="string">
            <text:p>B</text:p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184.2">
            <text:p>184.2</text:p>
          </table:table-cell>
          <table:table-cell table:style-name="ce2" office:value-type="string">
            <text:p>Plantaricin_S_beta_chain_{N-terminal}</text:p>
          </table:table-cell>
          <table:table-cell table:style-name="ce2" office:value-type="string">
            <text:p>Lactobacillus plantarum LPCO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CAA75396.1">CAA75396.1</text:a></text:p>
          </table:table-cell>
          <table:table-cell table:style-name="ce2" office:value-type="string">
            <text:p>KKKKQSWYAAAGDAIVSFGEGFLN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CAA7539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CAA75396.1">http://www.ncbi.nlm.nih.gov/protein/CAA7539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85.2">
            <text:p>185.2</text:p>
          </table:table-cell>
          <table:table-cell table:style-name="ce2" office:value-type="string">
            <text:p>Plantaricin_S-alpha</text:p>
          </table:table-cell>
          <table:table-cell table:style-name="ce2" office:value-type="string">
            <text:p>Lactobacillus plantarum LPCO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CAA75397.1">CAA75397.1</text:a></text:p>
          </table:table-cell>
          <table:table-cell table:style-name="ce2" office:value-type="string">
            <text:p>MNNALSFEQQFTDFSTLSDSELESVEGGRNKLAYNMGHYAGKATIFGLAAWALLA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CAA75397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CAA75397.1">http://www.ncbi.nlm.nih.gov/protein/CAA75397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86.2">
            <text:p>186.2</text:p>
          </table:table-cell>
          <table:table-cell table:style-name="ce2" office:value-type="string">
            <text:p>Plantaricin_S-beta</text:p>
          </table:table-cell>
          <table:table-cell table:style-name="ce2" office:value-type="string">
            <text:p>Lactobacillus plantarum LPCO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CAA75396.1">CAA75396.1</text:a></text:p>
          </table:table-cell>
          <table:table-cell table:style-name="ce2" office:value-type="string">
            <text:p>MDKIIKFQGISDDQLNAVIGGKKKKQSWYAAAGDAIVSFGEGFLNAW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CAA7539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CAA75396.1">http://www.ncbi.nlm.nih.gov/protein/CAA7539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/>
          <table:table-cell office:value-type="float" office:value="187.2">
            <text:p>187.2</text:p>
          </table:table-cell>
          <table:table-cell table:style-name="ce2" office:value-type="string">
            <text:p>Plantaricin_SA6</text:p>
          </table:table-cell>
          <table:table-cell table:style-name="ce2" office:value-type="string">
            <text:p>Lactobacillus plantarum SA6</text:p>
          </table:table-cell>
          <table:table-cell table:number-columns-repeated="4"/>
          <table:table-cell table:style-name="ce2" office:value-type="string">
            <text:p>VYPFPGPIXMANLVLTXLSHLHRSTVXFS</text:p>
          </table:table-cell>
          <table:table-cell office:value-type="string">
            <text:p/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88.2">
            <text:p>188.2</text:p>
          </table:table-cell>
          <table:table-cell table:style-name="ce2" office:value-type="string">
            <text:p>Plantaricin_W</text:p>
          </table:table-cell>
          <table:table-cell table:style-name="ce2" office:value-type="string">
            <text:p>Lactobacillus plantarum LMG23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G02566.1">AAG02566.1</text:a></text:p>
          </table:table-cell>
          <table:table-cell table:style-name="ce2" office:value-type="string">
            <text:p>MTKTSRRKNAIANYLEPVDEKSINESFGAGDPEARSGIPCTIGAAVAASIAVCPTTKCSKRCGKRKK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G0256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G02566.1">http://www.ncbi.nlm.nih.gov/protein/AAG0256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89.2">
            <text:p>189.2</text:p>
          </table:table-cell>
          <table:table-cell table:style-name="ce2" office:value-type="string">
            <text:p>Plantaricin_W</text:p>
          </table:table-cell>
          <table:table-cell table:style-name="ce2" office:value-type="string">
            <text:p>Lactobacillus plantarum LMG23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G02567.1">AAG02567.1</text:a></text:p>
          </table:table-cell>
          <table:table-cell table:style-name="ce2" office:value-type="string">
            <text:p>MKISKIEAQARKDFFKKIDTNSNLLNVNGAKCKWWNISCDLGNNGHVCTLSHECQVSCN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G02567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G02567.1">http://www.ncbi.nlm.nih.gov/protein/AAG02567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190.2">
            <text:p>190.2</text:p>
          </table:table-cell>
          <table:table-cell table:style-name="ce2" office:value-type="string">
            <text:p>PlnK_(putative)</text:p>
          </table:table-cell>
          <table:table-cell table:style-name="ce2" office:value-type="string">
            <text:p>Lactobacillus plantarum WCFS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784204.1">NP_784204.1</text:a></text:p>
          </table:table-cell>
          <table:table-cell table:style-name="ce2" office:value-type="string">
            <text:p>MKIKLTVLNEFEELTADAEKNISGNRRSRKNGIGYAIGYAFGAVERAVLGGSRDYNK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784204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784204.1">http://www.ncbi.nlm.nih.gov/protein/NP_784204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8">
          <table:table-cell/>
          <table:table-cell office:value-type="float" office:value="191.2">
            <text:p>191.2</text:p>
          </table:table-cell>
          <table:table-cell table:style-name="ce2" office:value-type="string">
            <text:p>Propionicin_SM1</text:p>
          </table:table-cell>
          <table:table-cell table:style-name="ce2" office:value-type="string">
            <text:p>Propionibacterium jensenii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S0723-2020(00)80002-8">REF</text:a></text:p>
          </table:table-cell>
          <table:table-cell table:style-name="ce2" office:value-type="string">
            <text:p><text:a xlink:href="http://www.uniprot.org/uniprot/Q9L454">Q9L454</text:a></text:p>
          </table:table-cell>
          <table:table-cell/>
          <table:table-cell table:style-name="ce2" office:value-type="string">
            <text:p>MNKTHKMATLVIAAILAAGMTAPTAYADSPGNTRITASEQSVLTQILGHKPTQTEYNRYVETYGSVPTEADINAYIEASESEGSSSQTAAHDDSTSPGTSTEIYTQAAPARFSMFFLSGTWITRSGVVSLSLKPRKGGIGNEGDERTWKTVYDKFHNAGQWTRYKNNGVDASMKKQYMCHFKYGMVKTPWNLEPHKKAADVSPVKCN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S0723-2020(00)80002-8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S0723-2020(00)80002-8">http://dx.doi.org/10.1016/S0723-2020(00)80002-8</text:a></text:p>
          </table:table-cell>
          <table:covered-table-cell/>
          <table:table-cell table:style-name="ce2" office:value-type="string" table:number-columns-spanned="2" table:number-rows-spanned="1">
            <text:p>Q9L454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9L454">http://www.uniprot.org/uniprot/Q9L454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0">
          <table:table-cell/>
          <table:table-cell office:value-type="float" office:value="192.2">
            <text:p>192.2</text:p>
          </table:table-cell>
          <table:table-cell table:style-name="ce2" office:value-type="string">
            <text:p>Propionicin_T1</text:p>
          </table:table-cell>
          <table:table-cell table:style-name="ce2" office:value-type="string">
            <text:p>Propionibacterium thoenii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​AEM.66.10.4230-4236.2000">REF</text:a></text:p>
          </table:table-cell>
          <table:table-cell table:style-name="ce2" office:value-type="string">
            <text:p><text:a xlink:href="http://www.uniprot.org/uniprot/Q9F6C4">Q9F6C4</text:a></text:p>
          </table:table-cell>
          <table:table-cell/>
          <table:table-cell table:style-name="ce2" office:value-type="string">
            <text:p>MKKTLLRSGTIALATAAAFGASLAAAPSAMAVPGGCTYTRSNRDVIGTCKTGSGQFRIRLDCNNAPDKTSVWAKPKVMVSVHCLVGQPRSISFETK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​AEM.66.10.4230-4236.2000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​AEM.66.10.4230-4236.2000">http://dx.doi.org/10.1128/​AEM.66.10.4230-4236.2000</text:a></text:p>
          </table:table-cell>
          <table:covered-table-cell/>
          <table:table-cell table:style-name="ce2" office:value-type="string" table:number-columns-spanned="2" table:number-rows-spanned="1">
            <text:p>Q9F6C4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9F6C4">http://www.uniprot.org/uniprot/Q9F6C4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9">
          <table:table-cell/>
          <table:table-cell office:value-type="float" office:value="193.2">
            <text:p>193.2</text:p>
          </table:table-cell>
          <table:table-cell table:style-name="ce2" office:value-type="string">
            <text:p>Propionicin-F</text:p>
          </table:table-cell>
          <table:table-cell table:style-name="ce2" office:value-type="string">
            <text:p>Propionibacterium freudenreichii subsp. freudenreichiiLMGT2946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​AEM.70.12.7303-7310.2004">REF</text:a></text:p>
          </table:table-cell>
          <table:table-cell table:style-name="ce2" office:value-type="string">
            <text:p><text:a xlink:href="http://www.uniprot.org/uniprot/Q6E3K9">Q6E3K9</text:a></text:p>
          </table:table-cell>
          <table:table-cell/>
          <table:table-cell table:style-name="ce2" office:value-type="string">
            <text:p>MNTKAVNLKSENTTKLVSYLTENQLDEFIRRIRIDGALVEEVSQNAKQALDNTGLNGWINTDCDEGLLSDFISKIASARWIPLAESIRPAVTDRDKYRVSCWFYQGMNIAIYANIGGVANIIGYTEAAVATLLGAVVAVAPVVPGTPTPPKDKSSQYKEVPLAVRLSETYHEEGVRGLFDELNYSESRMISTLRRASTDGVLINSWNDGQDTILLKKYNFQDLQLTVRSRIVGNQTIIEECKITDGRKTLSDETV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​AEM.70.12.7303-7310.2004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​AEM.70.12.7303-7310.2004">http://dx.doi.org/10.1128/​AEM.70.12.7303-7310.2004</text:a></text:p>
          </table:table-cell>
          <table:covered-table-cell/>
          <table:table-cell table:style-name="ce2" office:value-type="string" table:number-columns-spanned="2" table:number-rows-spanned="1">
            <text:p>Q6E3K9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6E3K9">http://www.uniprot.org/uniprot/Q6E3K9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0">
          <table:table-cell/>
          <table:table-cell office:value-type="float" office:value="194.2">
            <text:p>194.2</text:p>
          </table:table-cell>
          <table:table-cell table:style-name="ce2" office:value-type="string">
            <text:p>protease-activatedantimicrobialprotein(PAMP)</text:p>
          </table:table-cell>
          <table:table-cell table:style-name="ce2" office:value-type="string">
            <text:p>Propionibacterium jensenii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JB.184.13.3649-3656.2002">REF</text:a></text:p>
          </table:table-cell>
          <table:table-cell table:number-columns-repeated="2"/>
          <table:table-cell table:style-name="ce2" office:value-type="string">
            <text:p>MRIPVTITTMLVGTMVALTSFLPSASATSSPDADRATADTATQLAQTTDSGPHRVSPKTETVSPGTYLIKYSLDSGHRTVKLDLRIGTDYSLSTTQHPSALALKNRSGMTIDTVDLSNLAANRGIVFTSLSWKLVNSREATLTISENQVQSTSDSSNIDARRARAPHKAWYNCMTDAGISGAIAGAVAGCAATIEIGCVEGAIAGIGPSGIASMIAALWTCRSKY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JB.184.13.3649-3656.2002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JB.184.13.3649-3656.2002">http://dx.doi.org/10.1128/JB.184.13.3649-3656.2002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195.2">
            <text:p>195.2</text:p>
          </table:table-cell>
          <table:table-cell table:style-name="ce2" office:value-type="string">
            <text:p>putative_bacteriocin</text:p>
          </table:table-cell>
          <table:table-cell table:style-name="ce2" office:value-type="string">
            <text:p>Streptococcus gordonii ATCC3510</text:p>
          </table:table-cell>
          <table:table-cell table:number-columns-repeated="4"/>
          <table:table-cell table:style-name="ce2" office:value-type="string">
            <text:p>MTKFENTTSLQALTEQELENTAGGIAPFLIGAGIVAGLGGGFFGGYALARIFG</text:p>
          </table:table-cell>
          <table:table-cell table:style-name="ce2" office:value-type="string">
            <text:p>B</text:p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0">
          <table:table-cell/>
          <table:table-cell office:value-type="float" office:value="196.2">
            <text:p>196.2</text:p>
          </table:table-cell>
          <table:table-cell table:style-name="ce2" office:value-type="string">
            <text:p>putative_bacteriocin</text:p>
          </table:table-cell>
          <table:table-cell table:style-name="ce2" office:value-type="string">
            <text:p>Streptococcus pyogenes MGAS103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YP_059740.1">YP_059740.1</text:a></text:p>
          </table:table-cell>
          <table:table-cell table:style-name="ce2" office:value-type="string">
            <text:p>MQRDKFKNYEKKLFDMEIKKLETFHQMTIEKLAKVEGGKNNWQANVSGVIAAGSAGAAIGFPVCGVACGYIGAKTAITLWAGVTGATGGF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YP_059740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YP_059740.1">http://www.ncbi.nlm.nih.gov/protein/YP_059740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197.2">
            <text:p>197.2</text:p>
          </table:table-cell>
          <table:table-cell table:style-name="ce2" office:value-type="string">
            <text:p>putative_bacteriocin</text:p>
          </table:table-cell>
          <table:table-cell table:style-name="ce2" office:value-type="string">
            <text:p>Streptococcus pyogenes MGAS5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YP_281761.1">YP_281761.1</text:a></text:p>
          </table:table-cell>
          <table:table-cell table:style-name="ce2" office:value-type="string">
            <text:p>MQRDKFKNYEKKLFDMEIKKLETFHQMTIEKLAKVEGGKNNWQANVSGVIAAGSAGAAIGFPVCGVAWS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YP_281761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YP_281761.1">http://www.ncbi.nlm.nih.gov/protein/YP_281761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0">
          <table:table-cell/>
          <table:table-cell office:value-type="float" office:value="198.2">
            <text:p>198.2</text:p>
          </table:table-cell>
          <table:table-cell table:style-name="ce2" office:value-type="string">
            <text:p>putative_bacteriocin</text:p>
          </table:table-cell>
          <table:table-cell table:style-name="ce2" office:value-type="string">
            <text:p>Staphylococcus aure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X99121.1">AAX99121.1</text:a></text:p>
          </table:table-cell>
          <table:table-cell table:style-name="ce2" office:value-type="string">
            <text:p>MKKKFVSSCIASTILFGTLLGVTYKAEAATVHVAGGVWSHGIGKHYVWSHYSHNKRNHGSTAVGKYSSFSGVARPGVQSKASAPKAWGGNKTFYSLH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X99121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X99121.1">http://www.ncbi.nlm.nih.gov/protein/AAX99121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0">
          <table:table-cell/>
          <table:table-cell office:value-type="float" office:value="199.2">
            <text:p>199.2</text:p>
          </table:table-cell>
          <table:table-cell table:style-name="ce2" office:value-type="string">
            <text:p>putative_bacteriocin</text:p>
          </table:table-cell>
          <table:table-cell table:style-name="ce2" office:value-type="string">
            <text:p>Staphylococcus aureus subsp. aureus MSSA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395555.1">NP_395555.1</text:a></text:p>
          </table:table-cell>
          <table:table-cell table:style-name="ce2" office:value-type="string">
            <text:p>MKKKFVSSCIASTILFGTLLGVTYKAEAATVHVAGGVWSHGIGKHYVWSYYSHNKRNHGSTAVGKYSSFSGVARPGVQSKASAPKAWGGNKTFYSLH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395555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395555.1">http://www.ncbi.nlm.nih.gov/protein/NP_395555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0">
          <table:table-cell/>
          <table:table-cell office:value-type="float" office:value="200.2">
            <text:p>200.2</text:p>
          </table:table-cell>
          <table:table-cell table:style-name="ce2" office:value-type="string">
            <text:p>putative_bacteriocin</text:p>
          </table:table-cell>
          <table:table-cell table:style-name="ce2" office:value-type="string">
            <text:p>Streptococcus pyogenes MGAS3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664143.1">NP_664143.1</text:a></text:p>
          </table:table-cell>
          <table:table-cell table:style-name="ce2" office:value-type="string">
            <text:p>MQQDKFKNYEKKLFDMEIKKLETFHQMTIEKLAKVEGGKNNWQANVSGVIAAGSAGAAIGFPVCGVACGYIGAKTAITLWAGVTGATGGF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664143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664143.1">http://www.ncbi.nlm.nih.gov/protein/NP_664143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201.2">
            <text:p>201.2</text:p>
          </table:table-cell>
          <table:table-cell table:style-name="ce2" office:value-type="string">
            <text:p>putative_bacteriocin</text:p>
          </table:table-cell>
          <table:table-cell table:style-name="ce2" office:value-type="string">
            <text:p>Streptococcus mutans UA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NP_720757.1">NP_720757.1</text:a></text:p>
          </table:table-cell>
          <table:table-cell table:style-name="ce2" office:value-type="string">
            <text:p>MNTKMMEQFETMDAETLSHVTGGGLYDGANGYAYRDSQGHWAYKVTKTPAQALTDVVVNSWASGAASFAAYA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NP_720757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NP_720757.1">http://www.ncbi.nlm.nih.gov/protein/NP_720757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1">
          <table:table-cell/>
          <table:table-cell office:value-type="float" office:value="202.2">
            <text:p>202.2</text:p>
          </table:table-cell>
          <table:table-cell table:style-name="ce2" office:value-type="string">
            <text:p>putative_bacteriocin</text:p>
          </table:table-cell>
          <table:table-cell table:style-name="ce2" office:value-type="string">
            <text:p>Streptococcus pyogenesMGAS61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YP_279852.1">YP_279852.1</text:a></text:p>
          </table:table-cell>
          <table:table-cell table:style-name="ce2" office:value-type="string">
            <text:p>MILFFMIFCTSSRLQRDKFKNYEKKLFDMEIKKLETFHQMTIEKLAKVEGGKNNWQANVSGVIAAGSAGAAIGFPVCGVACGYIGAKTAITLWAGVTGATGGF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YP_279852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YP_279852.1">http://www.ncbi.nlm.nih.gov/protein/YP_279852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203.2">
            <text:p>203.2</text:p>
          </table:table-cell>
          <table:table-cell table:style-name="ce2" office:value-type="string">
            <text:p>putative_bacteriocin</text:p>
          </table:table-cell>
          <table:table-cell table:style-name="ce2" office:value-type="string">
            <text:p>Lactobacillus sakei subsp. sakei 23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YP_395172.1">YP_395172.1</text:a></text:p>
          </table:table-cell>
          <table:table-cell table:style-name="ce2" office:value-type="string">
            <text:p>MMIFKKLSEKELQKISGGVGIQKCSLGFSSREYLNKITKWIKHH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YP_395172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YP_395172.1">http://www.ncbi.nlm.nih.gov/protein/YP_395172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204.2">
            <text:p>204.2</text:p>
          </table:table-cell>
          <table:table-cell table:style-name="ce2" office:value-type="string">
            <text:p>putative_bacteriocin</text:p>
          </table:table-cell>
          <table:table-cell table:style-name="ce2" office:value-type="string">
            <text:p>Pediococcus acidilactici</text:p>
          </table:table-cell>
          <table:table-cell table:number-columns-repeated="4"/>
          <table:table-cell table:style-name="ce2" office:value-type="string">
            <text:p>KYYGNGVTCGKHSCSVDXGKATTCIINNGAMAXATGGHQGNHKC</text:p>
          </table:table-cell>
          <table:table-cell table:style-name="ce2" office:value-type="string">
            <text:p>A</text:p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205.2">
            <text:p>205.2</text:p>
          </table:table-cell>
          <table:table-cell table:style-name="ce2" office:value-type="string">
            <text:p>putative_bacteriocin</text:p>
          </table:table-cell>
          <table:table-cell table:style-name="ce2" office:value-type="string">
            <text:p>Lactococcus sp.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BACT_LACSP">BACT_LACSP</text:a></text:p>
          </table:table-cell>
          <table:table-cell/>
          <table:table-cell table:style-name="ce2" office:value-type="string">
            <text:p>TSYGNGVHCNKSKCWIDVSELETYKAGTVSNPKDILWSLKE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BACT_LACSP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BACT_LACSP">http://www.uniprot.org/uniprot/BACT_LACSP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3">
          <table:table-cell/>
          <table:table-cell office:value-type="float" office:value="206.2">
            <text:p>206.2</text:p>
          </table:table-cell>
          <table:table-cell table:style-name="ce2" office:value-type="string">
            <text:p>Rhamnosin_A</text:p>
          </table:table-cell>
          <table:table-cell table:style-name="ce2" office:value-type="string">
            <text:p>Lactobacillus rhamnosu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11/j.1365-2672.2009.04539.x">REF</text:a></text:p>
          </table:table-cell>
          <table:table-cell table:style-name="ce2" office:value-type="string">
            <text:p><text:a xlink:href="http://www.uniprot.org/uniprot/P86526">P86526</text:a></text:p>
          </table:table-cell>
          <table:table-cell/>
          <table:table-cell table:style-name="ce2" office:value-type="string">
            <text:p>AVPAVRKTNETLD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11/j.1365-2672.2009.04539.x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11/j.1365-2672.2009.04539.x">http://dx.doi.org/10.1111/j.1365-2672.2009.04539.x</text:a></text:p>
          </table:table-cell>
          <table:covered-table-cell/>
          <table:table-cell table:style-name="ce2" office:value-type="string" table:number-columns-spanned="2" table:number-rows-spanned="1">
            <text:p>P86526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6526">http://www.uniprot.org/uniprot/P86526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6">
          <table:table-cell/>
          <table:table-cell office:value-type="float" office:value="207.2">
            <text:p>207.2</text:p>
          </table:table-cell>
          <table:table-cell table:style-name="ce2" office:value-type="string">
            <text:p>Sakacin_5XSakX</text:p>
          </table:table-cell>
          <table:table-cell table:style-name="ce2" office:value-type="string">
            <text:p>Lactobacillus sake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P44569.1">AAP44569.1</text:a></text:p>
          </table:table-cell>
          <table:table-cell table:style-name="ce2" office:value-type="string">
            <text:p>MEAIKKLDLQAMKGIVGGKYYGNGLSCNKSGCSVDWSKAISIIGNNAVANLTTGGAAGWKS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P44569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P44569.1">http://www.ncbi.nlm.nih.gov/protein/AAP44569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208.2">
            <text:p>208.2</text:p>
          </table:table-cell>
          <table:table-cell table:style-name="ce2" office:value-type="string">
            <text:p>sakacin_A</text:p>
          </table:table-cell>
          <table:table-cell table:style-name="ce2" office:value-type="string">
            <text:p>Lactobacillus sakeLb706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99/00221287-138-12-2715">REF</text:a></text:p>
          </table:table-cell>
          <table:table-cell table:number-columns-repeated="2"/>
          <table:table-cell table:style-name="ce2" office:value-type="string">
            <text:p>MNNVKELSMTELQTITGGARSYGNGVYCNNKKCWVNRGEATQSIIGGMISGWASGLAGM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99/00221287-138-12-2715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99/00221287-138-12-2715">http://dx.doi.org/10.1099/00221287-138-12-2715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209.2">
            <text:p>209.2</text:p>
          </table:table-cell>
          <table:table-cell table:style-name="ce2" office:value-type="string">
            <text:p>sakacin_G_skgA1</text:p>
          </table:table-cell>
          <table:table-cell table:style-name="ce2" office:value-type="string">
            <text:p>Lactobacillus sake2,512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AEM.68.12.6416-6420.2002">REF</text:a></text:p>
          </table:table-cell>
          <table:table-cell table:number-columns-repeated="2"/>
          <table:table-cell table:style-name="ce2" office:value-type="string">
            <text:p>MKNTRSLTIQEIKSITGGKYYGNGVSCNSHGCSVNWGQAWTCGVNHLANGGHGVC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68.12.6416-6420.2002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68.12.6416-6420.2002">http://dx.doi.org/10.1128/AEM.68.12.6416-6420.2002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210.2">
            <text:p>210.2</text:p>
          </table:table-cell>
          <table:table-cell table:style-name="ce2" office:value-type="string">
            <text:p>sakacin_G_skgA2</text:p>
          </table:table-cell>
          <table:table-cell table:style-name="ce2" office:value-type="string">
            <text:p>Lactobacillus sake2512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AEM.68.12.6416-6420.2002">REF</text:a></text:p>
          </table:table-cell>
          <table:table-cell table:number-columns-repeated="2"/>
          <table:table-cell table:style-name="ce2" office:value-type="string">
            <text:p>MKNAKSLTIQEMKSITGGKYYGNGVSCNSHGCSVNWGQAWTCGVNHLANGGHGVC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68.12.6416-6420.2002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68.12.6416-6420.2002">http://dx.doi.org/10.1128/AEM.68.12.6416-6420.2002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211.2">
            <text:p>211.2</text:p>
          </table:table-cell>
          <table:table-cell table:style-name="ce2" office:value-type="string">
            <text:p>Sakacin_P</text:p>
          </table:table-cell>
          <table:table-cell table:style-name="ce2" office:value-type="string">
            <text:p>Lactobacillus curvat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ZP_03845684.1">ZP_03845684.1</text:a></text:p>
          </table:table-cell>
          <table:table-cell table:style-name="ce2" office:value-type="string">
            <text:p>MEKFIELSLKEVTAITGGKYYGNGVHCGKYSCTVDWGTAIGNIGNNAAANWATGGNAGWNK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ZP_03845684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ZP_03845684.1">http://www.ncbi.nlm.nih.gov/protein/ZP_03845684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212.2">
            <text:p>212.2</text:p>
          </table:table-cell>
          <table:table-cell table:style-name="ce2" office:value-type="string">
            <text:p>Sakacin_P_(Sakacin674)</text:p>
          </table:table-cell>
          <table:table-cell table:style-name="ce2" office:value-type="string">
            <text:p>Lactobacillus sake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35618.2">P35618.2</text:a></text:p>
          </table:table-cell>
          <table:table-cell/>
          <table:table-cell table:style-name="ce2" office:value-type="string">
            <text:p>MEKFIELSLKEVTAITGGKYYGNGVHCGKHSCTVDWGTAIGNIGNNAAANWATGGNAGWNK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35618.2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35618.2">http://www.uniprot.org/uniprot/P35618.2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213.2">
            <text:p>213.2</text:p>
          </table:table-cell>
          <table:table-cell table:style-name="ce2" office:value-type="string">
            <text:p>Sakacin_Q</text:p>
          </table:table-cell>
          <table:table-cell table:style-name="ce2" office:value-type="string">
            <text:p>Lactobacillus sake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Y44084.1">AAY44084.1</text:a></text:p>
          </table:table-cell>
          <table:table-cell table:style-name="ce2" office:value-type="string">
            <text:p>MQNTKELSVVELQQILGGKRASFGKCVVGAWGAGAAGLGAGVSGGLWGMAAGGIGRELAYMGANGCL</text:p>
          </table:table-cell>
          <table:table-cell table:style-name="ce2" office:value-type="string">
            <text:p>C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Y44084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Y44084.1">http://www.ncbi.nlm.nih.gov/protein/AAY44084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214.2">
            <text:p>214.2</text:p>
          </table:table-cell>
          <table:table-cell table:style-name="ce2" office:value-type="string">
            <text:p>Sakacin_Q</text:p>
          </table:table-cell>
          <table:table-cell table:style-name="ce2" office:value-type="string">
            <text:p>Lactobacillus curvat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Y44082.1">AAY44082.1</text:a></text:p>
          </table:table-cell>
          <table:table-cell table:style-name="ce2" office:value-type="string">
            <text:p>MQNTKELSVVELQQILGGKRASFGKCVVGAAGLGAGVSGGLWGMAAGGIGGELAYMGANGCL</text:p>
          </table:table-cell>
          <table:table-cell table:style-name="ce2" office:value-type="string">
            <text:p>D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Y44082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Y44082.1">http://www.ncbi.nlm.nih.gov/protein/AAY44082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215.2">
            <text:p>215.2</text:p>
          </table:table-cell>
          <table:table-cell table:style-name="ce2" office:value-type="string">
            <text:p>SakT_alpha</text:p>
          </table:table-cell>
          <table:table-cell table:style-name="ce2" office:value-type="string">
            <text:p>Lactobacillus sake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P44566.1">AAP44566.1</text:a></text:p>
          </table:table-cell>
          <table:table-cell table:style-name="ce2" office:value-type="string">
            <text:p>MKNVQSLSKEELVLVVGGYTAKQCLQAIGSWGIAGTGAGAAGGPAGAFVGAHVGVIAGSAVCIGGFLGQ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P4456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P44566.1">http://www.ncbi.nlm.nih.gov/protein/AAP4456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6">
          <table:table-cell/>
          <table:table-cell office:value-type="float" office:value="216.2">
            <text:p>216.2</text:p>
          </table:table-cell>
          <table:table-cell table:style-name="ce2" office:value-type="string">
            <text:p>SakT_beta</text:p>
          </table:table-cell>
          <table:table-cell table:style-name="ce2" office:value-type="string">
            <text:p>Lactobacillus sake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P44567.2">AAP44567.2</text:a></text:p>
          </table:table-cell>
          <table:table-cell table:style-name="ce2" office:value-type="string">
            <text:p>MKTANIKLLTNQEMIEIFGGKTNWGSVVGSCVAGGLVGALGGTPISIGAGCLVGAGQDWISQK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P44567.2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P44567.2">http://www.ncbi.nlm.nih.gov/protein/AAP44567.2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217.2">
            <text:p>217.2</text:p>
          </table:table-cell>
          <table:table-cell table:style-name="ce2" office:value-type="string">
            <text:p>salivaricin_P_chain_a</text:p>
          </table:table-cell>
          <table:table-cell table:style-name="ce2" office:value-type="string">
            <text:p>Lactobacillussalivarius DPC6,005</text:p>
          </table:table-cell>
          <table:table-cell table:style-name="ce2" office:value-type="string">
            <text:p>Two components</text:p>
          </table:table-cell>
          <table:table-cell table:style-name="ce2" office:value-type="string">
            <text:p><text:a xlink:href="http://dx.doi.org/10.1128/​AEM.00666-06">REF</text:a></text:p>
          </table:table-cell>
          <table:table-cell table:number-columns-repeated="2"/>
          <table:table-cell table:style-name="ce2" office:value-type="string">
            <text:p>MMKEFTVLTECELAKVDGGKRGPNCVGNFLGGLFAGAAAGVPLGPAGIVGGANLGMVGGALTCL</text:p>
          </table:table-cell>
          <table:table-cell/>
          <table:table-cell table:style-name="ce2" office:value-type="float" office:value="19" table:number-columns-spanned="2" table:number-rows-spanned="1">
            <text:p>19</text:p>
          </table:table-cell>
          <table:covered-table-cell/>
          <table:table-cell table:style-name="ce2" office:value-type="string" table:number-columns-spanned="2" table:number-rows-spanned="1">
            <text:p>10.1128/​AEM.00666-06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​AEM.00666-06">http://dx.doi.org/10.1128/​AEM.00666-06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218.2">
            <text:p>218.2</text:p>
          </table:table-cell>
          <table:table-cell table:style-name="ce2" office:value-type="string">
            <text:p>salivaricin_P_chain_b</text:p>
          </table:table-cell>
          <table:table-cell table:style-name="ce2" office:value-type="string">
            <text:p>Lactobacillus salivarius DPC6005</text:p>
          </table:table-cell>
          <table:table-cell table:style-name="ce2" office:value-type="string">
            <text:p>Two components</text:p>
          </table:table-cell>
          <table:table-cell table:style-name="ce2" office:value-type="string">
            <text:p><text:a xlink:href="http://dx.doi.org/10.1128/​AEM.00666-06">REF</text:a></text:p>
          </table:table-cell>
          <table:table-cell table:number-columns-repeated="2"/>
          <table:table-cell table:style-name="ce2" office:value-type="string">
            <text:p>MKNLDKRFTIMTEDNLASVNGGKNGYGGSGNRWVHCGAGIVGGALIGAIGGPWSAVAGGISGGFASCH</text:p>
          </table:table-cell>
          <table:table-cell/>
          <table:table-cell table:style-name="ce2" office:value-type="float" office:value="22" table:number-columns-spanned="2" table:number-rows-spanned="1">
            <text:p>22</text:p>
          </table:table-cell>
          <table:covered-table-cell/>
          <table:table-cell table:style-name="ce2" office:value-type="string" table:number-columns-spanned="2" table:number-rows-spanned="1">
            <text:p>10.1128/​AEM.00666-06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​AEM.00666-06">http://dx.doi.org/10.1128/​AEM.00666-06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3">
          <table:table-cell/>
          <table:table-cell office:value-type="float" office:value="219.2">
            <text:p>219.2</text:p>
          </table:table-cell>
          <table:table-cell table:style-name="ce2" office:value-type="string">
            <text:p>Serracin-P</text:p>
          </table:table-cell>
          <table:table-cell table:style-name="ce2" office:value-type="string">
            <text:p>Serratia plymuthica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​AEM.68.11.5704-5710.2002">REF</text:a></text:p>
          </table:table-cell>
          <table:table-cell table:style-name="ce2" office:value-type="string">
            <text:p><text:a xlink:href="http://www.uniprot.org/uniprot/P83375">P83375</text:a></text:p>
          </table:table-cell>
          <table:table-cell/>
          <table:table-cell table:style-name="ce2" office:value-type="string">
            <text:p>DYHHGVRVL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​AEM.68.11.5704-5710.2002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​AEM.68.11.5704-5710.2002">http://dx.doi.org/10.1128/​AEM.68.11.5704-5710.2002</text:a></text:p>
          </table:table-cell>
          <table:covered-table-cell/>
          <table:table-cell table:style-name="ce2" office:value-type="string" table:number-columns-spanned="2" table:number-rows-spanned="1">
            <text:p>P83375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3375">http://www.uniprot.org/uniprot/P83375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13">
          <table:table-cell/>
          <table:table-cell office:value-type="float" office:value="220.2">
            <text:p>220.2</text:p>
          </table:table-cell>
          <table:table-cell table:style-name="ce2" office:value-type="string">
            <text:p>Subpeptin_JM4-B</text:p>
          </table:table-cell>
          <table:table-cell table:style-name="ce2" office:value-type="string">
            <text:p>Bacillus subtili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07/s00284-005-0004-3">REF</text:a></text:p>
          </table:table-cell>
          <table:table-cell table:style-name="ce2" office:value-type="string">
            <text:p><text:a xlink:href="http://www.uniprot.org/uniprot/P83879">P83879</text:a></text:p>
          </table:table-cell>
          <table:table-cell/>
          <table:table-cell table:style-name="ce2" office:value-type="string">
            <text:p>XXKEIXHIFHDN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07/s00284-005-0004-3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07/s00284-005-0004-3">http://dx.doi.org/10.1007/s00284-005-0004-3</text:a></text:p>
          </table:table-cell>
          <table:covered-table-cell/>
          <table:table-cell table:style-name="ce2" office:value-type="string" table:number-columns-spanned="2" table:number-rows-spanned="1">
            <text:p>P83879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3879">http://www.uniprot.org/uniprot/P83879</text:a></text:p>
          </table:table-cell>
          <table:covered-table-cell/>
          <table:table-cell table:style-name="ce2" office:value-type="string" table:number-columns-spanned="2" table:number-rows-spanned="1">
            <text:p>Fragment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221.2">
            <text:p>221.2</text:p>
          </table:table-cell>
          <table:table-cell table:style-name="ce2" office:value-type="string">
            <text:p>Subtilosin_(SboX)</text:p>
          </table:table-cell>
          <table:table-cell table:style-name="ce2" office:value-type="string">
            <text:p>Bacillus subtili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​JB.182.11.3266-3273.2000">REF</text:a></text:p>
          </table:table-cell>
          <table:table-cell table:style-name="ce2" office:value-type="string">
            <text:p><text:a xlink:href="http://www.uniprot.org/uniprot/Q7WY57">Q7WY57</text:a></text:p>
          </table:table-cell>
          <table:table-cell/>
          <table:table-cell table:style-name="ce2" office:value-type="string">
            <text:p>MKLPVQQVYSVYGGKDLPKGHSHSTMPFLSKLQFLTKIYLLDIHTQPFFI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​JB.182.11.3266-3273.2000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​JB.182.11.3266-3273.2000">http://dx.doi.org/10.1128/​JB.182.11.3266-3273.2000</text:a></text:p>
          </table:table-cell>
          <table:covered-table-cell/>
          <table:table-cell table:style-name="ce2" office:value-type="string" table:number-columns-spanned="2" table:number-rows-spanned="1">
            <text:p>Q7WY57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7WY57">http://www.uniprot.org/uniprot/Q7WY57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222.2">
            <text:p>222.2</text:p>
          </table:table-cell>
          <table:table-cell table:style-name="ce2" office:value-type="string">
            <text:p>Thermophilin_13_ChainA(ThmA)</text:p>
          </table:table-cell>
          <table:table-cell table:style-name="ce2" office:value-type="string">
            <text:p>Streptococcus thermophilu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74/jbc.272.22.14277">REF</text:a></text:p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AAB91455.1">AAB91455.1</text:a></text:p>
          </table:table-cell>
          <table:table-cell table:style-name="ce2" office:value-type="string">
            <text:p>MNTITICKFDVLDAELLSTVEGGYSGKDCLKDMGGYALAGAGSGALWGAPAGGVGALPGAFVGAHVGAIAGGFACMGGMIGNKFN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74/jbc.272.22.14277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74/jbc.272.22.14277">http://dx.doi.org/10.1074/jbc.272.22.14277</text:a></text:p>
          </table:table-cell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AB91455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AAB91455.1">http://www.ncbi.nlm.nih.gov/protein/AAB91455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223.2">
            <text:p>223.2</text:p>
          </table:table-cell>
          <table:table-cell table:style-name="ce2" office:value-type="string">
            <text:p>Thermophilin_13_chainB_(ThmB)</text:p>
          </table:table-cell>
          <table:table-cell table:style-name="ce2" office:value-type="string">
            <text:p>Streptococcus thermophilu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74/jbc.272.22.14277">REF</text:a></text:p>
          </table:table-cell>
          <table:table-cell table:style-name="ce2" office:value-type="string">
            <text:p><text:a xlink:href="http://www.uniprot.org/uniprot/O54455">O54455</text:a></text:p>
          </table:table-cell>
          <table:table-cell/>
          <table:table-cell table:style-name="ce2" office:value-type="string">
            <text:p>MKQYNGFEVLHELDLANVTGGQINWGSVVGHCIGGAIIGGAFSGGAAAGVGCLVGSGKAIINGL</text:p>
          </table:table-cell>
          <table:table-cell table:style-name="ce2" office:value-type="string">
            <text:p>B</text:p>
          </table:table-cell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74/jbc.272.22.14277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74/jbc.272.22.14277">http://dx.doi.org/10.1074/jbc.272.22.14277</text:a></text:p>
          </table:table-cell>
          <table:covered-table-cell/>
          <table:table-cell table:style-name="ce2" office:value-type="string" table:number-columns-spanned="2" table:number-rows-spanned="1">
            <text:p>O54455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O54455">http://www.ncbi.nlm.nih.gov/protein/O54455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O54455">http://www.uniprot.org/uniprot/O54455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2">
          <table:table-cell/>
          <table:table-cell office:value-type="float" office:value="224.2">
            <text:p>224.2</text:p>
          </table:table-cell>
          <table:table-cell table:style-name="ce2" office:value-type="string">
            <text:p>Thermophilin_A</text:p>
          </table:table-cell>
          <table:table-cell table:style-name="ce2" office:value-type="string">
            <text:p>Streptococcus thermophilu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74/jbc.272.22.14277">REF</text:a></text:p>
          </table:table-cell>
          <table:table-cell table:style-name="ce2" office:value-type="string">
            <text:p><text:a xlink:href="http://www.uniprot.org/uniprot/O54454">O54454</text:a></text:p>
          </table:table-cell>
          <table:table-cell/>
          <table:table-cell table:style-name="ce2" office:value-type="string">
            <text:p>MNTITICKFDVLDAELLSTVEGGYSGKDCLKDMGGYALAGAGSGALWGAPAGGVGALPGAFVGAHVGAIAGGFACMGGMIGNKFN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74/jbc.272.22.14277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74/jbc.272.22.14277">http://dx.doi.org/10.1074/jbc.272.22.14277</text:a></text:p>
          </table:table-cell>
          <table:covered-table-cell/>
          <table:table-cell table:style-name="ce2" office:value-type="string" table:number-columns-spanned="2" table:number-rows-spanned="1">
            <text:p>O54454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O54454">http://www.uniprot.org/uniprot/O54454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/>
          <table:table-cell office:value-type="float" office:value="225.2">
            <text:p>225.2</text:p>
          </table:table-cell>
          <table:table-cell table:style-name="ce2" office:value-type="string">
            <text:p>Thuricin-S</text:p>
          </table:table-cell>
          <table:table-cell table:style-name="ce2" office:value-type="string">
            <text:p>Bacillus thuringiensis serovar entomocidu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39/w06-116">REF</text:a></text:p>
          </table:table-cell>
          <table:table-cell table:style-name="ce2" office:value-type="string">
            <text:p><text:a xlink:href="http://www.uniprot.org/uniprot/P84763">P84763</text:a></text:p>
          </table:table-cell>
          <table:table-cell/>
          <table:table-cell table:style-name="ce2" office:value-type="string">
            <text:p>DWTAWSALVAAACSVELL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39/w06-116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39/w06-116">http://dx.doi.org/10.1139/w06-116</text:a></text:p>
          </table:table-cell>
          <table:covered-table-cell/>
          <table:table-cell table:style-name="ce2" office:value-type="string" table:number-columns-spanned="2" table:number-rows-spanned="1">
            <text:p>P84763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84763">http://www.uniprot.org/uniprot/P84763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5">
          <table:table-cell/>
          <table:table-cell office:value-type="float" office:value="226.2">
            <text:p>226.2</text:p>
          </table:table-cell>
          <table:table-cell table:style-name="ce2" office:value-type="string">
            <text:p>Trifolitoxin</text:p>
          </table:table-cell>
          <table:table-cell table:style-name="ce2" office:value-type="string">
            <text:p>Rhizobium leguminosarumbv. trifolii</text:p>
          </table:table-cell>
          <table:table-cell table:number-columns-repeated="4"/>
          <table:table-cell table:style-name="ce2" office:value-type="string">
            <text:p>MDNKVAKNVEVKKGSIKATFKAAVLKSKTKVDIGGSRQGCVA</text:p>
          </table:table-cell>
          <table:table-cell office:value-type="string">
            <text:p/>
          </table:table-cell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227.2">
            <text:p>227.2</text:p>
          </table:table-cell>
          <table:table-cell table:style-name="ce2" office:value-type="string">
            <text:p>ubericin-A</text:p>
          </table:table-cell>
          <table:table-cell table:style-name="ce2" office:value-type="string">
            <text:p>Streptococcus uber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A9Q0M7">A9Q0M7</text:a></text:p>
          </table:table-cell>
          <table:table-cell/>
          <table:table-cell table:style-name="ce2" office:value-type="string">
            <text:p>MNTIEKFENIKLFSLKKIIGGKTVNYGNGLYCNQKKCWVNWSETATTIVNNSIMNGLTGGNAGWHSGGRA</text:p>
          </table:table-cell>
          <table:table-cell table:style-name="ce2" office:value-type="string">
            <text:p>A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A9Q0M7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A9Q0M7">http://www.uniprot.org/uniprot/A9Q0M7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228.2">
            <text:p>228.2</text:p>
          </table:table-cell>
          <table:table-cell table:style-name="ce2" office:value-type="string">
            <text:p>UviB</text:p>
          </table:table-cell>
          <table:table-cell table:style-name="ce2" office:value-type="string">
            <text:p>Bacillus thuringiensis serovar israelensis ATCC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ZP_04066356.1">ZP_04066356.1</text:a></text:p>
          </table:table-cell>
          <table:table-cell table:style-name="ce2" office:value-type="string">
            <text:p>MEEQIFNSMIQQGAFAALFVWMLFTTQKKNEQREEQYQKVIEKNQQVIEEQAKAFSSLSKDLSDVKQKILGNGDE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ZP_04066356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ZP_04066356.1">http://www.ncbi.nlm.nih.gov/protein/ZP_04066356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8">
          <table:table-cell/>
          <table:table-cell office:value-type="float" office:value="229.2">
            <text:p>229.2</text:p>
          </table:table-cell>
          <table:table-cell table:style-name="ce2" office:value-type="string">
            <text:p>UviB</text:p>
          </table:table-cell>
          <table:table-cell table:style-name="ce2" office:value-type="string">
            <text:p>Bacillus thuringiensis serovar israelensis ATCC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ncbi.nlm.nih.gov/protein/ZP_04066940.1">ZP_04066940.1</text:a></text:p>
          </table:table-cell>
          <table:table-cell table:style-name="ce2" office:value-type="string">
            <text:p>MEEQIFNSMIQQGAFAALFVWMLFTTQKKNEQREEQYQKVIEKNQDVITKQAEAFGDLSKDVSEIKQKILGSGDVQ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ZP_04066940.1</text:p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ZP_04066940.1">http://www.ncbi.nlm.nih.gov/protein/ZP_04066940.1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7">
          <table:table-cell/>
          <table:table-cell office:value-type="float" office:value="230.2">
            <text:p>230.2</text:p>
          </table:table-cell>
          <table:table-cell table:style-name="ce2" office:value-type="string">
            <text:p>UviB</text:p>
          </table:table-cell>
          <table:table-cell table:style-name="ce2" office:value-type="string">
            <text:p>Clostridium perfringen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0147-619X(88)90052-2">REF</text:a></text:p>
          </table:table-cell>
          <table:table-cell table:style-name="ce2" office:value-type="string">
            <text:p><text:a xlink:href="http://www.uniprot.org/uniprot/P15936">P15936</text:a></text:p>
          </table:table-cell>
          <table:table-cell/>
          <table:table-cell table:style-name="ce2" office:value-type="string">
            <text:p>MDSELFKLMATQGAFAILFSYLLFYVLKENSKREDKYQNIIEELTELLPKIKEDVEDIKEKLNK</text:p>
          </table:table-cell>
          <table:table-cell/>
          <table:table-cell table:style-name="ce2" office:value-type="float" office:value="16" table:number-columns-spanned="2" table:number-rows-spanned="1">
            <text:p>16</text:p>
          </table:table-cell>
          <table:covered-table-cell/>
          <table:table-cell table:style-name="ce2" office:value-type="string" table:number-columns-spanned="2" table:number-rows-spanned="1">
            <text:p>10.1016/0147-619X(88)90052-2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0147-619X(88)90052-2">http://dx.doi.org/10.1016/0147-619X(88)90052-2</text:a></text:p>
          </table:table-cell>
          <table:covered-table-cell/>
          <table:table-cell table:style-name="ce2" office:value-type="string" table:number-columns-spanned="2" table:number-rows-spanned="1">
            <text:p>P15936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15936">http://www.uniprot.org/uniprot/P15936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9">
          <table:table-cell/>
          <table:table-cell office:value-type="float" office:value="231.2">
            <text:p>231.2</text:p>
          </table:table-cell>
          <table:table-cell table:style-name="ce2" office:value-type="string">
            <text:p>warnericin_RC</text:p>
          </table:table-cell>
          <table:table-cell table:style-name="ce2" office:value-type="string">
            <text:p>Staphylococcus warneri RK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peptides.2008.01.017">REF</text:a></text:p>
          </table:table-cell>
          <table:table-cell table:number-columns-repeated="2"/>
          <table:table-cell table:style-name="ce2" office:value-type="string">
            <text:p>MQFITDLIKKAVDFFKGLFGNK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peptides.2008.01.017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peptides.2008.01.017">http://dx.doi.org/10.1016/j.peptides.2008.01.017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">
          <table:table-cell/>
          <table:table-cell office:value-type="float" office:value="232.2">
            <text:p>232.2</text:p>
          </table:table-cell>
          <table:table-cell table:style-name="ce2" office:value-type="string">
            <text:p>Weisselin_A</text:p>
          </table:table-cell>
          <table:table-cell table:style-name="ce2" office:value-type="string">
            <text:p>Weissella paramesenteroide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j.biortech.2011.03.106">REF</text:a></text:p>
          </table:table-cell>
          <table:table-cell table:number-columns-repeated="2"/>
          <table:table-cell table:style-name="ce2" office:value-type="string">
            <text:p>KNYGNGVYCNKHKCSVDWATFSANIANNSVAMAGLTGGNAGNK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j.biortech.2011.03.106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j.biortech.2011.03.106">http://dx.doi.org/10.1016/j.biortech.2011.03.106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/>
          <table:table-cell office:value-type="float" office:value="233.2">
            <text:p>233.2</text:p>
          </table:table-cell>
          <table:table-cell table:style-name="ce2" office:value-type="string">
            <text:p>Weissellicin_M</text:p>
          </table:table-cell>
          <table:table-cell table:style-name="ce2" office:value-type="string">
            <text:p>Weissella hellenica QU13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11/j.1365-2672.2011.05180.x">REF</text:a></text:p>
          </table:table-cell>
          <table:table-cell table:number-columns-repeated="2"/>
          <table:table-cell table:style-name="ce2" office:value-type="string">
            <text:p>MVSAAKVALKVGWGLVKKYYTKVMQFIG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11/j.1365-2672.2011.05180.x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11/j.1365-2672.2011.05180.x">http://dx.doi.org/10.1111/j.1365-2672.2011.05180.x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4">
          <table:table-cell/>
          <table:table-cell office:value-type="float" office:value="234.2">
            <text:p>234.2</text:p>
          </table:table-cell>
          <table:table-cell table:style-name="ce2" office:value-type="string">
            <text:p>Weissellicin_Y</text:p>
          </table:table-cell>
          <table:table-cell table:style-name="ce2" office:value-type="string">
            <text:p>Weissella hellenica QU13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11/j.1365-2672.2011.05180.x">REF</text:a></text:p>
          </table:table-cell>
          <table:table-cell table:number-columns-repeated="2"/>
          <table:table-cell table:style-name="ce2" office:value-type="string">
            <text:p>MANIVLRVGSVAYNYAPKIFKWIGEGVSYNQIIKW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11/j.1365-2672.2011.05180.x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11/j.1365-2672.2011.05180.x">http://dx.doi.org/10.1111/j.1365-2672.2011.05180.x</text:a>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0">
          <table:table-cell/>
          <table:table-cell office:value-type="float" office:value="235.2">
            <text:p>235.2</text:p>
          </table:table-cell>
          <table:table-cell table:style-name="ce2" office:value-type="string">
            <text:p>Pentocin KCA1</text:p>
          </table:table-cell>
          <table:table-cell table:style-name="ce2" office:value-type="string">
            <text:p>Lactobacillus pentosus KCA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I9APR2">I9APR2</text:a></text:p>
          </table:table-cell>
          <table:table-cell/>
          <table:table-cell table:style-name="ce2" office:value-type="string">
            <text:p>MVLNLKERLQLNRIEAVVLVALFAAVLLFATVNIVWLANKFGVHLTNHLTNSILNAVSNGSSLGSAFAVIAGVTLPGWAVAAVGALGATAA</text:p>
          </table:table-cell>
          <table:table-cell table:style-name="ce2" office:value-type="string">
            <text:p>C / circular</text:p>
          </table:table-cell>
          <table:table-cell table:style-name="ce2" office:value-type="float" office:value="33" table:number-columns-spanned="2" table:number-rows-spanned="1">
            <text:p>33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I9APR2</text:p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I9APR2">http://www.uniprot.org/uniprot/I9APR2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236.2">
            <text:p>236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237.2">
            <text:p>237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238.2">
            <text:p>238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239.2">
            <text:p>239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240.2">
            <text:p>240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241.2">
            <text:p>241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242.2">
            <text:p>242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243.2">
            <text:p>243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float" office:value="244.2">
            <text:p>244.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0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0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0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0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1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1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1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1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1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1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1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1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1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1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2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2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2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2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2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2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2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2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2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2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3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3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3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3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3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3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3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3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3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3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4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4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4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4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4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4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4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4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4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4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5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5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5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5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5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5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5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5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5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5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6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6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6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6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6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6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6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6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6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6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7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7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7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7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7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7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7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7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7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7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8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8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8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8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8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8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8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8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8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8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9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9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9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9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9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9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9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9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9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39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0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0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0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0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0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0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0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0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0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0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1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1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1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1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1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1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1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1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1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1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2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2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2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2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2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2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2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2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2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2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3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3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3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3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3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3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3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3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3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3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4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4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4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4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4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4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4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4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4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4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5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5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5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5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5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5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5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5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5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5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6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6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6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6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6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6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6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6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6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6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7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7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7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7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7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7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7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7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7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7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8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8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8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8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8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8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8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8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8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8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9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9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9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9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9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9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9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9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9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49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0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0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0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0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0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0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0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0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0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0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1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1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1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1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1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1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1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1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1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1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2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2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2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2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2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2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2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2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2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2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3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3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3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3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3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3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3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3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3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3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4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4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4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4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4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4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4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4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4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4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5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5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5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5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5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5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5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5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5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5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6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6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6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6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6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6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6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6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6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6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7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7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7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7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7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7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7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7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7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7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8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8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8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8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8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8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8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8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8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8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9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9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9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9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9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9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9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9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9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59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0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0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0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0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0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0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0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0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0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0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1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1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1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1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1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1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1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1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1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1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2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2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2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2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2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2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2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2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2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2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3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3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3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3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3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3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3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3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3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3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4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4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4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4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4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4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4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4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4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4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5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5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5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5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5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5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5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5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5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5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6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6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6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6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6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6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6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6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6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6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7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7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7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7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7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7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7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7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7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7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8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8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8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8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8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8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8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8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8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8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9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9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9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9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9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9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9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9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9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69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0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0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0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0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0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0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0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0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0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0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1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1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1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1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1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1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1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1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1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1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2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2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2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2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2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2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2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2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2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2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3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3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3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3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3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3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3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3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3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3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4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4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4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4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4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4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4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4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4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4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5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5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5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5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5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5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5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5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5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5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6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6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6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6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6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6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6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6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6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6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7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7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7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7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7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7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7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7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7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7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8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8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8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8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8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8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8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8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8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8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9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9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9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9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9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9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9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9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9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79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0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0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0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0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0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0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0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0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0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0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1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1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1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1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1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1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1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1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1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1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2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2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2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2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2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2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2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2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2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2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3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3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3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3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3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3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3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3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3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3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4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4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42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43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44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45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46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47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48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49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50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">
          <table:table-cell/>
          <table:table-cell office:value-type="string">
            <text:p>2_851</text:p>
          </table:table-cell>
          <table:table-cell table:number-columns-repeated="8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Default"/>
          <table:table-cell table:number-columns-repeated="2"/>
        </table:table-row>
      </table:table>
      <table:table table:name="ClassIII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/>
          <table:table-cell office:value-type="string">
            <text:p>ID_REF</text:p>
          </table:table-cell>
          <table:table-cell office:value-type="string">
            <text:p>Name</text:p>
          </table:table-cell>
          <table:table-cell office:value-type="string">
            <text:p>Organism</text:p>
          </table:table-cell>
          <table:table-cell table:style-name="ce2" office:value-type="string">
            <text:p>Modification</text:p>
          </table:table-cell>
          <table:table-cell table:style-name="ce2" office:value-type="string">
            <text:p>Literature ref</text:p>
          </table:table-cell>
          <table:table-cell table:style-name="ce2" office:value-type="string">
            <text:p>Uniprot ref</text:p>
          </table:table-cell>
          <table:table-cell office:value-type="string">
            <text:p>NCBI ref</text:p>
          </table:table-cell>
          <table:table-cell office:value-type="string">
            <text:p>Sequence</text:p>
          </table:table-cell>
          <table:table-cell table:style-name="ce2" office:value-type="string">
            <text:p>Subclass</text:p>
          </table:table-cell>
          <table:table-cell table:style-name="ce2" office:value-type="string">
            <text:p>Leaderlength</text:p>
          </table:table-cell>
          <table:table-cell table:style-name="ce2" office:value-type="string" table:number-columns-spanned="2" table:number-rows-spanned="1">
            <text:p>DOI</text:p>
          </table:table-cell>
          <table:covered-table-cell table:style-name="Default"/>
          <table:table-cell table:style-name="ce2" office:value-type="string" table:number-columns-spanned="2" table:number-rows-spanned="1">
            <text:p>LiteratureRef</text:p>
          </table:table-cell>
          <table:covered-table-cell table:style-name="Default"/>
          <table:table-cell table:style-name="ce2" office:value-type="string" table:number-columns-spanned="2" table:number-rows-spanned="1">
            <text:p><text:a xlink:href="http://www.uniprot.org/uniprot/">http://www.uniprot.org/uniprot/</text:a></text:p>
          </table:table-cell>
          <table:covered-table-cell table:style-name="Default"/>
          <table:table-cell table:style-name="ce2" office:value-type="string" table:number-columns-spanned="2" table:number-rows-spanned="1">
            <text:p><text:a xlink:href="http://www.ncbi.nlm.nih.gov/protein/">http://www.ncbi.nlm.nih.gov/protein/</text:a></text:p>
          </table:table-cell>
          <table:covered-table-cell table:style-name="Default"/>
          <table:table-cell table:style-name="ce2" office:value-type="string" table:number-columns-spanned="2" table:number-rows-spanned="1">
            <text:p>ncbilink</text:p>
          </table:table-cell>
          <table:covered-table-cell table:style-name="Default"/>
          <table:table-cell table:style-name="ce2" office:value-type="string" table:number-columns-spanned="2" table:number-rows-spanned="1">
            <text:p>uniprotlink</text:p>
          </table:table-cell>
          <table:covered-table-cell table:style-name="Default"/>
          <table:table-cell table:style-name="ce2" office:value-type="string" table:number-columns-spanned="2" table:number-rows-spanned="1">
            <text:p>Comment</text:p>
          </table:table-cell>
          <table:covered-table-cell table:style-name="Default"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 table:style-name="Default"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table:style-name="ce1" table:number-columns-repeated="3"/>
          <table:table-cell table:number-columns-repeated="3"/>
          <table:table-cell table:style-name="ce1" table:number-columns-repeated="2"/>
          <table:table-cell table:number-columns-repeated="3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1.3">
            <text:p>1.3</text:p>
          </table:table-cell>
          <table:table-cell office:value-type="string">
            <text:p>alveicin_A_Bacteriocintoxin</text:p>
          </table:table-cell>
          <table:table-cell office:value-type="string">
            <text:p>Hafnia alve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49176961">49176961</text:a></text:p>
          </table:table-cell>
          <table:table-cell office:value-type="string">
            <text:p>MSGGDGKGHNSGAHDSGGSINGTSGKGGPSSGGASDNSGWSSENNPWGGGNSGMIGGSQGGNGANHGGENTSSNYGKDVSRQIGDAIARKEGINPKIFTGYFIRSDGYLIGITPLVSGDAFGVNLGLFNNNQNSSSENKGWNGRNGDGIKNSSQGGWKIKTNELTSNQVAAAKSVPEPKNSKYYKSMREASDEVINSNLNQGHGVGEAARAERDYREKVKNAINDNSPNVLQDAIKFTADFYKEVFNAYGEKAE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49176961" table:number-columns-spanned="2" table:number-rows-spanned="1">
            <text:p>49176961</text:p>
          </table:table-cell>
          <table:covered-table-cell/>
          <table:table-cell office:value-type="string" table:number-columns-spanned="2" table:number-rows-spanned="1">
            <text:p><text:a xlink:href="http://www.ncbi.nlm.nih.gov/protein/49176961">http://www.ncbi.nlm.nih.gov/protein/49176961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2.3">
            <text:p>2.3</text:p>
          </table:table-cell>
          <table:table-cell office:value-type="string">
            <text:p>alveicin_B_Bacteriocintoxin</text:p>
          </table:table-cell>
          <table:table-cell office:value-type="string">
            <text:p>Hafnia alve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49234738">49234738</text:a></text:p>
          </table:table-cell>
          <table:table-cell office:value-type="string">
            <text:p>MSGGDGKGHNSGAHDSGGSINGTSGKGGPDSGGGYWDNHPHITITGGREVGQGGAGINWGGGSGHGNGGGSVAIQEYNTSKYPNTGGFPPLGDASWLLNPPKWSVIEVKSENSAWRSYITHVQGHVYKLTFDGTGKLIDTAYVNYEPSDDTRWSPLKSFKYNKGTAEKQVRDAINNEKEAVKDAVKFTADFYKEVFKVYGEKAEKLAKLLADQAKGKKVRNVEDALKSYEKYKTNINKKINAKDREAIAKALESM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49234738" table:number-columns-spanned="2" table:number-rows-spanned="1">
            <text:p>49234738</text:p>
          </table:table-cell>
          <table:covered-table-cell/>
          <table:table-cell office:value-type="string" table:number-columns-spanned="2" table:number-rows-spanned="1">
            <text:p><text:a xlink:href="http://www.ncbi.nlm.nih.gov/protein/49234738">http://www.ncbi.nlm.nih.gov/protein/49234738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3.3">
            <text:p>3.3</text:p>
          </table:table-cell>
          <table:table-cell office:value-type="string">
            <text:p>Bacteriocin</text:p>
          </table:table-cell>
          <table:table-cell office:value-type="string">
            <text:p>Thermotoga maritima MSB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4981314">4981314</text:a></text:p>
          </table:table-cell>
          <table:table-cell office:value-type="string">
            <text:p>MVNMEFLKRSFAPLTEKQWQEIDNRAREIFKTQLYGRKFVDVEGPYGWEYAAHPLGEVEVLSDENEVVKWGLRKSLPLIELRATFTLDLWELDNLERGKPNVDLSSLEETVRKVAEFEDEVIFRGCEKSGVKGLLSFEERKIECGSTPKDLLEAIVRALSIFSKDGIEGPYTLVINTDRWINFLKEEAGHYPLEKRVEECLRGGKIITTPRIEDALVVSERGGDFKLILGQDLSIGYEDREKDAVRLFITETFTS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4981314" table:number-columns-spanned="2" table:number-rows-spanned="1">
            <text:p>4981314</text:p>
          </table:table-cell>
          <table:covered-table-cell/>
          <table:table-cell office:value-type="string" table:number-columns-spanned="2" table:number-rows-spanned="1">
            <text:p><text:a xlink:href="http://www.ncbi.nlm.nih.gov/protein/4981314">http://www.ncbi.nlm.nih.gov/protein/4981314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4.3">
            <text:p>4.3</text:p>
          </table:table-cell>
          <table:table-cell office:value-type="string">
            <text:p>Bacteriocin_28b</text:p>
          </table:table-cell>
          <table:table-cell office:value-type="string">
            <text:p>Serratiamarcesce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88691">288691</text:a></text:p>
          </table:table-cell>
          <table:table-cell office:value-type="string">
            <text:p>MPGFNYGGKGDGTNWSSERGTGPEPGGGDKGHSGDRDRGGAGVGNSPEQQQIAAIQNDPALRMKLEAVIKAARRINPDAKLHIESVSPSGTLSLSATGLTADQAKHIGLGGLVMGVNAKGVTVAIGDIETGHARKPSPPGKGGNNGLNAGQIGASSLGSFVTDSHRDRPVSGWHGNGKTGEFSTTRTTGSYYGFHHLKVEKQDGLATYSLYYKANKNRPAFIAVVRGDNLNAMEVKYANGKPVKSPGSVKTIVKE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88691" table:number-columns-spanned="2" table:number-rows-spanned="1">
            <text:p>288691</text:p>
          </table:table-cell>
          <table:covered-table-cell/>
          <table:table-cell office:value-type="string" table:number-columns-spanned="2" table:number-rows-spanned="1">
            <text:p><text:a xlink:href="http://www.ncbi.nlm.nih.gov/protein/288691">http://www.ncbi.nlm.nih.gov/protein/288691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5.3">
            <text:p>5.3</text:p>
          </table:table-cell>
          <table:table-cell office:value-type="string">
            <text:p>Bacteriocin_BCN5</text:p>
          </table:table-cell>
          <table:table-cell office:value-type="string">
            <text:p>Clostridium perfringe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08696">P08696</text:a></text:p>
          </table:table-cell>
          <table:table-cell table:style-name="ce1"/>
          <table:table-cell office:value-type="string">
            <text:p>MANNIIPNVSSGDLVGSTPTFPPNAVVRGDFLYLRDVDGNQIPGRTVSDGDEITVLFISNEKNIVLVQYPTSSGYRQGYVTNATSIIKYKDDYSWVNGSTPEPVYDFDKTTQIGTLDPRERAVVLYKVDGMTYVAYDTGKGKLTKSGLVHYEGSGSSTGGGSFNGVAPGEVVPGGFTYENNAEVVGDELYLRDANGNLIPGRSVSVGDKITVLDVGYTKQLALVQYPAGDVVRQGYVTNATNLIRYFNQYSWHNG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08696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08696">http://www.uniprot.org/uniprot/P08696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6.3">
            <text:p>6.3</text:p>
          </table:table-cell>
          <table:table-cell office:value-type="string">
            <text:p>Bacteriocin_helveticin_J</text:p>
          </table:table-cell>
          <table:table-cell office:value-type="string">
            <text:p>Lactobacillus acidophilusNCF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8337829">58337829</text:a></text:p>
          </table:table-cell>
          <table:table-cell office:value-type="string">
            <text:p>MVGSITPKLVYRLNGMHHVVAQVGAVNGDHVFALQLLHSAHDVLVYRKHKGLTKDINYTNPHLVMTGFGHTQTWVPANDNDEYFVGAKPNSGNWTTQIARVKYPRLLSENYTSNTQLPRLSHLNRVTDVPYDGHNHLHRVEASVSPNGKYFMIASIWNNGSGHFGLFDLDEVNQKLDENGTTNTPITDLHCLSAFHIDNFDNPSVAPDEEEPTMIDSVQGYAIDNDKNIYISNQLSPKINHETGEVTTWARKIV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8337829" table:number-columns-spanned="2" table:number-rows-spanned="1">
            <text:p>58337829</text:p>
          </table:table-cell>
          <table:covered-table-cell/>
          <table:table-cell office:value-type="string" table:number-columns-spanned="2" table:number-rows-spanned="1">
            <text:p><text:a xlink:href="http://www.ncbi.nlm.nih.gov/protein/58337829">http://www.ncbi.nlm.nih.gov/protein/58337829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7.3">
            <text:p>7.3</text:p>
          </table:table-cell>
          <table:table-cell office:value-type="string">
            <text:p>Bacteriocinalbusin_B</text:p>
          </table:table-cell>
          <table:table-cell office:value-type="string">
            <text:p>Ruminococcus alb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18481731">18481731</text:a></text:p>
          </table:table-cell>
          <table:table-cell office:value-type="string">
            <text:p>MKTNNVTGTMKKVISTLAATGCMFSMAAAIPANSTIGSAVLGNAVVADAAVISVNTVVDAKNGNADLVQGKFYKSPSQNYVLVFQNDGNLVIYHYNKTTDKAYSPIWSSQTENRGGTKCVLQGDGNFVIYRSDGKPIWNTQTNGKKGAYLTISDEGEIKITSRNYNYATTWSSKNNHGYSINQGPIITDPVDGQLSPHFHSREFACDCGNTHTIDQNLINKLEQLYTKLNCSKIIVNSGYRDPNCSVAVGGGYDD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8481731" table:number-columns-spanned="2" table:number-rows-spanned="1">
            <text:p>18481731</text:p>
          </table:table-cell>
          <table:covered-table-cell/>
          <table:table-cell office:value-type="string" table:number-columns-spanned="2" table:number-rows-spanned="1">
            <text:p><text:a xlink:href="http://www.ncbi.nlm.nih.gov/protein/18481731">http://www.ncbi.nlm.nih.gov/protein/18481731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3">
          <table:table-cell/>
          <table:table-cell office:value-type="float" office:value="8.3">
            <text:p>8.3</text:p>
          </table:table-cell>
          <table:table-cell office:value-type="string">
            <text:p>Carocin_D</text:p>
          </table:table-cell>
          <table:table-cell office:value-type="string">
            <text:p>Pectobacterium carotovorum subsp. carotovorum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AEM.03103-09">REF</text:a></text:p>
          </table:table-cell>
          <table:table-cell table:style-name="ce2" office:value-type="string">
            <text:p><text:a xlink:href="http://www.uniprot.org/uniprot/D8WUT9_PECCC">D8WUT9_PECCC</text:a></text:p>
          </table:table-cell>
          <table:table-cell table:style-name="ce1"/>
          <table:table-cell office:value-type="string">
            <text:p>MIKYRLYAPNDGDTMTVSGGGGWVSNDDRKGGNDRDNGKGGSAVDFSKNPEKQAIVNPYLAIAIPMPVYPLYGKLGFTINTTAIETELANVRAAINTKLATLSAVIGRSLPVVGRVFGVTAAGMWPSSTAPSSLDSIYNQAHQQALAQLAAQQGVLNKGYNVTAMPAGFVSSLPVSEIKSLPTAPASLLAQSVINTELSQRQLALTQPTTNAPVANIPVVKAEKTAMPGVYSAKIIAGEPAFQIKVDNTKPALAQNPPKVKDDIQVSSFLSSPVADTHHAFIDFGSDHEPVYVSLSKIVTAEEEKKQVEEAKRREQEWLLRHPITAAERKLTEIRQVISFAQQLKESSVATISEKTKTVAVYQEQVNTAAKNRDNFYNQNRGLLSAGITGGPGYPIYLALWQTMNNFHQAYFRANNALEQESHVLNLARSDLAKAEQLLAENNRLQVETERTLAEEKEIKRNRVNVSTFGTVQTQLSKLLSDFYAVTSLSQSVPSGALASFSYNPQGMIGSGKIVGKDVDVLFSIPVKDIPGYKSPINLDDLAKKNGSLDLPIRLAFSDENGERVLRAFKADSLRIPSSVRGVAGSYDKNTGIFSAEIDGVSSRLVLENPAFPPTGNVGNTGNTAPDYKALLNTGVDVKPVDKITVTVTPVADPVDIDDYIIWLPTASGSGVEPIYVVFNSNPYGGTEKGKYSKRYYNPDKAGGPILELDWKNVKIDHAGVDNVKLHTGRFKASVENKVMIERLENILNGQITATDTDKRFYTHELRELNRYRNLGIKDGEVPSSIQEESAVWNDTHTATLEDYKINEKEQPLYTDAALQAAYEQELKDALGGKHG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03103-09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03103-09">dx.doi.org/10.1128/AEM.03103-09</text:a></text:p>
          </table:table-cell>
          <table:covered-table-cell/>
          <table:table-cell table:style-name="ce2" office:value-type="string" table:number-columns-spanned="2" table:number-rows-spanned="1">
            <text:p>D8WUT9_PECCC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D8WUT9_PECCC">http://www.uniprot.org/uniprot/D8WUT9_PECCC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4">
          <table:table-cell/>
          <table:table-cell office:value-type="float" office:value="9.3">
            <text:p>9.3</text:p>
          </table:table-cell>
          <table:table-cell office:value-type="string">
            <text:p>Closticin_574</text:p>
          </table:table-cell>
          <table:table-cell office:value-type="string">
            <text:p>Clostridium tyrobutyricum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AEM.69.3.1589-1597.2003">REF</text:a></text:p>
          </table:table-cell>
          <table:table-cell table:style-name="ce2" office:value-type="string">
            <text:p><text:a xlink:href="http://www.uniprot.org/uniprot/Q8GCU9_CLOTY">Q8GCU9_CLOTY</text:a></text:p>
          </table:table-cell>
          <table:table-cell table:style-name="ce1"/>
          <table:table-cell office:value-type="string">
            <text:p>MRKVFLRSIISTLVMCAFVSSSFSVNADESKPNDEKIINNIENVTTTKDIVKSNKNNIVYLDEGVMSIPLSGRKPIAIKDDNNKEDLTVTLPIKNTGDISKISSNGTILYKNNSSNSSNIALQPKNDGFKALININDKLANKEYEFTFNLPKNSKLISAATYLGKEYDTKEVFVVDKNNIITSIISPAWAKDANGHNVSTYYKIVSNNKLVQVVEFTENTAFPVVADPNWTKIGKCAGSIAWAIGSGLFGGAKLIKIKKYIAELGGLQKAAKLLVGATTWEEKLHAGGYALINLAAELTGVAGIQANCF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AEM.69.3.1589-1597.2003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AEM.69.3.1589-1597.2003">dx.doi.org/10.1128/AEM.69.3.1589-1597.2003</text:a></text:p>
          </table:table-cell>
          <table:covered-table-cell/>
          <table:table-cell table:style-name="ce2" office:value-type="string" table:number-columns-spanned="2" table:number-rows-spanned="1">
            <text:p>Q8GCU9_CLOTY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8GCU9_CLOTY">http://www.uniprot.org/uniprot/Q8GCU9_CLOTY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5">
          <table:table-cell/>
          <table:table-cell office:value-type="float" office:value="10.3">
            <text:p>10.3</text:p>
          </table:table-cell>
          <table:table-cell office:value-type="string">
            <text:p>Colicin</text:p>
          </table:table-cell>
          <table:table-cell office:value-type="string">
            <text:p>Erwinia carotovora subsp. atroseptica SCRI10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0120923">50120923</text:a></text:p>
          </table:table-cell>
          <table:table-cell office:value-type="string">
            <text:p>MFTDEIIWHDVITKYSVNNLSQDMLNDPSETMFVLGDVYKEQALEYYGYLRSELLKSKELISNAEKSLIIALESRVKAEQDKKSADQKLKDEQEKDKGKAPELKLDDKIREQLGNRGWTEQDVRDTVSKGAKGSAEDKCSPKKTPPDFLGRNDPASVYGEFGKYIVVNDRTGEVVQFSDKSDPEWVDDSRINWGDKNE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0120923" table:number-columns-spanned="2" table:number-rows-spanned="1">
            <text:p>50120923</text:p>
          </table:table-cell>
          <table:covered-table-cell/>
          <table:table-cell office:value-type="string" table:number-columns-spanned="2" table:number-rows-spanned="1">
            <text:p><text:a xlink:href="http://www.ncbi.nlm.nih.gov/protein/50120923">http://www.ncbi.nlm.nih.gov/protein/50120923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18">
          <table:table-cell/>
          <table:table-cell office:value-type="float" office:value="11.3">
            <text:p>11.3</text:p>
          </table:table-cell>
          <table:table-cell office:value-type="string">
            <text:p>Colic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144381">144381</text:a></text:p>
          </table:table-cell>
          <table:table-cell office:value-type="string">
            <text:p>RFAHDPMAGGHRMWQMAGLKAQRAQTDVNNKQAAFDAAAKEKSDADAALSAAQERRKQKENKEKDAKDKLDKESKRNKPGKATGKGKPVGDKWLDDAGKDSGAPIPDRIADKLRDKEFKNFDDFRRKFWEEVSKDPELSKQFNPGNKKRLSQGLAPRARNKDTVGGRRSFELHHDKPISQDGGVYDMDNLRITTPKRHIDIHRGQ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44381" table:number-columns-spanned="2" table:number-rows-spanned="1">
            <text:p>144381</text:p>
          </table:table-cell>
          <table:covered-table-cell/>
          <table:table-cell office:value-type="string" table:number-columns-spanned="2" table:number-rows-spanned="1">
            <text:p><text:a xlink:href="http://www.ncbi.nlm.nih.gov/protein/144381">http://www.ncbi.nlm.nih.gov/protein/144381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12.3">
            <text:p>12.3</text:p>
          </table:table-cell>
          <table:table-cell office:value-type="string">
            <text:p>Colicin_B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145567">145567</text:a></text:p>
          </table:table-cell>
          <table:table-cell office:value-type="string">
            <text:p>MSDNEGSVPTEGIDYGDTMVVWPSTGRIPGGDVKPGGSSGLAPSMPPGWGDYSPQGIALVQSVLFPGIIRRIILDKELEEGDWSGWSVSVHSPWGNEKVSAARTVLENGLRGGLPEPSRPAAVSFARLEPASGNEQKIIRLMVTQQLEQVTDIPASQLPAAGNNVPVKYRLTDLMQNGTQYMAIIGGIPMTVPVVDAVPVPDRSRPGTNIKDVYSAPVSPNLPDLVLSVGQMNTPVRSNPEIQEDGVISETGNYV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45567" table:number-columns-spanned="2" table:number-rows-spanned="1">
            <text:p>145567</text:p>
          </table:table-cell>
          <table:covered-table-cell/>
          <table:table-cell office:value-type="string" table:number-columns-spanned="2" table:number-rows-spanned="1">
            <text:p><text:a xlink:href="http://www.ncbi.nlm.nih.gov/protein/145567">http://www.ncbi.nlm.nih.gov/protein/145567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13.3">
            <text:p>13.3</text:p>
          </table:table-cell>
          <table:table-cell office:value-type="string">
            <text:p>Colicin_E1</text:p>
          </table:table-cell>
          <table:table-cell office:value-type="string">
            <text:p>Escherichia ferguson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5991441">25991441</text:a></text:p>
          </table:table-cell>
          <table:table-cell office:value-type="string">
            <text:p>METAVAYYKDGVPYDDKGQVIITLLNGTPDGSGSGGGGGKGGSKSESSAAIHATAKWSTAQLKKTQAEQAARAKAAAEAQAKAKANRDALTQRLKDIVNEALRHNASRTPSATELAHANNAAMQAEAERLRLAKAEEKARKEAEAAEKAFQEAEQRRKEIEREKAETERQLKLAEAEEKRLAALSEEAKAVEIAQKKLSAAQSEVVKMDGEIKTLNSRLSSSIHARDAEMKTLAGKRNELAQASAKYKELDELV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5991441" table:number-columns-spanned="2" table:number-rows-spanned="1">
            <text:p>25991441</text:p>
          </table:table-cell>
          <table:covered-table-cell/>
          <table:table-cell office:value-type="string" table:number-columns-spanned="2" table:number-rows-spanned="1">
            <text:p><text:a xlink:href="http://www.ncbi.nlm.nih.gov/protein/25991441">http://www.ncbi.nlm.nih.gov/protein/25991441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14.3">
            <text:p>14.3</text:p>
          </table:table-cell>
          <table:table-cell office:value-type="string">
            <text:p>Colicin_E1</text:p>
          </table:table-cell>
          <table:table-cell office:value-type="string">
            <text:p>Plasmid ColE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144333">144333</text:a></text:p>
          </table:table-cell>
          <table:table-cell office:value-type="string">
            <text:p>METAVAYYKDGVPYDDKGQVIITLLNGTPDGSGSGGGGGKGGSKSESSAAIHATAKWSTAQLKKTQAEQAARAKAAAEAQAKAKANRDALTQRLKDIVNEALRHNASRTPSATELAHANNAAMQAEDERLRLAKAEEKARKEAEAAEKAFQEAEQRRKEIEREKAETERQLKLAEAEEKRLAALSEEAKAVEIAQKKLSAAQSEVVKMDGEIKTLNSRLSSSIHARDAEMKTLAGKRNELAQASAKYKELDELV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44333" table:number-columns-spanned="2" table:number-rows-spanned="1">
            <text:p>144333</text:p>
          </table:table-cell>
          <table:covered-table-cell/>
          <table:table-cell office:value-type="string" table:number-columns-spanned="2" table:number-rows-spanned="1">
            <text:p><text:a xlink:href="http://www.ncbi.nlm.nih.gov/protein/144333">http://www.ncbi.nlm.nih.gov/protein/144333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15.3">
            <text:p>15.3</text:p>
          </table:table-cell>
          <table:table-cell office:value-type="string">
            <text:p>Colicin_E1</text:p>
          </table:table-cell>
          <table:table-cell office:value-type="string">
            <text:p>Shigella sonnei plasmid pKY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96927">96927</text:a></text:p>
          </table:table-cell>
          <table:table-cell office:value-type="string">
            <text:p>METAVAYYKDGVPYDDKGQVIITLLNGNPDGSGSGGGGGTGGSKSESSAAIHATAKWSTAQLKKTQAEQAARAKAAAEAQAKAKANRDALTQHLKDIVNEALRHNSTHPEVIDLLMPIMQRCRQKQSGCALQKQKKKPVKKRKRAEKSFQEAEQRRKEIEKEQAETERQLKLAEDEEKRLAALSEEARAVEVAQKNLAAAQSELAKVDEEINTLNTRLSSSIHARDAETNTLSGKRNELDQASAKYKELDERVKL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96927" table:number-columns-spanned="2" table:number-rows-spanned="1">
            <text:p>96927</text:p>
          </table:table-cell>
          <table:covered-table-cell/>
          <table:table-cell office:value-type="string" table:number-columns-spanned="2" table:number-rows-spanned="1">
            <text:p><text:a xlink:href="http://www.ncbi.nlm.nih.gov/protein/96927">http://www.ncbi.nlm.nih.gov/protein/96927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16.3">
            <text:p>16.3</text:p>
          </table:table-cell>
          <table:table-cell office:value-type="string">
            <text:p>Colicin_E1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67551171">67551171</text:a></text:p>
          </table:table-cell>
          <table:table-cell office:value-type="string">
            <text:p>METAVAYYKDGVPYDDKGQVIITLLNGNPDGSGSGSGGGGGTGGSKSESSAAIHATAKWSTAQLKKTQAEQAARAKAAAEAQAKAKANRDALTQHLKDIVNEALRHNSTHPEVIDLAHANNAAMQAEAERLRLAKAEEKARKEAEAAEKAFQEAEQRRKEIEKEQAETERQLKLAEDEEKRLAALSEEARAVEVAQKNLAAAQSELAKVDEEINTLNTRLSSSIHARDAETNTLSGKRNELDQASAKYKELDERV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67551171" table:number-columns-spanned="2" table:number-rows-spanned="1">
            <text:p>67551171</text:p>
          </table:table-cell>
          <table:covered-table-cell/>
          <table:table-cell office:value-type="string" table:number-columns-spanned="2" table:number-rows-spanned="1">
            <text:p><text:a xlink:href="http://www.ncbi.nlm.nih.gov/protein/67551171">http://www.ncbi.nlm.nih.gov/protein/67551171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6">
          <table:table-cell/>
          <table:table-cell office:value-type="float" office:value="17.3">
            <text:p>17.3</text:p>
          </table:table-cell>
          <table:table-cell office:value-type="string">
            <text:p>Colicin_E5</text:p>
          </table:table-cell>
          <table:table-cell office:value-type="string">
            <text:p>Plasmid ColE5-0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809664">809664</text:a></text:p>
          </table:table-cell>
          <table:table-cell office:value-type="string">
            <text:p>RFAHDPMAGGHRMWQMAGLKAQRAQTDVNNKQAAFDAAAKEKADADAALSTAMESRKKKEDNKRDAEGKLNDELAKNKGKIPGLKIDQKIRGQMPERGWTEDDIKNTVSNGATGTSFDKRSPKKTPPDYLGRNDPATVYGSPGKYVVVNDRTGEVTQISDKTDPGWVDDSRIQWGNKNDQ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809664" table:number-columns-spanned="2" table:number-rows-spanned="1">
            <text:p>809664</text:p>
          </table:table-cell>
          <table:covered-table-cell/>
          <table:table-cell office:value-type="string" table:number-columns-spanned="2" table:number-rows-spanned="1">
            <text:p><text:a xlink:href="http://www.ncbi.nlm.nih.gov/protein/809664">http://www.ncbi.nlm.nih.gov/protein/809664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7">
          <table:table-cell/>
          <table:table-cell office:value-type="float" office:value="18.3">
            <text:p>18.3</text:p>
          </table:table-cell>
          <table:table-cell office:value-type="string">
            <text:p>Colicin_E6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27149">227149</text:a></text:p>
          </table:table-cell>
          <table:table-cell office:value-type="string">
            <text:p>RFAHDPMAGGHRMWQMAGLKAQRAQTDVNNKQAAFDAAAKEKSDADAALSSAMESRKKKEDKKRSAENKLNEEKNKPRKGVKDYGHDYHPDPKTEDIKGLGELKEGKPKTPKQGGGGKRARWYGDKGRKIYEWDSQHGELEGYRASDGQHLGSFEPKTGNQLKGPDPKRNIKKYL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27149" table:number-columns-spanned="2" table:number-rows-spanned="1">
            <text:p>227149</text:p>
          </table:table-cell>
          <table:covered-table-cell/>
          <table:table-cell office:value-type="string" table:number-columns-spanned="2" table:number-rows-spanned="1">
            <text:p><text:a xlink:href="http://www.ncbi.nlm.nih.gov/protein/227149">http://www.ncbi.nlm.nih.gov/protein/227149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19.3">
            <text:p>19.3</text:p>
          </table:table-cell>
          <table:table-cell office:value-type="string">
            <text:p>Colicin_E7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28934">228934</text:a></text:p>
          </table:table-cell>
          <table:table-cell office:value-type="string">
            <text:p>MSGGDGRGHNSGAHNTGGNINGGPTGLGGNGGASDGSGWSSENNPWGGGSGSGVHWGGGSGHGNGGGNSNSGGGSNSSVAAPMAFGFPALAAPGAGTLGISVSGEALSAAIADIFAALKGPFKFSAWGIALYGILPSEIAKDDPNMMSKIVTSLPAETVTNVQVSTLPLDQATVSVTKRVTDVVKDTRQHIAVVAGVPMSVPVVNAKPTRTPGVFHASFPGVPSLTVSTVKGLPVSTTLPRGITEDKGRTAVPAG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28934" table:number-columns-spanned="2" table:number-rows-spanned="1">
            <text:p>228934</text:p>
          </table:table-cell>
          <table:covered-table-cell/>
          <table:table-cell office:value-type="string" table:number-columns-spanned="2" table:number-rows-spanned="1">
            <text:p><text:a xlink:href="http://www.ncbi.nlm.nih.gov/protein/228934">http://www.ncbi.nlm.nih.gov/protein/228934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20.3">
            <text:p>20.3</text:p>
          </table:table-cell>
          <table:table-cell office:value-type="string">
            <text:p>Colicin_E7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144375">144375</text:a></text:p>
          </table:table-cell>
          <table:table-cell office:value-type="string">
            <text:p>MSGGDGRGHNSGAHNTGGNINGGPTGLGGNGGASDGSGWSSENNPWGGGSGSGVHWGGGSGHGNGGGNSNSGGGSNSSVAAPMAFGFPALAAPGAGTLGISVSGEALSAAIADIFAALKGPFKFSAWGIALYGILPSEIAKDDPNMMSKIVTSLPAETVTNVQVSTLPLDQATVSVTKRVTDVVKDTRQHIAVVAGVPMSVPVVNAKPTRTPGVFHASFPGVPSLTVSTVKGLPVSTTLPRGITEDKGRTAVPAG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44375" table:number-columns-spanned="2" table:number-rows-spanned="1">
            <text:p>144375</text:p>
          </table:table-cell>
          <table:covered-table-cell/>
          <table:table-cell office:value-type="string" table:number-columns-spanned="2" table:number-rows-spanned="1">
            <text:p><text:a xlink:href="http://www.ncbi.nlm.nih.gov/protein/144375">http://www.ncbi.nlm.nih.gov/protein/144375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18">
          <table:table-cell/>
          <table:table-cell office:value-type="float" office:value="21.3">
            <text:p>21.3</text:p>
          </table:table-cell>
          <table:table-cell office:value-type="string">
            <text:p>Colicin_E9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27153">227153</text:a></text:p>
          </table:table-cell>
          <table:table-cell office:value-type="string">
            <text:p>RFAHDPMAGGHRMWQMAGLKAQRAQTDVNNKQAAFDAAAKEKSDADAALSAAQERRKQKENKEKDAKDKLDKESKRNKPCKATGKGKPVGDKWLDDAGKDSGAPIPDRIADKLRDKEFKSFDDFRKAVWEEVSKDPELSKNLNPSNKSSVSKGYSPFTPKNQQVGGRKVYELHHDKPISQGGEVYDMDNIRVTTPKRHIDIHRG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27153" table:number-columns-spanned="2" table:number-rows-spanned="1">
            <text:p>227153</text:p>
          </table:table-cell>
          <table:covered-table-cell/>
          <table:table-cell office:value-type="string" table:number-columns-spanned="2" table:number-rows-spanned="1">
            <text:p><text:a xlink:href="http://www.ncbi.nlm.nih.gov/protein/227153">http://www.ncbi.nlm.nih.gov/protein/227153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22.3">
            <text:p>22.3</text:p>
          </table:table-cell>
          <table:table-cell office:value-type="string">
            <text:p>Colicin_Ia</text:p>
          </table:table-cell>
          <table:table-cell office:value-type="string">
            <text:p>Escherichia ferguson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5991459">25991459</text:a></text:p>
          </table:table-cell>
          <table:table-cell office:value-type="string">
            <text:p>MSDPVRITNPGAESLGYDSDGHEIMAVDIYVNPPRVDVFHGTPPAWSSFGNKTIWGGNEWVDDSPTRSDIEKRDKEITAYKNTLSAQQKENENKRTEAGKRLSAAIAAREKDENTLKTLRAGNADAADITRQEFRLLQAELREYGFRTEIAGYDALRLHTESRMLFADADSLRISPREARSLIEQAEKRQKDAQNADKKAADMLAEYERRKGILDTRLSELEKNGGAALAVLDAQQA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5991459" table:number-columns-spanned="2" table:number-rows-spanned="1">
            <text:p>25991459</text:p>
          </table:table-cell>
          <table:covered-table-cell/>
          <table:table-cell office:value-type="string" table:number-columns-spanned="2" table:number-rows-spanned="1">
            <text:p><text:a xlink:href="http://www.ncbi.nlm.nih.gov/protein/25991459">http://www.ncbi.nlm.nih.gov/protein/25991459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23.3">
            <text:p>23.3</text:p>
          </table:table-cell>
          <table:table-cell office:value-type="string">
            <text:p>Colicin_Ia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914580">2914580</text:a></text:p>
          </table:table-cell>
          <table:table-cell office:value-type="string">
            <text:p>EIMAVDIYVNPPRVDVFHGTPPAWSSFGNKTIWGGNEWVDDSPTRSDIEKRDKEITAYKNTLSAQQKENENKRTEAGKRLSAAIAAREKDENTLKTLRAGNADAADITRQEFRLLQAELREYGFRTEIAGYDALRLHTESRMLFADADSLRISPREARSLIEQAEKRQKDAQNADKKAADMLAEYERRKGILDTRLSELEKNGGAALAVLDAQQARLLGQQTRNDRAISEARNKLSSVTESLNTARNALTRAEQQ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914580" table:number-columns-spanned="2" table:number-rows-spanned="1">
            <text:p>2914580</text:p>
          </table:table-cell>
          <table:covered-table-cell/>
          <table:table-cell office:value-type="string" table:number-columns-spanned="2" table:number-rows-spanned="1">
            <text:p><text:a xlink:href="http://www.ncbi.nlm.nih.gov/protein/2914580">http://www.ncbi.nlm.nih.gov/protein/2914580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24.3">
            <text:p>24.3</text:p>
          </table:table-cell>
          <table:table-cell office:value-type="string">
            <text:p>Colicin_IB</text:p>
          </table:table-cell>
          <table:table-cell office:value-type="string">
            <text:p>Escherichia ferguson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5991453">25991453</text:a></text:p>
          </table:table-cell>
          <table:table-cell office:value-type="string">
            <text:p>MSDPVRITNPGAESLGYDSDGHEIMAVDIYVNPPRVDVFHGTPPAWSSFGNKTIWGGNEWVDDSPTRSDIEKRDKEITAYKNTLSVQQKENENKRTEAGKRLSAAIAAREKDENTLKTLRAGNADVADITRQEFRLLQAELREYGFRTEIAGYDALRLHTESRMLFADADSLRISPREARSLIEQAEKRQKDAQNADKKAADMLAEYERRKGILDTRLSELEKNGGAALAVLDAQQA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5991453" table:number-columns-spanned="2" table:number-rows-spanned="1">
            <text:p>25991453</text:p>
          </table:table-cell>
          <table:covered-table-cell/>
          <table:table-cell office:value-type="string" table:number-columns-spanned="2" table:number-rows-spanned="1">
            <text:p><text:a xlink:href="http://www.ncbi.nlm.nih.gov/protein/25991453">http://www.ncbi.nlm.nih.gov/protein/25991453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25.3">
            <text:p>25.3</text:p>
          </table:table-cell>
          <table:table-cell office:value-type="string">
            <text:p>Colicin_IB</text:p>
          </table:table-cell>
          <table:table-cell office:value-type="string">
            <text:p>Escherichia ferguson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5991456">25991456</text:a></text:p>
          </table:table-cell>
          <table:table-cell office:value-type="string">
            <text:p>MSDPVRITNPGAESLGYDSDGHEIMAVDIYVNPPRVDVFHGTPPAWSSFGNKTIWGGNEWVDDSPTRSDIEKRDKEITAYKNTLSVQQKENENKRTEAGKRLSAAIAAREKDENTLKTLRAGNADVADITRQEFRLLQAELREYGFRTEIAGYDALRLHTESRMLFADADSLRISPREARSLIEQAEKRQKDAQNADKKAADMLAEYERRKGILDTRLSELEKNGGAALAVLDAQQA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5991456" table:number-columns-spanned="2" table:number-rows-spanned="1">
            <text:p>25991456</text:p>
          </table:table-cell>
          <table:covered-table-cell/>
          <table:table-cell office:value-type="string" table:number-columns-spanned="2" table:number-rows-spanned="1">
            <text:p><text:a xlink:href="http://www.ncbi.nlm.nih.gov/protein/25991456">http://www.ncbi.nlm.nih.gov/protein/25991456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26.3">
            <text:p>26.3</text:p>
          </table:table-cell>
          <table:table-cell office:value-type="string">
            <text:p>Colicin_Ib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41142">41142</text:a></text:p>
          </table:table-cell>
          <table:table-cell office:value-type="string">
            <text:p>MSDPVRITNPGAESLGYDSDGHEIMAVDIYVNPPRVDVFHGTPPAWSSFGNKTIWGGNEWVDDSPTRSDIEKRDKEITAYKNTLSAQQKENENKRTEAGKRLSAAIAAREKDENTLKTLRAGNADAADITRQEFRLLQAELREYGFRTEIAGYDALRLHTESRMLFADADSLRISPREARSLIEQAEKRQKDAQNADKKAADMLAEYERRKGILDTRLSELEKNGGAALAVLDAQQA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41142" table:number-columns-spanned="2" table:number-rows-spanned="1">
            <text:p>41142</text:p>
          </table:table-cell>
          <table:covered-table-cell/>
          <table:table-cell office:value-type="string" table:number-columns-spanned="2" table:number-rows-spanned="1">
            <text:p><text:a xlink:href="http://www.ncbi.nlm.nih.gov/protein/41142">http://www.ncbi.nlm.nih.gov/protein/41142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27.3">
            <text:p>27.3</text:p>
          </table:table-cell>
          <table:table-cell office:value-type="string">
            <text:p>Colicin_Ib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67551175">67551175</text:a></text:p>
          </table:table-cell>
          <table:table-cell office:value-type="string">
            <text:p>MSDPVRITNPGAESLGYDSDGHEIMAVDIYVNPPRVDVFHGTPPAWSSFGNKTIWGGNEWVDDSPTRSDIEKRDKEITAYKNTLSAQQKENENKRTEAGKRLSAAIAAREKDENTLKTLRAGNADAADITRQEFRLLQAELREYGFRTEIAGYDALRLHTESRMLFADADSLRISPREARSLIEQAEKRQKDAQNADKKAADMLAEYERRKGILDTRLSELEKNGGAALAVLDAQQA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67551175" table:number-columns-spanned="2" table:number-rows-spanned="1">
            <text:p>67551175</text:p>
          </table:table-cell>
          <table:covered-table-cell/>
          <table:table-cell office:value-type="string" table:number-columns-spanned="2" table:number-rows-spanned="1">
            <text:p><text:a xlink:href="http://www.ncbi.nlm.nih.gov/protein/67551175">http://www.ncbi.nlm.nih.gov/protein/67551175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28.3">
            <text:p>28.3</text:p>
          </table:table-cell>
          <table:table-cell office:value-type="string">
            <text:p>Colicin_Ib</text:p>
          </table:table-cell>
          <table:table-cell office:value-type="string">
            <text:p>Salmonella enteric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70610207">70610207</text:a></text:p>
          </table:table-cell>
          <table:table-cell office:value-type="string">
            <text:p>MSDPVRITNPGAESLGYDSDGHEIMAVDIYVNPPRVDVFHGTPPAWSSFGNKTIWGGNEWVDDSPTRSDIEKRDKEITAYKNTLSAQQKENENKRTEAGKRLSAAIAAREKDENTLKTLRAGNADAADITRQEFRLLQAELREYGFRTEIAGYDALRLHTESRMLFADADSLRISPREARSLIEQAEKRQKDAQNADKKAADMLAEYERRKGILDTRLSELEKNGGAALAVLDAQQA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70610207" table:number-columns-spanned="2" table:number-rows-spanned="1">
            <text:p>70610207</text:p>
          </table:table-cell>
          <table:covered-table-cell/>
          <table:table-cell office:value-type="string" table:number-columns-spanned="2" table:number-rows-spanned="1">
            <text:p><text:a xlink:href="http://www.ncbi.nlm.nih.gov/protein/70610207">http://www.ncbi.nlm.nih.gov/protein/70610207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29.3">
            <text:p>29.3</text:p>
          </table:table-cell>
          <table:table-cell office:value-type="string">
            <text:p>Colicin_IB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73853272">73853272</text:a></text:p>
          </table:table-cell>
          <table:table-cell office:value-type="string">
            <text:p>MSDPVRITNPGAESLGYDSDGHEIMAVDIYVNPPRVDVFHGTPPAWSSFGNKTIWGGNEWVDDSPTRSDIEKRDKEITAYKNTLSVQQKENENKRTEAGKRLSAAIAAREKDENTLKTLRAGNADAADITRQEFRLLQAELREYGFRTEIAGYDALRLHTESRMLFADADSLRISPREARSLIEQAEKRQKDAQNADKKAADMLAEYERRKGILDTRLSELEKNGGAALAVLDAQQA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73853272" table:number-columns-spanned="2" table:number-rows-spanned="1">
            <text:p>73853272</text:p>
          </table:table-cell>
          <table:covered-table-cell/>
          <table:table-cell office:value-type="string" table:number-columns-spanned="2" table:number-rows-spanned="1">
            <text:p><text:a xlink:href="http://www.ncbi.nlm.nih.gov/protein/73853272">http://www.ncbi.nlm.nih.gov/protein/73853272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30.3">
            <text:p>30.3</text:p>
          </table:table-cell>
          <table:table-cell office:value-type="string">
            <text:p>Colicin_K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3929342">3929342</text:a></text:p>
          </table:table-cell>
          <table:table-cell office:value-type="string">
            <text:p>MAKELSGYGPTAGESMGGTGANLNQQGGNNNSNSGVHWGGGSGHGNNGGQGNSNSSGSTSTVMKTGESYLTPWGDVVINNDGLPVMNGIVMTEENSTLVDNPFGGVSRVLNSLISDMPSLFAESSGNNNNNTASVNTAPTNAQVSDMDKSSKVVSNVINEKQKQKNKIATQISEKQKKIEEMKKVFKHHSYHGITDLERDVDELQKKSNQLDADISKLNSYKNTLQSKIGDVNKQKEAEEKARENAEVAEHETL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3929342" table:number-columns-spanned="2" table:number-rows-spanned="1">
            <text:p>3929342</text:p>
          </table:table-cell>
          <table:covered-table-cell/>
          <table:table-cell office:value-type="string" table:number-columns-spanned="2" table:number-rows-spanned="1">
            <text:p><text:a xlink:href="http://www.ncbi.nlm.nih.gov/protein/3929342">http://www.ncbi.nlm.nih.gov/protein/3929342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31.3">
            <text:p>31.3</text:p>
          </table:table-cell>
          <table:table-cell office:value-type="string">
            <text:p>Colicin_K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1124900">1124900</text:a></text:p>
          </table:table-cell>
          <table:table-cell office:value-type="string">
            <text:p>MAKELSGYGPTAGESMGGTGANLNQQGGNNNSNSGVHWGGGSGHGNNGGQGNSNSSGSTSTVMKTGESYLTPWGDVVINNDGLPVMNGIVMTEENSTLVDNPFGGVSRVLNSLISDMPSLFAESSGNNNNNTASVNTAPTNAQVSDMDKSSKVVSNVINEKQKQKNKIATQISEKQKKIEEMKKVFKHHSYHGITDLERDVDELQKKSNQLDADISKLNSYKNTLQSKIGDVNKQKEAEEKARENAEVAEHETL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124900" table:number-columns-spanned="2" table:number-rows-spanned="1">
            <text:p>1124900</text:p>
          </table:table-cell>
          <table:covered-table-cell/>
          <table:table-cell office:value-type="string" table:number-columns-spanned="2" table:number-rows-spanned="1">
            <text:p><text:a xlink:href="http://www.ncbi.nlm.nih.gov/protein/1124900">http://www.ncbi.nlm.nih.gov/protein/1124900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32.3">
            <text:p>32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864">595864</text:a></text:p>
          </table:table-cell>
          <table:table-cell office:value-type="string">
            <text:p>METAVAYYKDGVPYDDKGQVIITLLNGTPDGSGSGGGGGKGGSKSESSAAIHATAKWSTAQLKKTQAEQAARAKAAAEAQAKAKANRDALTQRLKDIVNEALRHNASRTPSATELAHANNAAMQAEDERLRLAKAEEKARKEAEAAEKAFQEAEQRRKEIEREKAETERQLKLAEAEEKRLAALSEEAKAVEIAQKKLSAAQSEVVKMDGEIKTLNSRLSSSIHARDAEMKTLAGKRNELAQASAKYKELDELV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864" table:number-columns-spanned="2" table:number-rows-spanned="1">
            <text:p>595864</text:p>
          </table:table-cell>
          <table:covered-table-cell/>
          <table:table-cell office:value-type="string" table:number-columns-spanned="2" table:number-rows-spanned="1">
            <text:p><text:a xlink:href="http://www.ncbi.nlm.nih.gov/protein/595864">http://www.ncbi.nlm.nih.gov/protein/595864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33.3">
            <text:p>33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867">595867</text:a></text:p>
          </table:table-cell>
          <table:table-cell office:value-type="string">
            <text:p>MSDPVRITNPGAESLGYDSDGHEIMAVDIYVNPPRVDVFHGTPPAWSSFGNKTIWGGNEWVDDSPTRSDIEKRDKEITAYKNTLSAQQKENENKRTEAGKRLSAAIAAREKDENTLKTLRAGNADAADITRQEFRLLQAELREYGFRTEIAGYDALRLHTESRMLFADADSLRISPREARSLIEQAEKRQKDAQNADKKAADMLAEYERRKGILDTRLSELEKNGGAALAVLDAQQA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867" table:number-columns-spanned="2" table:number-rows-spanned="1">
            <text:p>595867</text:p>
          </table:table-cell>
          <table:covered-table-cell/>
          <table:table-cell office:value-type="string" table:number-columns-spanned="2" table:number-rows-spanned="1">
            <text:p><text:a xlink:href="http://www.ncbi.nlm.nih.gov/protein/595867">http://www.ncbi.nlm.nih.gov/protein/595867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34.3">
            <text:p>34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870">595870</text:a></text:p>
          </table:table-cell>
          <table:table-cell office:value-type="string">
            <text:p>MSDPVRITNPGAESLGYDSDGHEIMAVDIYVNPPRVDVFHGTPPAWSSFGNKTIWGGNEWVDDSPTRSDIEKRDKEITAYKNTLSAQQKENENKRTEAGKRLSAAIAAREKDENTLKTLRAGNADAADITRQEFRLLQAELREYGFRTEIAGYDALRLHTESRMLFADADSLRISPREARSLIEQAEKRQKDAQNADKKAADMLAEYERRKGILDTRLSELEKNGGAALAVLDAQQA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870" table:number-columns-spanned="2" table:number-rows-spanned="1">
            <text:p>595870</text:p>
          </table:table-cell>
          <table:covered-table-cell/>
          <table:table-cell office:value-type="string" table:number-columns-spanned="2" table:number-rows-spanned="1">
            <text:p><text:a xlink:href="http://www.ncbi.nlm.nih.gov/protein/595870">http://www.ncbi.nlm.nih.gov/protein/595870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35.3">
            <text:p>35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873">595873</text:a></text:p>
          </table:table-cell>
          <table:table-cell office:value-type="string">
            <text:p>MSDPVRITNPGAESLGYDSDGHEIMAVDIYVNPPRVDVFHGTPPAWSSFGNKTIWGGNEWVDDSPTRSDIEKRDKEITAYKNTLSAQQKENENKRTEAGKRLSAAIAAREKDENTLKTLRAGNADAADITRQEFRLLQAELREYGFRTEIAGYDALRLHTESRMLFADADSLRISPREARSLIEQAEKRQKDAQNADKKAADMLAEYERRKGILDTRLSELEKNGGAALAVLDAQQA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873" table:number-columns-spanned="2" table:number-rows-spanned="1">
            <text:p>595873</text:p>
          </table:table-cell>
          <table:covered-table-cell/>
          <table:table-cell office:value-type="string" table:number-columns-spanned="2" table:number-rows-spanned="1">
            <text:p><text:a xlink:href="http://www.ncbi.nlm.nih.gov/protein/595873">http://www.ncbi.nlm.nih.gov/protein/595873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36.3">
            <text:p>36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876">595876</text:a></text:p>
          </table:table-cell>
          <table:table-cell office:value-type="string">
            <text:p>MSDPVRITNPGAESLGYDSDGHEIMAVDIYVNPPRVDVFHGTPPAWSSFGNKTIWGGNEWVDDSPTRSDIEKRDKEITAYKNTLSAQQKENENKRTEAGKRLSAAIAAREKDENTLKTLRAGNADAADITRQEFRLLQAELREYGFRTEIAGYDALRLHTESRMLFADADSLRISPREARSLIEQAEKRQKDAQNADKKAADMLAEYERRKGILDTRLSELEKNGGAALAVLDAQQA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876" table:number-columns-spanned="2" table:number-rows-spanned="1">
            <text:p>595876</text:p>
          </table:table-cell>
          <table:covered-table-cell/>
          <table:table-cell office:value-type="string" table:number-columns-spanned="2" table:number-rows-spanned="1">
            <text:p><text:a xlink:href="http://www.ncbi.nlm.nih.gov/protein/595876">http://www.ncbi.nlm.nih.gov/protein/595876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37.3">
            <text:p>37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879">595879</text:a></text:p>
          </table:table-cell>
          <table:table-cell office:value-type="string">
            <text:p>MSDPVRITNPGAESLGYDSDGHEIMAVDIYVNPPRVDVFHGTPPAWSSFGNKTIWGGNEWVDDSPTRSDIEKRDKEITAYKNTLSAQQKENENKRTEAGKRLSAAIAAREKDENTLKTLRAGNADAADITRQEFRLLQAELREYGFRTEIAGYDALRLHTESRMLFADADSLRISPREARSLIEQAEKRQKDAQNADKKAADMLAEYERRKGILDTRLSELEKNGGAALAVLDAQQA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879" table:number-columns-spanned="2" table:number-rows-spanned="1">
            <text:p>595879</text:p>
          </table:table-cell>
          <table:covered-table-cell/>
          <table:table-cell office:value-type="string" table:number-columns-spanned="2" table:number-rows-spanned="1">
            <text:p><text:a xlink:href="http://www.ncbi.nlm.nih.gov/protein/595879">http://www.ncbi.nlm.nih.gov/protein/595879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38.3">
            <text:p>38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882">595882</text:a></text:p>
          </table:table-cell>
          <table:table-cell office:value-type="string">
            <text:p>MSDPVRITNPGAESLGYDSDGHEIMAVDIYVNPPRVDVFHGNPPAWSTFGNKTIWGGNEWVDDSPTRSDIEKRDKEITAYKMTLSAQQKENENKRTEAAKRLSAAIAAREKDENTLKTLRAGNADAADITRQEFRLLQAELREYGFRTEIAGYDALRLHTESRMLFADADSLRISPREARSLIEQAEKRQKDAQNADKKAADMLAEYERRKGILDTRLSELEKNGGAALAVLDAQQA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882" table:number-columns-spanned="2" table:number-rows-spanned="1">
            <text:p>595882</text:p>
          </table:table-cell>
          <table:covered-table-cell/>
          <table:table-cell office:value-type="string" table:number-columns-spanned="2" table:number-rows-spanned="1">
            <text:p><text:a xlink:href="http://www.ncbi.nlm.nih.gov/protein/595882">http://www.ncbi.nlm.nih.gov/protein/595882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39.3">
            <text:p>39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885">595885</text:a></text:p>
          </table:table-cell>
          <table:table-cell office:value-type="string">
            <text:p>MSDPVRITNPGAESLGYDSDGREIMAVDIYVNPPRVDVFHGTPPAWSSFGNKTIWGGNEWVDDSPTRSDIEKRDKEITAYKNTLSAQQKENENKRTEAGKRLSAAIAAREKDENTLKTLRAGNADAADITRQEFRLLQAELREYGFRTEIAGYDALRLHTESRMLFADADSLRISPREARSLIEQAEKRQKDAQNADKKAADMLAEYERRKGILDTRLSELEKNGGAALAVLDAQQVRLLGQQTRNDRAISEAR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885" table:number-columns-spanned="2" table:number-rows-spanned="1">
            <text:p>595885</text:p>
          </table:table-cell>
          <table:covered-table-cell/>
          <table:table-cell office:value-type="string" table:number-columns-spanned="2" table:number-rows-spanned="1">
            <text:p><text:a xlink:href="http://www.ncbi.nlm.nih.gov/protein/595885">http://www.ncbi.nlm.nih.gov/protein/595885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40.3">
            <text:p>40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888">595888</text:a></text:p>
          </table:table-cell>
          <table:table-cell office:value-type="string">
            <text:p>METAVAYYKDGVPYDDKGQVIITLLNGTPDGSGSGGGGGKGGSKSESSAAIHATAKWSTAQLKKTQAEQAARAKAAAEAQAKAKANRDALTQRLKDIVNEALRHNASRTPSATELAHANNAAMQAEDERLRLAKAEEKARKEAEAAEKAFQEAEQRRKEIEREKAETERQLKLAEAEEKRLAALSEEAKAVEIAQKKLSAAQSEVVKMDGEIKTLNSRLSSSIHARDAEMKTLAGKRNELAQASAKYKELDELV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888" table:number-columns-spanned="2" table:number-rows-spanned="1">
            <text:p>595888</text:p>
          </table:table-cell>
          <table:covered-table-cell/>
          <table:table-cell office:value-type="string" table:number-columns-spanned="2" table:number-rows-spanned="1">
            <text:p><text:a xlink:href="http://www.ncbi.nlm.nih.gov/protein/595888">http://www.ncbi.nlm.nih.gov/protein/595888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41.3">
            <text:p>41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891">595891</text:a></text:p>
          </table:table-cell>
          <table:table-cell office:value-type="string">
            <text:p>METAVAYYKDGVPYDDKGQVIITLLNGTPDGSGSGGGGGKGGSKSESSAAIHATAKWSTAQLKKTQAEQAARAKAAAEAQAKAKANRDALTQRLKDIVNEALRHNASRTPSATELAHANNAAMQAEDERLRLAKAEEKARKEAEAAEKAFQEAEQRRKEIEREKAETERQLKLAEAEEKRLAALSEEAKAVEIAQKKLSAAQSEVVKMDGEIKTLNSRLSSSIHARDAEMKTLAGKRNELAQASAKYKELDELV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891" table:number-columns-spanned="2" table:number-rows-spanned="1">
            <text:p>595891</text:p>
          </table:table-cell>
          <table:covered-table-cell/>
          <table:table-cell office:value-type="string" table:number-columns-spanned="2" table:number-rows-spanned="1">
            <text:p><text:a xlink:href="http://www.ncbi.nlm.nih.gov/protein/595891">http://www.ncbi.nlm.nih.gov/protein/595891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42.3">
            <text:p>42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894">595894</text:a></text:p>
          </table:table-cell>
          <table:table-cell office:value-type="string">
            <text:p>METAVAYYKDGVPYDDKGQVIITLLNGTPDGSGSGGGGGKGGSKSESSAAIHATAKWSTAQLKKTQAEQAARAKAAAEAQAKAKANRDALTQRLKDIVNEALRHNASRTPSATELAHANNAAMQAEDERLRLAKAEEKARKEAEAAEKAFQEAEQRRKEIEREKAETERQLKLAEAEEKRLAALSEEAKAVEIAQKKLSAAQSEVVKMDGEIKTLNSRLSSSIHARDAEMKTLAGKRNELAQASAKYKELDELV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894" table:number-columns-spanned="2" table:number-rows-spanned="1">
            <text:p>595894</text:p>
          </table:table-cell>
          <table:covered-table-cell/>
          <table:table-cell office:value-type="string" table:number-columns-spanned="2" table:number-rows-spanned="1">
            <text:p><text:a xlink:href="http://www.ncbi.nlm.nih.gov/protein/595894">http://www.ncbi.nlm.nih.gov/protein/595894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43.3">
            <text:p>43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900">595900</text:a></text:p>
          </table:table-cell>
          <table:table-cell office:value-type="string">
            <text:p>METAVAYYKDGVPYDDKGQVIITLLNGTPDGSGSGGGGGKGGSKSESSAAIHATAKWSTAQLKKTQAEQAARAKAAAEAQAKAKANRDALTQRLKDIVNEALRHNASRTPSATELAHANNAAMQAEDERLRLAKAEEKARKEAEAAEKAFQEAEQRRKEIEREKAETERQLKLAEAEEKRLAALSEEAKAVEIAQKKLSAAQSEVVKMDGEIKTLNSRLSSSIHARDAEMKTLAGKRNELAQASAKYKELDELV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900" table:number-columns-spanned="2" table:number-rows-spanned="1">
            <text:p>595900</text:p>
          </table:table-cell>
          <table:covered-table-cell/>
          <table:table-cell office:value-type="string" table:number-columns-spanned="2" table:number-rows-spanned="1">
            <text:p><text:a xlink:href="http://www.ncbi.nlm.nih.gov/protein/595900">http://www.ncbi.nlm.nih.gov/protein/595900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44.3">
            <text:p>44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903">595903</text:a></text:p>
          </table:table-cell>
          <table:table-cell office:value-type="string">
            <text:p>METAVAYYKDGVPYDDKGQVIITLLNGTPDGSGSGGGGGKGGSKSESSAAIHATAKWSTAQLKKTQAEQAARAKAAAEAQAKAKANRDALTQRLKDIVNEALRHNASRTPSATELAHANNAAMQAEDERLRLAKAEEKARKEAEAAEKAFQEAEQRRKEIEREKAETERQLKLAEAEEKRLAALSEEAKAVEIAQKKLSAAQSEVVKMDGEIKTLNSRLSSSIHARDAEMKTLAGKRNELAQASAKYKELDELV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903" table:number-columns-spanned="2" table:number-rows-spanned="1">
            <text:p>595903</text:p>
          </table:table-cell>
          <table:covered-table-cell/>
          <table:table-cell office:value-type="string" table:number-columns-spanned="2" table:number-rows-spanned="1">
            <text:p><text:a xlink:href="http://www.ncbi.nlm.nih.gov/protein/595903">http://www.ncbi.nlm.nih.gov/protein/595903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45.3">
            <text:p>45.3</text:p>
          </table:table-cell>
          <table:table-cell office:value-type="string">
            <text:p>Colicin_protei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95906">595906</text:a></text:p>
          </table:table-cell>
          <table:table-cell office:value-type="string">
            <text:p>METAVAYYKDGVPYDDKGQVIITLLNGTPDGSGSGGGGGKGGSKSESSAAIHATAKWSTAQLKKTQAEQAARAKAAAEAQAKAKANRDALTQRLKDIVNEALRHNASRTPSATELAHANNAAMQAEDERLRLAKAEEKARKEAEAAEKAFQEAEQRRKEIEREKAETERQLKLAEAEEKRLAALSEEAKAVEIAQKKLSAAQSEVVKMDGEIKTLNSRLSSSIHARDAEMKTLAGKRNELAQASAKYKELDELV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95906" table:number-columns-spanned="2" table:number-rows-spanned="1">
            <text:p>595906</text:p>
          </table:table-cell>
          <table:covered-table-cell/>
          <table:table-cell office:value-type="string" table:number-columns-spanned="2" table:number-rows-spanned="1">
            <text:p><text:a xlink:href="http://www.ncbi.nlm.nih.gov/protein/595906">http://www.ncbi.nlm.nih.gov/protein/595906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46.3">
            <text:p>46.3</text:p>
          </table:table-cell>
          <table:table-cell office:value-type="string">
            <text:p>Colicin_U</text:p>
          </table:table-cell>
          <table:table-cell office:value-type="string">
            <text:p>Shigella boyd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660584">2660584</text:a></text:p>
          </table:table-cell>
          <table:table-cell office:value-type="string">
            <text:p>MPGFNYGGHGDGTGWSSERGDGPAPGGGMQGNGGGHSGNNDSGSNSVSQQISAIQNDQKLKQKVVNMLIAARKMNPDAKMILGSIAPSGVMQVTIEGVTSTQARQLGLGGLVMGYNASGVIGAVGEIDTGHRLNASGASTPGSETSVDSFVNGQKPAEEWHAVAKDSWTGAGPVNTGLVNNAIKSVRIIKKGYVTGVLTPEEVMNKAEYKAMRQAFDSLPLAKQGEAVRQIVAAWSLAYQDFPVNLKKEMGRVTE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660584" table:number-columns-spanned="2" table:number-rows-spanned="1">
            <text:p>2660584</text:p>
          </table:table-cell>
          <table:covered-table-cell/>
          <table:table-cell office:value-type="string" table:number-columns-spanned="2" table:number-rows-spanned="1">
            <text:p><text:a xlink:href="http://www.ncbi.nlm.nih.gov/protein/2660584">http://www.ncbi.nlm.nih.gov/protein/2660584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47.3">
            <text:p>47.3</text:p>
          </table:table-cell>
          <table:table-cell office:value-type="string">
            <text:p>Colicin_Y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10955435">10955435</text:a></text:p>
          </table:table-cell>
          <table:table-cell office:value-type="string">
            <text:p>MVCFKSQRGMNMPGFNYGGYGDGTGWSSESGGPAPGGGMHGNSGGQRGDNANSSNSVSQQISAIQNDQKLKQKVVNMLIAARKMNPEAKMILGSIAPSGVMQVTIEGVTSTQAKQLGLGGLVMGYNASGVIGAVGEIDTGHRLNASGASTPGSETSVESFVNGQKPAGEWHAVAKDSWTGAGPVNVGLVNNAIKSVRIIKKGYVTGVLLPEEVMNKAEYKAMRQAFDSLPLAKQGEAVRQIVAAWSLAYQDFPV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0955435" table:number-columns-spanned="2" table:number-rows-spanned="1">
            <text:p>10955435</text:p>
          </table:table-cell>
          <table:covered-table-cell/>
          <table:table-cell office:value-type="string" table:number-columns-spanned="2" table:number-rows-spanned="1">
            <text:p><text:a xlink:href="http://www.ncbi.nlm.nih.gov/protein/10955435">http://www.ncbi.nlm.nih.gov/protein/10955435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48.3">
            <text:p>48.3</text:p>
          </table:table-cell>
          <table:table-cell office:value-type="string">
            <text:p>Colicin_Y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9081977">9081977</text:a></text:p>
          </table:table-cell>
          <table:table-cell office:value-type="string">
            <text:p>MVCFKSQRGMNMPGFNYGGYGDGTGWSSESGGPAPGGGMHGNSGGQRGDNANSSNSVSQQISAIQNDQKLKQKVVNMLIAARKMNPEAKMILGSIAPSGVMQVTIEGVTSTQAKQLGLGGLVMGYNASGVIGAVGEIDTGHRLNASGASTPGSETSVESFVNGQKPAGEWHAVAKDSWTGAGPVNVGLVNNAIKSVRIIKKGYVTGVLLPEEVMNKAEYKAMRQAFDSLPLAKQGEAVRQIVAAWSLAYQDFPV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9081977" table:number-columns-spanned="2" table:number-rows-spanned="1">
            <text:p>9081977</text:p>
          </table:table-cell>
          <table:covered-table-cell/>
          <table:table-cell office:value-type="string" table:number-columns-spanned="2" table:number-rows-spanned="1">
            <text:p><text:a xlink:href="http://www.ncbi.nlm.nih.gov/protein/9081977">http://www.ncbi.nlm.nih.gov/protein/9081977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8">
          <table:table-cell/>
          <table:table-cell office:value-type="float" office:value="49.3">
            <text:p>49.3</text:p>
          </table:table-cell>
          <table:table-cell office:value-type="string">
            <text:p>Colicin-10</text:p>
          </table:table-cell>
          <table:table-cell office:value-type="string">
            <text:p>Escherichia coli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11/j.1365-2958.1995.tb02391.x">REF</text:a></text:p>
          </table:table-cell>
          <table:table-cell table:style-name="ce2" office:value-type="string">
            <text:p><text:a xlink:href="http://www.uniprot.org/uniprot/CE10_ECOLX">CE10_ECOLX</text:a></text:p>
          </table:table-cell>
          <table:table-cell table:style-name="ce1"/>
          <table:table-cell office:value-type="string">
            <text:p>MDKVTDNSPDVESTESTEGSFPTVGVDTGDTITATLATGTENVGGGGGAFGGASESSAAIHATAKWSTAQLKKHQAEQAARAAAAEAALAKAKSQRDALTQRLKDIVNDALRANAARSPSVTDLAHANNMAMQAEAERLRLAKAEQKAREEAEAAEKALREAERQRDEIARQQAETAHLLAMAEAAEAEKNRQDSLDEEHRAVEVAEKKLAEAKAELAKAESDVQSKQAIVSRVAGELENAQKSVDVKVTGFPGWRDVQKKLERQLQDKKNEYSSVTNALNSAVSIRDAKKTEVQNAEIKLKEAKDALEKSQVKDSVDTMVGFYQYITEQYGEKYSRIAQDLAEKAKGSKFNSVDEALAAFEKYKNVLDKKFSKVDRDDIFNALESITYDEWAKHLEKISRALKVTGYLSFGYDVWDGTLKGLKTGDWKPLFVTLEKSAVDFGVAKIVALMFSFIVGAPLGFWGIAIITGIVSSYIGDDELNKLNELLGI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11/j.1365-2958.1995.tb02391.x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11/j.1365-2958.1995.tb02391.x">dx.doi.org/10.1111/j.1365-2958.1995.tb02391.x</text:a></text:p>
          </table:table-cell>
          <table:covered-table-cell/>
          <table:table-cell table:style-name="ce2" office:value-type="string" table:number-columns-spanned="2" table:number-rows-spanned="1">
            <text:p>CE10_ECOLX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CE10_ECOLX">http://www.uniprot.org/uniprot/CE10_ECOLX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18">
          <table:table-cell/>
          <table:table-cell office:value-type="float" office:value="50.3">
            <text:p>50.3</text:p>
          </table:table-cell>
          <table:table-cell office:value-type="string">
            <text:p>Colicin-A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23868">223868</text:a></text:p>
          </table:table-cell>
          <table:table-cell office:value-type="string">
            <text:p>AMEVAEKAKDERELLEKTSELIAGMGDKIGEHLGDKYKAIAKDIADNIKNFQGKTIRSFDDAMASLNKITANPAMKINKADRDALVNAWKHVDAQDMANKLGNLSKAFKVADVVMKVEKVREKSIEGYETGNWGPLMLEVESWVLSGIASSVALGIFSATLGAYALSLGVPAIAVGIAGILLAAVVGALIDDKFADALNNEIIRPAH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23868" table:number-columns-spanned="2" table:number-rows-spanned="1">
            <text:p>223868</text:p>
          </table:table-cell>
          <table:covered-table-cell/>
          <table:table-cell office:value-type="string" table:number-columns-spanned="2" table:number-rows-spanned="1">
            <text:p><text:a xlink:href="http://www.ncbi.nlm.nih.gov/protein/223868">http://www.ncbi.nlm.nih.gov/protein/223868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5">
          <table:table-cell/>
          <table:table-cell office:value-type="float" office:value="51.3">
            <text:p>51.3</text:p>
          </table:table-cell>
          <table:table-cell office:value-type="string">
            <text:p>Colicin-A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46395584">46395584</text:a></text:p>
          </table:table-cell>
          <table:table-cell office:value-type="string">
            <text:p>VAEKAKDERELLEKTSELIAGMGDKIGEHLGDKYKAIAKDIADNIKNFQGKTIRSFDDAMASLNKITANPAMKINKADRDALVNAWKHVDAQDMANKLGNLSKAFKVADVVMKVEKVREKSIEGYETGNWGPLMLEVESWVLSGIASSVALGIFSATLGAYALSLGVPAIAVGIAGILLAAVVGALIDDKFADALNNEIIRPAH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46395584" table:number-columns-spanned="2" table:number-rows-spanned="1">
            <text:p>46395584</text:p>
          </table:table-cell>
          <table:covered-table-cell/>
          <table:table-cell office:value-type="string" table:number-columns-spanned="2" table:number-rows-spanned="1">
            <text:p><text:a xlink:href="http://www.ncbi.nlm.nih.gov/protein/46395584">http://www.ncbi.nlm.nih.gov/protein/46395584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52.3">
            <text:p>52.3</text:p>
          </table:table-cell>
          <table:table-cell office:value-type="string">
            <text:p>Colicin-A</text:p>
          </table:table-cell>
          <table:table-cell office:value-type="string">
            <text:p>Citrobacter freund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116072">116072</text:a></text:p>
          </table:table-cell>
          <table:table-cell office:value-type="string">
            <text:p>MPGFNYGGKGDGTGWSSERGSGPEPGGGSHGNSGGHDRGDSSNVGNESVTVMKPGDSYNTPWGKVIINAAGQPTMNGTVMTADNSSMVPYGRGFTRVLNSLVNNPVSPAGQNGGKSPVQTAVENYLMVQSGNLPPGYWLSNGKVMTEVREERTSGGGGKNGNERTWTVKVPREVPQLTASYNEGMRIRQEAADRARAEANARALAEEEARAIASGKSKAEFDAGKRVEAAQAAINTAQLNVNNLSGAVSAANQVI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16072" table:number-columns-spanned="2" table:number-rows-spanned="1">
            <text:p>116072</text:p>
          </table:table-cell>
          <table:covered-table-cell/>
          <table:table-cell office:value-type="string" table:number-columns-spanned="2" table:number-rows-spanned="1">
            <text:p><text:a xlink:href="http://www.ncbi.nlm.nih.gov/protein/116072">http://www.ncbi.nlm.nih.gov/protein/116072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53.3">
            <text:p>53.3</text:p>
          </table:table-cell>
          <table:table-cell office:value-type="string">
            <text:p>Colicin-B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116066">116066</text:a></text:p>
          </table:table-cell>
          <table:table-cell office:value-type="string">
            <text:p>MSDNEGSVPTEGIDYGDTMVVWPSTGRIPGGDVKPGGSSGLAPSMPPGWGDYSPQGIALVQSVLFPGIIRRIILDKELEEGDWSGWSVSVHSPWGNEKVSAARTVLENGLRGGLPEPSRPAAVSFARLEPASGNEQKIIRLMVTQQLEQVTDIPASQLPAAGNNVPVKYRLTDLMQNGTQYMAIIGGIPMTVPVVDAVPVPDRSRPGTNIKDVYSAPVSPNLPDLVLSVGQMNTPVRSNPEIQEDGVISETGNYV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16066" table:number-columns-spanned="2" table:number-rows-spanned="1">
            <text:p>116066</text:p>
          </table:table-cell>
          <table:covered-table-cell/>
          <table:table-cell office:value-type="string" table:number-columns-spanned="2" table:number-rows-spanned="1">
            <text:p><text:a xlink:href="http://www.ncbi.nlm.nih.gov/protein/116066">http://www.ncbi.nlm.nih.gov/protein/116066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54.3">
            <text:p>54.3</text:p>
          </table:table-cell>
          <table:table-cell office:value-type="string">
            <text:p>Colicin-D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116068">116068</text:a></text:p>
          </table:table-cell>
          <table:table-cell office:value-type="string">
            <text:p>MSDYEGSGPTEGIDYGHSMVVWPSTGLISGGDVKPGGSSGIAPSMPPGWGDYSPQGIALVQSVLFPGIIRRIILDKELEEGDWSGWSVSVHSPWGNEKVSAARTVLENGLRGGLPEPSRPAAVSFARLEPASGNEQKIIRLMVTQQLEQVTDIPASQLPAAGNNVPVKYRLMDLMQNGTQYMAIIGGIPMTVPVVDAVPVPDRSRPGTNIKDVYSAPVSPNLPDLVLSVGQMNTPVLSNPEIQEEGVIAETGNYV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16068" table:number-columns-spanned="2" table:number-rows-spanned="1">
            <text:p>116068</text:p>
          </table:table-cell>
          <table:covered-table-cell/>
          <table:table-cell office:value-type="string" table:number-columns-spanned="2" table:number-rows-spanned="1">
            <text:p><text:a xlink:href="http://www.ncbi.nlm.nih.gov/protein/116068">http://www.ncbi.nlm.nih.gov/protein/116068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55.3">
            <text:p>55.3</text:p>
          </table:table-cell>
          <table:table-cell office:value-type="string">
            <text:p>Colicin-E1</text:p>
          </table:table-cell>
          <table:table-cell office:value-type="string">
            <text:p>Escherichia ferguson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5991445">25991445</text:a></text:p>
          </table:table-cell>
          <table:table-cell office:value-type="string">
            <text:p>METAVAYYKDGVPYDDKGQVIITLLNGTPDGSGSGGGGGKGGSKSESSAAIHATAKWSTAQLKKTQAEQATRAKAAAEAQAKAKANRDALTQRLKDIVNEALRHNASRTPSATELAHANNAAMQAEAERLRLAKAEEKARKEAEAAEKAFQEAEQRRKEIEREKAETERQLKLAEAEEKRLAALSEEAKAVEIAQKKLSAAQSEVVKMDGEIKTLNSRLSSSIHARDAEMKTLAGKRNELAQASAKYKELDELV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5991445" table:number-columns-spanned="2" table:number-rows-spanned="1">
            <text:p>25991445</text:p>
          </table:table-cell>
          <table:covered-table-cell/>
          <table:table-cell office:value-type="string" table:number-columns-spanned="2" table:number-rows-spanned="1">
            <text:p><text:a xlink:href="http://www.ncbi.nlm.nih.gov/protein/25991445">http://www.ncbi.nlm.nih.gov/protein/25991445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56.3">
            <text:p>56.3</text:p>
          </table:table-cell>
          <table:table-cell office:value-type="string">
            <text:p>Colicin-E1</text:p>
          </table:table-cell>
          <table:table-cell office:value-type="string">
            <text:p>Escherichia fergusoni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5991449">25991449</text:a></text:p>
          </table:table-cell>
          <table:table-cell office:value-type="string">
            <text:p>METAVAYYKDGVPYDDKGQVIITLLNGNPDGSGSGSGGGGGTGGSKSESSAAIHATAKWSTAQLKKTQAEQAARAKAAAEAQAKAKANRDALTQHLKDIVNEALRHNSTHLEVIDLAHANNAAMQAEAERLRLAKAEEKARKEAEAAEKAFQEAEQRRKEIEKEQAETERQLKLAEDEEKRLAALSEEARAVEVAQKNLAAAQSELAKVDEEINTLNTRLSSSIHARDAETNTLSGKRNELDQASAKYKELDERV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5991449" table:number-columns-spanned="2" table:number-rows-spanned="1">
            <text:p>25991449</text:p>
          </table:table-cell>
          <table:covered-table-cell/>
          <table:table-cell office:value-type="string" table:number-columns-spanned="2" table:number-rows-spanned="1">
            <text:p><text:a xlink:href="http://www.ncbi.nlm.nih.gov/protein/25991449">http://www.ncbi.nlm.nih.gov/protein/25991449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57.3">
            <text:p>57.3</text:p>
          </table:table-cell>
          <table:table-cell office:value-type="string">
            <text:p>Colicin-E1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02978">P02978</text:a></text:p>
          </table:table-cell>
          <table:table-cell table:style-name="ce1"/>
          <table:table-cell office:value-type="string">
            <text:p>METAVAYYKDGVPYDDKGQVIITLLNGTPDGSGSGGGGGKGGSKSESSAAIHATAKWSTAQLKKTQAEQAARAKAAAEAQAKAKANRDALTQRLKDIVNEALRHNASRTPSATELAHANNAAMQAEDERLRLAKAEEKARKEAEAAEKAFQEAEQRRKEIEREKAETERQLKLAEAEEKRLAALSEEAKAVEIAQKKLSAAQSEVVKMDGEIKTLNSRLSSSIHARDAEMKTLAGKRNELAQASAKYKELDELV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02978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02978">http://www.uniprot.org/uniprot/P02978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58.3">
            <text:p>58.3</text:p>
          </table:table-cell>
          <table:table-cell office:value-type="string">
            <text:p>Colicin-E9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1705745">1705745</text:a></text:p>
          </table:table-cell>
          <table:table-cell office:value-type="string">
            <text:p>MSGGDGRGHNTGAHSTSGNINGGPTGIGVSGGASDGSGWSSENNPWGGGSGSGIHWGGGSGRGNGGGNGNSGGGSGTGGNLSAVAAPVAFGFPALSTPGAGGLAVSISASELSAAIAGIIAKLKKVNLKFTPFGVVLSSLIPSEIAKDDPNMMSKIVTSLPADDITESPVSSLPLDKATVNVNVRVVDDVKDERQNISVVSGVPMSVPVVDAKPTERPGVFTASIPGAPVLNISVNDSTPAVQTLSPGVTNNTD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705745" table:number-columns-spanned="2" table:number-rows-spanned="1">
            <text:p>1705745</text:p>
          </table:table-cell>
          <table:covered-table-cell/>
          <table:table-cell office:value-type="string" table:number-columns-spanned="2" table:number-rows-spanned="1">
            <text:p><text:a xlink:href="http://www.ncbi.nlm.nih.gov/protein/1705745">http://www.ncbi.nlm.nih.gov/protein/1705745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59.3">
            <text:p>59.3</text:p>
          </table:table-cell>
          <table:table-cell office:value-type="string">
            <text:p>Colicin-M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05820">P05820</text:a></text:p>
          </table:table-cell>
          <table:table-cell table:style-name="ce1"/>
          <table:table-cell office:value-type="string">
            <text:p>METLTVHAPSPSTNLPSYGNGAFSLSAPHVPGAGPLLVQVVYSFFQSPNMCLQALTQLEDYIKKHGASNPLTLQIISTNIGYFCNADRNLVLHPGISVYDAYHFAKPAPSQYDYRSMNMKQMSGNVTTPIVALAHYLWGNGAERSVNIANIGLKISPMKINQIKDIIKSGVVGTFPVSTKFTHATGDYNVITGAYLGNITLKTEGTLTISANGSWTYNGVVRSYDDKYDFNASTHRGIIGESLTRLGAMFSGKEY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05820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05820">http://www.uniprot.org/uniprot/P05820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60.3">
            <text:p>60.3</text:p>
          </table:table-cell>
          <table:table-cell office:value-type="string">
            <text:p>Colicin-N</text:p>
          </table:table-cell>
          <table:table-cell office:value-type="string">
            <text:p>Escherichia co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08083">P08083</text:a></text:p>
          </table:table-cell>
          <table:table-cell table:style-name="ce1"/>
          <table:table-cell office:value-type="string">
            <text:p>MGSNGADNAHNNAFGGGKNPGIGNTSGAGSNGSASSNRGNSNGWSWSNKPHKNDGFHSDGSYHITFHGDNNSKPKPGGNSGNRGNNGDGASAKVGEITITPDNSKPGRYISSNPEYSLLAKLIDAESIKGTEVYTFHTRKGQYVKVTVPDSNIDKMRVDYVNWKGPKYNNKLVKRFVSQFLLFRKEEKEKNEKEALLKASELVSGMGDKLGEYLGVKYKNVAKEVANDIKNFHGRNIRSYNEAMASLNKVLANP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08083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08083">http://www.uniprot.org/uniprot/P08083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0">
          <table:table-cell/>
          <table:table-cell office:value-type="float" office:value="61.3">
            <text:p>61.3</text:p>
          </table:table-cell>
          <table:table-cell office:value-type="string">
            <text:p>Dysgalacticin</text:p>
          </table:table-cell>
          <table:table-cell office:value-type="string">
            <text:p>Streptococcus equisimili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99/mic.0.28823-0">REF</text:a></text:p>
          </table:table-cell>
          <table:table-cell table:style-name="ce2" office:value-type="string">
            <text:p><text:a xlink:href="http://www.uniprot.org/uniprot/Q14DY1_STREQ">Q14DY1_STREQ</text:a></text:p>
          </table:table-cell>
          <table:table-cell table:style-name="ce1"/>
          <table:table-cell office:value-type="string">
            <text:p>MKKLKRLVISLVTSLLVISSTVPALVYANETNNFAETQKEITTNSEATLTNEDYTKLTSEVKTIYTNLIQYDQTKNKFYVDEDKTEQYYNYDDESIKGVYLMKDSLNDELNNNNSSNYSEIINQKISEIDYVLQGNDINNLIPSNTRVKRSADFSWIQRCLEEAWGYAISLVTLKGIINLFKAGKFEAAAAKLASATAGRIAGMAALFAFVATCGATTVS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99/mic.0.28823-0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99/mic.0.28823-0">dx.doi.org/10.1099/mic.0.28823-0</text:a></text:p>
          </table:table-cell>
          <table:covered-table-cell/>
          <table:table-cell table:style-name="ce2" office:value-type="string" table:number-columns-spanned="2" table:number-rows-spanned="1">
            <text:p>Q14DY1_STREQ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14DY1_STREQ">http://www.uniprot.org/uniprot/Q14DY1_STREQ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62.3">
            <text:p>62.3</text:p>
          </table:table-cell>
          <table:table-cell office:value-type="string">
            <text:p>enterolysin_A</text:p>
          </table:table-cell>
          <table:table-cell office:value-type="string">
            <text:p>Enterococcus faecal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11078549">11078549</text:a></text:p>
          </table:table-cell>
          <table:table-cell office:value-type="string">
            <text:p>MKNILLSILGVLSIVVSLAFSSYSVNAASNEWSWPLGKPYAGRYEEGQQFGNTAFNRGGTYFHDGFDFGSAIYGNGSVYAVHDGKILYAGWDPVGGGSLGAFIVLQAGNTNVIYQEFSRNVGDIKVSTGQTVKKGQLIGKFTSSHLHLGMTKKEWRSAHSSWNKDDGTWFNPIPILQGGSTPTPPNPGPKNFTTNVRYGLRVLGGSWLPEVTNFNNTNDGFAGYPNRQHDMLYIKVDKGQMKYRVHTAQSGWLPW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1078549" table:number-columns-spanned="2" table:number-rows-spanned="1">
            <text:p>11078549</text:p>
          </table:table-cell>
          <table:covered-table-cell/>
          <table:table-cell office:value-type="string" table:number-columns-spanned="2" table:number-rows-spanned="1">
            <text:p><text:a xlink:href="http://www.ncbi.nlm.nih.gov/protein/11078549">http://www.ncbi.nlm.nih.gov/protein/11078549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63.3">
            <text:p>63.3</text:p>
          </table:table-cell>
          <table:table-cell office:value-type="string">
            <text:p>Enterolysin_A</text:p>
          </table:table-cell>
          <table:table-cell office:value-type="string">
            <text:p>Enterococcusfaecal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75413646">75413646</text:a></text:p>
          </table:table-cell>
          <table:table-cell office:value-type="string">
            <text:p>MKNILLSILGVLSIVVSLAFSSYSVNAASNEWSWPLGKPYAGRYEEGQQFGNTAFNRGGTYFHDGFDFGSAIYGNGSVYAVHDGKILYAGWDPVGGGSLGAFIVLQAGNTNVIYQEFSRNVGDIKVSTGQTVKKGQLIGKFTSSHLHLGMTKKEWRSAHSSWNKDDGTWFNPIPILQGGSTPTPPNPGPKNFTTNVRYGLRVLGGSWLPEVTNFNNTNDGFAGYPNRQHDMLYIKVDKGQMKYRVHTAQSGWLPW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75413646" table:number-columns-spanned="2" table:number-rows-spanned="1">
            <text:p>75413646</text:p>
          </table:table-cell>
          <table:covered-table-cell/>
          <table:table-cell office:value-type="string" table:number-columns-spanned="2" table:number-rows-spanned="1">
            <text:p><text:a xlink:href="http://www.ncbi.nlm.nih.gov/protein/75413646">http://www.ncbi.nlm.nih.gov/protein/75413646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18">
          <table:table-cell/>
          <table:table-cell office:value-type="float" office:value="64.3">
            <text:p>64.3</text:p>
          </table:table-cell>
          <table:table-cell office:value-type="string">
            <text:p>Enterolysin_A</text:p>
          </table:table-cell>
          <table:table-cell office:value-type="string">
            <text:p>Lactobacillus acidophil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XREF_010">XREF_010</text:a></text:p>
          </table:table-cell>
          <table:table-cell table:style-name="ce1"/>
          <table:table-cell office:value-type="string">
            <text:p>MKFRKKIITLLSAALVSTSITTSASSIVSADTITDNSTTATETTTVKKTYKWTYPFKANDKYGVRPMSNAQVFGMTNYMRSVNPPSYFHDGWDFGHSEVGYSPVYAIHAGTVKKVAYGSGLGWFIWVISPDKYVEVYQEGFTKKSDIYVKAGQKIKAGQKIGRLTGSHLHLGLTKTDKKYINKHGFPCNNWNVDNGTWLNPISVIQKYMDKQ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XREF_010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XREF_010">http://www.uniprot.org/uniprot/XREF_010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9">
          <table:table-cell/>
          <table:table-cell office:value-type="float" office:value="65.3">
            <text:p>65.3</text:p>
          </table:table-cell>
          <table:table-cell office:value-type="string">
            <text:p>Halocin_H4</text:p>
          </table:table-cell>
          <table:table-cell office:value-type="string">
            <text:p>Halobacterium mediterranei (Haloferax mediterranei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Q48236">Q48236</text:a></text:p>
          </table:table-cell>
          <table:table-cell table:style-name="ce1"/>
          <table:table-cell office:value-type="string">
            <text:p>MSKDRDGRRTSRRGTLKKIGGFSLGALSFGAVGRTQAATGSSVTTADIAPPGPNGDPKSVQIDDKYTGAEMYGEGDFRVGLGTDLTMYPPVYRESLGNGSGGWEFDFTVCGSTACRFVDSNGDVKEDDKAKEMWWQEINFNDINQDLYSRNDSDWVGSTPADTQPEFDYTEFALARDGVTLALTALNPAMGSLALGATYFLSDMVNWIASQHEDDSSLKRKWDYDGLSGPLYADSSTYLLARDEMTSNSYESFTIDNIAVAFPEFPVRTKYYVTFTAPDDPSTQSISTLEEEGIYRVPATEVAAARPPGSRRSKSAADEMVYVADPKKFIEVEPVKNPSIPDRIYEEIEQKKKQRSRKQ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Q48236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48236">http://www.uniprot.org/uniprot/Q48236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66.3">
            <text:p>66.3</text:p>
          </table:table-cell>
          <table:table-cell office:value-type="string">
            <text:p>Halocin_H4_</text:p>
          </table:table-cell>
          <table:table-cell office:value-type="string">
            <text:p>Halobacterium mediterranei (Haloferaxmediterrane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HAH4_HALME">HAH4_HALME</text:a></text:p>
          </table:table-cell>
          <table:table-cell table:style-name="ce1"/>
          <table:table-cell office:value-type="string">
            <text:p>MSKDRDGRRTSRRGTLKKIGGFSLGALSFGAVGRTQAATGSSVTTADIAPPGPNGDPKSVQIDDKYTGAEMYGEGDFRVGLGTDLTMYPPVYRESLGNGSGGWEFDFTVCGSTACRFVDSNGDVKEDDKAKEMWWQEINFNDINQDLYSRNDSDWVGSTPADTQPEFDYTDFALARDGVTLALTALNPAMGSLALGATYFLSDMVNWIASQHEDDSSLKRKWDYDGLSGPLYADSSTYLLARDEMTSNSYESFTI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HAH4_HALME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HAH4_HALME">http://www.uniprot.org/uniprot/HAH4_HALME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67.3">
            <text:p>67.3</text:p>
          </table:table-cell>
          <table:table-cell office:value-type="string">
            <text:p>Halocin_S8</text:p>
          </table:table-cell>
          <table:table-cell office:value-type="string">
            <text:p>Haloarchaeon S8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HAS8_HALS8">HAS8_HALS8</text:a></text:p>
          </table:table-cell>
          <table:table-cell table:style-name="ce1"/>
          <table:table-cell office:value-type="string">
            <text:p>MSDKDSINRRNVLRKIGGIGVASAVGFSGLASGESLSDDEKQDVIDTIYKSQRVEQIKKKFGGVNIEPKKVQSVTTNQSGDLVTAKLSVSDGDLVYSSVKDTTVIVQFDRSASEIGESWPKNTEAFIKSTSSGVDLLRTATDEEIKDVTEGVNTSEIESADAVNIFIDPESQTYYMEKYDFNNKVLEMFELATGGTSSGKISPTREDQNHEYNVREHKVFNSEKQNIQLQSDCNINSNTAADVILCFNQVGSCAL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HAS8_HALS8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HAS8_HALS8">http://www.uniprot.org/uniprot/HAS8_HALS8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0">
          <table:table-cell/>
          <table:table-cell office:value-type="float" office:value="68.3">
            <text:p>68.3</text:p>
          </table:table-cell>
          <table:table-cell office:value-type="string">
            <text:p>Halocin-S8</text:p>
          </table:table-cell>
          <table:table-cell office:value-type="string">
            <text:p>Haloarchaeon S8a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128/JB.182.17.4951-4958.2000">REF</text:a></text:p>
          </table:table-cell>
          <table:table-cell table:style-name="ce2" office:value-type="string">
            <text:p><text:a xlink:href="http://www.uniprot.org/uniprot/Q9HHA8">Q9HHA8</text:a></text:p>
          </table:table-cell>
          <table:table-cell table:style-name="ce1"/>
          <table:table-cell office:value-type="string">
            <text:p>MSDKDSINRRNVLRKIGGIGVASAVGFSGLASGESLSDDEKQDVIDTIYKSQRVEQIKKKFGGVNIEPKKVQSVTTNQSGDLVTAKLSVSDGDLVYSSVKDTTVIVQFDRSASEIGESWPKNTEAFIKSTSSGVDLLRTATDEEIKDVTEGVNTSEIESADAVNIFIDPESQTYYMEKYDFNNKVLEMFELATGGTSSGKISPTREDQNHEYNVREHKVFNSEKQNIQLQSDCNINSNTAADVILCFNQVGSCALCSPTLVGGPVPTVACLLVVCFGTPNAVSAILEEVDNSCFNLIKDVISCWDEWTSFW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128/JB.182.17.4951-4958.2000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128/JB.182.17.4951-4958.2000">dx.doi.org/10.1128/JB.182.17.4951-4958.2000</text:a></text:p>
          </table:table-cell>
          <table:covered-table-cell/>
          <table:table-cell table:style-name="ce2" office:value-type="string" table:number-columns-spanned="2" table:number-rows-spanned="1">
            <text:p>Q9HHA8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9HHA8">http://www.uniprot.org/uniprot/Q9HHA8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69.3">
            <text:p>69.3</text:p>
          </table:table-cell>
          <table:table-cell office:value-type="string">
            <text:p>Helveticin</text:p>
          </table:table-cell>
          <table:table-cell office:value-type="string">
            <text:p>Lactobacillus helvetic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HVTJ_LACHE">HVTJ_LACHE</text:a></text:p>
          </table:table-cell>
          <table:table-cell table:style-name="ce1"/>
          <table:table-cell office:value-type="string">
            <text:p>MKHLNETTNVRILSQFDMDTGYQAVVQKGNVGSKYVYGLQLRKGATTILRGYRGSKINNPILELSGQAGGHTQTWEFAGDRKDINGEERAGQWFIGVKPSKIEGSKIIWAKQIARVDLRNQMGPHYSNTDFPRLSYLNRAGSNPFAGNKMTHAEAAVSPDYTKFLIATVENNCIGHFTIYNLDTINEKLDEKGNSEDVNLETVKYEDSFIIDNLYGDDNNSIVNSIQGYDLDNDGNIYISSQKAPDFDGSYYAHH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HVTJ_LACHE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HVTJ_LACHE">http://www.uniprot.org/uniprot/HVTJ_LACHE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1">
          <table:table-cell/>
          <table:table-cell office:value-type="float" office:value="70.3">
            <text:p>70.3</text:p>
          </table:table-cell>
          <table:table-cell office:value-type="string">
            <text:p>Helveticin-J</text:p>
          </table:table-cell>
          <table:table-cell office:value-type="string">
            <text:p>Lactobacillus helvetic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uniprot.org/uniprot/P22294">P22294</text:a></text:p>
          </table:table-cell>
          <table:table-cell office:value-type="string">
            <text:p>MKHLNETTNVRILSQFDMDTGYQAVVQKGNVGSKYVYGLQLRKGATTILRGYRGSKINNPILELSGQAGGHTQTWEFAGDRKDINGEERAGQWFIGVKPSKIEGSKIIWAKQIARVDLRNQMGPHYSNTDFPRLSYLNRAGSNPFAGNKMTHAEAAVSPDYTKFLIATVENNCIGHFTIYNLDTINEKLDEKGNSEDVNLETVKYEDSFIIDNLYGDDNNSIVNSIQGYDLDNDGNIYISSQKAPDFDGSYYAHHKQIVKIPYYARSKESEDQWRAVNLSEFGGLDIPGKHSEVESIQIIGENHCYLTVAYHSKNKAGENKTTLNEIYELSW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22294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office:value-type="string" table:number-columns-spanned="2" table:number-rows-spanned="1">
            <text:p><text:a xlink:href="http://www.ncbi.nlm.nih.gov/protein/#REF!">http://www.ncbi.nlm.nih.gov/protein/#REF!</text:a></text:p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22294">http://www.uniprot.org/uniprot/P22294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71.3">
            <text:p>71.3</text:p>
          </table:table-cell>
          <table:table-cell office:value-type="string">
            <text:p>klebicin_C_activity</text:p>
          </table:table-cell>
          <table:table-cell office:value-type="string">
            <text:p>Klebsiella pneumonia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0846094">50846094</text:a></text:p>
          </table:table-cell>
          <table:table-cell office:value-type="string">
            <text:p>MADNQPVPLTPAPPGMVSLGVNENGEEEMTVIGGDGSGTGFSGNEAPIIPGSGSLQADLGKKSLTRLQAESSAAIHATAKWTTENLAKTQAAQAERAKAAMLSQQAAKAKQAKLTLHLKDVVDRALQNNKTRPTVIDLAHQNNQQMAAMAEFIGRQKAIEEARKKAEREAKRAEEAYQAALRAQEEEQRKQAEIERKLQEARKQEAAAKAKAEADRIAAEKAEAEARAKAEAERRKAEEARKALFAKAGIKDTPV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0846094" table:number-columns-spanned="2" table:number-rows-spanned="1">
            <text:p>50846094</text:p>
          </table:table-cell>
          <table:covered-table-cell/>
          <table:table-cell office:value-type="string" table:number-columns-spanned="2" table:number-rows-spanned="1">
            <text:p><text:a xlink:href="http://www.ncbi.nlm.nih.gov/protein/50846094">http://www.ncbi.nlm.nih.gov/protein/50846094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72.3">
            <text:p>72.3</text:p>
          </table:table-cell>
          <table:table-cell office:value-type="string">
            <text:p>klebicin_C_activity</text:p>
          </table:table-cell>
          <table:table-cell office:value-type="string">
            <text:p>Klebsiella oxytoc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0846099">50846099</text:a></text:p>
          </table:table-cell>
          <table:table-cell office:value-type="string">
            <text:p>MADNQPVPLTPAPPGMVSLGVNENGEEEMTVIGGDGSGTGFSGNEAPIIPGSGSLQADLGKKSLTRLQAESSAAIHATAKWTTENLAKTQAAQAERAKAAMLSQQAAKAKQAKLTQHLKDVVDRALQNNKTRPTVIDLAHQNNQQMAAMAEFIGRQKAIEEARKKAEREAKRAEEAYQAALRAQEEEQRKQAEIERKLQEARKQEAAAKAKAEADRIAAEKAEAEARAKAEAERRKAEEARKALFAKAGIKDTPV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0846099" table:number-columns-spanned="2" table:number-rows-spanned="1">
            <text:p>50846099</text:p>
          </table:table-cell>
          <table:covered-table-cell/>
          <table:table-cell office:value-type="string" table:number-columns-spanned="2" table:number-rows-spanned="1">
            <text:p><text:a xlink:href="http://www.ncbi.nlm.nih.gov/protein/50846099">http://www.ncbi.nlm.nih.gov/protein/50846099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73.3">
            <text:p>73.3</text:p>
          </table:table-cell>
          <table:table-cell office:value-type="string">
            <text:p>klebicin_C_phage_associated_protein</text:p>
          </table:table-cell>
          <table:table-cell office:value-type="string">
            <text:p>Klebsiella pneumonia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0846093">50846093</text:a></text:p>
          </table:table-cell>
          <table:table-cell office:value-type="string">
            <text:p>MEMVDQKINAQVLSGVNDDISEMKSLTTLRKRVVTDGEVVSKSQNAFRLAGGKTGVILRNDGNDFYALVTPEDQAQDGQWNTLRPLSFNLKTGRVSLRNGVDISGGAVVSHDAGISARTTGPSPIINGQTYSSPSIHTDFTSGNITTQMMMCARVEAGKQDYGLLSYRDWQGSWNELRVRSNAELDAGQFTKRNSEGWIKAAGNRNVNNDKDRKTNALWIQGAGDLSADFYHYERIGQHHFLGLHVANGGAQGWY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0846093" table:number-columns-spanned="2" table:number-rows-spanned="1">
            <text:p>50846093</text:p>
          </table:table-cell>
          <table:covered-table-cell/>
          <table:table-cell office:value-type="string" table:number-columns-spanned="2" table:number-rows-spanned="1">
            <text:p><text:a xlink:href="http://www.ncbi.nlm.nih.gov/protein/50846093">http://www.ncbi.nlm.nih.gov/protein/50846093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5">
          <table:table-cell/>
          <table:table-cell office:value-type="float" office:value="74.3">
            <text:p>74.3</text:p>
          </table:table-cell>
          <table:table-cell office:value-type="string">
            <text:p>klebicin_C_phage_associated_protein</text:p>
          </table:table-cell>
          <table:table-cell office:value-type="string">
            <text:p>Klebsiella oxytoc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0846098">50846098</text:a></text:p>
          </table:table-cell>
          <table:table-cell office:value-type="string">
            <text:p>RVRSNAELDAGQFTKRNSEGWIKAAGNRNVNNDKDRKTNALWIQGAGDLSADFYHYERIGQHHFLGLHVANGGAQGWFEFRNDGHAYTNGAWNSSSDARMKTQVEKIDNALEKLDCISGYTYLKQGVTEAGVIAQELEEVLPQAVSKTELTLNDGSVLKDARSININGVVALLIEALKEERQARLALENRLADLEARSGQETE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0846098" table:number-columns-spanned="2" table:number-rows-spanned="1">
            <text:p>50846098</text:p>
          </table:table-cell>
          <table:covered-table-cell/>
          <table:table-cell office:value-type="string" table:number-columns-spanned="2" table:number-rows-spanned="1">
            <text:p><text:a xlink:href="http://www.ncbi.nlm.nih.gov/protein/50846098">http://www.ncbi.nlm.nih.gov/protein/50846098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75.3">
            <text:p>75.3</text:p>
          </table:table-cell>
          <table:table-cell office:value-type="string">
            <text:p>klebicin_D_activity_protein</text:p>
          </table:table-cell>
          <table:table-cell office:value-type="string">
            <text:p>Klebsiella oxytoc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0952804">50952804</text:a></text:p>
          </table:table-cell>
          <table:table-cell office:value-type="string">
            <text:p>MSDITYNPEDYNNGIPPEPGLVWKPGGSFPNGSYVPGSWGWPTRGYDVPPLPGDTEMLTVTPKGTPADTWPKRPDIKEWYVPGEKPFDPSTGNGWVPDVDGYAESLPAGIPAVVQAAISKVKGAPLKGGMSAVDIWKLKPATEYPGRFNSTDPAFSWFPVRALTDTDISAMPVAPETVPVHTRILDNVHDGVQFVSAVFAGSMQYNLPVVKAQATAGSDYYTIGRLPGIMSAFTFSFYTKGTPQDSRFFRDTVKA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0952804" table:number-columns-spanned="2" table:number-rows-spanned="1">
            <text:p>50952804</text:p>
          </table:table-cell>
          <table:covered-table-cell/>
          <table:table-cell office:value-type="string" table:number-columns-spanned="2" table:number-rows-spanned="1">
            <text:p><text:a xlink:href="http://www.ncbi.nlm.nih.gov/protein/50952804">http://www.ncbi.nlm.nih.gov/protein/50952804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76.3">
            <text:p>76.3</text:p>
          </table:table-cell>
          <table:table-cell office:value-type="string">
            <text:p>klebicin_D_phage-associated_protein</text:p>
          </table:table-cell>
          <table:table-cell office:value-type="string">
            <text:p>Klebsiella oxytoc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0952803">50952803</text:a></text:p>
          </table:table-cell>
          <table:table-cell office:value-type="string">
            <text:p>MAEQKKNALVLNGINDDITELKSLTTLRKRVVSDGEIVSKGVNGFRLAGASTGVILRNDGKNFNFLTTADGQARDGAFNTLRPFAFSLTTGRVSLRNGVDVSGGAFISHNAGITAQTTGPDPLINGQTYRAPDIHTDFTTGKKTTTMLMGSRIVTGQEDYGLISYRDMKGSWNELHLKPNAELSVGQLTKRNTEGWYKAAGVRKVNNGKDNKTNALWIQGAGDLSADFYHYERIGQHHLLGLHVANGGAQGWYEF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0952803" table:number-columns-spanned="2" table:number-rows-spanned="1">
            <text:p>50952803</text:p>
          </table:table-cell>
          <table:covered-table-cell/>
          <table:table-cell office:value-type="string" table:number-columns-spanned="2" table:number-rows-spanned="1">
            <text:p><text:a xlink:href="http://www.ncbi.nlm.nih.gov/protein/50952803">http://www.ncbi.nlm.nih.gov/protein/50952803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77.3">
            <text:p>77.3</text:p>
          </table:table-cell>
          <table:table-cell office:value-type="string">
            <text:p>lin_M18</text:p>
          </table:table-cell>
          <table:table-cell office:value-type="string">
            <text:p>Bordetella bronchiseptica RB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33601459">33601459</text:a></text:p>
          </table:table-cell>
          <table:table-cell office:value-type="string">
            <text:p>MNNLYRDLAPISAAAWAQIEEEVARTFKRSVAGRRVVDVKDPGGFGLAAVGTGHLRGIAAPQKGVDAKLREVKALVELTVPFELQRDEIDAVERGANDADWQPAKDAATELAYAEDRAIFDGYKAAGIVGIREGSSNSRLELPTDAADYPAAVGRALEQLRLAGVDGPYSVLLGADAYTALSEGSDDGYPTIDHIKRIVSGDIIWAPALNGGCVLSTRGGDFELHLGQDLSIGYQSHTDKVVRLYLRETLTFLML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33601459" table:number-columns-spanned="2" table:number-rows-spanned="1">
            <text:p>33601459</text:p>
          </table:table-cell>
          <table:covered-table-cell/>
          <table:table-cell office:value-type="string" table:number-columns-spanned="2" table:number-rows-spanned="1">
            <text:p><text:a xlink:href="http://www.ncbi.nlm.nih.gov/protein/33601459">http://www.ncbi.nlm.nih.gov/protein/33601459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78.3">
            <text:p>78.3</text:p>
          </table:table-cell>
          <table:table-cell office:value-type="string">
            <text:p>linocin_CFP29_homolog</text:p>
          </table:table-cell>
          <table:table-cell office:value-type="string">
            <text:p>Brevibacterium linens BL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62423244">62423244</text:a></text:p>
          </table:table-cell>
          <table:table-cell office:value-type="string">
            <text:p>MNNLYRDLAPVTDSAWAEIEEEARRTFKRNIAGRRIVDVEGPTGFETSSVGTGHIRTLGSTGGDISIKQRISQEFIELRVPFTVTRQAIDDVERGSGDSDWQPVKDAATTIAMAEDSAILHGLDSAGIGGIVPGSSNTPVAIPDAVEDFADSVAQALSGLRKAGVDGPYSLLLSSEEYTKVSESTDHGYPVRDHLSRLLGDGEIIWAPALEGALLVSVRGGDYELHLGQDLSIGYHSHNGDSVELYLQETFGFLA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62423244" table:number-columns-spanned="2" table:number-rows-spanned="1">
            <text:p>62423244</text:p>
          </table:table-cell>
          <table:covered-table-cell/>
          <table:table-cell office:value-type="string" table:number-columns-spanned="2" table:number-rows-spanned="1">
            <text:p><text:a xlink:href="http://www.ncbi.nlm.nih.gov/protein/62423244">http://www.ncbi.nlm.nih.gov/protein/62423244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19">
          <table:table-cell/>
          <table:table-cell office:value-type="float" office:value="79.3">
            <text:p>79.3</text:p>
          </table:table-cell>
          <table:table-cell office:value-type="string">
            <text:p>LINOCIN_M18</text:p>
          </table:table-cell>
          <table:table-cell office:value-type="string">
            <text:p>Wolinella succinogen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34482437">34482437</text:a></text:p>
          </table:table-cell>
          <table:table-cell office:value-type="string">
            <text:p>MDILRRENAQFPASIWSAIEKEAGLVFGKHLTGRKVVDFKGGLGIGFSSLPTGRVISSKEKLGEASVGVRMNTPVIELKIPFSFPESEVEAILREANAFDISSIEKAAKKVCVAENELVFYGLKKEGIEGLIPSIPHKPIKAKGDEILPAVAEGIKELVNSEIEGPYALLIQPQYFGKLFGVAGNSGYPLTLKLAELLQGNNIIVAPALKSGALLVSLRGGDYELYSGMDIGVGYSEKKSTNHELFFFETLTFRI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34482437" table:number-columns-spanned="2" table:number-rows-spanned="1">
            <text:p>34482437</text:p>
          </table:table-cell>
          <table:covered-table-cell/>
          <table:table-cell office:value-type="string" table:number-columns-spanned="2" table:number-rows-spanned="1">
            <text:p><text:a xlink:href="http://www.ncbi.nlm.nih.gov/protein/34482437">http://www.ncbi.nlm.nih.gov/protein/34482437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80.3">
            <text:p>80.3</text:p>
          </table:table-cell>
          <table:table-cell office:value-type="string">
            <text:p>Linocin_M18</text:p>
          </table:table-cell>
          <table:table-cell office:value-type="string">
            <text:p>Rhodospirillum rubrum ATCC111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83592310">83592310</text:a></text:p>
          </table:table-cell>
          <table:table-cell office:value-type="string">
            <text:p>MNDLMRDLAPISAKAWAEIETEARGTLTVTLAARKVVDFKGPLGWDASSVSLGRTEALAEEPKAAGSAAVVTVRKRAVQPLIELCVPFTLKRAELEAIARGASDADLDPVIEAARAIAIAEDRAVFHGFAAGGITGIGEASAEHALDLPADLADFPGVLVRALAVLRDRGVDGPYALVLGRTVYQQLMETTTPGGYPVLQHVRRLFEGPLIWAPGVDGAMLISQRGGDFELTVGRDFSIGYHDHDAQSVHLYLQE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83592310" table:number-columns-spanned="2" table:number-rows-spanned="1">
            <text:p>83592310</text:p>
          </table:table-cell>
          <table:covered-table-cell/>
          <table:table-cell office:value-type="string" table:number-columns-spanned="2" table:number-rows-spanned="1">
            <text:p><text:a xlink:href="http://www.ncbi.nlm.nih.gov/protein/83592310">http://www.ncbi.nlm.nih.gov/protein/83592310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81.3">
            <text:p>81.3</text:p>
          </table:table-cell>
          <table:table-cell office:value-type="string">
            <text:p>Linocin_M18Bacteriocin</text:p>
          </table:table-cell>
          <table:table-cell office:value-type="string">
            <text:p>Burkholderia sp.3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78060115">78060115</text:a></text:p>
          </table:table-cell>
          <table:table-cell office:value-type="string">
            <text:p>MNNLHRELAPISSSAWEQIEEEVARTFKRSVAGRRVVDVDGPEGPELSAVGTGHLVEVAAPREQVNARLREVRTIVELTVPFELSRDAIDSVERGARDADWQPAKDAAQRLAFAEDGAIFDGYAAASIVGIREGTSNNKLTLPADVSAYPDAISDALEALRLAGVDGPYSVVLGSDAYTALSEARDQGYPVLGHIKRIVSGEIIWAPAISGGCVLSTRGGDYELHLGEDVSIGYTSHTDKVVRLYLRETFTFLML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78060115" table:number-columns-spanned="2" table:number-rows-spanned="1">
            <text:p>78060115</text:p>
          </table:table-cell>
          <table:covered-table-cell/>
          <table:table-cell office:value-type="string" table:number-columns-spanned="2" table:number-rows-spanned="1">
            <text:p><text:a xlink:href="http://www.ncbi.nlm.nih.gov/protein/78060115">http://www.ncbi.nlm.nih.gov/protein/78060115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82.3">
            <text:p>82.3</text:p>
          </table:table-cell>
          <table:table-cell office:value-type="string">
            <text:p>Linocin-M18</text:p>
          </table:table-cell>
          <table:table-cell office:value-type="string">
            <text:p>Brevibacterium line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75346684">75346684</text:a></text:p>
          </table:table-cell>
          <table:table-cell office:value-type="string">
            <text:p>MNNLYRELAPIPGPAWAEIEEEARRTFKRNIAGRRIVDVAGPTGFETSAVTTGHIRDVQSETSGLQVKQRIVQEYIELRTPFTVTRQAIDDVARGSGDSDWQPVKDAATTIAMAEDRAILHGLDAAGIGGIVPGSSNAAVAIPDAVEDFADAVAQALSVLRTVGVDGPYSLLLSSAEYTKVSESTDHGYPIREHLSRQLGAGEIIWAPALEGALLVSTRGGDYELHLGQDLSIGYYSHDSETVELYLQETFGFLA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75346684" table:number-columns-spanned="2" table:number-rows-spanned="1">
            <text:p>75346684</text:p>
          </table:table-cell>
          <table:covered-table-cell/>
          <table:table-cell office:value-type="string" table:number-columns-spanned="2" table:number-rows-spanned="1">
            <text:p><text:a xlink:href="http://www.ncbi.nlm.nih.gov/protein/75346684">http://www.ncbi.nlm.nih.gov/protein/75346684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32">
          <table:table-cell/>
          <table:table-cell office:value-type="float" office:value="83.3">
            <text:p>83.3</text:p>
          </table:table-cell>
          <table:table-cell office:value-type="string">
            <text:p>PaeM</text:p>
          </table:table-cell>
          <table:table-cell office:value-type="string">
            <text:p>Pseudomonas aeruginosa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74/jbc.M112.406439">REF</text:a></text:p>
          </table:table-cell>
          <table:table-cell/>
          <table:table-cell table:style-name="ce1"/>
          <table:table-cell office:value-type="string">
            <text:p>MVMDLGTTTIVAGQGDFSAYNYGNNGANWPAPSPAQVGYISKGQRDVAYVNGDWEKPLLALWAQWANWGTTLYGYPSLPFPNYEFIWDIFDLPQADYNQFSLGDDRITAMNRAQNHQYPFPNNEGIPSWDRPKIDFNGGVYTPAAAFAHYLTGKGKKMNFPIERLNIKPNVKAMPQFIGVLTSSPMGQTTVDFNVPYATAKDSWVAGNTVGEITLRIVGILVKSTSGQWSFRGEIRAYDDLYDFNPSNHRTETAEGMTRLGREVGQKFKDTTPYPIGIPGAIPVNISG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74/jbc.M112.406439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74/jbc.M112.406439">dx.doi.org/10.1074/jbc.M112.406439</text:a></text:p>
          </table:table-cell>
          <table:covered-table-cell/>
          <table:table-cell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84.3">
            <text:p>84.3</text:p>
          </table:table-cell>
          <table:table-cell office:value-type="string">
            <text:p>pesticin</text:p>
          </table:table-cell>
          <table:table-cell office:value-type="string">
            <text:p>Yersinia pest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984784">984784</text:a></text:p>
          </table:table-cell>
          <table:table-cell office:value-type="string">
            <text:p>MSDTMVVNGSGGVPAFLFSGSTLSSYRPNFEANSITIALPHYVDLPGRSNFKLMYIMGFPIDTEMEKDSEYSNKIRQESKISKTEGTVSYEQKITVETGQEKDGVKVYRVMVLEGTIAESIEHLDKKENEDILNNNRNRIVLADNTVINFDNISQLKEFLRRSVNIVDHDIFSSNGFEGFNPTSHFPSNPSSDYFNSTGVTFGSGVDLGQRSKQDLLNDGVPQYIADRLDGYNMLRGKEAYDKVRTAPLTLSDNE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984784" table:number-columns-spanned="2" table:number-rows-spanned="1">
            <text:p>984784</text:p>
          </table:table-cell>
          <table:covered-table-cell/>
          <table:table-cell office:value-type="string" table:number-columns-spanned="2" table:number-rows-spanned="1">
            <text:p><text:a xlink:href="http://www.ncbi.nlm.nih.gov/protein/984784">http://www.ncbi.nlm.nih.gov/protein/984784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85.3">
            <text:p>85.3</text:p>
          </table:table-cell>
          <table:table-cell office:value-type="string">
            <text:p>pesticin</text:p>
          </table:table-cell>
          <table:table-cell office:value-type="string">
            <text:p>Yersinia pest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984824">984824</text:a></text:p>
          </table:table-cell>
          <table:table-cell office:value-type="string">
            <text:p>MSDTMVVNGSGGVPAFLFSGSTLSSYRPNFEANSITIALPHYVDLPGRSNFKLMYIMGFPIDTEMEKDSEYSNKIRQESKISKTEGTVSYEQKITVETGQEKDGVKVYRVMVLEGTIAESIEHLDKKENEDILNNNRNRIVLADNTVINFDNISQLKEFLRRSVNIVDHDIFSSNGFEGFNPTSHFPSNPSSDYFNSTGVTFGSGVDLGQRSKQDLLNDGVPQYIADRLDGYYMLRGKEAYDKVRTAPLTLSDNE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984824" table:number-columns-spanned="2" table:number-rows-spanned="1">
            <text:p>984824</text:p>
          </table:table-cell>
          <table:covered-table-cell/>
          <table:table-cell office:value-type="string" table:number-columns-spanned="2" table:number-rows-spanned="1">
            <text:p><text:a xlink:href="http://www.ncbi.nlm.nih.gov/protein/984824">http://www.ncbi.nlm.nih.gov/protein/984824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86.3">
            <text:p>86.3</text:p>
          </table:table-cell>
          <table:table-cell office:value-type="string">
            <text:p>putative_Bacteriocin_family_protein</text:p>
          </table:table-cell>
          <table:table-cell office:value-type="string">
            <text:p>Nocardia farcinicaIFM101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54027000">54027000</text:a></text:p>
          </table:table-cell>
          <table:table-cell office:value-type="string">
            <text:p>MNNLHRELAPITSEAWAAIEEEAGRTFKRHIAGRRVVDVAGPHGVDFSAVGLGRTTGIAAPDEGVQARQRVVAPLVELRVPFTLSREELDNVERGAKDTDLDAVKEAARRIAFAEDRAIFEGYPAAGITGIRAAGSNAPITVPDDARLVPEAITQALTALRLAGVDGPYSVLLSAELYTEVSETSDHGYPIRTHIERLIPDGEIIWAPAIDGAFVLTTRGGDYELTLGQDVSIGYLSHDADTVRLYFQQTMQFLV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54027000" table:number-columns-spanned="2" table:number-rows-spanned="1">
            <text:p>54027000</text:p>
          </table:table-cell>
          <table:covered-table-cell/>
          <table:table-cell office:value-type="string" table:number-columns-spanned="2" table:number-rows-spanned="1">
            <text:p><text:a xlink:href="http://www.ncbi.nlm.nih.gov/protein/54027000">http://www.ncbi.nlm.nih.gov/protein/54027000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2">
          <table:table-cell/>
          <table:table-cell office:value-type="float" office:value="87.3">
            <text:p>87.3</text:p>
          </table:table-cell>
          <table:table-cell office:value-type="string">
            <text:p>putidacin_L1</text:p>
          </table:table-cell>
          <table:table-cell office:value-type="string">
            <text:p>Pseudomonas sp. BW11M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27262153">27262153</text:a></text:p>
          </table:table-cell>
          <table:table-cell office:value-type="string">
            <text:p>MAGRTRIPFNGVGTSVLPAYQTLSAGQYLLSPNQRFKLLLQGDGNLVIQDNGATVWVANEQQPFSSTIPLRNKKAPLAFYVQYGAFLDDYSRRRVWLTDNSTFTSNDQWNRTHLVLQDDGNIVLVDSLALWNGTPAIPLVPGAIDSLLLAPGSELVQGVVYGAGASKLVFQGDGNLVAYGPNGAATWNAGTQGKGAVRAVFQGDGNLVVYGAGNAVLWHSHTGGHASAVLRLQANGSIAILDEKPVWARFGFQPT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7262153" table:number-columns-spanned="2" table:number-rows-spanned="1">
            <text:p>27262153</text:p>
          </table:table-cell>
          <table:covered-table-cell/>
          <table:table-cell office:value-type="string" table:number-columns-spanned="2" table:number-rows-spanned="1">
            <text:p><text:a xlink:href="http://www.ncbi.nlm.nih.gov/protein/27262153">http://www.ncbi.nlm.nih.gov/protein/27262153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88.3">
            <text:p>88.3</text:p>
          </table:table-cell>
          <table:table-cell office:value-type="string">
            <text:p>pyocin_AP41_subunit</text:p>
          </table:table-cell>
          <table:table-cell office:value-type="string">
            <text:p>Pseudomonas aerugino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446770">446770</text:a></text:p>
          </table:table-cell>
          <table:table-cell office:value-type="string">
            <text:p>MSDVFDLGSMTTVATATGQYSFYTPPPPTPIPYLTYIARPGINKFDLPEGAKIKDLIKRYQYIGSQIPAAIMIRGVQEEIKKSTNTALANVGAIVDGELAYLASQKKEKLNPAEATPLQMASAEKAAAVELLASKQKELADARTIANAFFGYDPLTVNYVNVMNEIYGRREDKDFSFDNWSKSYSAAQKIRLIEAKISVLNSRSSALDGKVAELTRLQRLEDAQHAAEAARQTEAERLAQEQRQAEARRQAEEAR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446770" table:number-columns-spanned="2" table:number-rows-spanned="1">
            <text:p>446770</text:p>
          </table:table-cell>
          <table:covered-table-cell/>
          <table:table-cell office:value-type="string" table:number-columns-spanned="2" table:number-rows-spanned="1">
            <text:p><text:a xlink:href="http://www.ncbi.nlm.nih.gov/protein/446770">http://www.ncbi.nlm.nih.gov/protein/446770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89.3">
            <text:p>89.3</text:p>
          </table:table-cell>
          <table:table-cell office:value-type="string">
            <text:p>Pyocin_S1</text:p>
          </table:table-cell>
          <table:table-cell office:value-type="string">
            <text:p>Pseudomonas aerugino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YS1_PSEAE">PYS1_PSEAE</text:a></text:p>
          </table:table-cell>
          <table:table-cell table:style-name="ce1"/>
          <table:table-cell office:value-type="string">
            <text:p>ARPIADLIHFNSTTVTASGDVYYGPGGGTGIGPIARPIEHGLDSSTENGWQEFESYADVGVDPRRYVPLQVKEKRREIELQFRDAEKKLEASVQAELDKADAALGPAKNLAPLDVINRSLTIVGNALQQKNQKLLLNQKKITSLGAKNFLTRTAEEIGEQAVREGNINGPEAYMRFLDREMEGLTAAYNVKLFTEAISSLQIRMNTLTAAKASIEAAAANKAREQAAAEAKRKAEEQARQQAAIRAANTYAMPA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YS1_PSEAE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YS1_PSEAE">http://www.uniprot.org/uniprot/PYS1_PSEAE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90.3">
            <text:p>90.3</text:p>
          </table:table-cell>
          <table:table-cell office:value-type="string">
            <text:p>Pyocin_S2</text:p>
          </table:table-cell>
          <table:table-cell office:value-type="string">
            <text:p>Pseudomon asaerugino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PYS2_PSEAE">PYS2_PSEAE</text:a></text:p>
          </table:table-cell>
          <table:table-cell table:style-name="ce1"/>
          <table:table-cell office:value-type="string">
            <text:p>AVNDYEPGSMVITHVQGGGRDIIQYIPARSSYGTPPFVPPGPSPYVGTGMQEYRKLRSTLDKSHSELKKNLKNETLKEVDELKSEAGLPGKAVSANDIRDEKSIVDALMDAKAKSLKAIEDRPANLYTASDFPQKSESMYQSQLLASRKFYGEFLDRHMSELAKAYSADIYKAQIAILKQTSQELENKARSLEAEAQRAAAEVEADYKARKANVEKKVQSELDQAGNALPQLTNPTPEQWLERATQLVTQAIANK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PYS2_PSEAE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PYS2_PSEAE">http://www.uniprot.org/uniprot/PYS2_PSEAE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91.3">
            <text:p>91.3</text:p>
          </table:table-cell>
          <table:table-cell office:value-type="string">
            <text:p>Pyocin-S1</text:p>
          </table:table-cell>
          <table:table-cell office:value-type="string">
            <text:p>Pseudomonas aerugino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<text:a xlink:href="http://www.ncbi.nlm.nih.gov/protein/730441">730441</text:a></text:p>
          </table:table-cell>
          <table:table-cell office:value-type="string">
            <text:p>MARPIADLIHFNSTTVTASGDVYYGPGGGTGIGPIARPIEHGLDSSTENGWQEFESYADVGVDPRRYVPLQVKEKRREIELQFRDAEKKLEASVQAELDKADAALGPAKNLAPLDVINRSLTIVGNALQQKNQKLLLNQKKITSLGAKNFLTRTAEEIGEQAVREGNINGPEAYMRFLDREMEGLTAAYNVKLFTEAISSLQIRMNTLTAAKASIEAAAANKAREQAAAEAKRKAEEQARQQAAIRAANTYAMPA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730441" table:number-columns-spanned="2" table:number-rows-spanned="1">
            <text:p>730441</text:p>
          </table:table-cell>
          <table:covered-table-cell/>
          <table:table-cell office:value-type="string" table:number-columns-spanned="2" table:number-rows-spanned="1">
            <text:p><text:a xlink:href="http://www.ncbi.nlm.nih.gov/protein/730441">http://www.ncbi.nlm.nih.gov/protein/730441</text:a></text:p>
          </table:table-cell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21">
          <table:table-cell/>
          <table:table-cell office:value-type="float" office:value="92.3">
            <text:p>92.3</text:p>
          </table:table-cell>
          <table:table-cell office:value-type="string">
            <text:p>Pyocin-S2</text:p>
          </table:table-cell>
          <table:table-cell office:value-type="string">
            <text:p>Pseudomonas aerugino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><text:a xlink:href="http://www.uniprot.org/uniprot/Q06584">Q06584</text:a></text:p>
          </table:table-cell>
          <table:table-cell table:style-name="ce1"/>
          <table:table-cell office:value-type="string">
            <text:p>MAVNDYEPGSMVITHVQGGGRDIIQYIPARSSYGTPPFVPPGPSPYVGTGMQEYRKLRSTLDKSHSELKKNLKNETLKEVDELKSEAGLPGKAVSANDIRDEKSIVDALMDAKAKSLKAIEDRPANLYTASDFPQKSESMYQSQLLASRKFYGEFLDRHMSELAKAYSADIYKAQIAILKQTSQELENKARSLEAEAQRAAAEVEADYKARKANVEKKVQSELDQAGNALPQLTNPTPEQWLERATQLVTQAIAN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Q06584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Q06584">http://www.uniprot.org/uniprot/Q06584</text:a></text:p>
          </table:table-cell>
          <table:covered-table-cell/>
          <table:table-cell table:number-columns-spanned="2" table:number-rows-spanned="1"/>
          <table:covered-table-cell/>
          <table:table-cell/>
        </table:table-row>
        <table:table-row table:style-name="ro32">
          <table:table-cell/>
          <table:table-cell office:value-type="float" office:value="93.3">
            <text:p>93.3</text:p>
          </table:table-cell>
          <table:table-cell office:value-type="string">
            <text:p>Zoocin_A</text:p>
          </table:table-cell>
          <table:table-cell office:value-type="string">
            <text:p>Streptococcus equisubsp.zooepidemicus</text:p>
          </table:table-cell>
          <table:table-cell office:value-type="string">
            <text:p/>
          </table:table-cell>
          <table:table-cell table:style-name="ce2" office:value-type="string">
            <text:p><text:a xlink:href="http://dx.doi.org/10.1016/S0378-1119(96)00859-1">REF</text:a></text:p>
          </table:table-cell>
          <table:table-cell table:style-name="ce2" office:value-type="string">
            <text:p><text:a xlink:href="http://www.uniprot.org/uniprot/O54308_STRSZ">O54308_STRSZ</text:a></text:p>
          </table:table-cell>
          <table:table-cell table:style-name="ce1"/>
          <table:table-cell office:value-type="string">
            <text:p>MKRIFFAFLSLCLFIFGTQTVSAATYTRPLDTGNITTGFNGYPGHVGVDYAVPVGTPVRAVANGTVKFAGNGANHPWMLWMAGNCVLIQHADGMHTGYAHLSKISVSTDSTVKQGQIIGYTGATGQVTGPHLHFEMLPANPNWQNGFSGRIDPTGYIANAPVFNGTTPTEPTTPTTNLKIYKVDDLQKINGIWQVRNNILVPTDFTWVDNGIAADDVIEVTSNGTRTSDQVLQKGGYFVINPNNVKSVGTPMKGSGGLSWAQVNFTTGGNVWLNTTSKDNLLYGK</text:p>
          </table:table-cell>
          <table:table-cell/>
          <table:table-cell table:number-columns-spanned="2" table:number-rows-spanned="1"/>
          <table:covered-table-cell/>
          <table:table-cell table:style-name="ce2" office:value-type="string" table:number-columns-spanned="2" table:number-rows-spanned="1">
            <text:p>10.1016/S0378-1119(96)00859-1</text:p>
          </table:table-cell>
          <table:covered-table-cell/>
          <table:table-cell table:style-name="ce2" office:value-type="string" table:number-columns-spanned="2" table:number-rows-spanned="1">
            <text:p><text:a xlink:href="http://dx.doi.org/10.1016/S0378-1119(96)00859-1">dx.doi.org/10.1016/S0378-1119(96)00859-1</text:a></text:p>
          </table:table-cell>
          <table:covered-table-cell/>
          <table:table-cell table:style-name="ce2" office:value-type="string" table:number-columns-spanned="2" table:number-rows-spanned="1">
            <text:p>O54308_STRSZ</text:p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1" office:value-type="string" table:number-columns-spanned="2" table:number-rows-spanned="1">
            <text:p/>
          </table:table-cell>
          <table:covered-table-cell/>
          <table:table-cell table:style-name="ce2" office:value-type="string" table:number-columns-spanned="2" table:number-rows-spanned="1">
            <text:p><text:a xlink:href="http://www.uniprot.org/uniprot/O54308_STRSZ">http://www.uniprot.org/uniprot/O54308_STRSZ</text:a></text:p>
          </table:table-cell>
          <table:covered-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5T18:05:28</meta:creation-date>
    <dc:date>2013-12-25T18:07:25</dc:date>
    <meta:editing-duration>PT1M17S</meta:editing-duration>
    <meta:editing-cycles>3</meta:editing-cycles>
    <meta:generator>LibreOffice/3.6$Linux_X86_64 LibreOffice_project/360m1$Build-2</meta:generator>
    <meta:document-statistic meta:table-count="3" meta:cell-count="6633" meta:object-count="0"/>
  </office:meta>
</office:document-meta>
</file>